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33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IMPLE_DIFFUSION_SPHE0" table:style-name="ta1">
        <table:table-column table:style-name="co1" table:number-columns-repeated="1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t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600309" calcext:value-type="float">
            <text:p>0.00600309</text:p>
          </table:table-cell>
          <table:table-cell office:value-type="float" office:value="0.00599231" calcext:value-type="float">
            <text:p>0.00599231</text:p>
          </table:table-cell>
          <table:table-cell office:value-type="float" office:value="0.00597738" calcext:value-type="float">
            <text:p>0.00597738</text:p>
          </table:table-cell>
          <table:table-cell office:value-type="float" office:value="0.00593277" calcext:value-type="float">
            <text:p>0.00593277</text:p>
          </table:table-cell>
          <table:table-cell office:value-type="float" office:value="0.00585916" calcext:value-type="float">
            <text:p>0.00585916</text:p>
          </table:table-cell>
          <table:table-cell office:value-type="float" office:value="0.00575763" calcext:value-type="float">
            <text:p>0.00575763</text:p>
          </table:table-cell>
          <table:table-cell office:value-type="float" office:value="0.00562968" calcext:value-type="float">
            <text:p>0.00562968</text:p>
          </table:table-cell>
          <table:table-cell office:value-type="float" office:value="0.00547716" calcext:value-type="float">
            <text:p>0.00547716</text:p>
          </table:table-cell>
          <table:table-cell office:value-type="float" office:value="0.00530222" calcext:value-type="float">
            <text:p>0.00530222</text:p>
          </table:table-cell>
          <table:table-cell office:value-type="float" office:value="0.00510729" calcext:value-type="float">
            <text:p>0.00510729</text:p>
          </table:table-cell>
          <table:table-cell office:value-type="float" office:value="0.00489503" calcext:value-type="float">
            <text:p>0.00489503</text:p>
          </table:table-cell>
          <table:table-cell office:value-type="float" office:value="0.00466822" calcext:value-type="float">
            <text:p>0.00466822</text:p>
          </table:table-cell>
          <table:table-cell office:value-type="float" office:value="0.00442973" calcext:value-type="float">
            <text:p>0.00442973</text:p>
          </table:table-cell>
          <table:table-cell office:value-type="float" office:value="0.0041825" calcext:value-type="float">
            <text:p>0.0041825</text:p>
          </table:table-cell>
          <table:table-cell office:value-type="float" office:value="0.00392938" calcext:value-type="float">
            <text:p>0.00392938</text:p>
          </table:table-cell>
          <table:table-cell office:value-type="float" office:value="0.0036732" calcext:value-type="float">
            <text:p>0.0036732</text:p>
          </table:table-cell>
          <table:table-cell office:value-type="float" office:value="0.00341661" calcext:value-type="float">
            <text:p>0.00341661</text:p>
          </table:table-cell>
          <table:table-cell office:value-type="float" office:value="0.00316212" calcext:value-type="float">
            <text:p>0.00316212</text:p>
          </table:table-cell>
          <table:table-cell office:value-type="float" office:value="0.00291201" calcext:value-type="float">
            <text:p>0.00291201</text:p>
          </table:table-cell>
          <table:table-cell office:value-type="float" office:value="0.00266854" calcext:value-type="float">
            <text:p>0.00266854</text:p>
          </table:table-cell>
          <table:table-cell office:value-type="float" office:value="0.00243656" calcext:value-type="float">
            <text:p>0.00243656</text:p>
          </table:table-cell>
          <table:table-cell office:value-type="float" office:value="0.00225517" calcext:value-type="float">
            <text:p>0.00225517</text:p>
          </table:table-cell>
        </table:table-row>
        <table:table-row table:style-name="ro1">
          <table:table-cell office:value-type="float" office:value="0.0165343" calcext:value-type="float">
            <text:p>0.0165343</text:p>
          </table:table-cell>
          <table:table-cell office:value-type="float" office:value="0.0164529" calcext:value-type="float">
            <text:p>0.0164529</text:p>
          </table:table-cell>
          <table:table-cell office:value-type="float" office:value="0.016412" calcext:value-type="float">
            <text:p>0.016412</text:p>
          </table:table-cell>
          <table:table-cell office:value-type="float" office:value="0.0162898" calcext:value-type="float">
            <text:p>0.0162898</text:p>
          </table:table-cell>
          <table:table-cell office:value-type="float" office:value="0.0160881" calcext:value-type="float">
            <text:p>0.0160881</text:p>
          </table:table-cell>
          <table:table-cell office:value-type="float" office:value="0.0158099" calcext:value-type="float">
            <text:p>0.0158099</text:p>
          </table:table-cell>
          <table:table-cell office:value-type="float" office:value="0.0154593" calcext:value-type="float">
            <text:p>0.0154593</text:p>
          </table:table-cell>
          <table:table-cell office:value-type="float" office:value="0.0150413" calcext:value-type="float">
            <text:p>0.0150413</text:p>
          </table:table-cell>
          <table:table-cell office:value-type="float" office:value="0.0145619" calcext:value-type="float">
            <text:p>0.0145619</text:p>
          </table:table-cell>
          <table:table-cell office:value-type="float" office:value="0.0140276" calcext:value-type="float">
            <text:p>0.0140276</text:p>
          </table:table-cell>
          <table:table-cell office:value-type="float" office:value="0.0134458" calcext:value-type="float">
            <text:p>0.0134458</text:p>
          </table:table-cell>
          <table:table-cell office:value-type="float" office:value="0.0128241" calcext:value-type="float">
            <text:p>0.0128241</text:p>
          </table:table-cell>
          <table:table-cell office:value-type="float" office:value="0.0121703" calcext:value-type="float">
            <text:p>0.0121703</text:p>
          </table:table-cell>
          <table:table-cell office:value-type="float" office:value="0.0114924" calcext:value-type="float">
            <text:p>0.0114924</text:p>
          </table:table-cell>
          <table:table-cell office:value-type="float" office:value="0.0107983" calcext:value-type="float">
            <text:p>0.0107983</text:p>
          </table:table-cell>
          <table:table-cell office:value-type="float" office:value="0.0100957" calcext:value-type="float">
            <text:p>0.0100957</text:p>
          </table:table-cell>
          <table:table-cell office:value-type="float" office:value="0.0093919" calcext:value-type="float">
            <text:p>0.0093919</text:p>
          </table:table-cell>
          <table:table-cell office:value-type="float" office:value="0.00869384" calcext:value-type="float">
            <text:p>0.00869384</text:p>
          </table:table-cell>
          <table:table-cell office:value-type="float" office:value="0.00800849" calcext:value-type="float">
            <text:p>0.00800849</text:p>
          </table:table-cell>
          <table:table-cell office:value-type="float" office:value="0.00734716" calcext:value-type="float">
            <text:p>0.00734716</text:p>
          </table:table-cell>
          <table:table-cell office:value-type="float" office:value="0.00674776" calcext:value-type="float">
            <text:p>0.00674776</text:p>
          </table:table-cell>
          <table:table-cell office:value-type="float" office:value="0.00637169" calcext:value-type="float">
            <text:p>0.00637169</text:p>
          </table:table-cell>
        </table:table-row>
        <table:table-row table:style-name="ro1">
          <table:table-cell office:value-type="float" office:value="0.0284953" calcext:value-type="float">
            <text:p>0.0284953</text:p>
          </table:table-cell>
          <table:table-cell office:value-type="float" office:value="0.0282545" calcext:value-type="float">
            <text:p>0.0282545</text:p>
          </table:table-cell>
          <table:table-cell office:value-type="float" office:value="0.0281844" calcext:value-type="float">
            <text:p>0.0281844</text:p>
          </table:table-cell>
          <table:table-cell office:value-type="float" office:value="0.027975" calcext:value-type="float">
            <text:p>0.027975</text:p>
          </table:table-cell>
          <table:table-cell office:value-type="float" office:value="0.0276294" calcext:value-type="float">
            <text:p>0.0276294</text:p>
          </table:table-cell>
          <table:table-cell office:value-type="float" office:value="0.0271527" calcext:value-type="float">
            <text:p>0.0271527</text:p>
          </table:table-cell>
          <table:table-cell office:value-type="float" office:value="0.026552" calcext:value-type="float">
            <text:p>0.026552</text:p>
          </table:table-cell>
          <table:table-cell office:value-type="float" office:value="0.0258357" calcext:value-type="float">
            <text:p>0.0258357</text:p>
          </table:table-cell>
          <table:table-cell office:value-type="float" office:value="0.0250141" calcext:value-type="float">
            <text:p>0.0250141</text:p>
          </table:table-cell>
          <table:table-cell office:value-type="float" office:value="0.0240986" calcext:value-type="float">
            <text:p>0.0240986</text:p>
          </table:table-cell>
          <table:table-cell office:value-type="float" office:value="0.0231014" calcext:value-type="float">
            <text:p>0.0231014</text:p>
          </table:table-cell>
          <table:table-cell office:value-type="float" office:value="0.0220356" calcext:value-type="float">
            <text:p>0.0220356</text:p>
          </table:table-cell>
          <table:table-cell office:value-type="float" office:value="0.0209147" calcext:value-type="float">
            <text:p>0.0209147</text:p>
          </table:table-cell>
          <table:table-cell office:value-type="float" office:value="0.0197524" calcext:value-type="float">
            <text:p>0.0197524</text:p>
          </table:table-cell>
          <table:table-cell office:value-type="float" office:value="0.0185622" calcext:value-type="float">
            <text:p>0.0185622</text:p>
          </table:table-cell>
          <table:table-cell office:value-type="float" office:value="0.0173573" calcext:value-type="float">
            <text:p>0.0173573</text:p>
          </table:table-cell>
          <table:table-cell office:value-type="float" office:value="0.0161502" calcext:value-type="float">
            <text:p>0.0161502</text:p>
          </table:table-cell>
          <table:table-cell office:value-type="float" office:value="0.0149538" calcext:value-type="float">
            <text:p>0.0149538</text:p>
          </table:table-cell>
          <table:table-cell office:value-type="float" office:value="0.0137843" calcext:value-type="float">
            <text:p>0.0137843</text:p>
          </table:table-cell>
          <table:table-cell office:value-type="float" office:value="0.0126753" calcext:value-type="float">
            <text:p>0.0126753</text:p>
          </table:table-cell>
          <table:table-cell office:value-type="float" office:value="0.0117245" calcext:value-type="float">
            <text:p>0.0117245</text:p>
          </table:table-cell>
          <table:table-cell office:value-type="float" office:value="0.0112047" calcext:value-type="float">
            <text:p>0.0112047</text:p>
          </table:table-cell>
        </table:table-row>
        <table:table-row table:style-name="ro1">
          <table:table-cell office:value-type="float" office:value="0.0441637" calcext:value-type="float">
            <text:p>0.0441637</text:p>
          </table:table-cell>
          <table:table-cell office:value-type="float" office:value="0.0435882" calcext:value-type="float">
            <text:p>0.0435882</text:p>
          </table:table-cell>
          <table:table-cell office:value-type="float" office:value="0.0434803" calcext:value-type="float">
            <text:p>0.0434803</text:p>
          </table:table-cell>
          <table:table-cell office:value-type="float" office:value="0.0431583" calcext:value-type="float">
            <text:p>0.0431583</text:p>
          </table:table-cell>
          <table:table-cell office:value-type="float" office:value="0.0426268" calcext:value-type="float">
            <text:p>0.0426268</text:p>
          </table:table-cell>
          <table:table-cell office:value-type="float" office:value="0.0418936" calcext:value-type="float">
            <text:p>0.0418936</text:p>
          </table:table-cell>
          <table:table-cell office:value-type="float" office:value="0.0409695" calcext:value-type="float">
            <text:p>0.0409695</text:p>
          </table:table-cell>
          <table:table-cell office:value-type="float" office:value="0.0398677" calcext:value-type="float">
            <text:p>0.0398677</text:p>
          </table:table-cell>
          <table:table-cell office:value-type="float" office:value="0.0386037" calcext:value-type="float">
            <text:p>0.0386037</text:p>
          </table:table-cell>
          <table:table-cell office:value-type="float" office:value="0.0371949" calcext:value-type="float">
            <text:p>0.0371949</text:p>
          </table:table-cell>
          <table:table-cell office:value-type="float" office:value="0.0356604" calcext:value-type="float">
            <text:p>0.0356604</text:p>
          </table:table-cell>
          <table:table-cell office:value-type="float" office:value="0.0340201" calcext:value-type="float">
            <text:p>0.0340201</text:p>
          </table:table-cell>
          <table:table-cell office:value-type="float" office:value="0.0322949" calcext:value-type="float">
            <text:p>0.0322949</text:p>
          </table:table-cell>
          <table:table-cell office:value-type="float" office:value="0.0305055" calcext:value-type="float">
            <text:p>0.0305055</text:p>
          </table:table-cell>
          <table:table-cell office:value-type="float" office:value="0.0286729" calcext:value-type="float">
            <text:p>0.0286729</text:p>
          </table:table-cell>
          <table:table-cell office:value-type="float" office:value="0.0268175" calcext:value-type="float">
            <text:p>0.0268175</text:p>
          </table:table-cell>
          <table:table-cell office:value-type="float" office:value="0.0249601" calcext:value-type="float">
            <text:p>0.0249601</text:p>
          </table:table-cell>
          <table:table-cell office:value-type="float" office:value="0.0231242" calcext:value-type="float">
            <text:p>0.0231242</text:p>
          </table:table-cell>
          <table:table-cell office:value-type="float" office:value="0.0213464" calcext:value-type="float">
            <text:p>0.0213464</text:p>
          </table:table-cell>
          <table:table-cell office:value-type="float" office:value="0.0197033" calcext:value-type="float">
            <text:p>0.0197033</text:p>
          </table:table-cell>
          <table:table-cell office:value-type="float" office:value="0.0183697" calcext:value-type="float">
            <text:p>0.0183697</text:p>
          </table:table-cell>
          <table:table-cell office:value-type="float" office:value="0.0177113" calcext:value-type="float">
            <text:p>0.0177113</text:p>
          </table:table-cell>
        </table:table-row>
        <table:table-row table:style-name="ro1">
          <table:table-cell office:value-type="float" office:value="0.0645637" calcext:value-type="float">
            <text:p>0.0645637</text:p>
          </table:table-cell>
          <table:table-cell office:value-type="float" office:value="0.0633418" calcext:value-type="float">
            <text:p>0.0633418</text:p>
          </table:table-cell>
          <table:table-cell office:value-type="float" office:value="0.0631857" calcext:value-type="float">
            <text:p>0.0631857</text:p>
          </table:table-cell>
          <table:table-cell office:value-type="float" office:value="0.0627195" calcext:value-type="float">
            <text:p>0.0627195</text:p>
          </table:table-cell>
          <table:table-cell office:value-type="float" office:value="0.0619501" calcext:value-type="float">
            <text:p>0.0619501</text:p>
          </table:table-cell>
          <table:table-cell office:value-type="float" office:value="0.0608888" calcext:value-type="float">
            <text:p>0.0608888</text:p>
          </table:table-cell>
          <table:table-cell office:value-type="float" office:value="0.059551" calcext:value-type="float">
            <text:p>0.059551</text:p>
          </table:table-cell>
          <table:table-cell office:value-type="float" office:value="0.0579557" calcext:value-type="float">
            <text:p>0.0579557</text:p>
          </table:table-cell>
          <table:table-cell office:value-type="float" office:value="0.0561253" calcext:value-type="float">
            <text:p>0.0561253</text:p>
          </table:table-cell>
          <table:table-cell office:value-type="float" office:value="0.0540851" calcext:value-type="float">
            <text:p>0.0540851</text:p>
          </table:table-cell>
          <table:table-cell office:value-type="float" office:value="0.0518623" calcext:value-type="float">
            <text:p>0.0518623</text:p>
          </table:table-cell>
          <table:table-cell office:value-type="float" office:value="0.0494861" calcext:value-type="float">
            <text:p>0.0494861</text:p>
          </table:table-cell>
          <table:table-cell office:value-type="float" office:value="0.0469861" calcext:value-type="float">
            <text:p>0.0469861</text:p>
          </table:table-cell>
          <table:table-cell office:value-type="float" office:value="0.044393" calcext:value-type="float">
            <text:p>0.044393</text:p>
          </table:table-cell>
          <table:table-cell office:value-type="float" office:value="0.0417372" calcext:value-type="float">
            <text:p>0.0417372</text:p>
          </table:table-cell>
          <table:table-cell office:value-type="float" office:value="0.0390499" calcext:value-type="float">
            <text:p>0.0390499</text:p>
          </table:table-cell>
          <table:table-cell office:value-type="float" office:value="0.0363654" calcext:value-type="float">
            <text:p>0.0363654</text:p>
          </table:table-cell>
          <table:table-cell office:value-type="float" office:value="0.0337286" calcext:value-type="float">
            <text:p>0.0337286</text:p>
          </table:table-cell>
          <table:table-cell office:value-type="float" office:value="0.0312129" calcext:value-type="float">
            <text:p>0.0312129</text:p>
          </table:table-cell>
          <table:table-cell office:value-type="float" office:value="0.0289552" calcext:value-type="float">
            <text:p>0.0289552</text:p>
          </table:table-cell>
          <table:table-cell office:value-type="float" office:value="0.0272096" calcext:value-type="float">
            <text:p>0.0272096</text:p>
          </table:table-cell>
          <table:table-cell office:value-type="float" office:value="0.0264103" calcext:value-type="float">
            <text:p>0.0264103</text:p>
          </table:table-cell>
        </table:table-row>
        <table:table-row table:style-name="ro1">
          <table:table-cell office:value-type="float" office:value="0.0908542" calcext:value-type="float">
            <text:p>0.0908542</text:p>
          </table:table-cell>
          <table:table-cell office:value-type="float" office:value="0.0884548" calcext:value-type="float">
            <text:p>0.0884548</text:p>
          </table:table-cell>
          <table:table-cell office:value-type="float" office:value="0.0882383" calcext:value-type="float">
            <text:p>0.0882383</text:p>
          </table:table-cell>
          <table:table-cell office:value-type="float" office:value="0.0875905" calcext:value-type="float">
            <text:p>0.0875905</text:p>
          </table:table-cell>
          <table:table-cell office:value-type="float" office:value="0.0865214" calcext:value-type="float">
            <text:p>0.0865214</text:p>
          </table:table-cell>
          <table:table-cell office:value-type="float" office:value="0.0850465" calcext:value-type="float">
            <text:p>0.0850465</text:p>
          </table:table-cell>
          <table:table-cell office:value-type="float" office:value="0.0831871" calcext:value-type="float">
            <text:p>0.0831871</text:p>
          </table:table-cell>
          <table:table-cell office:value-type="float" office:value="0.0809696" calcext:value-type="float">
            <text:p>0.0809696</text:p>
          </table:table-cell>
          <table:table-cell office:value-type="float" office:value="0.0784251" calcext:value-type="float">
            <text:p>0.0784251</text:p>
          </table:table-cell>
          <table:table-cell office:value-type="float" office:value="0.0755883" calcext:value-type="float">
            <text:p>0.0755883</text:p>
          </table:table-cell>
          <table:table-cell office:value-type="float" office:value="0.0724972" calcext:value-type="float">
            <text:p>0.0724972</text:p>
          </table:table-cell>
          <table:table-cell office:value-type="float" office:value="0.0691919" calcext:value-type="float">
            <text:p>0.0691919</text:p>
          </table:table-cell>
          <table:table-cell office:value-type="float" office:value="0.0657142" calcext:value-type="float">
            <text:p>0.0657142</text:p>
          </table:table-cell>
          <table:table-cell office:value-type="float" office:value="0.062107" calcext:value-type="float">
            <text:p>0.062107</text:p>
          </table:table-cell>
          <table:table-cell office:value-type="float" office:value="0.0584149" calcext:value-type="float">
            <text:p>0.0584149</text:p>
          </table:table-cell>
          <table:table-cell office:value-type="float" office:value="0.054686" calcext:value-type="float">
            <text:p>0.054686</text:p>
          </table:table-cell>
          <table:table-cell office:value-type="float" office:value="0.0509786" calcext:value-type="float">
            <text:p>0.0509786</text:p>
          </table:table-cell>
          <table:table-cell office:value-type="float" office:value="0.0473736" calcext:value-type="float">
            <text:p>0.0473736</text:p>
          </table:table-cell>
          <table:table-cell office:value-type="float" office:value="0.0439965" calcext:value-type="float">
            <text:p>0.0439965</text:p>
          </table:table-cell>
          <table:table-cell office:value-type="float" office:value="0.0410533" calcext:value-type="float">
            <text:p>0.0410533</text:p>
          </table:table-cell>
          <table:table-cell office:value-type="float" office:value="0.0388678" calcext:value-type="float">
            <text:p>0.0388678</text:p>
          </table:table-cell>
          <table:table-cell office:value-type="float" office:value="0.0379229" calcext:value-type="float">
            <text:p>0.0379229</text:p>
          </table:table-cell>
        </table:table-row>
        <table:table-row table:style-name="ro1">
          <table:table-cell office:value-type="float" office:value="0.0993714" calcext:value-type="float">
            <text:p>0.0993714</text:p>
          </table:table-cell>
          <table:table-cell office:value-type="float" office:value="0.0965092" calcext:value-type="float">
            <text:p>0.0965092</text:p>
          </table:table-cell>
          <table:table-cell office:value-type="float" office:value="0.096273" calcext:value-type="float">
            <text:p>0.096273</text:p>
          </table:table-cell>
          <table:table-cell office:value-type="float" office:value="0.0955674" calcext:value-type="float">
            <text:p>0.0955674</text:p>
          </table:table-cell>
          <table:table-cell office:value-type="float" office:value="0.0944028" calcext:value-type="float">
            <text:p>0.0944028</text:p>
          </table:table-cell>
          <table:table-cell office:value-type="float" office:value="0.0927961" calcext:value-type="float">
            <text:p>0.0927961</text:p>
          </table:table-cell>
          <table:table-cell office:value-type="float" office:value="0.0907705" calcext:value-type="float">
            <text:p>0.0907705</text:p>
          </table:table-cell>
          <table:table-cell office:value-type="float" office:value="0.0883548" calcext:value-type="float">
            <text:p>0.0883548</text:p>
          </table:table-cell>
          <table:table-cell office:value-type="float" office:value="0.0855826" calcext:value-type="float">
            <text:p>0.0855826</text:p>
          </table:table-cell>
          <table:table-cell office:value-type="float" office:value="0.0824918" calcext:value-type="float">
            <text:p>0.0824918</text:p>
          </table:table-cell>
          <table:table-cell office:value-type="float" office:value="0.0791238" calcext:value-type="float">
            <text:p>0.0791238</text:p>
          </table:table-cell>
          <table:table-cell office:value-type="float" office:value="0.0755222" calcext:value-type="float">
            <text:p>0.0755222</text:p>
          </table:table-cell>
          <table:table-cell office:value-type="float" office:value="0.0717328" calcext:value-type="float">
            <text:p>0.0717328</text:p>
          </table:table-cell>
          <table:table-cell office:value-type="float" office:value="0.0678027" calcext:value-type="float">
            <text:p>0.0678027</text:p>
          </table:table-cell>
          <table:table-cell office:value-type="float" office:value="0.0637815" calcext:value-type="float">
            <text:p>0.0637815</text:p>
          </table:table-cell>
          <table:table-cell office:value-type="float" office:value="0.0597238" calcext:value-type="float">
            <text:p>0.0597238</text:p>
          </table:table-cell>
          <table:table-cell office:value-type="float" office:value="0.0556969" calcext:value-type="float">
            <text:p>0.0556969</text:p>
          </table:table-cell>
          <table:table-cell office:value-type="float" office:value="0.0517942" calcext:value-type="float">
            <text:p>0.0517942</text:p>
          </table:table-cell>
          <table:table-cell office:value-type="float" office:value="0.0481581" calcext:value-type="float">
            <text:p>0.0481581</text:p>
          </table:table-cell>
          <table:table-cell office:value-type="float" office:value="0.0450131" calcext:value-type="float">
            <text:p>0.0450131</text:p>
          </table:table-cell>
          <table:table-cell office:value-type="float" office:value="0.0427014" calcext:value-type="float">
            <text:p>0.0427014</text:p>
          </table:table-cell>
          <table:table-cell office:value-type="float" office:value="0.0417145" calcext:value-type="float">
            <text:p>0.0417145</text:p>
          </table:table-cell>
        </table:table-row>
        <table:table-row table:style-name="ro1">
          <table:table-cell office:value-type="float" office:value="0.116077" calcext:value-type="float">
            <text:p>0.116077</text:p>
          </table:table-cell>
          <table:table-cell office:value-type="float" office:value="0.112192" calcext:value-type="float">
            <text:p>0.112192</text:p>
          </table:table-cell>
          <table:table-cell office:value-type="float" office:value="0.111919" calcext:value-type="float">
            <text:p>0.111919</text:p>
          </table:table-cell>
          <table:table-cell office:value-type="float" office:value="0.111101" calcext:value-type="float">
            <text:p>0.111101</text:p>
          </table:table-cell>
          <table:table-cell office:value-type="float" office:value="0.109751" calcext:value-type="float">
            <text:p>0.109751</text:p>
          </table:table-cell>
          <table:table-cell office:value-type="float" office:value="0.107889" calcext:value-type="float">
            <text:p>0.107889</text:p>
          </table:table-cell>
          <table:table-cell office:value-type="float" office:value="0.105542" calcext:value-type="float">
            <text:p>0.105542</text:p>
          </table:table-cell>
          <table:table-cell office:value-type="float" office:value="0.102742" calcext:value-type="float">
            <text:p>0.102742</text:p>
          </table:table-cell>
          <table:table-cell office:value-type="float" office:value="0.0995279" calcext:value-type="float">
            <text:p>0.0995279</text:p>
          </table:table-cell>
          <table:table-cell office:value-type="float" office:value="0.0959447" calcext:value-type="float">
            <text:p>0.0959447</text:p>
          </table:table-cell>
          <table:table-cell office:value-type="float" office:value="0.0920397" calcext:value-type="float">
            <text:p>0.0920397</text:p>
          </table:table-cell>
          <table:table-cell office:value-type="float" office:value="0.0878638" calcext:value-type="float">
            <text:p>0.0878638</text:p>
          </table:table-cell>
          <table:table-cell office:value-type="float" office:value="0.0834704" calcext:value-type="float">
            <text:p>0.0834704</text:p>
          </table:table-cell>
          <table:table-cell office:value-type="float" office:value="0.0789155" calcext:value-type="float">
            <text:p>0.0789155</text:p>
          </table:table-cell>
          <table:table-cell office:value-type="float" office:value="0.0742593" calcext:value-type="float">
            <text:p>0.0742593</text:p>
          </table:table-cell>
          <table:table-cell office:value-type="float" office:value="0.0695703" calcext:value-type="float">
            <text:p>0.0695703</text:p>
          </table:table-cell>
          <table:table-cell office:value-type="float" office:value="0.0649346" calcext:value-type="float">
            <text:p>0.0649346</text:p>
          </table:table-cell>
          <table:table-cell office:value-type="float" office:value="0.0604704" calcext:value-type="float">
            <text:p>0.0604704</text:p>
          </table:table-cell>
          <table:table-cell office:value-type="float" office:value="0.0563514" calcext:value-type="float">
            <text:p>0.0563514</text:p>
          </table:table-cell>
          <table:table-cell office:value-type="float" office:value="0.0528352" calcext:value-type="float">
            <text:p>0.0528352</text:p>
          </table:table-cell>
          <table:table-cell office:value-type="float" office:value="0.0502928" calcext:value-type="float">
            <text:p>0.0502928</text:p>
          </table:table-cell>
          <table:table-cell office:value-type="float" office:value="0.0492305" calcext:value-type="float">
            <text:p>0.0492305</text:p>
          </table:table-cell>
        </table:table-row>
        <table:table-row table:style-name="ro1">
          <table:table-cell office:value-type="float" office:value="0.130289" calcext:value-type="float">
            <text:p>0.130289</text:p>
          </table:table-cell>
          <table:table-cell office:value-type="float" office:value="0.125417" calcext:value-type="float">
            <text:p>0.125417</text:p>
          </table:table-cell>
          <table:table-cell office:value-type="float" office:value="0.125112" calcext:value-type="float">
            <text:p>0.125112</text:p>
          </table:table-cell>
          <table:table-cell office:value-type="float" office:value="0.124201" calcext:value-type="float">
            <text:p>0.124201</text:p>
          </table:table-cell>
          <table:table-cell office:value-type="float" office:value="0.122696" calcext:value-type="float">
            <text:p>0.122696</text:p>
          </table:table-cell>
          <table:table-cell office:value-type="float" office:value="0.12062" calcext:value-type="float">
            <text:p>0.12062</text:p>
          </table:table-cell>
          <table:table-cell office:value-type="float" office:value="0.118002" calcext:value-type="float">
            <text:p>0.118002</text:p>
          </table:table-cell>
          <table:table-cell office:value-type="float" office:value="0.114879" calcext:value-type="float">
            <text:p>0.114879</text:p>
          </table:table-cell>
          <table:table-cell office:value-type="float" office:value="0.111295" calcext:value-type="float">
            <text:p>0.111295</text:p>
          </table:table-cell>
          <table:table-cell office:value-type="float" office:value="0.107299" calcext:value-type="float">
            <text:p>0.107299</text:p>
          </table:table-cell>
          <table:table-cell office:value-type="float" office:value="0.102944" calcext:value-type="float">
            <text:p>0.102944</text:p>
          </table:table-cell>
          <table:table-cell office:value-type="float" office:value="0.0982865" calcext:value-type="float">
            <text:p>0.0982865</text:p>
          </table:table-cell>
          <table:table-cell office:value-type="float" office:value="0.0933873" calcext:value-type="float">
            <text:p>0.0933873</text:p>
          </table:table-cell>
          <table:table-cell office:value-type="float" office:value="0.0883102" calcext:value-type="float">
            <text:p>0.0883102</text:p>
          </table:table-cell>
          <table:table-cell office:value-type="float" office:value="0.0831254" calcext:value-type="float">
            <text:p>0.0831254</text:p>
          </table:table-cell>
          <table:table-cell office:value-type="float" office:value="0.0779143" calcext:value-type="float">
            <text:p>0.0779143</text:p>
          </table:table-cell>
          <table:table-cell office:value-type="float" office:value="0.0727793" calcext:value-type="float">
            <text:p>0.0727793</text:p>
          </table:table-cell>
          <table:table-cell office:value-type="float" office:value="0.0678601" calcext:value-type="float">
            <text:p>0.0678601</text:p>
          </table:table-cell>
          <table:table-cell office:value-type="float" office:value="0.0633544" calcext:value-type="float">
            <text:p>0.0633544</text:p>
          </table:table-cell>
          <table:table-cell office:value-type="float" office:value="0.0595447" calcext:value-type="float">
            <text:p>0.0595447</text:p>
          </table:table-cell>
          <table:table-cell office:value-type="float" office:value="0.0568217" calcext:value-type="float">
            <text:p>0.0568217</text:p>
          </table:table-cell>
          <table:table-cell office:value-type="float" office:value="0.0557006" calcext:value-type="float">
            <text:p>0.0557006</text:p>
          </table:table-cell>
        </table:table-row>
        <table:table-row table:style-name="ro1">
          <table:table-cell office:value-type="float" office:value="0.14766" calcext:value-type="float">
            <text:p>0.14766</text:p>
          </table:table-cell>
          <table:table-cell office:value-type="float" office:value="0.141436" calcext:value-type="float">
            <text:p>0.141436</text:p>
          </table:table-cell>
          <table:table-cell office:value-type="float" office:value="0.141094" calcext:value-type="float">
            <text:p>0.141094</text:p>
          </table:table-cell>
          <table:table-cell office:value-type="float" office:value="0.140069" calcext:value-type="float">
            <text:p>0.140069</text:p>
          </table:table-cell>
          <table:table-cell office:value-type="float" office:value="0.138377" calcext:value-type="float">
            <text:p>0.138377</text:p>
          </table:table-cell>
          <table:table-cell office:value-type="float" office:value="0.136043" calcext:value-type="float">
            <text:p>0.136043</text:p>
          </table:table-cell>
          <table:table-cell office:value-type="float" office:value="0.1331" calcext:value-type="float">
            <text:p>0.1331</text:p>
          </table:table-cell>
          <table:table-cell office:value-type="float" office:value="0.129589" calcext:value-type="float">
            <text:p>0.129589</text:p>
          </table:table-cell>
          <table:table-cell office:value-type="float" office:value="0.12556" calcext:value-type="float">
            <text:p>0.12556</text:p>
          </table:table-cell>
          <table:table-cell office:value-type="float" office:value="0.121066" calcext:value-type="float">
            <text:p>0.121066</text:p>
          </table:table-cell>
          <table:table-cell office:value-type="float" office:value="0.116168" calcext:value-type="float">
            <text:p>0.116168</text:p>
          </table:table-cell>
          <table:table-cell office:value-type="float" office:value="0.110931" calcext:value-type="float">
            <text:p>0.110931</text:p>
          </table:table-cell>
          <table:table-cell office:value-type="float" office:value="0.105425" calcext:value-type="float">
            <text:p>0.105425</text:p>
          </table:table-cell>
          <table:table-cell office:value-type="float" office:value="0.0997219" calcext:value-type="float">
            <text:p>0.0997219</text:p>
          </table:table-cell>
          <table:table-cell office:value-type="float" office:value="0.0939065" calcext:value-type="float">
            <text:p>0.0939065</text:p>
          </table:table-cell>
          <table:table-cell office:value-type="float" office:value="0.0880763" calcext:value-type="float">
            <text:p>0.0880763</text:p>
          </table:table-cell>
          <table:table-cell office:value-type="float" office:value="0.0823546" calcext:value-type="float">
            <text:p>0.0823546</text:p>
          </table:table-cell>
          <table:table-cell office:value-type="float" office:value="0.0769056" calcext:value-type="float">
            <text:p>0.0769056</text:p>
          </table:table-cell>
          <table:table-cell office:value-type="float" office:value="0.0719547" calcext:value-type="float">
            <text:p>0.0719547</text:p>
          </table:table-cell>
          <table:table-cell office:value-type="float" office:value="0.0678102" calcext:value-type="float">
            <text:p>0.0678102</text:p>
          </table:table-cell>
          <table:table-cell office:value-type="float" office:value="0.0648826" calcext:value-type="float">
            <text:p>0.0648826</text:p>
          </table:table-cell>
          <table:table-cell office:value-type="float" office:value="0.0636954" calcext:value-type="float">
            <text:p>0.0636954</text:p>
          </table:table-cell>
        </table:table-row>
        <table:table-row table:style-name="ro1">
          <table:table-cell office:value-type="float" office:value="0.15788" calcext:value-type="float">
            <text:p>0.15788</text:p>
          </table:table-cell>
          <table:table-cell office:value-type="float" office:value="0.150788" calcext:value-type="float">
            <text:p>0.150788</text:p>
          </table:table-cell>
          <table:table-cell office:value-type="float" office:value="0.150423" calcext:value-type="float">
            <text:p>0.150423</text:p>
          </table:table-cell>
          <table:table-cell office:value-type="float" office:value="0.149333" calcext:value-type="float">
            <text:p>0.149333</text:p>
          </table:table-cell>
          <table:table-cell office:value-type="float" office:value="0.147533" calcext:value-type="float">
            <text:p>0.147533</text:p>
          </table:table-cell>
          <table:table-cell office:value-type="float" office:value="0.145049" calcext:value-type="float">
            <text:p>0.145049</text:p>
          </table:table-cell>
          <table:table-cell office:value-type="float" office:value="0.141917" calcext:value-type="float">
            <text:p>0.141917</text:p>
          </table:table-cell>
          <table:table-cell office:value-type="float" office:value="0.13818" calcext:value-type="float">
            <text:p>0.13818</text:p>
          </table:table-cell>
          <table:table-cell office:value-type="float" office:value="0.133892" calcext:value-type="float">
            <text:p>0.133892</text:p>
          </table:table-cell>
          <table:table-cell office:value-type="float" office:value="0.129109" calcext:value-type="float">
            <text:p>0.129109</text:p>
          </table:table-cell>
          <table:table-cell office:value-type="float" office:value="0.123897" calcext:value-type="float">
            <text:p>0.123897</text:p>
          </table:table-cell>
          <table:table-cell office:value-type="float" office:value="0.118324" calcext:value-type="float">
            <text:p>0.118324</text:p>
          </table:table-cell>
          <table:table-cell office:value-type="float" office:value="0.112465" calcext:value-type="float">
            <text:p>0.112465</text:p>
          </table:table-cell>
          <table:table-cell office:value-type="float" office:value="0.106401" calcext:value-type="float">
            <text:p>0.106401</text:p>
          </table:table-cell>
          <table:table-cell office:value-type="float" office:value="0.100223" calcext:value-type="float">
            <text:p>0.100223</text:p>
          </table:table-cell>
          <table:table-cell office:value-type="float" office:value="0.0940385" calcext:value-type="float">
            <text:p>0.0940385</text:p>
          </table:table-cell>
          <table:table-cell office:value-type="float" office:value="0.0879832" calcext:value-type="float">
            <text:p>0.0879832</text:p>
          </table:table-cell>
          <table:table-cell office:value-type="float" office:value="0.0822355" calcext:value-type="float">
            <text:p>0.0822355</text:p>
          </table:table-cell>
          <table:table-cell office:value-type="float" office:value="0.0770355" calcext:value-type="float">
            <text:p>0.0770355</text:p>
          </table:table-cell>
          <table:table-cell office:value-type="float" office:value="0.0727051" calcext:value-type="float">
            <text:p>0.0727051</text:p>
          </table:table-cell>
          <table:table-cell office:value-type="float" office:value="0.0696645" calcext:value-type="float">
            <text:p>0.0696645</text:p>
          </table:table-cell>
          <table:table-cell office:value-type="float" office:value="0.0684408" calcext:value-type="float">
            <text:p>0.0684408</text:p>
          </table:table-cell>
        </table:table-row>
        <table:table-row table:style-name="ro1">
          <table:table-cell office:value-type="float" office:value="0.171098" calcext:value-type="float">
            <text:p>0.171098</text:p>
          </table:table-cell>
          <table:table-cell office:value-type="float" office:value="0.162804" calcext:value-type="float">
            <text:p>0.162804</text:p>
          </table:table-cell>
          <table:table-cell office:value-type="float" office:value="0.162411" calcext:value-type="float">
            <text:p>0.162411</text:p>
          </table:table-cell>
          <table:table-cell office:value-type="float" office:value="0.161236" calcext:value-type="float">
            <text:p>0.161236</text:p>
          </table:table-cell>
          <table:table-cell office:value-type="float" office:value="0.159297" calcext:value-type="float">
            <text:p>0.159297</text:p>
          </table:table-cell>
          <table:table-cell office:value-type="float" office:value="0.156622" calcext:value-type="float">
            <text:p>0.156622</text:p>
          </table:table-cell>
          <table:table-cell office:value-type="float" office:value="0.153248" calcext:value-type="float">
            <text:p>0.153248</text:p>
          </table:table-cell>
          <table:table-cell office:value-type="float" office:value="0.149223" calcext:value-type="float">
            <text:p>0.149223</text:p>
          </table:table-cell>
          <table:table-cell office:value-type="float" office:value="0.144603" calcext:value-type="float">
            <text:p>0.144603</text:p>
          </table:table-cell>
          <table:table-cell office:value-type="float" office:value="0.139451" calcext:value-type="float">
            <text:p>0.139451</text:p>
          </table:table-cell>
          <table:table-cell office:value-type="float" office:value="0.133836" calcext:value-type="float">
            <text:p>0.133836</text:p>
          </table:table-cell>
          <table:table-cell office:value-type="float" office:value="0.127834" calcext:value-type="float">
            <text:p>0.127834</text:p>
          </table:table-cell>
          <table:table-cell office:value-type="float" office:value="0.121526" calcext:value-type="float">
            <text:p>0.121526</text:p>
          </table:table-cell>
          <table:table-cell office:value-type="float" office:value="0.115003" calcext:value-type="float">
            <text:p>0.115003</text:p>
          </table:table-cell>
          <table:table-cell office:value-type="float" office:value="0.108365" calcext:value-type="float">
            <text:p>0.108365</text:p>
          </table:table-cell>
          <table:table-cell office:value-type="float" office:value="0.101733" calcext:value-type="float">
            <text:p>0.101733</text:p>
          </table:table-cell>
          <table:table-cell office:value-type="float" office:value="0.0952594" calcext:value-type="float">
            <text:p>0.0952594</text:p>
          </table:table-cell>
          <table:table-cell office:value-type="float" office:value="0.0891388" calcext:value-type="float">
            <text:p>0.0891388</text:p>
          </table:table-cell>
          <table:table-cell office:value-type="float" office:value="0.0836296" calcext:value-type="float">
            <text:p>0.0836296</text:p>
          </table:table-cell>
          <table:table-cell office:value-type="float" office:value="0.0790695" calcext:value-type="float">
            <text:p>0.0790695</text:p>
          </table:table-cell>
          <table:table-cell office:value-type="float" office:value="0.0758898" calcext:value-type="float">
            <text:p>0.0758898</text:p>
          </table:table-cell>
          <table:table-cell office:value-type="float" office:value="0.0746214" calcext:value-type="float">
            <text:p>0.0746214</text:p>
          </table:table-cell>
        </table:table-row>
        <table:table-row table:style-name="ro1">
          <table:table-cell office:value-type="float" office:value="0.18823" calcext:value-type="float">
            <text:p>0.18823</text:p>
          </table:table-cell>
          <table:table-cell office:value-type="float" office:value="0.178244" calcext:value-type="float">
            <text:p>0.178244</text:p>
          </table:table-cell>
          <table:table-cell office:value-type="float" office:value="0.177815" calcext:value-type="float">
            <text:p>0.177815</text:p>
          </table:table-cell>
          <table:table-cell office:value-type="float" office:value="0.176533" calcext:value-type="float">
            <text:p>0.176533</text:p>
          </table:table-cell>
          <table:table-cell office:value-type="float" office:value="0.174417" calcext:value-type="float">
            <text:p>0.174417</text:p>
          </table:table-cell>
          <table:table-cell office:value-type="float" office:value="0.171497" calcext:value-type="float">
            <text:p>0.171497</text:p>
          </table:table-cell>
          <table:table-cell office:value-type="float" office:value="0.167814" calcext:value-type="float">
            <text:p>0.167814</text:p>
          </table:table-cell>
          <table:table-cell office:value-type="float" office:value="0.16342" calcext:value-type="float">
            <text:p>0.16342</text:p>
          </table:table-cell>
          <table:table-cell office:value-type="float" office:value="0.158377" calcext:value-type="float">
            <text:p>0.158377</text:p>
          </table:table-cell>
          <table:table-cell office:value-type="float" office:value="0.152753" calcext:value-type="float">
            <text:p>0.152753</text:p>
          </table:table-cell>
          <table:table-cell office:value-type="float" office:value="0.146625" calcext:value-type="float">
            <text:p>0.146625</text:p>
          </table:table-cell>
          <table:table-cell office:value-type="float" office:value="0.140076" calcext:value-type="float">
            <text:p>0.140076</text:p>
          </table:table-cell>
          <table:table-cell office:value-type="float" office:value="0.133198" calcext:value-type="float">
            <text:p>0.133198</text:p>
          </table:table-cell>
          <table:table-cell office:value-type="float" office:value="0.126092" calcext:value-type="float">
            <text:p>0.126092</text:p>
          </table:table-cell>
          <table:table-cell office:value-type="float" office:value="0.118874" calcext:value-type="float">
            <text:p>0.118874</text:p>
          </table:table-cell>
          <table:table-cell office:value-type="float" office:value="0.111681" calcext:value-type="float">
            <text:p>0.111681</text:p>
          </table:table-cell>
          <table:table-cell office:value-type="float" office:value="0.104685" calcext:value-type="float">
            <text:p>0.104685</text:p>
          </table:table-cell>
          <table:table-cell office:value-type="float" office:value="0.0981026" calcext:value-type="float">
            <text:p>0.0981026</text:p>
          </table:table-cell>
          <table:table-cell office:value-type="float" office:value="0.0922128" calcext:value-type="float">
            <text:p>0.0922128</text:p>
          </table:table-cell>
          <table:table-cell office:value-type="float" office:value="0.0873716" calcext:value-type="float">
            <text:p>0.0873716</text:p>
          </table:table-cell>
          <table:table-cell office:value-type="float" office:value="0.0840225" calcext:value-type="float">
            <text:p>0.0840225</text:p>
          </table:table-cell>
          <table:table-cell office:value-type="float" office:value="0.0826997" calcext:value-type="float">
            <text:p>0.0826997</text:p>
          </table:table-cell>
        </table:table-row>
        <table:table-row table:style-name="ro1">
          <table:table-cell office:value-type="float" office:value="0.200048" calcext:value-type="float">
            <text:p>0.200048</text:p>
          </table:table-cell>
          <table:table-cell office:value-type="float" office:value="0.18881" calcext:value-type="float">
            <text:p>0.18881</text:p>
          </table:table-cell>
          <table:table-cell office:value-type="float" office:value="0.188357" calcext:value-type="float">
            <text:p>0.188357</text:p>
          </table:table-cell>
          <table:table-cell office:value-type="float" office:value="0.187002" calcext:value-type="float">
            <text:p>0.187002</text:p>
          </table:table-cell>
          <table:table-cell office:value-type="float" office:value="0.184765" calcext:value-type="float">
            <text:p>0.184765</text:p>
          </table:table-cell>
          <table:table-cell office:value-type="float" office:value="0.181678" calcext:value-type="float">
            <text:p>0.181678</text:p>
          </table:table-cell>
          <table:table-cell office:value-type="float" office:value="0.177785" calcext:value-type="float">
            <text:p>0.177785</text:p>
          </table:table-cell>
          <table:table-cell office:value-type="float" office:value="0.173141" calcext:value-type="float">
            <text:p>0.173141</text:p>
          </table:table-cell>
          <table:table-cell office:value-type="float" office:value="0.167809" calcext:value-type="float">
            <text:p>0.167809</text:p>
          </table:table-cell>
          <table:table-cell office:value-type="float" office:value="0.161865" calcext:value-type="float">
            <text:p>0.161865</text:p>
          </table:table-cell>
          <table:table-cell office:value-type="float" office:value="0.155388" calcext:value-type="float">
            <text:p>0.155388</text:p>
          </table:table-cell>
          <table:table-cell office:value-type="float" office:value="0.148468" calcext:value-type="float">
            <text:p>0.148468</text:p>
          </table:table-cell>
          <table:table-cell office:value-type="float" office:value="0.141204" calcext:value-type="float">
            <text:p>0.141204</text:p>
          </table:table-cell>
          <table:table-cell office:value-type="float" office:value="0.133705" calcext:value-type="float">
            <text:p>0.133705</text:p>
          </table:table-cell>
          <table:table-cell office:value-type="float" office:value="0.126097" calcext:value-type="float">
            <text:p>0.126097</text:p>
          </table:table-cell>
          <table:table-cell office:value-type="float" office:value="0.118529" calcext:value-type="float">
            <text:p>0.118529</text:p>
          </table:table-cell>
          <table:table-cell office:value-type="float" office:value="0.111186" calcext:value-type="float">
            <text:p>0.111186</text:p>
          </table:table-cell>
          <table:table-cell office:value-type="float" office:value="0.104298" calcext:value-type="float">
            <text:p>0.104298</text:p>
          </table:table-cell>
          <table:table-cell office:value-type="float" office:value="0.0981579" calcext:value-type="float">
            <text:p>0.0981579</text:p>
          </table:table-cell>
          <table:table-cell office:value-type="float" office:value="0.0931327" calcext:value-type="float">
            <text:p>0.0931327</text:p>
          </table:table-cell>
          <table:table-cell office:value-type="float" office:value="0.0896731" calcext:value-type="float">
            <text:p>0.0896731</text:p>
          </table:table-cell>
          <table:table-cell office:value-type="float" office:value="0.0883148" calcext:value-type="float">
            <text:p>0.0883148</text:p>
          </table:table-cell>
        </table:table-row>
        <table:table-row table:style-name="ro1">
          <table:table-cell office:value-type="float" office:value="0.214054" calcext:value-type="float">
            <text:p>0.214054</text:p>
          </table:table-cell>
          <table:table-cell office:value-type="float" office:value="0.201244" calcext:value-type="float">
            <text:p>0.201244</text:p>
          </table:table-cell>
          <table:table-cell office:value-type="float" office:value="0.200762" calcext:value-type="float">
            <text:p>0.200762</text:p>
          </table:table-cell>
          <table:table-cell office:value-type="float" office:value="0.199321" calcext:value-type="float">
            <text:p>0.199321</text:p>
          </table:table-cell>
          <table:table-cell office:value-type="float" office:value="0.196943" calcext:value-type="float">
            <text:p>0.196943</text:p>
          </table:table-cell>
          <table:table-cell office:value-type="float" office:value="0.193661" calcext:value-type="float">
            <text:p>0.193661</text:p>
          </table:table-cell>
          <table:table-cell office:value-type="float" office:value="0.189522" calcext:value-type="float">
            <text:p>0.189522</text:p>
          </table:table-cell>
          <table:table-cell office:value-type="float" office:value="0.184584" calcext:value-type="float">
            <text:p>0.184584</text:p>
          </table:table-cell>
          <table:table-cell office:value-type="float" office:value="0.178915" calcext:value-type="float">
            <text:p>0.178915</text:p>
          </table:table-cell>
          <table:table-cell office:value-type="float" office:value="0.172596" calcext:value-type="float">
            <text:p>0.172596</text:p>
          </table:table-cell>
          <table:table-cell office:value-type="float" office:value="0.165711" calcext:value-type="float">
            <text:p>0.165711</text:p>
          </table:table-cell>
          <table:table-cell office:value-type="float" office:value="0.158359" calcext:value-type="float">
            <text:p>0.158359</text:p>
          </table:table-cell>
          <table:table-cell office:value-type="float" office:value="0.150646" calcext:value-type="float">
            <text:p>0.150646</text:p>
          </table:table-cell>
          <table:table-cell office:value-type="float" office:value="0.142691" calcext:value-type="float">
            <text:p>0.142691</text:p>
          </table:table-cell>
          <table:table-cell office:value-type="float" office:value="0.134632" calcext:value-type="float">
            <text:p>0.134632</text:p>
          </table:table-cell>
          <table:table-cell office:value-type="float" office:value="0.126632" calcext:value-type="float">
            <text:p>0.126632</text:p>
          </table:table-cell>
          <table:table-cell office:value-type="float" office:value="0.11889" calcext:value-type="float">
            <text:p>0.11889</text:p>
          </table:table-cell>
          <table:table-cell office:value-type="float" office:value="0.111653" calcext:value-type="float">
            <text:p>0.111653</text:p>
          </table:table-cell>
          <table:table-cell office:value-type="float" office:value="0.105228" calcext:value-type="float">
            <text:p>0.105228</text:p>
          </table:table-cell>
          <table:table-cell office:value-type="float" office:value="0.0999949" calcext:value-type="float">
            <text:p>0.0999949</text:p>
          </table:table-cell>
          <table:table-cell office:value-type="float" office:value="0.0964103" calcext:value-type="float">
            <text:p>0.0964103</text:p>
          </table:table-cell>
          <table:table-cell office:value-type="float" office:value="0.095012" calcext:value-type="float">
            <text:p>0.095012</text:p>
          </table:table-cell>
        </table:table-row>
        <table:table-row table:style-name="ro1">
          <table:table-cell office:value-type="float" office:value="0.230311" calcext:value-type="float">
            <text:p>0.230311</text:p>
          </table:table-cell>
          <table:table-cell office:value-type="float" office:value="0.215554" calcext:value-type="float">
            <text:p>0.215554</text:p>
          </table:table-cell>
          <table:table-cell office:value-type="float" office:value="0.21504" calcext:value-type="float">
            <text:p>0.21504</text:p>
          </table:table-cell>
          <table:table-cell office:value-type="float" office:value="0.213502" calcext:value-type="float">
            <text:p>0.213502</text:p>
          </table:table-cell>
          <table:table-cell office:value-type="float" office:value="0.210961" calcext:value-type="float">
            <text:p>0.210961</text:p>
          </table:table-cell>
          <table:table-cell office:value-type="float" office:value="0.207456" calcext:value-type="float">
            <text:p>0.207456</text:p>
          </table:table-cell>
          <table:table-cell office:value-type="float" office:value="0.203035" calcext:value-type="float">
            <text:p>0.203035</text:p>
          </table:table-cell>
          <table:table-cell office:value-type="float" office:value="0.197762" calcext:value-type="float">
            <text:p>0.197762</text:p>
          </table:table-cell>
          <table:table-cell office:value-type="float" office:value="0.191708" calcext:value-type="float">
            <text:p>0.191708</text:p>
          </table:table-cell>
          <table:table-cell office:value-type="float" office:value="0.18496" calcext:value-type="float">
            <text:p>0.18496</text:p>
          </table:table-cell>
          <table:table-cell office:value-type="float" office:value="0.177611" calcext:value-type="float">
            <text:p>0.177611</text:p>
          </table:table-cell>
          <table:table-cell office:value-type="float" office:value="0.169767" calcext:value-type="float">
            <text:p>0.169767</text:p>
          </table:table-cell>
          <table:table-cell office:value-type="float" office:value="0.161543" calcext:value-type="float">
            <text:p>0.161543</text:p>
          </table:table-cell>
          <table:table-cell office:value-type="float" office:value="0.153072" calcext:value-type="float">
            <text:p>0.153072</text:p>
          </table:table-cell>
          <table:table-cell office:value-type="float" office:value="0.144504" calcext:value-type="float">
            <text:p>0.144504</text:p>
          </table:table-cell>
          <table:table-cell office:value-type="float" office:value="0.136019" calcext:value-type="float">
            <text:p>0.136019</text:p>
          </table:table-cell>
          <table:table-cell office:value-type="float" office:value="0.127832" calcext:value-type="float">
            <text:p>0.127832</text:p>
          </table:table-cell>
          <table:table-cell office:value-type="float" office:value="0.120208" calcext:value-type="float">
            <text:p>0.120208</text:p>
          </table:table-cell>
          <table:table-cell office:value-type="float" office:value="0.113468" calcext:value-type="float">
            <text:p>0.113468</text:p>
          </table:table-cell>
          <table:table-cell office:value-type="float" office:value="0.108004" calcext:value-type="float">
            <text:p>0.108004</text:p>
          </table:table-cell>
          <table:table-cell office:value-type="float" office:value="0.104282" calcext:value-type="float">
            <text:p>0.104282</text:p>
          </table:table-cell>
          <table:table-cell office:value-type="float" office:value="0.10284" calcext:value-type="float">
            <text:p>0.10284</text:p>
          </table:table-cell>
        </table:table-row>
        <table:table-row table:style-name="ro1">
          <table:table-cell office:value-type="float" office:value="0.24183" calcext:value-type="float">
            <text:p>0.24183</text:p>
          </table:table-cell>
          <table:table-cell office:value-type="float" office:value="0.225618" calcext:value-type="float">
            <text:p>0.225618</text:p>
          </table:table-cell>
          <table:table-cell office:value-type="float" office:value="0.225081" calcext:value-type="float">
            <text:p>0.225081</text:p>
          </table:table-cell>
          <table:table-cell office:value-type="float" office:value="0.223473" calcext:value-type="float">
            <text:p>0.223473</text:p>
          </table:table-cell>
          <table:table-cell office:value-type="float" office:value="0.22082" calcext:value-type="float">
            <text:p>0.22082</text:p>
          </table:table-cell>
          <table:table-cell office:value-type="float" office:value="0.217159" calcext:value-type="float">
            <text:p>0.217159</text:p>
          </table:table-cell>
          <table:table-cell office:value-type="float" office:value="0.212541" calcext:value-type="float">
            <text:p>0.212541</text:p>
          </table:table-cell>
          <table:table-cell office:value-type="float" office:value="0.207033" calcext:value-type="float">
            <text:p>0.207033</text:p>
          </table:table-cell>
          <table:table-cell office:value-type="float" office:value="0.200711" calcext:value-type="float">
            <text:p>0.200711</text:p>
          </table:table-cell>
          <table:table-cell office:value-type="float" office:value="0.193663" calcext:value-type="float">
            <text:p>0.193663</text:p>
          </table:table-cell>
          <table:table-cell office:value-type="float" office:value="0.185991" calcext:value-type="float">
            <text:p>0.185991</text:p>
          </table:table-cell>
          <table:table-cell office:value-type="float" office:value="0.177804" calcext:value-type="float">
            <text:p>0.177804</text:p>
          </table:table-cell>
          <table:table-cell office:value-type="float" office:value="0.169226" calcext:value-type="float">
            <text:p>0.169226</text:p>
          </table:table-cell>
          <table:table-cell office:value-type="float" office:value="0.160397" calcext:value-type="float">
            <text:p>0.160397</text:p>
          </table:table-cell>
          <table:table-cell office:value-type="float" office:value="0.151479" calcext:value-type="float">
            <text:p>0.151479</text:p>
          </table:table-cell>
          <table:table-cell office:value-type="float" office:value="0.142661" calcext:value-type="float">
            <text:p>0.142661</text:p>
          </table:table-cell>
          <table:table-cell office:value-type="float" office:value="0.134169" calcext:value-type="float">
            <text:p>0.134169</text:p>
          </table:table-cell>
          <table:table-cell office:value-type="float" office:value="0.12628" calcext:value-type="float">
            <text:p>0.12628</text:p>
          </table:table-cell>
          <table:table-cell office:value-type="float" office:value="0.119326" calcext:value-type="float">
            <text:p>0.119326</text:p>
          </table:table-cell>
          <table:table-cell office:value-type="float" office:value="0.113707" calcext:value-type="float">
            <text:p>0.113707</text:p>
          </table:table-cell>
          <table:table-cell office:value-type="float" office:value="0.109892" calcext:value-type="float">
            <text:p>0.109892</text:p>
          </table:table-cell>
          <table:table-cell office:value-type="float" office:value="0.10842" calcext:value-type="float">
            <text:p>0.10842</text:p>
          </table:table-cell>
        </table:table-row>
        <table:table-row table:style-name="ro1">
          <table:table-cell office:value-type="float" office:value="0.255257" calcext:value-type="float">
            <text:p>0.255257</text:p>
          </table:table-cell>
          <table:table-cell office:value-type="float" office:value="0.237269" calcext:value-type="float">
            <text:p>0.237269</text:p>
          </table:table-cell>
          <table:table-cell office:value-type="float" office:value="0.236705" calcext:value-type="float">
            <text:p>0.236705</text:p>
          </table:table-cell>
          <table:table-cell office:value-type="float" office:value="0.235019" calcext:value-type="float">
            <text:p>0.235019</text:p>
          </table:table-cell>
          <table:table-cell office:value-type="float" office:value="0.232235" calcext:value-type="float">
            <text:p>0.232235</text:p>
          </table:table-cell>
          <table:table-cell office:value-type="float" office:value="0.228394" calcext:value-type="float">
            <text:p>0.228394</text:p>
          </table:table-cell>
          <table:table-cell office:value-type="float" office:value="0.22355" calcext:value-type="float">
            <text:p>0.22355</text:p>
          </table:table-cell>
          <table:table-cell office:value-type="float" office:value="0.217772" calcext:value-type="float">
            <text:p>0.217772</text:p>
          </table:table-cell>
          <table:table-cell office:value-type="float" office:value="0.21114" calcext:value-type="float">
            <text:p>0.21114</text:p>
          </table:table-cell>
          <table:table-cell office:value-type="float" office:value="0.203749" calcext:value-type="float">
            <text:p>0.203749</text:p>
          </table:table-cell>
          <table:table-cell office:value-type="float" office:value="0.195705" calcext:value-type="float">
            <text:p>0.195705</text:p>
          </table:table-cell>
          <table:table-cell office:value-type="float" office:value="0.187126" calcext:value-type="float">
            <text:p>0.187126</text:p>
          </table:table-cell>
          <table:table-cell office:value-type="float" office:value="0.178143" calcext:value-type="float">
            <text:p>0.178143</text:p>
          </table:table-cell>
          <table:table-cell office:value-type="float" office:value="0.168907" calcext:value-type="float">
            <text:p>0.168907</text:p>
          </table:table-cell>
          <table:table-cell office:value-type="float" office:value="0.15959" calcext:value-type="float">
            <text:p>0.15959</text:p>
          </table:table-cell>
          <table:table-cell office:value-type="float" office:value="0.150393" calcext:value-type="float">
            <text:p>0.150393</text:p>
          </table:table-cell>
          <table:table-cell office:value-type="float" office:value="0.141558" calcext:value-type="float">
            <text:p>0.141558</text:p>
          </table:table-cell>
          <table:table-cell office:value-type="float" office:value="0.133371" calcext:value-type="float">
            <text:p>0.133371</text:p>
          </table:table-cell>
          <table:table-cell office:value-type="float" office:value="0.126176" calcext:value-type="float">
            <text:p>0.126176</text:p>
          </table:table-cell>
          <table:table-cell office:value-type="float" office:value="0.120383" calcext:value-type="float">
            <text:p>0.120383</text:p>
          </table:table-cell>
          <table:table-cell office:value-type="float" office:value="0.116464" calcext:value-type="float">
            <text:p>0.116464</text:p>
          </table:table-cell>
          <table:table-cell office:value-type="float" office:value="0.114959" calcext:value-type="float">
            <text:p>0.114959</text:p>
          </table:table-cell>
        </table:table-row>
        <table:table-row table:style-name="ro1">
          <table:table-cell office:value-type="float" office:value="0.271294" calcext:value-type="float">
            <text:p>0.271294</text:p>
          </table:table-cell>
          <table:table-cell office:value-type="float" office:value="0.251074" calcext:value-type="float">
            <text:p>0.251074</text:p>
          </table:table-cell>
          <table:table-cell office:value-type="float" office:value="0.250479" calcext:value-type="float">
            <text:p>0.250479</text:p>
          </table:table-cell>
          <table:table-cell office:value-type="float" office:value="0.2487" calcext:value-type="float">
            <text:p>0.2487</text:p>
          </table:table-cell>
          <table:table-cell office:value-type="float" office:value="0.245763" calcext:value-type="float">
            <text:p>0.245763</text:p>
          </table:table-cell>
          <table:table-cell office:value-type="float" office:value="0.24171" calcext:value-type="float">
            <text:p>0.24171</text:p>
          </table:table-cell>
          <table:table-cell office:value-type="float" office:value="0.2366" calcext:value-type="float">
            <text:p>0.2366</text:p>
          </table:table-cell>
          <table:table-cell office:value-type="float" office:value="0.230504" calcext:value-type="float">
            <text:p>0.230504</text:p>
          </table:table-cell>
          <table:table-cell office:value-type="float" office:value="0.223509" calcext:value-type="float">
            <text:p>0.223509</text:p>
          </table:table-cell>
          <table:table-cell office:value-type="float" office:value="0.215715" calcext:value-type="float">
            <text:p>0.215715</text:p>
          </table:table-cell>
          <table:table-cell office:value-type="float" office:value="0.207235" calcext:value-type="float">
            <text:p>0.207235</text:p>
          </table:table-cell>
          <table:table-cell office:value-type="float" office:value="0.198196" calcext:value-type="float">
            <text:p>0.198196</text:p>
          </table:table-cell>
          <table:table-cell office:value-type="float" office:value="0.188741" calcext:value-type="float">
            <text:p>0.188741</text:p>
          </table:table-cell>
          <table:table-cell office:value-type="float" office:value="0.179031" calcext:value-type="float">
            <text:p>0.179031</text:p>
          </table:table-cell>
          <table:table-cell office:value-type="float" office:value="0.169251" calcext:value-type="float">
            <text:p>0.169251</text:p>
          </table:table-cell>
          <table:table-cell office:value-type="float" office:value="0.159617" calcext:value-type="float">
            <text:p>0.159617</text:p>
          </table:table-cell>
          <table:table-cell office:value-type="float" office:value="0.150385" calcext:value-type="float">
            <text:p>0.150385</text:p>
          </table:table-cell>
          <table:table-cell office:value-type="float" office:value="0.141856" calcext:value-type="float">
            <text:p>0.141856</text:p>
          </table:table-cell>
          <table:table-cell office:value-type="float" office:value="0.134387" calcext:value-type="float">
            <text:p>0.134387</text:p>
          </table:table-cell>
          <table:table-cell office:value-type="float" office:value="0.128394" calcext:value-type="float">
            <text:p>0.128394</text:p>
          </table:table-cell>
          <table:table-cell office:value-type="float" office:value="0.124357" calcext:value-type="float">
            <text:p>0.124357</text:p>
          </table:table-cell>
          <table:table-cell office:value-type="float" office:value="0.122814" calcext:value-type="float">
            <text:p>0.122814</text:p>
          </table:table-cell>
        </table:table-row>
        <table:table-row table:style-name="ro1">
          <table:table-cell office:value-type="float" office:value="0.283926" calcext:value-type="float">
            <text:p>0.283926</text:p>
          </table:table-cell>
          <table:table-cell office:value-type="float" office:value="0.261864" calcext:value-type="float">
            <text:p>0.261864</text:p>
          </table:table-cell>
          <table:table-cell office:value-type="float" office:value="0.261245" calcext:value-type="float">
            <text:p>0.261245</text:p>
          </table:table-cell>
          <table:table-cell office:value-type="float" office:value="0.259394" calcext:value-type="float">
            <text:p>0.259394</text:p>
          </table:table-cell>
          <table:table-cell office:value-type="float" office:value="0.256338" calcext:value-type="float">
            <text:p>0.256338</text:p>
          </table:table-cell>
          <table:table-cell office:value-type="float" office:value="0.252121" calcext:value-type="float">
            <text:p>0.252121</text:p>
          </table:table-cell>
          <table:table-cell office:value-type="float" office:value="0.246803" calcext:value-type="float">
            <text:p>0.246803</text:p>
          </table:table-cell>
          <table:table-cell office:value-type="float" office:value="0.24046" calcext:value-type="float">
            <text:p>0.24046</text:p>
          </table:table-cell>
          <table:table-cell office:value-type="float" office:value="0.233184" calcext:value-type="float">
            <text:p>0.233184</text:p>
          </table:table-cell>
          <table:table-cell office:value-type="float" office:value="0.225078" calcext:value-type="float">
            <text:p>0.225078</text:p>
          </table:table-cell>
          <table:table-cell office:value-type="float" office:value="0.216261" calcext:value-type="float">
            <text:p>0.216261</text:p>
          </table:table-cell>
          <table:table-cell office:value-type="float" office:value="0.206868" calcext:value-type="float">
            <text:p>0.206868</text:p>
          </table:table-cell>
          <table:table-cell office:value-type="float" office:value="0.197049" calcext:value-type="float">
            <text:p>0.197049</text:p>
          </table:table-cell>
          <table:table-cell office:value-type="float" office:value="0.186975" calcext:value-type="float">
            <text:p>0.186975</text:p>
          </table:table-cell>
          <table:table-cell office:value-type="float" office:value="0.176841" calcext:value-type="float">
            <text:p>0.176841</text:p>
          </table:table-cell>
          <table:table-cell office:value-type="float" office:value="0.166874" calcext:value-type="float">
            <text:p>0.166874</text:p>
          </table:table-cell>
          <table:table-cell office:value-type="float" office:value="0.157341" calcext:value-type="float">
            <text:p>0.157341</text:p>
          </table:table-cell>
          <table:table-cell office:value-type="float" office:value="0.148553" calcext:value-type="float">
            <text:p>0.148553</text:p>
          </table:table-cell>
          <table:table-cell office:value-type="float" office:value="0.140875" calcext:value-type="float">
            <text:p>0.140875</text:p>
          </table:table-cell>
          <table:table-cell office:value-type="float" office:value="0.134732" calcext:value-type="float">
            <text:p>0.134732</text:p>
          </table:table-cell>
          <table:table-cell office:value-type="float" office:value="0.130605" calcext:value-type="float">
            <text:p>0.130605</text:p>
          </table:table-cell>
          <table:table-cell office:value-type="float" office:value="0.129034" calcext:value-type="float">
            <text:p>0.129034</text:p>
          </table:table-cell>
        </table:table-row>
        <table:table-row table:style-name="ro1">
          <table:table-cell office:value-type="float" office:value="0.297806" calcext:value-type="float">
            <text:p>0.297806</text:p>
          </table:table-cell>
          <table:table-cell office:value-type="float" office:value="0.273637" calcext:value-type="float">
            <text:p>0.273637</text:p>
          </table:table-cell>
          <table:table-cell office:value-type="float" office:value="0.272991" calcext:value-type="float">
            <text:p>0.272991</text:p>
          </table:table-cell>
          <table:table-cell office:value-type="float" office:value="0.271061" calcext:value-type="float">
            <text:p>0.271061</text:p>
          </table:table-cell>
          <table:table-cell office:value-type="float" office:value="0.267876" calcext:value-type="float">
            <text:p>0.267876</text:p>
          </table:table-cell>
          <table:table-cell office:value-type="float" office:value="0.263481" calcext:value-type="float">
            <text:p>0.263481</text:p>
          </table:table-cell>
          <table:table-cell office:value-type="float" office:value="0.257939" calcext:value-type="float">
            <text:p>0.257939</text:p>
          </table:table-cell>
          <table:table-cell office:value-type="float" office:value="0.25133" calcext:value-type="float">
            <text:p>0.25133</text:p>
          </table:table-cell>
          <table:table-cell office:value-type="float" office:value="0.243748" calcext:value-type="float">
            <text:p>0.243748</text:p>
          </table:table-cell>
          <table:table-cell office:value-type="float" office:value="0.235305" calcext:value-type="float">
            <text:p>0.235305</text:p>
          </table:table-cell>
          <table:table-cell office:value-type="float" office:value="0.226125" calcext:value-type="float">
            <text:p>0.226125</text:p>
          </table:table-cell>
          <table:table-cell office:value-type="float" office:value="0.216351" calcext:value-type="float">
            <text:p>0.216351</text:p>
          </table:table-cell>
          <table:table-cell office:value-type="float" office:value="0.206141" calcext:value-type="float">
            <text:p>0.206141</text:p>
          </table:table-cell>
          <table:table-cell office:value-type="float" office:value="0.195676" calcext:value-type="float">
            <text:p>0.195676</text:p>
          </table:table-cell>
          <table:table-cell office:value-type="float" office:value="0.185163" calcext:value-type="float">
            <text:p>0.185163</text:p>
          </table:table-cell>
          <table:table-cell office:value-type="float" office:value="0.174841" calcext:value-type="float">
            <text:p>0.174841</text:p>
          </table:table-cell>
          <table:table-cell office:value-type="float" office:value="0.164987" calcext:value-type="float">
            <text:p>0.164987</text:p>
          </table:table-cell>
          <table:table-cell office:value-type="float" office:value="0.155924" calcext:value-type="float">
            <text:p>0.155924</text:p>
          </table:table-cell>
          <table:table-cell office:value-type="float" office:value="0.148026" calcext:value-type="float">
            <text:p>0.148026</text:p>
          </table:table-cell>
          <table:table-cell office:value-type="float" office:value="0.141724" calcext:value-type="float">
            <text:p>0.141724</text:p>
          </table:table-cell>
          <table:table-cell office:value-type="float" office:value="0.137503" calcext:value-type="float">
            <text:p>0.137503</text:p>
          </table:table-cell>
          <table:table-cell office:value-type="float" office:value="0.135902" calcext:value-type="float">
            <text:p>0.135902</text:p>
          </table:table-cell>
        </table:table-row>
        <table:table-row table:style-name="ro1">
          <table:table-cell office:value-type="float" office:value="0.312972" calcext:value-type="float">
            <text:p>0.312972</text:p>
          </table:table-cell>
          <table:table-cell office:value-type="float" office:value="0.2864" calcext:value-type="float">
            <text:p>0.2864</text:p>
          </table:table-cell>
          <table:table-cell office:value-type="float" office:value="0.285727" calcext:value-type="float">
            <text:p>0.285727</text:p>
          </table:table-cell>
          <table:table-cell office:value-type="float" office:value="0.283713" calcext:value-type="float">
            <text:p>0.283713</text:p>
          </table:table-cell>
          <table:table-cell office:value-type="float" office:value="0.280388" calcext:value-type="float">
            <text:p>0.280388</text:p>
          </table:table-cell>
          <table:table-cell office:value-type="float" office:value="0.275802" calcext:value-type="float">
            <text:p>0.275802</text:p>
          </table:table-cell>
          <table:table-cell office:value-type="float" office:value="0.270018" calcext:value-type="float">
            <text:p>0.270018</text:p>
          </table:table-cell>
          <table:table-cell office:value-type="float" office:value="0.263122" calcext:value-type="float">
            <text:p>0.263122</text:p>
          </table:table-cell>
          <table:table-cell office:value-type="float" office:value="0.255214" calcext:value-type="float">
            <text:p>0.255214</text:p>
          </table:table-cell>
          <table:table-cell office:value-type="float" office:value="0.246409" calcext:value-type="float">
            <text:p>0.246409</text:p>
          </table:table-cell>
          <table:table-cell office:value-type="float" office:value="0.23684" calcext:value-type="float">
            <text:p>0.23684</text:p>
          </table:table-cell>
          <table:table-cell office:value-type="float" office:value="0.226658" calcext:value-type="float">
            <text:p>0.226658</text:p>
          </table:table-cell>
          <table:table-cell office:value-type="float" office:value="0.216031" calcext:value-type="float">
            <text:p>0.216031</text:p>
          </table:table-cell>
          <table:table-cell office:value-type="float" office:value="0.205151" calcext:value-type="float">
            <text:p>0.205151</text:p>
          </table:table-cell>
          <table:table-cell office:value-type="float" office:value="0.194236" calcext:value-type="float">
            <text:p>0.194236</text:p>
          </table:table-cell>
          <table:table-cell office:value-type="float" office:value="0.183538" calcext:value-type="float">
            <text:p>0.183538</text:p>
          </table:table-cell>
          <table:table-cell office:value-type="float" office:value="0.173345" calcext:value-type="float">
            <text:p>0.173345</text:p>
          </table:table-cell>
          <table:table-cell office:value-type="float" office:value="0.163992" calcext:value-type="float">
            <text:p>0.163992</text:p>
          </table:table-cell>
          <table:table-cell office:value-type="float" office:value="0.155863" calcext:value-type="float">
            <text:p>0.155863</text:p>
          </table:table-cell>
          <table:table-cell office:value-type="float" office:value="0.149395" calcext:value-type="float">
            <text:p>0.149395</text:p>
          </table:table-cell>
          <table:table-cell office:value-type="float" office:value="0.145075" calcext:value-type="float">
            <text:p>0.145075</text:p>
          </table:table-cell>
          <table:table-cell office:value-type="float" office:value="0.143443" calcext:value-type="float">
            <text:p>0.143443</text:p>
          </table:table-cell>
        </table:table-row>
        <table:table-row table:style-name="ro1">
          <table:table-cell office:value-type="float" office:value="0.325866" calcext:value-type="float">
            <text:p>0.325866</text:p>
          </table:table-cell>
          <table:table-cell office:value-type="float" office:value="0.297171" calcext:value-type="float">
            <text:p>0.297171</text:p>
          </table:table-cell>
          <table:table-cell office:value-type="float" office:value="0.296474" calcext:value-type="float">
            <text:p>0.296474</text:p>
          </table:table-cell>
          <table:table-cell office:value-type="float" office:value="0.294389" calcext:value-type="float">
            <text:p>0.294389</text:p>
          </table:table-cell>
          <table:table-cell office:value-type="float" office:value="0.290949" calcext:value-type="float">
            <text:p>0.290949</text:p>
          </table:table-cell>
          <table:table-cell office:value-type="float" office:value="0.286201" calcext:value-type="float">
            <text:p>0.286201</text:p>
          </table:table-cell>
          <table:table-cell office:value-type="float" office:value="0.280216" calcext:value-type="float">
            <text:p>0.280216</text:p>
          </table:table-cell>
          <table:table-cell office:value-type="float" office:value="0.27308" calcext:value-type="float">
            <text:p>0.27308</text:p>
          </table:table-cell>
          <table:table-cell office:value-type="float" office:value="0.264898" calcext:value-type="float">
            <text:p>0.264898</text:p>
          </table:table-cell>
          <table:table-cell office:value-type="float" office:value="0.255791" calcext:value-type="float">
            <text:p>0.255791</text:p>
          </table:table-cell>
          <table:table-cell office:value-type="float" office:value="0.245899" calcext:value-type="float">
            <text:p>0.245899</text:p>
          </table:table-cell>
          <table:table-cell office:value-type="float" office:value="0.235377" calcext:value-type="float">
            <text:p>0.235377</text:p>
          </table:table-cell>
          <table:table-cell office:value-type="float" office:value="0.224404" calcext:value-type="float">
            <text:p>0.224404</text:p>
          </table:table-cell>
          <table:table-cell office:value-type="float" office:value="0.21318" calcext:value-type="float">
            <text:p>0.21318</text:p>
          </table:table-cell>
          <table:table-cell office:value-type="float" office:value="0.201933" calcext:value-type="float">
            <text:p>0.201933</text:p>
          </table:table-cell>
          <table:table-cell office:value-type="float" office:value="0.190925" calcext:value-type="float">
            <text:p>0.190925</text:p>
          </table:table-cell>
          <table:table-cell office:value-type="float" office:value="0.180454" calcext:value-type="float">
            <text:p>0.180454</text:p>
          </table:table-cell>
          <table:table-cell office:value-type="float" office:value="0.170864" calcext:value-type="float">
            <text:p>0.170864</text:p>
          </table:table-cell>
          <table:table-cell office:value-type="float" office:value="0.162546" calcext:value-type="float">
            <text:p>0.162546</text:p>
          </table:table-cell>
          <table:table-cell office:value-type="float" office:value="0.155941" calcext:value-type="float">
            <text:p>0.155941</text:p>
          </table:table-cell>
          <table:table-cell office:value-type="float" office:value="0.151541" calcext:value-type="float">
            <text:p>0.151541</text:p>
          </table:table-cell>
          <table:table-cell office:value-type="float" office:value="0.149883" calcext:value-type="float">
            <text:p>0.149883</text:p>
          </table:table-cell>
        </table:table-row>
        <table:table-row table:style-name="ro1">
          <table:table-cell office:value-type="float" office:value="0.339424" calcext:value-type="float">
            <text:p>0.339424</text:p>
          </table:table-cell>
          <table:table-cell office:value-type="float" office:value="0.30842" calcext:value-type="float">
            <text:p>0.30842</text:p>
          </table:table-cell>
          <table:table-cell office:value-type="float" office:value="0.307698" calcext:value-type="float">
            <text:p>0.307698</text:p>
          </table:table-cell>
          <table:table-cell office:value-type="float" office:value="0.30554" calcext:value-type="float">
            <text:p>0.30554</text:p>
          </table:table-cell>
          <table:table-cell office:value-type="float" office:value="0.301979" calcext:value-type="float">
            <text:p>0.301979</text:p>
          </table:table-cell>
          <table:table-cell office:value-type="float" office:value="0.297065" calcext:value-type="float">
            <text:p>0.297065</text:p>
          </table:table-cell>
          <table:table-cell office:value-type="float" office:value="0.290871" calcext:value-type="float">
            <text:p>0.290871</text:p>
          </table:table-cell>
          <table:table-cell office:value-type="float" office:value="0.283487" calcext:value-type="float">
            <text:p>0.283487</text:p>
          </table:table-cell>
          <table:table-cell office:value-type="float" office:value="0.275022" calcext:value-type="float">
            <text:p>0.275022</text:p>
          </table:table-cell>
          <table:table-cell office:value-type="float" office:value="0.265603" calcext:value-type="float">
            <text:p>0.265603</text:p>
          </table:table-cell>
          <table:table-cell office:value-type="float" office:value="0.255376" calcext:value-type="float">
            <text:p>0.255376</text:p>
          </table:table-cell>
          <table:table-cell office:value-type="float" office:value="0.244505" calcext:value-type="float">
            <text:p>0.244505</text:p>
          </table:table-cell>
          <table:table-cell office:value-type="float" office:value="0.233176" calcext:value-type="float">
            <text:p>0.233176</text:p>
          </table:table-cell>
          <table:table-cell office:value-type="float" office:value="0.2216" calcext:value-type="float">
            <text:p>0.2216</text:p>
          </table:table-cell>
          <table:table-cell office:value-type="float" office:value="0.210013" calcext:value-type="float">
            <text:p>0.210013</text:p>
          </table:table-cell>
          <table:table-cell office:value-type="float" office:value="0.198688" calcext:value-type="float">
            <text:p>0.198688</text:p>
          </table:table-cell>
          <table:table-cell office:value-type="float" office:value="0.187934" calcext:value-type="float">
            <text:p>0.187934</text:p>
          </table:table-cell>
          <table:table-cell office:value-type="float" office:value="0.178102" calcext:value-type="float">
            <text:p>0.178102</text:p>
          </table:table-cell>
          <table:table-cell office:value-type="float" office:value="0.169592" calcext:value-type="float">
            <text:p>0.169592</text:p>
          </table:table-cell>
          <table:table-cell office:value-type="float" office:value="0.162849" calcext:value-type="float">
            <text:p>0.162849</text:p>
          </table:table-cell>
          <table:table-cell office:value-type="float" office:value="0.158368" calcext:value-type="float">
            <text:p>0.158368</text:p>
          </table:table-cell>
          <table:table-cell office:value-type="float" office:value="0.156684" calcext:value-type="float">
            <text:p>0.156684</text:p>
          </table:table-cell>
        </table:table-row>
        <table:table-row table:style-name="ro1">
          <table:table-cell office:value-type="float" office:value="0.353999" calcext:value-type="float">
            <text:p>0.353999</text:p>
          </table:table-cell>
          <table:table-cell office:value-type="float" office:value="0.320422" calcext:value-type="float">
            <text:p>0.320422</text:p>
          </table:table-cell>
          <table:table-cell office:value-type="float" office:value="0.319675" calcext:value-type="float">
            <text:p>0.319675</text:p>
          </table:table-cell>
          <table:table-cell office:value-type="float" office:value="0.31744" calcext:value-type="float">
            <text:p>0.31744</text:p>
          </table:table-cell>
          <table:table-cell office:value-type="float" office:value="0.31375" calcext:value-type="float">
            <text:p>0.31375</text:p>
          </table:table-cell>
          <table:table-cell office:value-type="float" office:value="0.30866" calcext:value-type="float">
            <text:p>0.30866</text:p>
          </table:table-cell>
          <table:table-cell office:value-type="float" office:value="0.302245" calcext:value-type="float">
            <text:p>0.302245</text:p>
          </table:table-cell>
          <table:table-cell office:value-type="float" office:value="0.294599" calcext:value-type="float">
            <text:p>0.294599</text:p>
          </table:table-cell>
          <table:table-cell office:value-type="float" office:value="0.285836" calcext:value-type="float">
            <text:p>0.285836</text:p>
          </table:table-cell>
          <table:table-cell office:value-type="float" office:value="0.276088" calcext:value-type="float">
            <text:p>0.276088</text:p>
          </table:table-cell>
          <table:table-cell office:value-type="float" office:value="0.265509" calcext:value-type="float">
            <text:p>0.265509</text:p>
          </table:table-cell>
          <table:table-cell office:value-type="float" office:value="0.254271" calcext:value-type="float">
            <text:p>0.254271</text:p>
          </table:table-cell>
          <table:table-cell office:value-type="float" office:value="0.242569" calcext:value-type="float">
            <text:p>0.242569</text:p>
          </table:table-cell>
          <table:table-cell office:value-type="float" office:value="0.230623" calcext:value-type="float">
            <text:p>0.230623</text:p>
          </table:table-cell>
          <table:table-cell office:value-type="float" office:value="0.218682" calcext:value-type="float">
            <text:p>0.218682</text:p>
          </table:table-cell>
          <table:table-cell office:value-type="float" office:value="0.207028" calcext:value-type="float">
            <text:p>0.207028</text:p>
          </table:table-cell>
          <table:table-cell office:value-type="float" office:value="0.195978" calcext:value-type="float">
            <text:p>0.195978</text:p>
          </table:table-cell>
          <table:table-cell office:value-type="float" office:value="0.185896" calcext:value-type="float">
            <text:p>0.185896</text:p>
          </table:table-cell>
          <table:table-cell office:value-type="float" office:value="0.177187" calcext:value-type="float">
            <text:p>0.177187</text:p>
          </table:table-cell>
          <table:table-cell office:value-type="float" office:value="0.170301" calcext:value-type="float">
            <text:p>0.170301</text:p>
          </table:table-cell>
          <table:table-cell office:value-type="float" office:value="0.165736" calcext:value-type="float">
            <text:p>0.165736</text:p>
          </table:table-cell>
          <table:table-cell office:value-type="float" office:value="0.164025" calcext:value-type="float">
            <text:p>0.164025</text:p>
          </table:table-cell>
        </table:table-row>
        <table:table-row table:style-name="ro1">
          <table:table-cell office:value-type="float" office:value="0.368574" calcext:value-type="float">
            <text:p>0.368574</text:p>
          </table:table-cell>
          <table:table-cell office:value-type="float" office:value="0.332335" calcext:value-type="float">
            <text:p>0.332335</text:p>
          </table:table-cell>
          <table:table-cell office:value-type="float" office:value="0.331562" calcext:value-type="float">
            <text:p>0.331562</text:p>
          </table:table-cell>
          <table:table-cell office:value-type="float" office:value="0.329251" calcext:value-type="float">
            <text:p>0.329251</text:p>
          </table:table-cell>
          <table:table-cell office:value-type="float" office:value="0.325435" calcext:value-type="float">
            <text:p>0.325435</text:p>
          </table:table-cell>
          <table:table-cell office:value-type="float" office:value="0.320173" calcext:value-type="float">
            <text:p>0.320173</text:p>
          </table:table-cell>
          <table:table-cell office:value-type="float" office:value="0.31354" calcext:value-type="float">
            <text:p>0.31354</text:p>
          </table:table-cell>
          <table:table-cell office:value-type="float" office:value="0.305636" calcext:value-type="float">
            <text:p>0.305636</text:p>
          </table:table-cell>
          <table:table-cell office:value-type="float" office:value="0.29658" calcext:value-type="float">
            <text:p>0.29658</text:p>
          </table:table-cell>
          <table:table-cell office:value-type="float" office:value="0.286511" calcext:value-type="float">
            <text:p>0.286511</text:p>
          </table:table-cell>
          <table:table-cell office:value-type="float" office:value="0.275588" calcext:value-type="float">
            <text:p>0.275588</text:p>
          </table:table-cell>
          <table:table-cell office:value-type="float" office:value="0.263991" calcext:value-type="float">
            <text:p>0.263991</text:p>
          </table:table-cell>
          <table:table-cell office:value-type="float" office:value="0.251926" calcext:value-type="float">
            <text:p>0.251926</text:p>
          </table:table-cell>
          <table:table-cell office:value-type="float" office:value="0.239621" calcext:value-type="float">
            <text:p>0.239621</text:p>
          </table:table-cell>
          <table:table-cell office:value-type="float" office:value="0.227336" calcext:value-type="float">
            <text:p>0.227336</text:p>
          </table:table-cell>
          <table:table-cell office:value-type="float" office:value="0.215362" calcext:value-type="float">
            <text:p>0.215362</text:p>
          </table:table-cell>
          <table:table-cell office:value-type="float" office:value="0.204028" calcext:value-type="float">
            <text:p>0.204028</text:p>
          </table:table-cell>
          <table:table-cell office:value-type="float" office:value="0.193704" calcext:value-type="float">
            <text:p>0.193704</text:p>
          </table:table-cell>
          <table:table-cell office:value-type="float" office:value="0.184802" calcext:value-type="float">
            <text:p>0.184802</text:p>
          </table:table-cell>
          <table:table-cell office:value-type="float" office:value="0.177779" calcext:value-type="float">
            <text:p>0.177779</text:p>
          </table:table-cell>
          <table:table-cell office:value-type="float" office:value="0.173133" calcext:value-type="float">
            <text:p>0.173133</text:p>
          </table:table-cell>
          <table:table-cell office:value-type="float" office:value="0.171396" calcext:value-type="float">
            <text:p>0.171396</text:p>
          </table:table-cell>
        </table:table-row>
        <table:table-row table:style-name="ro1">
          <table:table-cell office:value-type="float" office:value="0.381245" calcext:value-type="float">
            <text:p>0.381245</text:p>
          </table:table-cell>
          <table:table-cell office:value-type="float" office:value="0.34262" calcext:value-type="float">
            <text:p>0.34262</text:p>
          </table:table-cell>
          <table:table-cell office:value-type="float" office:value="0.341825" calcext:value-type="float">
            <text:p>0.341825</text:p>
          </table:table-cell>
          <table:table-cell office:value-type="float" office:value="0.339448" calcext:value-type="float">
            <text:p>0.339448</text:p>
          </table:table-cell>
          <table:table-cell office:value-type="float" office:value="0.335525" calcext:value-type="float">
            <text:p>0.335525</text:p>
          </table:table-cell>
          <table:table-cell office:value-type="float" office:value="0.330115" calcext:value-type="float">
            <text:p>0.330115</text:p>
          </table:table-cell>
          <table:table-cell office:value-type="float" office:value="0.323296" calcext:value-type="float">
            <text:p>0.323296</text:p>
          </table:table-cell>
          <table:table-cell office:value-type="float" office:value="0.315173" calcext:value-type="float">
            <text:p>0.315173</text:p>
          </table:table-cell>
          <table:table-cell office:value-type="float" office:value="0.305867" calcext:value-type="float">
            <text:p>0.305867</text:p>
          </table:table-cell>
          <table:table-cell office:value-type="float" office:value="0.295523" calcext:value-type="float">
            <text:p>0.295523</text:p>
          </table:table-cell>
          <table:table-cell office:value-type="float" office:value="0.284307" calcext:value-type="float">
            <text:p>0.284307</text:p>
          </table:table-cell>
          <table:table-cell office:value-type="float" office:value="0.272406" calcext:value-type="float">
            <text:p>0.272406</text:p>
          </table:table-cell>
          <table:table-cell office:value-type="float" office:value="0.260032" calcext:value-type="float">
            <text:p>0.260032</text:p>
          </table:table-cell>
          <table:table-cell office:value-type="float" office:value="0.247423" calcext:value-type="float">
            <text:p>0.247423</text:p>
          </table:table-cell>
          <table:table-cell office:value-type="float" office:value="0.234847" calcext:value-type="float">
            <text:p>0.234847</text:p>
          </table:table-cell>
          <table:table-cell office:value-type="float" office:value="0.222603" calcext:value-type="float">
            <text:p>0.222603</text:p>
          </table:table-cell>
          <table:table-cell office:value-type="float" office:value="0.211029" calcext:value-type="float">
            <text:p>0.211029</text:p>
          </table:table-cell>
          <table:table-cell office:value-type="float" office:value="0.200502" calcext:value-type="float">
            <text:p>0.200502</text:p>
          </table:table-cell>
          <table:table-cell office:value-type="float" office:value="0.191439" calcext:value-type="float">
            <text:p>0.191439</text:p>
          </table:table-cell>
          <table:table-cell office:value-type="float" office:value="0.184301" calcext:value-type="float">
            <text:p>0.184301</text:p>
          </table:table-cell>
          <table:table-cell office:value-type="float" office:value="0.179587" calcext:value-type="float">
            <text:p>0.179587</text:p>
          </table:table-cell>
          <table:table-cell office:value-type="float" office:value="0.177829" calcext:value-type="float">
            <text:p>0.177829</text:p>
          </table:table-cell>
        </table:table-row>
        <table:table-row table:style-name="ro1">
          <table:table-cell office:value-type="float" office:value="0.394396" calcext:value-type="float">
            <text:p>0.394396</text:p>
          </table:table-cell>
          <table:table-cell office:value-type="float" office:value="0.353225" calcext:value-type="float">
            <text:p>0.353225</text:p>
          </table:table-cell>
          <table:table-cell office:value-type="float" office:value="0.352407" calcext:value-type="float">
            <text:p>0.352407</text:p>
          </table:table-cell>
          <table:table-cell office:value-type="float" office:value="0.349963" calcext:value-type="float">
            <text:p>0.349963</text:p>
          </table:table-cell>
          <table:table-cell office:value-type="float" office:value="0.345931" calcext:value-type="float">
            <text:p>0.345931</text:p>
          </table:table-cell>
          <table:table-cell office:value-type="float" office:value="0.340369" calcext:value-type="float">
            <text:p>0.340369</text:p>
          </table:table-cell>
          <table:table-cell office:value-type="float" office:value="0.333361" calcext:value-type="float">
            <text:p>0.333361</text:p>
          </table:table-cell>
          <table:table-cell office:value-type="float" office:value="0.325013" calcext:value-type="float">
            <text:p>0.325013</text:p>
          </table:table-cell>
          <table:table-cell office:value-type="float" office:value="0.315452" calcext:value-type="float">
            <text:p>0.315452</text:p>
          </table:table-cell>
          <table:table-cell office:value-type="float" office:value="0.304829" calcext:value-type="float">
            <text:p>0.304829</text:p>
          </table:table-cell>
          <table:table-cell office:value-type="float" office:value="0.293315" calcext:value-type="float">
            <text:p>0.293315</text:p>
          </table:table-cell>
          <table:table-cell office:value-type="float" office:value="0.281105" calcext:value-type="float">
            <text:p>0.281105</text:p>
          </table:table-cell>
          <table:table-cell office:value-type="float" office:value="0.268418" calcext:value-type="float">
            <text:p>0.268418</text:p>
          </table:table-cell>
          <table:table-cell office:value-type="float" office:value="0.255502" calcext:value-type="float">
            <text:p>0.255502</text:p>
          </table:table-cell>
          <table:table-cell office:value-type="float" office:value="0.242631" calcext:value-type="float">
            <text:p>0.242631</text:p>
          </table:table-cell>
          <table:table-cell office:value-type="float" office:value="0.230115" calcext:value-type="float">
            <text:p>0.230115</text:p>
          </table:table-cell>
          <table:table-cell office:value-type="float" office:value="0.2183" calcext:value-type="float">
            <text:p>0.2183</text:p>
          </table:table-cell>
          <table:table-cell office:value-type="float" office:value="0.207568" calcext:value-type="float">
            <text:p>0.207568</text:p>
          </table:table-cell>
          <table:table-cell office:value-type="float" office:value="0.198344" calcext:value-type="float">
            <text:p>0.198344</text:p>
          </table:table-cell>
          <table:table-cell office:value-type="float" office:value="0.19109" calcext:value-type="float">
            <text:p>0.19109</text:p>
          </table:table-cell>
          <table:table-cell office:value-type="float" office:value="0.186307" calcext:value-type="float">
            <text:p>0.186307</text:p>
          </table:table-cell>
          <table:table-cell office:value-type="float" office:value="0.184528" calcext:value-type="float">
            <text:p>0.184528</text:p>
          </table:table-cell>
        </table:table-row>
        <table:table-row table:style-name="ro1">
          <table:table-cell office:value-type="float" office:value="0.408848" calcext:value-type="float">
            <text:p>0.408848</text:p>
          </table:table-cell>
          <table:table-cell office:value-type="float" office:value="0.364798" calcext:value-type="float">
            <text:p>0.364798</text:p>
          </table:table-cell>
          <table:table-cell office:value-type="float" office:value="0.363956" calcext:value-type="float">
            <text:p>0.363956</text:p>
          </table:table-cell>
          <table:table-cell office:value-type="float" office:value="0.36144" calcext:value-type="float">
            <text:p>0.36144</text:p>
          </table:table-cell>
          <table:table-cell office:value-type="float" office:value="0.357288" calcext:value-type="float">
            <text:p>0.357288</text:p>
          </table:table-cell>
          <table:table-cell office:value-type="float" office:value="0.351563" calcext:value-type="float">
            <text:p>0.351563</text:p>
          </table:table-cell>
          <table:table-cell office:value-type="float" office:value="0.344351" calcext:value-type="float">
            <text:p>0.344351</text:p>
          </table:table-cell>
          <table:table-cell office:value-type="float" office:value="0.33576" calcext:value-type="float">
            <text:p>0.33576</text:p>
          </table:table-cell>
          <table:table-cell office:value-type="float" office:value="0.325926" calcext:value-type="float">
            <text:p>0.325926</text:p>
          </table:table-cell>
          <table:table-cell office:value-type="float" office:value="0.315002" calcext:value-type="float">
            <text:p>0.315002</text:p>
          </table:table-cell>
          <table:table-cell office:value-type="float" office:value="0.303167" calcext:value-type="float">
            <text:p>0.303167</text:p>
          </table:table-cell>
          <table:table-cell office:value-type="float" office:value="0.290625" calcext:value-type="float">
            <text:p>0.290625</text:p>
          </table:table-cell>
          <table:table-cell office:value-type="float" office:value="0.277604" calcext:value-type="float">
            <text:p>0.277604</text:p>
          </table:table-cell>
          <table:table-cell office:value-type="float" office:value="0.264358" calcext:value-type="float">
            <text:p>0.264358</text:p>
          </table:table-cell>
          <table:table-cell office:value-type="float" office:value="0.251173" calcext:value-type="float">
            <text:p>0.251173</text:p>
          </table:table-cell>
          <table:table-cell office:value-type="float" office:value="0.238367" calcext:value-type="float">
            <text:p>0.238367</text:p>
          </table:table-cell>
          <table:table-cell office:value-type="float" office:value="0.226294" calcext:value-type="float">
            <text:p>0.226294</text:p>
          </table:table-cell>
          <table:table-cell office:value-type="float" office:value="0.215345" calcext:value-type="float">
            <text:p>0.215345</text:p>
          </table:table-cell>
          <table:table-cell office:value-type="float" office:value="0.205949" calcext:value-type="float">
            <text:p>0.205949</text:p>
          </table:table-cell>
          <table:table-cell office:value-type="float" office:value="0.198573" calcext:value-type="float">
            <text:p>0.198573</text:p>
          </table:table-cell>
          <table:table-cell office:value-type="float" office:value="0.193718" calcext:value-type="float">
            <text:p>0.193718</text:p>
          </table:table-cell>
          <table:table-cell office:value-type="float" office:value="0.191915" calcext:value-type="float">
            <text:p>0.191915</text:p>
          </table:table-cell>
        </table:table-row>
        <table:table-row table:style-name="ro1">
          <table:table-cell office:value-type="float" office:value="0.423911" calcext:value-type="float">
            <text:p>0.423911</text:p>
          </table:table-cell>
          <table:table-cell office:value-type="float" office:value="0.376771" calcext:value-type="float">
            <text:p>0.376771</text:p>
          </table:table-cell>
          <table:table-cell office:value-type="float" office:value="0.375905" calcext:value-type="float">
            <text:p>0.375905</text:p>
          </table:table-cell>
          <table:table-cell office:value-type="float" office:value="0.373315" calcext:value-type="float">
            <text:p>0.373315</text:p>
          </table:table-cell>
          <table:table-cell office:value-type="float" office:value="0.369042" calcext:value-type="float">
            <text:p>0.369042</text:p>
          </table:table-cell>
          <table:table-cell office:value-type="float" office:value="0.36315" calcext:value-type="float">
            <text:p>0.36315</text:p>
          </table:table-cell>
          <table:table-cell office:value-type="float" office:value="0.355728" calcext:value-type="float">
            <text:p>0.355728</text:p>
          </table:table-cell>
          <table:table-cell office:value-type="float" office:value="0.34689" calcext:value-type="float">
            <text:p>0.34689</text:p>
          </table:table-cell>
          <table:table-cell office:value-type="float" office:value="0.336776" calcext:value-type="float">
            <text:p>0.336776</text:p>
          </table:table-cell>
          <table:table-cell office:value-type="float" office:value="0.325545" calcext:value-type="float">
            <text:p>0.325545</text:p>
          </table:table-cell>
          <table:table-cell office:value-type="float" office:value="0.313385" calcext:value-type="float">
            <text:p>0.313385</text:p>
          </table:table-cell>
          <table:table-cell office:value-type="float" office:value="0.300506" calcext:value-type="float">
            <text:p>0.300506</text:p>
          </table:table-cell>
          <table:table-cell office:value-type="float" office:value="0.287145" calcext:value-type="float">
            <text:p>0.287145</text:p>
          </table:table-cell>
          <table:table-cell office:value-type="float" office:value="0.273565" calcext:value-type="float">
            <text:p>0.273565</text:p>
          </table:table-cell>
          <table:table-cell office:value-type="float" office:value="0.260063" calcext:value-type="float">
            <text:p>0.260063</text:p>
          </table:table-cell>
          <table:table-cell office:value-type="float" office:value="0.246964" calcext:value-type="float">
            <text:p>0.246964</text:p>
          </table:table-cell>
          <table:table-cell office:value-type="float" office:value="0.234632" calcext:value-type="float">
            <text:p>0.234632</text:p>
          </table:table-cell>
          <table:table-cell office:value-type="float" office:value="0.223464" calcext:value-type="float">
            <text:p>0.223464</text:p>
          </table:table-cell>
          <table:table-cell office:value-type="float" office:value="0.213895" calcext:value-type="float">
            <text:p>0.213895</text:p>
          </table:table-cell>
          <table:table-cell office:value-type="float" office:value="0.206396" calcext:value-type="float">
            <text:p>0.206396</text:p>
          </table:table-cell>
          <table:table-cell office:value-type="float" office:value="0.201468" calcext:value-type="float">
            <text:p>0.201468</text:p>
          </table:table-cell>
          <table:table-cell office:value-type="float" office:value="0.199643" calcext:value-type="float">
            <text:p>0.199643</text:p>
          </table:table-cell>
        </table:table-row>
        <table:table-row table:style-name="ro1">
          <table:table-cell office:value-type="float" office:value="0.436023" calcext:value-type="float">
            <text:p>0.436023</text:p>
          </table:table-cell>
          <table:table-cell office:value-type="float" office:value="0.386334" calcext:value-type="float">
            <text:p>0.386334</text:p>
          </table:table-cell>
          <table:table-cell office:value-type="float" office:value="0.385449" calcext:value-type="float">
            <text:p>0.385449</text:p>
          </table:table-cell>
          <table:table-cell office:value-type="float" office:value="0.3828" calcext:value-type="float">
            <text:p>0.3828</text:p>
          </table:table-cell>
          <table:table-cell office:value-type="float" office:value="0.378431" calcext:value-type="float">
            <text:p>0.378431</text:p>
          </table:table-cell>
          <table:table-cell office:value-type="float" office:value="0.372407" calcext:value-type="float">
            <text:p>0.372407</text:p>
          </table:table-cell>
          <table:table-cell office:value-type="float" office:value="0.36482" calcext:value-type="float">
            <text:p>0.36482</text:p>
          </table:table-cell>
          <table:table-cell office:value-type="float" office:value="0.355787" calcext:value-type="float">
            <text:p>0.355787</text:p>
          </table:table-cell>
          <table:table-cell office:value-type="float" office:value="0.345452" calcext:value-type="float">
            <text:p>0.345452</text:p>
          </table:table-cell>
          <table:table-cell office:value-type="float" office:value="0.33398" calcext:value-type="float">
            <text:p>0.33398</text:p>
          </table:table-cell>
          <table:table-cell office:value-type="float" office:value="0.321564" calcext:value-type="float">
            <text:p>0.321564</text:p>
          </table:table-cell>
          <table:table-cell office:value-type="float" office:value="0.30842" calcext:value-type="float">
            <text:p>0.30842</text:p>
          </table:table-cell>
          <table:table-cell office:value-type="float" office:value="0.294792" calcext:value-type="float">
            <text:p>0.294792</text:p>
          </table:table-cell>
          <table:table-cell office:value-type="float" office:value="0.280952" calcext:value-type="float">
            <text:p>0.280952</text:p>
          </table:table-cell>
          <table:table-cell office:value-type="float" office:value="0.267201" calcext:value-type="float">
            <text:p>0.267201</text:p>
          </table:table-cell>
          <table:table-cell office:value-type="float" office:value="0.253874" calcext:value-type="float">
            <text:p>0.253874</text:p>
          </table:table-cell>
          <table:table-cell office:value-type="float" office:value="0.24134" calcext:value-type="float">
            <text:p>0.24134</text:p>
          </table:table-cell>
          <table:table-cell office:value-type="float" office:value="0.230001" calcext:value-type="float">
            <text:p>0.230001</text:p>
          </table:table-cell>
          <table:table-cell office:value-type="float" office:value="0.220298" calcext:value-type="float">
            <text:p>0.220298</text:p>
          </table:table-cell>
          <table:table-cell office:value-type="float" office:value="0.212703" calcext:value-type="float">
            <text:p>0.212703</text:p>
          </table:table-cell>
          <table:table-cell office:value-type="float" office:value="0.207719" calcext:value-type="float">
            <text:p>0.207719</text:p>
          </table:table-cell>
          <table:table-cell office:value-type="float" office:value="0.205876" calcext:value-type="float">
            <text:p>0.205876</text:p>
          </table:table-cell>
        </table:table-row>
        <table:table-row table:style-name="ro1">
          <table:table-cell office:value-type="float" office:value="0.449161" calcext:value-type="float">
            <text:p>0.449161</text:p>
          </table:table-cell>
          <table:table-cell office:value-type="float" office:value="0.396644" calcext:value-type="float">
            <text:p>0.396644</text:p>
          </table:table-cell>
          <table:table-cell office:value-type="float" office:value="0.395737" calcext:value-type="float">
            <text:p>0.395737</text:p>
          </table:table-cell>
          <table:table-cell office:value-type="float" office:value="0.393027" calcext:value-type="float">
            <text:p>0.393027</text:p>
          </table:table-cell>
          <table:table-cell office:value-type="float" office:value="0.388555" calcext:value-type="float">
            <text:p>0.388555</text:p>
          </table:table-cell>
          <table:table-cell office:value-type="float" office:value="0.38239" calcext:value-type="float">
            <text:p>0.38239</text:p>
          </table:table-cell>
          <table:table-cell office:value-type="float" office:value="0.374627" calcext:value-type="float">
            <text:p>0.374627</text:p>
          </table:table-cell>
          <table:table-cell office:value-type="float" office:value="0.365387" calcext:value-type="float">
            <text:p>0.365387</text:p>
          </table:table-cell>
          <table:table-cell office:value-type="float" office:value="0.354817" calcext:value-type="float">
            <text:p>0.354817</text:p>
          </table:table-cell>
          <table:table-cell office:value-type="float" office:value="0.343089" calcext:value-type="float">
            <text:p>0.343089</text:p>
          </table:table-cell>
          <table:table-cell office:value-type="float" office:value="0.3304" calcext:value-type="float">
            <text:p>0.3304</text:p>
          </table:table-cell>
          <table:table-cell office:value-type="float" office:value="0.316976" calcext:value-type="float">
            <text:p>0.316976</text:p>
          </table:table-cell>
          <table:table-cell office:value-type="float" office:value="0.303065" calcext:value-type="float">
            <text:p>0.303065</text:p>
          </table:table-cell>
          <table:table-cell office:value-type="float" office:value="0.288949" calcext:value-type="float">
            <text:p>0.288949</text:p>
          </table:table-cell>
          <table:table-cell office:value-type="float" office:value="0.274935" calcext:value-type="float">
            <text:p>0.274935</text:p>
          </table:table-cell>
          <table:table-cell office:value-type="float" office:value="0.261367" calcext:value-type="float">
            <text:p>0.261367</text:p>
          </table:table-cell>
          <table:table-cell office:value-type="float" office:value="0.24862" calcext:value-type="float">
            <text:p>0.24862</text:p>
          </table:table-cell>
          <table:table-cell office:value-type="float" office:value="0.237102" calcext:value-type="float">
            <text:p>0.237102</text:p>
          </table:table-cell>
          <table:table-cell office:value-type="float" office:value="0.227257" calcext:value-type="float">
            <text:p>0.227257</text:p>
          </table:table-cell>
          <table:table-cell office:value-type="float" office:value="0.219561" calcext:value-type="float">
            <text:p>0.219561</text:p>
          </table:table-cell>
          <table:table-cell office:value-type="float" office:value="0.214518" calcext:value-type="float">
            <text:p>0.214518</text:p>
          </table:table-cell>
          <table:table-cell office:value-type="float" office:value="0.212656" calcext:value-type="float">
            <text:p>0.212656</text:p>
          </table:table-cell>
        </table:table-row>
        <table:table-row table:style-name="ro1">
          <table:table-cell office:value-type="float" office:value="0.464232" calcext:value-type="float">
            <text:p>0.464232</text:p>
          </table:table-cell>
          <table:table-cell office:value-type="float" office:value="0.40839" calcext:value-type="float">
            <text:p>0.40839</text:p>
          </table:table-cell>
          <table:table-cell office:value-type="float" office:value="0.40746" calcext:value-type="float">
            <text:p>0.40746</text:p>
          </table:table-cell>
          <table:table-cell office:value-type="float" office:value="0.404679" calcext:value-type="float">
            <text:p>0.404679</text:p>
          </table:table-cell>
          <table:table-cell office:value-type="float" office:value="0.400091" calcext:value-type="float">
            <text:p>0.400091</text:p>
          </table:table-cell>
          <table:table-cell office:value-type="float" office:value="0.393768" calcext:value-type="float">
            <text:p>0.393768</text:p>
          </table:table-cell>
          <table:table-cell office:value-type="float" office:value="0.385807" calcext:value-type="float">
            <text:p>0.385807</text:p>
          </table:table-cell>
          <table:table-cell office:value-type="float" office:value="0.376334" calcext:value-type="float">
            <text:p>0.376334</text:p>
          </table:table-cell>
          <table:table-cell office:value-type="float" office:value="0.3655" calcext:value-type="float">
            <text:p>0.3655</text:p>
          </table:table-cell>
          <table:table-cell office:value-type="float" office:value="0.353485" calcext:value-type="float">
            <text:p>0.353485</text:p>
          </table:table-cell>
          <table:table-cell office:value-type="float" office:value="0.340492" calcext:value-type="float">
            <text:p>0.340492</text:p>
          </table:table-cell>
          <table:table-cell office:value-type="float" office:value="0.326752" calcext:value-type="float">
            <text:p>0.326752</text:p>
          </table:table-cell>
          <table:table-cell office:value-type="float" office:value="0.312527" calcext:value-type="float">
            <text:p>0.312527</text:p>
          </table:table-cell>
          <table:table-cell office:value-type="float" office:value="0.298102" calcext:value-type="float">
            <text:p>0.298102</text:p>
          </table:table-cell>
          <table:table-cell office:value-type="float" office:value="0.283796" calcext:value-type="float">
            <text:p>0.283796</text:p>
          </table:table-cell>
          <table:table-cell office:value-type="float" office:value="0.26996" calcext:value-type="float">
            <text:p>0.26996</text:p>
          </table:table-cell>
          <table:table-cell office:value-type="float" office:value="0.256975" calcext:value-type="float">
            <text:p>0.256975</text:p>
          </table:table-cell>
          <table:table-cell office:value-type="float" office:value="0.245258" calcext:value-type="float">
            <text:p>0.245258</text:p>
          </table:table-cell>
          <table:table-cell office:value-type="float" office:value="0.235257" calcext:value-type="float">
            <text:p>0.235257</text:p>
          </table:table-cell>
          <table:table-cell office:value-type="float" office:value="0.227449" calcext:value-type="float">
            <text:p>0.227449</text:p>
          </table:table-cell>
          <table:table-cell office:value-type="float" office:value="0.222341" calcext:value-type="float">
            <text:p>0.222341</text:p>
          </table:table-cell>
          <table:table-cell office:value-type="float" office:value="0.220458" calcext:value-type="float">
            <text:p>0.220458</text:p>
          </table:table-cell>
        </table:table-row>
        <table:table-row table:style-name="ro1">
          <table:table-cell office:value-type="float" office:value="0.478039" calcext:value-type="float">
            <text:p>0.478039</text:p>
          </table:table-cell>
          <table:table-cell office:value-type="float" office:value="0.419078" calcext:value-type="float">
            <text:p>0.419078</text:p>
          </table:table-cell>
          <table:table-cell office:value-type="float" office:value="0.418126" calcext:value-type="float">
            <text:p>0.418126</text:p>
          </table:table-cell>
          <table:table-cell office:value-type="float" office:value="0.415282" calcext:value-type="float">
            <text:p>0.415282</text:p>
          </table:table-cell>
          <table:table-cell office:value-type="float" office:value="0.410591" calcext:value-type="float">
            <text:p>0.410591</text:p>
          </table:table-cell>
          <table:table-cell office:value-type="float" office:value="0.404126" calcext:value-type="float">
            <text:p>0.404126</text:p>
          </table:table-cell>
          <table:table-cell office:value-type="float" office:value="0.395987" calcext:value-type="float">
            <text:p>0.395987</text:p>
          </table:table-cell>
          <table:table-cell office:value-type="float" office:value="0.386305" calcext:value-type="float">
            <text:p>0.386305</text:p>
          </table:table-cell>
          <table:table-cell office:value-type="float" office:value="0.375235" calcext:value-type="float">
            <text:p>0.375235</text:p>
          </table:table-cell>
          <table:table-cell office:value-type="float" office:value="0.362962" calcext:value-type="float">
            <text:p>0.362962</text:p>
          </table:table-cell>
          <table:table-cell office:value-type="float" office:value="0.349696" calcext:value-type="float">
            <text:p>0.349696</text:p>
          </table:table-cell>
          <table:table-cell office:value-type="float" office:value="0.335677" calcext:value-type="float">
            <text:p>0.335677</text:p>
          </table:table-cell>
          <table:table-cell office:value-type="float" office:value="0.32117" calcext:value-type="float">
            <text:p>0.32117</text:p>
          </table:table-cell>
          <table:table-cell office:value-type="float" office:value="0.30647" calcext:value-type="float">
            <text:p>0.30647</text:p>
          </table:table-cell>
          <table:table-cell office:value-type="float" office:value="0.291905" calcext:value-type="float">
            <text:p>0.291905</text:p>
          </table:table-cell>
          <table:table-cell office:value-type="float" office:value="0.27783" calcext:value-type="float">
            <text:p>0.27783</text:p>
          </table:table-cell>
          <table:table-cell office:value-type="float" office:value="0.264635" calcext:value-type="float">
            <text:p>0.264635</text:p>
          </table:table-cell>
          <table:table-cell office:value-type="float" office:value="0.252742" calcext:value-type="float">
            <text:p>0.252742</text:p>
          </table:table-cell>
          <table:table-cell office:value-type="float" office:value="0.242601" calcext:value-type="float">
            <text:p>0.242601</text:p>
          </table:table-cell>
          <table:table-cell office:value-type="float" office:value="0.234695" calcext:value-type="float">
            <text:p>0.234695</text:p>
          </table:table-cell>
          <table:table-cell office:value-type="float" office:value="0.229529" calcext:value-type="float">
            <text:p>0.229529</text:p>
          </table:table-cell>
          <table:table-cell office:value-type="float" office:value="0.227628" calcext:value-type="float">
            <text:p>0.227628</text:p>
          </table:table-cell>
        </table:table-row>
        <table:table-row table:style-name="ro1">
          <table:table-cell office:value-type="float" office:value="0.491847" calcext:value-type="float">
            <text:p>0.491847</text:p>
          </table:table-cell>
          <table:table-cell office:value-type="float" office:value="0.429696" calcext:value-type="float">
            <text:p>0.429696</text:p>
          </table:table-cell>
          <table:table-cell office:value-type="float" office:value="0.428724" calcext:value-type="float">
            <text:p>0.428724</text:p>
          </table:table-cell>
          <table:table-cell office:value-type="float" office:value="0.425818" calcext:value-type="float">
            <text:p>0.425818</text:p>
          </table:table-cell>
          <table:table-cell office:value-type="float" office:value="0.421025" calcext:value-type="float">
            <text:p>0.421025</text:p>
          </table:table-cell>
          <table:table-cell office:value-type="float" office:value="0.41442" calcext:value-type="float">
            <text:p>0.41442</text:p>
          </table:table-cell>
          <table:table-cell office:value-type="float" office:value="0.406108" calcext:value-type="float">
            <text:p>0.406108</text:p>
          </table:table-cell>
          <table:table-cell office:value-type="float" office:value="0.39622" calcext:value-type="float">
            <text:p>0.39622</text:p>
          </table:table-cell>
          <table:table-cell office:value-type="float" office:value="0.38492" calcext:value-type="float">
            <text:p>0.38492</text:p>
          </table:table-cell>
          <table:table-cell office:value-type="float" office:value="0.372395" calcext:value-type="float">
            <text:p>0.372395</text:p>
          </table:table-cell>
          <table:table-cell office:value-type="float" office:value="0.358863" calcext:value-type="float">
            <text:p>0.358863</text:p>
          </table:table-cell>
          <table:table-cell office:value-type="float" office:value="0.34457" calcext:value-type="float">
            <text:p>0.34457</text:p>
          </table:table-cell>
          <table:table-cell office:value-type="float" office:value="0.329789" calcext:value-type="float">
            <text:p>0.329789</text:p>
          </table:table-cell>
          <table:table-cell office:value-type="float" office:value="0.314823" calcext:value-type="float">
            <text:p>0.314823</text:p>
          </table:table-cell>
          <table:table-cell office:value-type="float" office:value="0.300004" calcext:value-type="float">
            <text:p>0.300004</text:p>
          </table:table-cell>
          <table:table-cell office:value-type="float" office:value="0.285698" calcext:value-type="float">
            <text:p>0.285698</text:p>
          </table:table-cell>
          <table:table-cell office:value-type="float" office:value="0.2723" calcext:value-type="float">
            <text:p>0.2723</text:p>
          </table:table-cell>
          <table:table-cell office:value-type="float" office:value="0.260235" calcext:value-type="float">
            <text:p>0.260235</text:p>
          </table:table-cell>
          <table:table-cell office:value-type="float" office:value="0.24996" calcext:value-type="float">
            <text:p>0.24996</text:p>
          </table:table-cell>
          <table:table-cell office:value-type="float" office:value="0.241958" calcext:value-type="float">
            <text:p>0.241958</text:p>
          </table:table-cell>
          <table:table-cell office:value-type="float" office:value="0.236736" calcext:value-type="float">
            <text:p>0.236736</text:p>
          </table:table-cell>
          <table:table-cell office:value-type="float" office:value="0.234817" calcext:value-type="float">
            <text:p>0.234817</text:p>
          </table:table-cell>
        </table:table-row>
        <table:table-row table:style-name="ro1">
          <table:table-cell office:value-type="float" office:value="0.505655" calcext:value-type="float">
            <text:p>0.505655</text:p>
          </table:table-cell>
          <table:table-cell office:value-type="float" office:value="0.440246" calcext:value-type="float">
            <text:p>0.440246</text:p>
          </table:table-cell>
          <table:table-cell office:value-type="float" office:value="0.439254" calcext:value-type="float">
            <text:p>0.439254</text:p>
          </table:table-cell>
          <table:table-cell office:value-type="float" office:value="0.436287" calcext:value-type="float">
            <text:p>0.436287</text:p>
          </table:table-cell>
          <table:table-cell office:value-type="float" office:value="0.431395" calcext:value-type="float">
            <text:p>0.431395</text:p>
          </table:table-cell>
          <table:table-cell office:value-type="float" office:value="0.424653" calcext:value-type="float">
            <text:p>0.424653</text:p>
          </table:table-cell>
          <table:table-cell office:value-type="float" office:value="0.41617" calcext:value-type="float">
            <text:p>0.41617</text:p>
          </table:table-cell>
          <table:table-cell office:value-type="float" office:value="0.406082" calcext:value-type="float">
            <text:p>0.406082</text:p>
          </table:table-cell>
          <table:table-cell office:value-type="float" office:value="0.394555" calcext:value-type="float">
            <text:p>0.394555</text:p>
          </table:table-cell>
          <table:table-cell office:value-type="float" office:value="0.381785" calcext:value-type="float">
            <text:p>0.381785</text:p>
          </table:table-cell>
          <table:table-cell office:value-type="float" office:value="0.367994" calcext:value-type="float">
            <text:p>0.367994</text:p>
          </table:table-cell>
          <table:table-cell office:value-type="float" office:value="0.353434" calcext:value-type="float">
            <text:p>0.353434</text:p>
          </table:table-cell>
          <table:table-cell office:value-type="float" office:value="0.338385" calcext:value-type="float">
            <text:p>0.338385</text:p>
          </table:table-cell>
          <table:table-cell office:value-type="float" office:value="0.323159" calcext:value-type="float">
            <text:p>0.323159</text:p>
          </table:table-cell>
          <table:table-cell office:value-type="float" office:value="0.308096" calcext:value-type="float">
            <text:p>0.308096</text:p>
          </table:table-cell>
          <table:table-cell office:value-type="float" office:value="0.293565" calcext:value-type="float">
            <text:p>0.293565</text:p>
          </table:table-cell>
          <table:table-cell office:value-type="float" office:value="0.279969" calcext:value-type="float">
            <text:p>0.279969</text:p>
          </table:table-cell>
          <table:table-cell office:value-type="float" office:value="0.267738" calcext:value-type="float">
            <text:p>0.267738</text:p>
          </table:table-cell>
          <table:table-cell office:value-type="float" office:value="0.257333" calcext:value-type="float">
            <text:p>0.257333</text:p>
          </table:table-cell>
          <table:table-cell office:value-type="float" office:value="0.249239" calcext:value-type="float">
            <text:p>0.249239</text:p>
          </table:table-cell>
          <table:table-cell office:value-type="float" office:value="0.243962" calcext:value-type="float">
            <text:p>0.243962</text:p>
          </table:table-cell>
          <table:table-cell office:value-type="float" office:value="0.242026" calcext:value-type="float">
            <text:p>0.242026</text:p>
          </table:table-cell>
        </table:table-row>
        <table:table-row table:style-name="ro1">
          <table:table-cell office:value-type="float" office:value="0.519463" calcext:value-type="float">
            <text:p>0.519463</text:p>
          </table:table-cell>
          <table:table-cell office:value-type="float" office:value="0.450729" calcext:value-type="float">
            <text:p>0.450729</text:p>
          </table:table-cell>
          <table:table-cell office:value-type="float" office:value="0.449717" calcext:value-type="float">
            <text:p>0.449717</text:p>
          </table:table-cell>
          <table:table-cell office:value-type="float" office:value="0.446691" calcext:value-type="float">
            <text:p>0.446691</text:p>
          </table:table-cell>
          <table:table-cell office:value-type="float" office:value="0.441701" calcext:value-type="float">
            <text:p>0.441701</text:p>
          </table:table-cell>
          <table:table-cell office:value-type="float" office:value="0.434825" calcext:value-type="float">
            <text:p>0.434825</text:p>
          </table:table-cell>
          <table:table-cell office:value-type="float" office:value="0.426175" calcext:value-type="float">
            <text:p>0.426175</text:p>
          </table:table-cell>
          <table:table-cell office:value-type="float" office:value="0.415891" calcext:value-type="float">
            <text:p>0.415891</text:p>
          </table:table-cell>
          <table:table-cell office:value-type="float" office:value="0.404143" calcext:value-type="float">
            <text:p>0.404143</text:p>
          </table:table-cell>
          <table:table-cell office:value-type="float" office:value="0.391133" calcext:value-type="float">
            <text:p>0.391133</text:p>
          </table:table-cell>
          <table:table-cell office:value-type="float" office:value="0.377088" calcext:value-type="float">
            <text:p>0.377088</text:p>
          </table:table-cell>
          <table:table-cell office:value-type="float" office:value="0.362268" calcext:value-type="float">
            <text:p>0.362268</text:p>
          </table:table-cell>
          <table:table-cell office:value-type="float" office:value="0.34696" calcext:value-type="float">
            <text:p>0.34696</text:p>
          </table:table-cell>
          <table:table-cell office:value-type="float" office:value="0.331481" calcext:value-type="float">
            <text:p>0.331481</text:p>
          </table:table-cell>
          <table:table-cell office:value-type="float" office:value="0.316178" calcext:value-type="float">
            <text:p>0.316178</text:p>
          </table:table-cell>
          <table:table-cell office:value-type="float" office:value="0.30143" calcext:value-type="float">
            <text:p>0.30143</text:p>
          </table:table-cell>
          <table:table-cell office:value-type="float" office:value="0.287642" calcext:value-type="float">
            <text:p>0.287642</text:p>
          </table:table-cell>
          <table:table-cell office:value-type="float" office:value="0.27525" calcext:value-type="float">
            <text:p>0.27525</text:p>
          </table:table-cell>
          <table:table-cell office:value-type="float" office:value="0.264719" calcext:value-type="float">
            <text:p>0.264719</text:p>
          </table:table-cell>
          <table:table-cell office:value-type="float" office:value="0.256535" calcext:value-type="float">
            <text:p>0.256535</text:p>
          </table:table-cell>
          <table:table-cell office:value-type="float" office:value="0.251206" calcext:value-type="float">
            <text:p>0.251206</text:p>
          </table:table-cell>
          <table:table-cell office:value-type="float" office:value="0.249254" calcext:value-type="float">
            <text:p>0.249254</text:p>
          </table:table-cell>
        </table:table-row>
        <table:table-row table:style-name="ro1">
          <table:table-cell office:value-type="float" office:value="0.533271" calcext:value-type="float">
            <text:p>0.533271</text:p>
          </table:table-cell>
          <table:table-cell office:value-type="float" office:value="0.461147" calcext:value-type="float">
            <text:p>0.461147</text:p>
          </table:table-cell>
          <table:table-cell office:value-type="float" office:value="0.460116" calcext:value-type="float">
            <text:p>0.460116</text:p>
          </table:table-cell>
          <table:table-cell office:value-type="float" office:value="0.457031" calcext:value-type="float">
            <text:p>0.457031</text:p>
          </table:table-cell>
          <table:table-cell office:value-type="float" office:value="0.451945" calcext:value-type="float">
            <text:p>0.451945</text:p>
          </table:table-cell>
          <table:table-cell office:value-type="float" office:value="0.444938" calcext:value-type="float">
            <text:p>0.444938</text:p>
          </table:table-cell>
          <table:table-cell office:value-type="float" office:value="0.436125" calcext:value-type="float">
            <text:p>0.436125</text:p>
          </table:table-cell>
          <table:table-cell office:value-type="float" office:value="0.425649" calcext:value-type="float">
            <text:p>0.425649</text:p>
          </table:table-cell>
          <table:table-cell office:value-type="float" office:value="0.413685" calcext:value-type="float">
            <text:p>0.413685</text:p>
          </table:table-cell>
          <table:table-cell office:value-type="float" office:value="0.40044" calcext:value-type="float">
            <text:p>0.40044</text:p>
          </table:table-cell>
          <table:table-cell office:value-type="float" office:value="0.386148" calcext:value-type="float">
            <text:p>0.386148</text:p>
          </table:table-cell>
          <table:table-cell office:value-type="float" office:value="0.371074" calcext:value-type="float">
            <text:p>0.371074</text:p>
          </table:table-cell>
          <table:table-cell office:value-type="float" office:value="0.355512" calcext:value-type="float">
            <text:p>0.355512</text:p>
          </table:table-cell>
          <table:table-cell office:value-type="float" office:value="0.339788" calcext:value-type="float">
            <text:p>0.339788</text:p>
          </table:table-cell>
          <table:table-cell office:value-type="float" office:value="0.324253" calcext:value-type="float">
            <text:p>0.324253</text:p>
          </table:table-cell>
          <table:table-cell office:value-type="float" office:value="0.309293" calcext:value-type="float">
            <text:p>0.309293</text:p>
          </table:table-cell>
          <table:table-cell office:value-type="float" office:value="0.295319" calcext:value-type="float">
            <text:p>0.295319</text:p>
          </table:table-cell>
          <table:table-cell office:value-type="float" office:value="0.282772" calcext:value-type="float">
            <text:p>0.282772</text:p>
          </table:table-cell>
          <table:table-cell office:value-type="float" office:value="0.272118" calcext:value-type="float">
            <text:p>0.272118</text:p>
          </table:table-cell>
          <table:table-cell office:value-type="float" office:value="0.263848" calcext:value-type="float">
            <text:p>0.263848</text:p>
          </table:table-cell>
          <table:table-cell office:value-type="float" office:value="0.258468" calcext:value-type="float">
            <text:p>0.258468</text:p>
          </table:table-cell>
          <table:table-cell office:value-type="float" office:value="0.256499" calcext:value-type="float">
            <text:p>0.256499</text:p>
          </table:table-cell>
        </table:table-row>
        <table:table-row table:style-name="ro1">
          <table:table-cell office:value-type="float" office:value="0.547079" calcext:value-type="float">
            <text:p>0.547079</text:p>
          </table:table-cell>
          <table:table-cell office:value-type="float" office:value="0.471501" calcext:value-type="float">
            <text:p>0.471501</text:p>
          </table:table-cell>
          <table:table-cell office:value-type="float" office:value="0.47045" calcext:value-type="float">
            <text:p>0.47045</text:p>
          </table:table-cell>
          <table:table-cell office:value-type="float" office:value="0.467309" calcext:value-type="float">
            <text:p>0.467309</text:p>
          </table:table-cell>
          <table:table-cell office:value-type="float" office:value="0.462128" calcext:value-type="float">
            <text:p>0.462128</text:p>
          </table:table-cell>
          <table:table-cell office:value-type="float" office:value="0.454994" calcext:value-type="float">
            <text:p>0.454994</text:p>
          </table:table-cell>
          <table:table-cell office:value-type="float" office:value="0.44602" calcext:value-type="float">
            <text:p>0.44602</text:p>
          </table:table-cell>
          <table:table-cell office:value-type="float" office:value="0.435356" calcext:value-type="float">
            <text:p>0.435356</text:p>
          </table:table-cell>
          <table:table-cell office:value-type="float" office:value="0.423182" calcext:value-type="float">
            <text:p>0.423182</text:p>
          </table:table-cell>
          <table:table-cell office:value-type="float" office:value="0.409707" calcext:value-type="float">
            <text:p>0.409707</text:p>
          </table:table-cell>
          <table:table-cell office:value-type="float" office:value="0.395174" calcext:value-type="float">
            <text:p>0.395174</text:p>
          </table:table-cell>
          <table:table-cell office:value-type="float" office:value="0.379853" calcext:value-type="float">
            <text:p>0.379853</text:p>
          </table:table-cell>
          <table:table-cell office:value-type="float" office:value="0.364045" calcext:value-type="float">
            <text:p>0.364045</text:p>
          </table:table-cell>
          <table:table-cell office:value-type="float" office:value="0.348081" calcext:value-type="float">
            <text:p>0.348081</text:p>
          </table:table-cell>
          <table:table-cell office:value-type="float" office:value="0.332321" calcext:value-type="float">
            <text:p>0.332321</text:p>
          </table:table-cell>
          <table:table-cell office:value-type="float" office:value="0.317154" calcext:value-type="float">
            <text:p>0.317154</text:p>
          </table:table-cell>
          <table:table-cell office:value-type="float" office:value="0.303" calcext:value-type="float">
            <text:p>0.303</text:p>
          </table:table-cell>
          <table:table-cell office:value-type="float" office:value="0.290302" calcext:value-type="float">
            <text:p>0.290302</text:p>
          </table:table-cell>
          <table:table-cell office:value-type="float" office:value="0.27953" calcext:value-type="float">
            <text:p>0.27953</text:p>
          </table:table-cell>
          <table:table-cell office:value-type="float" office:value="0.271176" calcext:value-type="float">
            <text:p>0.271176</text:p>
          </table:table-cell>
          <table:table-cell office:value-type="float" office:value="0.265747" calcext:value-type="float">
            <text:p>0.265747</text:p>
          </table:table-cell>
          <table:table-cell office:value-type="float" office:value="0.263762" calcext:value-type="float">
            <text:p>0.263762</text:p>
          </table:table-cell>
        </table:table-row>
        <table:table-row table:style-name="ro1">
          <table:table-cell office:value-type="float" office:value="0.560887" calcext:value-type="float">
            <text:p>0.560887</text:p>
          </table:table-cell>
          <table:table-cell office:value-type="float" office:value="0.481792" calcext:value-type="float">
            <text:p>0.481792</text:p>
          </table:table-cell>
          <table:table-cell office:value-type="float" office:value="0.480722" calcext:value-type="float">
            <text:p>0.480722</text:p>
          </table:table-cell>
          <table:table-cell office:value-type="float" office:value="0.477525" calcext:value-type="float">
            <text:p>0.477525</text:p>
          </table:table-cell>
          <table:table-cell office:value-type="float" office:value="0.472253" calcext:value-type="float">
            <text:p>0.472253</text:p>
          </table:table-cell>
          <table:table-cell office:value-type="float" office:value="0.464992" calcext:value-type="float">
            <text:p>0.464992</text:p>
          </table:table-cell>
          <table:table-cell office:value-type="float" office:value="0.455862" calcext:value-type="float">
            <text:p>0.455862</text:p>
          </table:table-cell>
          <table:table-cell office:value-type="float" office:value="0.445015" calcext:value-type="float">
            <text:p>0.445015</text:p>
          </table:table-cell>
          <table:table-cell office:value-type="float" office:value="0.432634" calcext:value-type="float">
            <text:p>0.432634</text:p>
          </table:table-cell>
          <table:table-cell office:value-type="float" office:value="0.418936" calcext:value-type="float">
            <text:p>0.418936</text:p>
          </table:table-cell>
          <table:table-cell office:value-type="float" office:value="0.404167" calcext:value-type="float">
            <text:p>0.404167</text:p>
          </table:table-cell>
          <table:table-cell office:value-type="float" office:value="0.388605" calcext:value-type="float">
            <text:p>0.388605</text:p>
          </table:table-cell>
          <table:table-cell office:value-type="float" office:value="0.372557" calcext:value-type="float">
            <text:p>0.372557</text:p>
          </table:table-cell>
          <table:table-cell office:value-type="float" office:value="0.35636" calcext:value-type="float">
            <text:p>0.35636</text:p>
          </table:table-cell>
          <table:table-cell office:value-type="float" office:value="0.340381" calcext:value-type="float">
            <text:p>0.340381</text:p>
          </table:table-cell>
          <table:table-cell office:value-type="float" office:value="0.325015" calcext:value-type="float">
            <text:p>0.325015</text:p>
          </table:table-cell>
          <table:table-cell office:value-type="float" office:value="0.310685" calcext:value-type="float">
            <text:p>0.310685</text:p>
          </table:table-cell>
          <table:table-cell office:value-type="float" office:value="0.297841" calcext:value-type="float">
            <text:p>0.297841</text:p>
          </table:table-cell>
          <table:table-cell office:value-type="float" office:value="0.286954" calcext:value-type="float">
            <text:p>0.286954</text:p>
          </table:table-cell>
          <table:table-cell office:value-type="float" office:value="0.278518" calcext:value-type="float">
            <text:p>0.278518</text:p>
          </table:table-cell>
          <table:table-cell office:value-type="float" office:value="0.273042" calcext:value-type="float">
            <text:p>0.273042</text:p>
          </table:table-cell>
          <table:table-cell office:value-type="float" office:value="0.271042" calcext:value-type="float">
            <text:p>0.271042</text:p>
          </table:table-cell>
        </table:table-row>
        <table:table-row table:style-name="ro1">
          <table:table-cell office:value-type="float" office:value="0.574694" calcext:value-type="float">
            <text:p>0.574694</text:p>
          </table:table-cell>
          <table:table-cell office:value-type="float" office:value="0.492021" calcext:value-type="float">
            <text:p>0.492021</text:p>
          </table:table-cell>
          <table:table-cell office:value-type="float" office:value="0.490933" calcext:value-type="float">
            <text:p>0.490933</text:p>
          </table:table-cell>
          <table:table-cell office:value-type="float" office:value="0.487681" calcext:value-type="float">
            <text:p>0.487681</text:p>
          </table:table-cell>
          <table:table-cell office:value-type="float" office:value="0.482319" calcext:value-type="float">
            <text:p>0.482319</text:p>
          </table:table-cell>
          <table:table-cell office:value-type="float" office:value="0.474935" calcext:value-type="float">
            <text:p>0.474935</text:p>
          </table:table-cell>
          <table:table-cell office:value-type="float" office:value="0.465652" calcext:value-type="float">
            <text:p>0.465652</text:p>
          </table:table-cell>
          <table:table-cell office:value-type="float" office:value="0.454625" calcext:value-type="float">
            <text:p>0.454625</text:p>
          </table:table-cell>
          <table:table-cell office:value-type="float" office:value="0.442043" calcext:value-type="float">
            <text:p>0.442043</text:p>
          </table:table-cell>
          <table:table-cell office:value-type="float" office:value="0.428127" calcext:value-type="float">
            <text:p>0.428127</text:p>
          </table:table-cell>
          <table:table-cell office:value-type="float" office:value="0.413128" calcext:value-type="float">
            <text:p>0.413128</text:p>
          </table:table-cell>
          <table:table-cell office:value-type="float" office:value="0.397331" calcext:value-type="float">
            <text:p>0.397331</text:p>
          </table:table-cell>
          <table:table-cell office:value-type="float" office:value="0.38105" calcext:value-type="float">
            <text:p>0.38105</text:p>
          </table:table-cell>
          <table:table-cell office:value-type="float" office:value="0.364626" calcext:value-type="float">
            <text:p>0.364626</text:p>
          </table:table-cell>
          <table:table-cell office:value-type="float" office:value="0.348434" calcext:value-type="float">
            <text:p>0.348434</text:p>
          </table:table-cell>
          <table:table-cell office:value-type="float" office:value="0.332874" calcext:value-type="float">
            <text:p>0.332874</text:p>
          </table:table-cell>
          <table:table-cell office:value-type="float" office:value="0.318374" calcext:value-type="float">
            <text:p>0.318374</text:p>
          </table:table-cell>
          <table:table-cell office:value-type="float" office:value="0.305388" calcext:value-type="float">
            <text:p>0.305388</text:p>
          </table:table-cell>
          <table:table-cell office:value-type="float" office:value="0.29439" calcext:value-type="float">
            <text:p>0.29439</text:p>
          </table:table-cell>
          <table:table-cell office:value-type="float" office:value="0.285875" calcext:value-type="float">
            <text:p>0.285875</text:p>
          </table:table-cell>
          <table:table-cell office:value-type="float" office:value="0.280352" calcext:value-type="float">
            <text:p>0.280352</text:p>
          </table:table-cell>
          <table:table-cell office:value-type="float" office:value="0.278338" calcext:value-type="float">
            <text:p>0.278338</text:p>
          </table:table-cell>
        </table:table-row>
        <table:table-row table:style-name="ro1">
          <table:table-cell office:value-type="float" office:value="0.588502" calcext:value-type="float">
            <text:p>0.588502</text:p>
          </table:table-cell>
          <table:table-cell office:value-type="float" office:value="0.50219" calcext:value-type="float">
            <text:p>0.50219</text:p>
          </table:table-cell>
          <table:table-cell office:value-type="float" office:value="0.501084" calcext:value-type="float">
            <text:p>0.501084</text:p>
          </table:table-cell>
          <table:table-cell office:value-type="float" office:value="0.497778" calcext:value-type="float">
            <text:p>0.497778</text:p>
          </table:table-cell>
          <table:table-cell office:value-type="float" office:value="0.492328" calcext:value-type="float">
            <text:p>0.492328</text:p>
          </table:table-cell>
          <table:table-cell office:value-type="float" office:value="0.484824" calcext:value-type="float">
            <text:p>0.484824</text:p>
          </table:table-cell>
          <table:table-cell office:value-type="float" office:value="0.475392" calcext:value-type="float">
            <text:p>0.475392</text:p>
          </table:table-cell>
          <table:table-cell office:value-type="float" office:value="0.464189" calcext:value-type="float">
            <text:p>0.464189</text:p>
          </table:table-cell>
          <table:table-cell office:value-type="float" office:value="0.451411" calcext:value-type="float">
            <text:p>0.451411</text:p>
          </table:table-cell>
          <table:table-cell office:value-type="float" office:value="0.437281" calcext:value-type="float">
            <text:p>0.437281</text:p>
          </table:table-cell>
          <table:table-cell office:value-type="float" office:value="0.422059" calcext:value-type="float">
            <text:p>0.422059</text:p>
          </table:table-cell>
          <table:table-cell office:value-type="float" office:value="0.406033" calcext:value-type="float">
            <text:p>0.406033</text:p>
          </table:table-cell>
          <table:table-cell office:value-type="float" office:value="0.389524" calcext:value-type="float">
            <text:p>0.389524</text:p>
          </table:table-cell>
          <table:table-cell office:value-type="float" office:value="0.37288" calcext:value-type="float">
            <text:p>0.37288</text:p>
          </table:table-cell>
          <table:table-cell office:value-type="float" office:value="0.356481" calcext:value-type="float">
            <text:p>0.356481</text:p>
          </table:table-cell>
          <table:table-cell office:value-type="float" office:value="0.340732" calcext:value-type="float">
            <text:p>0.340732</text:p>
          </table:table-cell>
          <table:table-cell office:value-type="float" office:value="0.326067" calcext:value-type="float">
            <text:p>0.326067</text:p>
          </table:table-cell>
          <table:table-cell office:value-type="float" office:value="0.312943" calcext:value-type="float">
            <text:p>0.312943</text:p>
          </table:table-cell>
          <table:table-cell office:value-type="float" office:value="0.301837" calcext:value-type="float">
            <text:p>0.301837</text:p>
          </table:table-cell>
          <table:table-cell office:value-type="float" office:value="0.293246" calcext:value-type="float">
            <text:p>0.293246</text:p>
          </table:table-cell>
          <table:table-cell office:value-type="float" office:value="0.287679" calcext:value-type="float">
            <text:p>0.287679</text:p>
          </table:table-cell>
          <table:table-cell office:value-type="float" office:value="0.285651" calcext:value-type="float">
            <text:p>0.285651</text:p>
          </table:table-cell>
        </table:table-row>
        <table:table-row table:style-name="ro1">
          <table:table-cell office:value-type="float" office:value="0.60231" calcext:value-type="float">
            <text:p>0.60231</text:p>
          </table:table-cell>
          <table:table-cell office:value-type="float" office:value="0.5123" calcext:value-type="float">
            <text:p>0.5123</text:p>
          </table:table-cell>
          <table:table-cell office:value-type="float" office:value="0.511176" calcext:value-type="float">
            <text:p>0.511176</text:p>
          </table:table-cell>
          <table:table-cell office:value-type="float" office:value="0.507818" calcext:value-type="float">
            <text:p>0.507818</text:p>
          </table:table-cell>
          <table:table-cell office:value-type="float" office:value="0.502282" calcext:value-type="float">
            <text:p>0.502282</text:p>
          </table:table-cell>
          <table:table-cell office:value-type="float" office:value="0.494661" calcext:value-type="float">
            <text:p>0.494661</text:p>
          </table:table-cell>
          <table:table-cell office:value-type="float" office:value="0.485082" calcext:value-type="float">
            <text:p>0.485082</text:p>
          </table:table-cell>
          <table:table-cell office:value-type="float" office:value="0.473708" calcext:value-type="float">
            <text:p>0.473708</text:p>
          </table:table-cell>
          <table:table-cell office:value-type="float" office:value="0.460737" calcext:value-type="float">
            <text:p>0.460737</text:p>
          </table:table-cell>
          <table:table-cell office:value-type="float" office:value="0.4464" calcext:value-type="float">
            <text:p>0.4464</text:p>
          </table:table-cell>
          <table:table-cell office:value-type="float" office:value="0.430959" calcext:value-type="float">
            <text:p>0.430959</text:p>
          </table:table-cell>
          <table:table-cell office:value-type="float" office:value="0.414711" calcext:value-type="float">
            <text:p>0.414711</text:p>
          </table:table-cell>
          <table:table-cell office:value-type="float" office:value="0.397979" calcext:value-type="float">
            <text:p>0.397979</text:p>
          </table:table-cell>
          <table:table-cell office:value-type="float" office:value="0.381122" calcext:value-type="float">
            <text:p>0.381122</text:p>
          </table:table-cell>
          <table:table-cell office:value-type="float" office:value="0.364521" calcext:value-type="float">
            <text:p>0.364521</text:p>
          </table:table-cell>
          <table:table-cell office:value-type="float" office:value="0.348589" calcext:value-type="float">
            <text:p>0.348589</text:p>
          </table:table-cell>
          <table:table-cell office:value-type="float" office:value="0.333764" calcext:value-type="float">
            <text:p>0.333764</text:p>
          </table:table-cell>
          <table:table-cell office:value-type="float" office:value="0.320506" calcext:value-type="float">
            <text:p>0.320506</text:p>
          </table:table-cell>
          <table:table-cell office:value-type="float" office:value="0.309296" calcext:value-type="float">
            <text:p>0.309296</text:p>
          </table:table-cell>
          <table:table-cell office:value-type="float" office:value="0.300631" calcext:value-type="float">
            <text:p>0.300631</text:p>
          </table:table-cell>
          <table:table-cell office:value-type="float" office:value="0.29502" calcext:value-type="float">
            <text:p>0.29502</text:p>
          </table:table-cell>
          <table:table-cell office:value-type="float" office:value="0.292978" calcext:value-type="float">
            <text:p>0.292978</text:p>
          </table:table-cell>
        </table:table-row>
        <table:table-row table:style-name="ro1">
          <table:table-cell office:value-type="float" office:value="0.616118" calcext:value-type="float">
            <text:p>0.616118</text:p>
          </table:table-cell>
          <table:table-cell office:value-type="float" office:value="0.522352" calcext:value-type="float">
            <text:p>0.522352</text:p>
          </table:table-cell>
          <table:table-cell office:value-type="float" office:value="0.521212" calcext:value-type="float">
            <text:p>0.521212</text:p>
          </table:table-cell>
          <table:table-cell office:value-type="float" office:value="0.517802" calcext:value-type="float">
            <text:p>0.517802</text:p>
          </table:table-cell>
          <table:table-cell office:value-type="float" office:value="0.512182" calcext:value-type="float">
            <text:p>0.512182</text:p>
          </table:table-cell>
          <table:table-cell office:value-type="float" office:value="0.504445" calcext:value-type="float">
            <text:p>0.504445</text:p>
          </table:table-cell>
          <table:table-cell office:value-type="float" office:value="0.494723" calcext:value-type="float">
            <text:p>0.494723</text:p>
          </table:table-cell>
          <table:table-cell office:value-type="float" office:value="0.483182" calcext:value-type="float">
            <text:p>0.483182</text:p>
          </table:table-cell>
          <table:table-cell office:value-type="float" office:value="0.470024" calcext:value-type="float">
            <text:p>0.470024</text:p>
          </table:table-cell>
          <table:table-cell office:value-type="float" office:value="0.455484" calcext:value-type="float">
            <text:p>0.455484</text:p>
          </table:table-cell>
          <table:table-cell office:value-type="float" office:value="0.43983" calcext:value-type="float">
            <text:p>0.43983</text:p>
          </table:table-cell>
          <table:table-cell office:value-type="float" office:value="0.423365" calcext:value-type="float">
            <text:p>0.423365</text:p>
          </table:table-cell>
          <table:table-cell office:value-type="float" office:value="0.406418" calcext:value-type="float">
            <text:p>0.406418</text:p>
          </table:table-cell>
          <table:table-cell office:value-type="float" office:value="0.389351" calcext:value-type="float">
            <text:p>0.389351</text:p>
          </table:table-cell>
          <table:table-cell office:value-type="float" office:value="0.372555" calcext:value-type="float">
            <text:p>0.372555</text:p>
          </table:table-cell>
          <table:table-cell office:value-type="float" office:value="0.356446" calcext:value-type="float">
            <text:p>0.356446</text:p>
          </table:table-cell>
          <table:table-cell office:value-type="float" office:value="0.341465" calcext:value-type="float">
            <text:p>0.341465</text:p>
          </table:table-cell>
          <table:table-cell office:value-type="float" office:value="0.328077" calcext:value-type="float">
            <text:p>0.328077</text:p>
          </table:table-cell>
          <table:table-cell office:value-type="float" office:value="0.316766" calcext:value-type="float">
            <text:p>0.316766</text:p>
          </table:table-cell>
          <table:table-cell office:value-type="float" office:value="0.308029" calcext:value-type="float">
            <text:p>0.308029</text:p>
          </table:table-cell>
          <table:table-cell office:value-type="float" office:value="0.302376" calcext:value-type="float">
            <text:p>0.302376</text:p>
          </table:table-cell>
          <table:table-cell office:value-type="float" office:value="0.300321" calcext:value-type="float">
            <text:p>0.300321</text:p>
          </table:table-cell>
        </table:table-row>
        <table:table-row table:style-name="ro1">
          <table:table-cell office:value-type="float" office:value="0.629926" calcext:value-type="float">
            <text:p>0.629926</text:p>
          </table:table-cell>
          <table:table-cell office:value-type="float" office:value="0.532348" calcext:value-type="float">
            <text:p>0.532348</text:p>
          </table:table-cell>
          <table:table-cell office:value-type="float" office:value="0.53119" calcext:value-type="float">
            <text:p>0.53119</text:p>
          </table:table-cell>
          <table:table-cell office:value-type="float" office:value="0.52773" calcext:value-type="float">
            <text:p>0.52773</text:p>
          </table:table-cell>
          <table:table-cell office:value-type="float" office:value="0.522028" calcext:value-type="float">
            <text:p>0.522028</text:p>
          </table:table-cell>
          <table:table-cell office:value-type="float" office:value="0.514179" calcext:value-type="float">
            <text:p>0.514179</text:p>
          </table:table-cell>
          <table:table-cell office:value-type="float" office:value="0.504318" calcext:value-type="float">
            <text:p>0.504318</text:p>
          </table:table-cell>
          <table:table-cell office:value-type="float" office:value="0.492613" calcext:value-type="float">
            <text:p>0.492613</text:p>
          </table:table-cell>
          <table:table-cell office:value-type="float" office:value="0.479272" calcext:value-type="float">
            <text:p>0.479272</text:p>
          </table:table-cell>
          <table:table-cell office:value-type="float" office:value="0.464534" calcext:value-type="float">
            <text:p>0.464534</text:p>
          </table:table-cell>
          <table:table-cell office:value-type="float" office:value="0.448673" calcext:value-type="float">
            <text:p>0.448673</text:p>
          </table:table-cell>
          <table:table-cell office:value-type="float" office:value="0.431996" calcext:value-type="float">
            <text:p>0.431996</text:p>
          </table:table-cell>
          <table:table-cell office:value-type="float" office:value="0.414839" calcext:value-type="float">
            <text:p>0.414839</text:p>
          </table:table-cell>
          <table:table-cell office:value-type="float" office:value="0.39757" calcext:value-type="float">
            <text:p>0.39757</text:p>
          </table:table-cell>
          <table:table-cell office:value-type="float" office:value="0.380583" calcext:value-type="float">
            <text:p>0.380583</text:p>
          </table:table-cell>
          <table:table-cell office:value-type="float" office:value="0.364301" calcext:value-type="float">
            <text:p>0.364301</text:p>
          </table:table-cell>
          <table:table-cell office:value-type="float" office:value="0.34917" calcext:value-type="float">
            <text:p>0.34917</text:p>
          </table:table-cell>
          <table:table-cell office:value-type="float" office:value="0.335656" calcext:value-type="float">
            <text:p>0.335656</text:p>
          </table:table-cell>
          <table:table-cell office:value-type="float" office:value="0.324246" calcext:value-type="float">
            <text:p>0.324246</text:p>
          </table:table-cell>
          <table:table-cell office:value-type="float" office:value="0.31544" calcext:value-type="float">
            <text:p>0.31544</text:p>
          </table:table-cell>
          <table:table-cell office:value-type="float" office:value="0.309746" calcext:value-type="float">
            <text:p>0.309746</text:p>
          </table:table-cell>
          <table:table-cell office:value-type="float" office:value="0.307678" calcext:value-type="float">
            <text:p>0.307678</text:p>
          </table:table-cell>
        </table:table-row>
        <table:table-row table:style-name="ro1">
          <table:table-cell office:value-type="float" office:value="0.643734" calcext:value-type="float">
            <text:p>0.643734</text:p>
          </table:table-cell>
          <table:table-cell office:value-type="float" office:value="0.542289" calcext:value-type="float">
            <text:p>0.542289</text:p>
          </table:table-cell>
          <table:table-cell office:value-type="float" office:value="0.541115" calcext:value-type="float">
            <text:p>0.541115</text:p>
          </table:table-cell>
          <table:table-cell office:value-type="float" office:value="0.537606" calcext:value-type="float">
            <text:p>0.537606</text:p>
          </table:table-cell>
          <table:table-cell office:value-type="float" office:value="0.531823" calcext:value-type="float">
            <text:p>0.531823</text:p>
          </table:table-cell>
          <table:table-cell office:value-type="float" office:value="0.523864" calcext:value-type="float">
            <text:p>0.523864</text:p>
          </table:table-cell>
          <table:table-cell office:value-type="float" office:value="0.513866" calcext:value-type="float">
            <text:p>0.513866</text:p>
          </table:table-cell>
          <table:table-cell office:value-type="float" office:value="0.502002" calcext:value-type="float">
            <text:p>0.502002</text:p>
          </table:table-cell>
          <table:table-cell office:value-type="float" office:value="0.488482" calcext:value-type="float">
            <text:p>0.488482</text:p>
          </table:table-cell>
          <table:table-cell office:value-type="float" office:value="0.473551" calcext:value-type="float">
            <text:p>0.473551</text:p>
          </table:table-cell>
          <table:table-cell office:value-type="float" office:value="0.457488" calcext:value-type="float">
            <text:p>0.457488</text:p>
          </table:table-cell>
          <table:table-cell office:value-type="float" office:value="0.440605" calcext:value-type="float">
            <text:p>0.440605</text:p>
          </table:table-cell>
          <table:table-cell office:value-type="float" office:value="0.423244" calcext:value-type="float">
            <text:p>0.423244</text:p>
          </table:table-cell>
          <table:table-cell office:value-type="float" office:value="0.405777" calcext:value-type="float">
            <text:p>0.405777</text:p>
          </table:table-cell>
          <table:table-cell office:value-type="float" office:value="0.388606" calcext:value-type="float">
            <text:p>0.388606</text:p>
          </table:table-cell>
          <table:table-cell office:value-type="float" office:value="0.372156" calcext:value-type="float">
            <text:p>0.372156</text:p>
          </table:table-cell>
          <table:table-cell office:value-type="float" office:value="0.356878" calcext:value-type="float">
            <text:p>0.356878</text:p>
          </table:table-cell>
          <table:table-cell office:value-type="float" office:value="0.343242" calcext:value-type="float">
            <text:p>0.343242</text:p>
          </table:table-cell>
          <table:table-cell office:value-type="float" office:value="0.331736" calcext:value-type="float">
            <text:p>0.331736</text:p>
          </table:table-cell>
          <table:table-cell office:value-type="float" office:value="0.322862" calcext:value-type="float">
            <text:p>0.322862</text:p>
          </table:table-cell>
          <table:table-cell office:value-type="float" office:value="0.317129" calcext:value-type="float">
            <text:p>0.317129</text:p>
          </table:table-cell>
          <table:table-cell office:value-type="float" office:value="0.315049" calcext:value-type="float">
            <text:p>0.315049</text:p>
          </table:table-cell>
        </table:table-row>
        <table:table-row table:style-name="ro1">
          <table:table-cell office:value-type="float" office:value="0.657541" calcext:value-type="float">
            <text:p>0.657541</text:p>
          </table:table-cell>
          <table:table-cell office:value-type="float" office:value="0.552176" calcext:value-type="float">
            <text:p>0.552176</text:p>
          </table:table-cell>
          <table:table-cell office:value-type="float" office:value="0.550985" calcext:value-type="float">
            <text:p>0.550985</text:p>
          </table:table-cell>
          <table:table-cell office:value-type="float" office:value="0.547428" calcext:value-type="float">
            <text:p>0.547428</text:p>
          </table:table-cell>
          <table:table-cell office:value-type="float" office:value="0.541567" calcext:value-type="float">
            <text:p>0.541567</text:p>
          </table:table-cell>
          <table:table-cell office:value-type="float" office:value="0.533501" calcext:value-type="float">
            <text:p>0.533501</text:p>
          </table:table-cell>
          <table:table-cell office:value-type="float" office:value="0.52337" calcext:value-type="float">
            <text:p>0.52337</text:p>
          </table:table-cell>
          <table:table-cell office:value-type="float" office:value="0.51135" calcext:value-type="float">
            <text:p>0.51135</text:p>
          </table:table-cell>
          <table:table-cell office:value-type="float" office:value="0.497656" calcext:value-type="float">
            <text:p>0.497656</text:p>
          </table:table-cell>
          <table:table-cell office:value-type="float" office:value="0.482537" calcext:value-type="float">
            <text:p>0.482537</text:p>
          </table:table-cell>
          <table:table-cell office:value-type="float" office:value="0.466277" calcext:value-type="float">
            <text:p>0.466277</text:p>
          </table:table-cell>
          <table:table-cell office:value-type="float" office:value="0.449193" calcext:value-type="float">
            <text:p>0.449193</text:p>
          </table:table-cell>
          <table:table-cell office:value-type="float" office:value="0.431633" calcext:value-type="float">
            <text:p>0.431633</text:p>
          </table:table-cell>
          <table:table-cell office:value-type="float" office:value="0.413974" calcext:value-type="float">
            <text:p>0.413974</text:p>
          </table:table-cell>
          <table:table-cell office:value-type="float" office:value="0.396623" calcext:value-type="float">
            <text:p>0.396623</text:p>
          </table:table-cell>
          <table:table-cell office:value-type="float" office:value="0.38001" calcext:value-type="float">
            <text:p>0.38001</text:p>
          </table:table-cell>
          <table:table-cell office:value-type="float" office:value="0.36459" calcext:value-type="float">
            <text:p>0.36459</text:p>
          </table:table-cell>
          <table:table-cell office:value-type="float" office:value="0.350835" calcext:value-type="float">
            <text:p>0.350835</text:p>
          </table:table-cell>
          <table:table-cell office:value-type="float" office:value="0.339237" calcext:value-type="float">
            <text:p>0.339237</text:p>
          </table:table-cell>
          <table:table-cell office:value-type="float" office:value="0.330297" calcext:value-type="float">
            <text:p>0.330297</text:p>
          </table:table-cell>
          <table:table-cell office:value-type="float" office:value="0.324526" calcext:value-type="float">
            <text:p>0.324526</text:p>
          </table:table-cell>
          <table:table-cell office:value-type="float" office:value="0.322433" calcext:value-type="float">
            <text:p>0.322433</text:p>
          </table:table-cell>
        </table:table-row>
        <table:table-row table:style-name="ro1">
          <table:table-cell office:value-type="float" office:value="0.671349" calcext:value-type="float">
            <text:p>0.671349</text:p>
          </table:table-cell>
          <table:table-cell office:value-type="float" office:value="0.562009" calcext:value-type="float">
            <text:p>0.562009</text:p>
          </table:table-cell>
          <table:table-cell office:value-type="float" office:value="0.560803" calcext:value-type="float">
            <text:p>0.560803</text:p>
          </table:table-cell>
          <table:table-cell office:value-type="float" office:value="0.557199" calcext:value-type="float">
            <text:p>0.557199</text:p>
          </table:table-cell>
          <table:table-cell office:value-type="float" office:value="0.551261" calcext:value-type="float">
            <text:p>0.551261</text:p>
          </table:table-cell>
          <table:table-cell office:value-type="float" office:value="0.543091" calcext:value-type="float">
            <text:p>0.543091</text:p>
          </table:table-cell>
          <table:table-cell office:value-type="float" office:value="0.532829" calcext:value-type="float">
            <text:p>0.532829</text:p>
          </table:table-cell>
          <table:table-cell office:value-type="float" office:value="0.520658" calcext:value-type="float">
            <text:p>0.520658</text:p>
          </table:table-cell>
          <table:table-cell office:value-type="float" office:value="0.506794" calcext:value-type="float">
            <text:p>0.506794</text:p>
          </table:table-cell>
          <table:table-cell office:value-type="float" office:value="0.491491" calcext:value-type="float">
            <text:p>0.491491</text:p>
          </table:table-cell>
          <table:table-cell office:value-type="float" office:value="0.475039" calcext:value-type="float">
            <text:p>0.475039</text:p>
          </table:table-cell>
          <table:table-cell office:value-type="float" office:value="0.45776" calcext:value-type="float">
            <text:p>0.45776</text:p>
          </table:table-cell>
          <table:table-cell office:value-type="float" office:value="0.440006" calcext:value-type="float">
            <text:p>0.440006</text:p>
          </table:table-cell>
          <table:table-cell office:value-type="float" office:value="0.422161" calcext:value-type="float">
            <text:p>0.422161</text:p>
          </table:table-cell>
          <table:table-cell office:value-type="float" office:value="0.404635" calcext:value-type="float">
            <text:p>0.404635</text:p>
          </table:table-cell>
          <table:table-cell office:value-type="float" office:value="0.387864" calcext:value-type="float">
            <text:p>0.387864</text:p>
          </table:table-cell>
          <table:table-cell office:value-type="float" office:value="0.372305" calcext:value-type="float">
            <text:p>0.372305</text:p>
          </table:table-cell>
          <table:table-cell office:value-type="float" office:value="0.358435" calcext:value-type="float">
            <text:p>0.358435</text:p>
          </table:table-cell>
          <table:table-cell office:value-type="float" office:value="0.346747" calcext:value-type="float">
            <text:p>0.346747</text:p>
          </table:table-cell>
          <table:table-cell office:value-type="float" office:value="0.337744" calcext:value-type="float">
            <text:p>0.337744</text:p>
          </table:table-cell>
          <table:table-cell office:value-type="float" office:value="0.331935" calcext:value-type="float">
            <text:p>0.331935</text:p>
          </table:table-cell>
          <table:table-cell office:value-type="float" office:value="0.329831" calcext:value-type="float">
            <text:p>0.329831</text:p>
          </table:table-cell>
        </table:table-row>
        <table:table-row table:style-name="ro1">
          <table:table-cell office:value-type="float" office:value="0.685157" calcext:value-type="float">
            <text:p>0.685157</text:p>
          </table:table-cell>
          <table:table-cell office:value-type="float" office:value="0.571792" calcext:value-type="float">
            <text:p>0.571792</text:p>
          </table:table-cell>
          <table:table-cell office:value-type="float" office:value="0.57057" calcext:value-type="float">
            <text:p>0.57057</text:p>
          </table:table-cell>
          <table:table-cell office:value-type="float" office:value="0.566921" calcext:value-type="float">
            <text:p>0.566921</text:p>
          </table:table-cell>
          <table:table-cell office:value-type="float" office:value="0.560907" calcext:value-type="float">
            <text:p>0.560907</text:p>
          </table:table-cell>
          <table:table-cell office:value-type="float" office:value="0.552635" calcext:value-type="float">
            <text:p>0.552635</text:p>
          </table:table-cell>
          <table:table-cell office:value-type="float" office:value="0.542246" calcext:value-type="float">
            <text:p>0.542246</text:p>
          </table:table-cell>
          <table:table-cell office:value-type="float" office:value="0.529926" calcext:value-type="float">
            <text:p>0.529926</text:p>
          </table:table-cell>
          <table:table-cell office:value-type="float" office:value="0.515896" calcext:value-type="float">
            <text:p>0.515896</text:p>
          </table:table-cell>
          <table:table-cell office:value-type="float" office:value="0.500415" calcext:value-type="float">
            <text:p>0.500415</text:p>
          </table:table-cell>
          <table:table-cell office:value-type="float" office:value="0.483776" calcext:value-type="float">
            <text:p>0.483776</text:p>
          </table:table-cell>
          <table:table-cell office:value-type="float" office:value="0.466306" calcext:value-type="float">
            <text:p>0.466306</text:p>
          </table:table-cell>
          <table:table-cell office:value-type="float" office:value="0.448364" calcext:value-type="float">
            <text:p>0.448364</text:p>
          </table:table-cell>
          <table:table-cell office:value-type="float" office:value="0.430338" calcext:value-type="float">
            <text:p>0.430338</text:p>
          </table:table-cell>
          <table:table-cell office:value-type="float" office:value="0.412642" calcext:value-type="float">
            <text:p>0.412642</text:p>
          </table:table-cell>
          <table:table-cell office:value-type="float" office:value="0.395717" calcext:value-type="float">
            <text:p>0.395717</text:p>
          </table:table-cell>
          <table:table-cell office:value-type="float" office:value="0.380023" calcext:value-type="float">
            <text:p>0.380023</text:p>
          </table:table-cell>
          <table:table-cell office:value-type="float" office:value="0.366042" calcext:value-type="float">
            <text:p>0.366042</text:p>
          </table:table-cell>
          <table:table-cell office:value-type="float" office:value="0.354267" calcext:value-type="float">
            <text:p>0.354267</text:p>
          </table:table-cell>
          <table:table-cell office:value-type="float" office:value="0.345202" calcext:value-type="float">
            <text:p>0.345202</text:p>
          </table:table-cell>
          <table:table-cell office:value-type="float" office:value="0.339357" calcext:value-type="float">
            <text:p>0.339357</text:p>
          </table:table-cell>
          <table:table-cell office:value-type="float" office:value="0.337242" calcext:value-type="float">
            <text:p>0.337242</text:p>
          </table:table-cell>
        </table:table-row>
        <table:table-row table:style-name="ro1">
          <table:table-cell office:value-type="float" office:value="0.698965" calcext:value-type="float">
            <text:p>0.698965</text:p>
          </table:table-cell>
          <table:table-cell office:value-type="float" office:value="0.581524" calcext:value-type="float">
            <text:p>0.581524</text:p>
          </table:table-cell>
          <table:table-cell office:value-type="float" office:value="0.580287" calcext:value-type="float">
            <text:p>0.580287</text:p>
          </table:table-cell>
          <table:table-cell office:value-type="float" office:value="0.576593" calcext:value-type="float">
            <text:p>0.576593</text:p>
          </table:table-cell>
          <table:table-cell office:value-type="float" office:value="0.570507" calcext:value-type="float">
            <text:p>0.570507</text:p>
          </table:table-cell>
          <table:table-cell office:value-type="float" office:value="0.562134" calcext:value-type="float">
            <text:p>0.562134</text:p>
          </table:table-cell>
          <table:table-cell office:value-type="float" office:value="0.551622" calcext:value-type="float">
            <text:p>0.551622</text:p>
          </table:table-cell>
          <table:table-cell office:value-type="float" office:value="0.539157" calcext:value-type="float">
            <text:p>0.539157</text:p>
          </table:table-cell>
          <table:table-cell office:value-type="float" office:value="0.524965" calcext:value-type="float">
            <text:p>0.524965</text:p>
          </table:table-cell>
          <table:table-cell office:value-type="float" office:value="0.50931" calcext:value-type="float">
            <text:p>0.50931</text:p>
          </table:table-cell>
          <table:table-cell office:value-type="float" office:value="0.492489" calcext:value-type="float">
            <text:p>0.492489</text:p>
          </table:table-cell>
          <table:table-cell office:value-type="float" office:value="0.474833" calcext:value-type="float">
            <text:p>0.474833</text:p>
          </table:table-cell>
          <table:table-cell office:value-type="float" office:value="0.456708" calcext:value-type="float">
            <text:p>0.456708</text:p>
          </table:table-cell>
          <table:table-cell office:value-type="float" office:value="0.438505" calcext:value-type="float">
            <text:p>0.438505</text:p>
          </table:table-cell>
          <table:table-cell office:value-type="float" office:value="0.420644" calcext:value-type="float">
            <text:p>0.420644</text:p>
          </table:table-cell>
          <table:table-cell office:value-type="float" office:value="0.403569" calcext:value-type="float">
            <text:p>0.403569</text:p>
          </table:table-cell>
          <table:table-cell office:value-type="float" office:value="0.387745" calcext:value-type="float">
            <text:p>0.387745</text:p>
          </table:table-cell>
          <table:table-cell office:value-type="float" office:value="0.373655" calcext:value-type="float">
            <text:p>0.373655</text:p>
          </table:table-cell>
          <table:table-cell office:value-type="float" office:value="0.361795" calcext:value-type="float">
            <text:p>0.361795</text:p>
          </table:table-cell>
          <table:table-cell office:value-type="float" office:value="0.352671" calcext:value-type="float">
            <text:p>0.352671</text:p>
          </table:table-cell>
          <table:table-cell office:value-type="float" office:value="0.346791" calcext:value-type="float">
            <text:p>0.346791</text:p>
          </table:table-cell>
          <table:table-cell office:value-type="float" office:value="0.344664" calcext:value-type="float">
            <text:p>0.344664</text:p>
          </table:table-cell>
        </table:table-row>
        <table:table-row table:style-name="ro1">
          <table:table-cell office:value-type="float" office:value="0.712773" calcext:value-type="float">
            <text:p>0.712773</text:p>
          </table:table-cell>
          <table:table-cell office:value-type="float" office:value="0.591207" calcext:value-type="float">
            <text:p>0.591207</text:p>
          </table:table-cell>
          <table:table-cell office:value-type="float" office:value="0.589956" calcext:value-type="float">
            <text:p>0.589956</text:p>
          </table:table-cell>
          <table:table-cell office:value-type="float" office:value="0.586218" calcext:value-type="float">
            <text:p>0.586218</text:p>
          </table:table-cell>
          <table:table-cell office:value-type="float" office:value="0.58006" calcext:value-type="float">
            <text:p>0.58006</text:p>
          </table:table-cell>
          <table:table-cell office:value-type="float" office:value="0.571589" calcext:value-type="float">
            <text:p>0.571589</text:p>
          </table:table-cell>
          <table:table-cell office:value-type="float" office:value="0.560956" calcext:value-type="float">
            <text:p>0.560956</text:p>
          </table:table-cell>
          <table:table-cell office:value-type="float" office:value="0.54835" calcext:value-type="float">
            <text:p>0.54835</text:p>
          </table:table-cell>
          <table:table-cell office:value-type="float" office:value="0.534001" calcext:value-type="float">
            <text:p>0.534001</text:p>
          </table:table-cell>
          <table:table-cell office:value-type="float" office:value="0.518176" calcext:value-type="float">
            <text:p>0.518176</text:p>
          </table:table-cell>
          <table:table-cell office:value-type="float" office:value="0.501177" calcext:value-type="float">
            <text:p>0.501177</text:p>
          </table:table-cell>
          <table:table-cell office:value-type="float" office:value="0.483342" calcext:value-type="float">
            <text:p>0.483342</text:p>
          </table:table-cell>
          <table:table-cell office:value-type="float" office:value="0.465038" calcext:value-type="float">
            <text:p>0.465038</text:p>
          </table:table-cell>
          <table:table-cell office:value-type="float" office:value="0.446663" calcext:value-type="float">
            <text:p>0.446663</text:p>
          </table:table-cell>
          <table:table-cell office:value-type="float" office:value="0.428641" calcext:value-type="float">
            <text:p>0.428641</text:p>
          </table:table-cell>
          <table:table-cell office:value-type="float" office:value="0.411421" calcext:value-type="float">
            <text:p>0.411421</text:p>
          </table:table-cell>
          <table:table-cell office:value-type="float" office:value="0.395471" calcext:value-type="float">
            <text:p>0.395471</text:p>
          </table:table-cell>
          <table:table-cell office:value-type="float" office:value="0.381275" calcext:value-type="float">
            <text:p>0.381275</text:p>
          </table:table-cell>
          <table:table-cell office:value-type="float" office:value="0.369333" calcext:value-type="float">
            <text:p>0.369333</text:p>
          </table:table-cell>
          <table:table-cell office:value-type="float" office:value="0.360151" calcext:value-type="float">
            <text:p>0.360151</text:p>
          </table:table-cell>
          <table:table-cell office:value-type="float" office:value="0.354237" calcext:value-type="float">
            <text:p>0.354237</text:p>
          </table:table-cell>
          <table:table-cell office:value-type="float" office:value="0.352099" calcext:value-type="float">
            <text:p>0.352099</text:p>
          </table:table-cell>
        </table:table-row>
        <table:table-row table:style-name="ro1">
          <table:table-cell office:value-type="float" office:value="0.726581" calcext:value-type="float">
            <text:p>0.726581</text:p>
          </table:table-cell>
          <table:table-cell office:value-type="float" office:value="0.600842" calcext:value-type="float">
            <text:p>0.600842</text:p>
          </table:table-cell>
          <table:table-cell office:value-type="float" office:value="0.599576" calcext:value-type="float">
            <text:p>0.599576</text:p>
          </table:table-cell>
          <table:table-cell office:value-type="float" office:value="0.595795" calcext:value-type="float">
            <text:p>0.595795</text:p>
          </table:table-cell>
          <table:table-cell office:value-type="float" office:value="0.589568" calcext:value-type="float">
            <text:p>0.589568</text:p>
          </table:table-cell>
          <table:table-cell office:value-type="float" office:value="0.581002" calcext:value-type="float">
            <text:p>0.581002</text:p>
          </table:table-cell>
          <table:table-cell office:value-type="float" office:value="0.570251" calcext:value-type="float">
            <text:p>0.570251</text:p>
          </table:table-cell>
          <table:table-cell office:value-type="float" office:value="0.557508" calcext:value-type="float">
            <text:p>0.557508</text:p>
          </table:table-cell>
          <table:table-cell office:value-type="float" office:value="0.543005" calcext:value-type="float">
            <text:p>0.543005</text:p>
          </table:table-cell>
          <table:table-cell office:value-type="float" office:value="0.527014" calcext:value-type="float">
            <text:p>0.527014</text:p>
          </table:table-cell>
          <table:table-cell office:value-type="float" office:value="0.509842" calcext:value-type="float">
            <text:p>0.509842</text:p>
          </table:table-cell>
          <table:table-cell office:value-type="float" office:value="0.491831" calcext:value-type="float">
            <text:p>0.491831</text:p>
          </table:table-cell>
          <table:table-cell office:value-type="float" office:value="0.473354" calcext:value-type="float">
            <text:p>0.473354</text:p>
          </table:table-cell>
          <table:table-cell office:value-type="float" office:value="0.454812" calcext:value-type="float">
            <text:p>0.454812</text:p>
          </table:table-cell>
          <table:table-cell office:value-type="float" office:value="0.436634" calcext:value-type="float">
            <text:p>0.436634</text:p>
          </table:table-cell>
          <table:table-cell office:value-type="float" office:value="0.419273" calcext:value-type="float">
            <text:p>0.419273</text:p>
          </table:table-cell>
          <table:table-cell office:value-type="float" office:value="0.403199" calcext:value-type="float">
            <text:p>0.403199</text:p>
          </table:table-cell>
          <table:table-cell office:value-type="float" office:value="0.388901" calcext:value-type="float">
            <text:p>0.388901</text:p>
          </table:table-cell>
          <table:table-cell office:value-type="float" office:value="0.376879" calcext:value-type="float">
            <text:p>0.376879</text:p>
          </table:table-cell>
          <table:table-cell office:value-type="float" office:value="0.36764" calcext:value-type="float">
            <text:p>0.36764</text:p>
          </table:table-cell>
          <table:table-cell office:value-type="float" office:value="0.361694" calcext:value-type="float">
            <text:p>0.361694</text:p>
          </table:table-cell>
          <table:table-cell office:value-type="float" office:value="0.359546" calcext:value-type="float">
            <text:p>0.359546</text:p>
          </table:table-cell>
        </table:table-row>
        <table:table-row table:style-name="ro1">
          <table:table-cell office:value-type="float" office:value="0.740389" calcext:value-type="float">
            <text:p>0.740389</text:p>
          </table:table-cell>
          <table:table-cell office:value-type="float" office:value="0.61043" calcext:value-type="float">
            <text:p>0.61043</text:p>
          </table:table-cell>
          <table:table-cell office:value-type="float" office:value="0.60915" calcext:value-type="float">
            <text:p>0.60915</text:p>
          </table:table-cell>
          <table:table-cell office:value-type="float" office:value="0.605328" calcext:value-type="float">
            <text:p>0.605328</text:p>
          </table:table-cell>
          <table:table-cell office:value-type="float" office:value="0.599032" calcext:value-type="float">
            <text:p>0.599032</text:p>
          </table:table-cell>
          <table:table-cell office:value-type="float" office:value="0.590374" calcext:value-type="float">
            <text:p>0.590374</text:p>
          </table:table-cell>
          <table:table-cell office:value-type="float" office:value="0.579508" calcext:value-type="float">
            <text:p>0.579508</text:p>
          </table:table-cell>
          <table:table-cell office:value-type="float" office:value="0.56663" calcext:value-type="float">
            <text:p>0.56663</text:p>
          </table:table-cell>
          <table:table-cell office:value-type="float" office:value="0.551977" calcext:value-type="float">
            <text:p>0.551977</text:p>
          </table:table-cell>
          <table:table-cell office:value-type="float" office:value="0.535825" calcext:value-type="float">
            <text:p>0.535825</text:p>
          </table:table-cell>
          <table:table-cell office:value-type="float" office:value="0.518485" calcext:value-type="float">
            <text:p>0.518485</text:p>
          </table:table-cell>
          <table:table-cell office:value-type="float" office:value="0.500303" calcext:value-type="float">
            <text:p>0.500303</text:p>
          </table:table-cell>
          <table:table-cell office:value-type="float" office:value="0.481656" calcext:value-type="float">
            <text:p>0.481656</text:p>
          </table:table-cell>
          <table:table-cell office:value-type="float" office:value="0.462952" calcext:value-type="float">
            <text:p>0.462952</text:p>
          </table:table-cell>
          <table:table-cell office:value-type="float" office:value="0.444623" calcext:value-type="float">
            <text:p>0.444623</text:p>
          </table:table-cell>
          <table:table-cell office:value-type="float" office:value="0.427124" calcext:value-type="float">
            <text:p>0.427124</text:p>
          </table:table-cell>
          <table:table-cell office:value-type="float" office:value="0.410931" calcext:value-type="float">
            <text:p>0.410931</text:p>
          </table:table-cell>
          <table:table-cell office:value-type="float" office:value="0.396534" calcext:value-type="float">
            <text:p>0.396534</text:p>
          </table:table-cell>
          <table:table-cell office:value-type="float" office:value="0.384434" calcext:value-type="float">
            <text:p>0.384434</text:p>
          </table:table-cell>
          <table:table-cell office:value-type="float" office:value="0.37514" calcext:value-type="float">
            <text:p>0.37514</text:p>
          </table:table-cell>
          <table:table-cell office:value-type="float" office:value="0.369162" calcext:value-type="float">
            <text:p>0.369162</text:p>
          </table:table-cell>
          <table:table-cell office:value-type="float" office:value="0.367004" calcext:value-type="float">
            <text:p>0.367004</text:p>
          </table:table-cell>
        </table:table-row>
        <table:table-row table:style-name="ro1">
          <table:table-cell office:value-type="float" office:value="0.754196" calcext:value-type="float">
            <text:p>0.754196</text:p>
          </table:table-cell>
          <table:table-cell office:value-type="float" office:value="0.619972" calcext:value-type="float">
            <text:p>0.619972</text:p>
          </table:table-cell>
          <table:table-cell office:value-type="float" office:value="0.618679" calcext:value-type="float">
            <text:p>0.618679</text:p>
          </table:table-cell>
          <table:table-cell office:value-type="float" office:value="0.614816" calcext:value-type="float">
            <text:p>0.614816</text:p>
          </table:table-cell>
          <table:table-cell office:value-type="float" office:value="0.608454" calcext:value-type="float">
            <text:p>0.608454</text:p>
          </table:table-cell>
          <table:table-cell office:value-type="float" office:value="0.599705" calcext:value-type="float">
            <text:p>0.599705</text:p>
          </table:table-cell>
          <table:table-cell office:value-type="float" office:value="0.588727" calcext:value-type="float">
            <text:p>0.588727</text:p>
          </table:table-cell>
          <table:table-cell office:value-type="float" office:value="0.575718" calcext:value-type="float">
            <text:p>0.575718</text:p>
          </table:table-cell>
          <table:table-cell office:value-type="float" office:value="0.560919" calcext:value-type="float">
            <text:p>0.560919</text:p>
          </table:table-cell>
          <table:table-cell office:value-type="float" office:value="0.54461" calcext:value-type="float">
            <text:p>0.54461</text:p>
          </table:table-cell>
          <table:table-cell office:value-type="float" office:value="0.527106" calcext:value-type="float">
            <text:p>0.527106</text:p>
          </table:table-cell>
          <table:table-cell office:value-type="float" office:value="0.508757" calcext:value-type="float">
            <text:p>0.508757</text:p>
          </table:table-cell>
          <table:table-cell office:value-type="float" office:value="0.489946" calcext:value-type="float">
            <text:p>0.489946</text:p>
          </table:table-cell>
          <table:table-cell office:value-type="float" office:value="0.471084" calcext:value-type="float">
            <text:p>0.471084</text:p>
          </table:table-cell>
          <table:table-cell office:value-type="float" office:value="0.452607" calcext:value-type="float">
            <text:p>0.452607</text:p>
          </table:table-cell>
          <table:table-cell office:value-type="float" office:value="0.434975" calcext:value-type="float">
            <text:p>0.434975</text:p>
          </table:table-cell>
          <table:table-cell office:value-type="float" office:value="0.418665" calcext:value-type="float">
            <text:p>0.418665</text:p>
          </table:table-cell>
          <table:table-cell office:value-type="float" office:value="0.404172" calcext:value-type="float">
            <text:p>0.404172</text:p>
          </table:table-cell>
          <table:table-cell office:value-type="float" office:value="0.391997" calcext:value-type="float">
            <text:p>0.391997</text:p>
          </table:table-cell>
          <table:table-cell office:value-type="float" office:value="0.38265" calcext:value-type="float">
            <text:p>0.38265</text:p>
          </table:table-cell>
          <table:table-cell office:value-type="float" office:value="0.376641" calcext:value-type="float">
            <text:p>0.376641</text:p>
          </table:table-cell>
          <table:table-cell office:value-type="float" office:value="0.374473" calcext:value-type="float">
            <text:p>0.374473</text:p>
          </table:table-cell>
        </table:table-row>
        <table:table-row table:style-name="ro1">
          <table:table-cell office:value-type="float" office:value="0.768004" calcext:value-type="float">
            <text:p>0.768004</text:p>
          </table:table-cell>
          <table:table-cell office:value-type="float" office:value="0.629469" calcext:value-type="float">
            <text:p>0.629469</text:p>
          </table:table-cell>
          <table:table-cell office:value-type="float" office:value="0.628163" calcext:value-type="float">
            <text:p>0.628163</text:p>
          </table:table-cell>
          <table:table-cell office:value-type="float" office:value="0.624261" calcext:value-type="float">
            <text:p>0.624261</text:p>
          </table:table-cell>
          <table:table-cell office:value-type="float" office:value="0.617834" calcext:value-type="float">
            <text:p>0.617834</text:p>
          </table:table-cell>
          <table:table-cell office:value-type="float" office:value="0.608996" calcext:value-type="float">
            <text:p>0.608996</text:p>
          </table:table-cell>
          <table:table-cell office:value-type="float" office:value="0.597909" calcext:value-type="float">
            <text:p>0.597909</text:p>
          </table:table-cell>
          <table:table-cell office:value-type="float" office:value="0.584773" calcext:value-type="float">
            <text:p>0.584773</text:p>
          </table:table-cell>
          <table:table-cell office:value-type="float" office:value="0.569832" calcext:value-type="float">
            <text:p>0.569832</text:p>
          </table:table-cell>
          <table:table-cell office:value-type="float" office:value="0.553369" calcext:value-type="float">
            <text:p>0.553369</text:p>
          </table:table-cell>
          <table:table-cell office:value-type="float" office:value="0.535705" calcext:value-type="float">
            <text:p>0.535705</text:p>
          </table:table-cell>
          <table:table-cell office:value-type="float" office:value="0.517195" calcext:value-type="float">
            <text:p>0.517195</text:p>
          </table:table-cell>
          <table:table-cell office:value-type="float" office:value="0.498224" calcext:value-type="float">
            <text:p>0.498224</text:p>
          </table:table-cell>
          <table:table-cell office:value-type="float" office:value="0.479207" calcext:value-type="float">
            <text:p>0.479207</text:p>
          </table:table-cell>
          <table:table-cell office:value-type="float" office:value="0.460587" calcext:value-type="float">
            <text:p>0.460587</text:p>
          </table:table-cell>
          <table:table-cell office:value-type="float" office:value="0.442825" calcext:value-type="float">
            <text:p>0.442825</text:p>
          </table:table-cell>
          <table:table-cell office:value-type="float" office:value="0.426403" calcext:value-type="float">
            <text:p>0.426403</text:p>
          </table:table-cell>
          <table:table-cell office:value-type="float" office:value="0.411815" calcext:value-type="float">
            <text:p>0.411815</text:p>
          </table:table-cell>
          <table:table-cell office:value-type="float" office:value="0.399568" calcext:value-type="float">
            <text:p>0.399568</text:p>
          </table:table-cell>
          <table:table-cell office:value-type="float" office:value="0.390169" calcext:value-type="float">
            <text:p>0.390169</text:p>
          </table:table-cell>
          <table:table-cell office:value-type="float" office:value="0.38413" calcext:value-type="float">
            <text:p>0.38413</text:p>
          </table:table-cell>
          <table:table-cell office:value-type="float" office:value="0.381952" calcext:value-type="float">
            <text:p>0.381952</text:p>
          </table:table-cell>
        </table:table-row>
        <table:table-row table:style-name="ro1">
          <table:table-cell office:value-type="float" office:value="0.781812" calcext:value-type="float">
            <text:p>0.781812</text:p>
          </table:table-cell>
          <table:table-cell office:value-type="float" office:value="0.638924" calcext:value-type="float">
            <text:p>0.638924</text:p>
          </table:table-cell>
          <table:table-cell office:value-type="float" office:value="0.637604" calcext:value-type="float">
            <text:p>0.637604</text:p>
          </table:table-cell>
          <table:table-cell office:value-type="float" office:value="0.633663" calcext:value-type="float">
            <text:p>0.633663</text:p>
          </table:table-cell>
          <table:table-cell office:value-type="float" office:value="0.627173" calcext:value-type="float">
            <text:p>0.627173</text:p>
          </table:table-cell>
          <table:table-cell office:value-type="float" office:value="0.61825" calcext:value-type="float">
            <text:p>0.61825</text:p>
          </table:table-cell>
          <table:table-cell office:value-type="float" office:value="0.607055" calcext:value-type="float">
            <text:p>0.607055</text:p>
          </table:table-cell>
          <table:table-cell office:value-type="float" office:value="0.593795" calcext:value-type="float">
            <text:p>0.593795</text:p>
          </table:table-cell>
          <table:table-cell office:value-type="float" office:value="0.578715" calcext:value-type="float">
            <text:p>0.578715</text:p>
          </table:table-cell>
          <table:table-cell office:value-type="float" office:value="0.562104" calcext:value-type="float">
            <text:p>0.562104</text:p>
          </table:table-cell>
          <table:table-cell office:value-type="float" office:value="0.544284" calcext:value-type="float">
            <text:p>0.544284</text:p>
          </table:table-cell>
          <table:table-cell office:value-type="float" office:value="0.525616" calcext:value-type="float">
            <text:p>0.525616</text:p>
          </table:table-cell>
          <table:table-cell office:value-type="float" office:value="0.506489" calcext:value-type="float">
            <text:p>0.506489</text:p>
          </table:table-cell>
          <table:table-cell office:value-type="float" office:value="0.487323" calcext:value-type="float">
            <text:p>0.487323</text:p>
          </table:table-cell>
          <table:table-cell office:value-type="float" office:value="0.468563" calcext:value-type="float">
            <text:p>0.468563</text:p>
          </table:table-cell>
          <table:table-cell office:value-type="float" office:value="0.450675" calcext:value-type="float">
            <text:p>0.450675</text:p>
          </table:table-cell>
          <table:table-cell office:value-type="float" office:value="0.434143" calcext:value-type="float">
            <text:p>0.434143</text:p>
          </table:table-cell>
          <table:table-cell office:value-type="float" office:value="0.419465" calcext:value-type="float">
            <text:p>0.419465</text:p>
          </table:table-cell>
          <table:table-cell office:value-type="float" office:value="0.407146" calcext:value-type="float">
            <text:p>0.407146</text:p>
          </table:table-cell>
          <table:table-cell office:value-type="float" office:value="0.397698" calcext:value-type="float">
            <text:p>0.397698</text:p>
          </table:table-cell>
          <table:table-cell office:value-type="float" office:value="0.391629" calcext:value-type="float">
            <text:p>0.391629</text:p>
          </table:table-cell>
          <table:table-cell office:value-type="float" office:value="0.389442" calcext:value-type="float">
            <text:p>0.389442</text:p>
          </table:table-cell>
        </table:table-row>
        <table:table-row table:style-name="ro1">
          <table:table-cell office:value-type="float" office:value="0.79562" calcext:value-type="float">
            <text:p>0.79562</text:p>
          </table:table-cell>
          <table:table-cell office:value-type="float" office:value="0.648335" calcext:value-type="float">
            <text:p>0.648335</text:p>
          </table:table-cell>
          <table:table-cell office:value-type="float" office:value="0.647003" calcext:value-type="float">
            <text:p>0.647003</text:p>
          </table:table-cell>
          <table:table-cell office:value-type="float" office:value="0.643024" calcext:value-type="float">
            <text:p>0.643024</text:p>
          </table:table-cell>
          <table:table-cell office:value-type="float" office:value="0.636472" calcext:value-type="float">
            <text:p>0.636472</text:p>
          </table:table-cell>
          <table:table-cell office:value-type="float" office:value="0.627465" calcext:value-type="float">
            <text:p>0.627465</text:p>
          </table:table-cell>
          <table:table-cell office:value-type="float" office:value="0.616167" calcext:value-type="float">
            <text:p>0.616167</text:p>
          </table:table-cell>
          <table:table-cell office:value-type="float" office:value="0.602785" calcext:value-type="float">
            <text:p>0.602785</text:p>
          </table:table-cell>
          <table:table-cell office:value-type="float" office:value="0.58757" calcext:value-type="float">
            <text:p>0.58757</text:p>
          </table:table-cell>
          <table:table-cell office:value-type="float" office:value="0.570814" calcext:value-type="float">
            <text:p>0.570814</text:p>
          </table:table-cell>
          <table:table-cell office:value-type="float" office:value="0.552843" calcext:value-type="float">
            <text:p>0.552843</text:p>
          </table:table-cell>
          <table:table-cell office:value-type="float" office:value="0.534021" calcext:value-type="float">
            <text:p>0.534021</text:p>
          </table:table-cell>
          <table:table-cell office:value-type="float" office:value="0.514743" calcext:value-type="float">
            <text:p>0.514743</text:p>
          </table:table-cell>
          <table:table-cell office:value-type="float" office:value="0.495431" calcext:value-type="float">
            <text:p>0.495431</text:p>
          </table:table-cell>
          <table:table-cell office:value-type="float" office:value="0.476536" calcext:value-type="float">
            <text:p>0.476536</text:p>
          </table:table-cell>
          <table:table-cell office:value-type="float" office:value="0.458525" calcext:value-type="float">
            <text:p>0.458525</text:p>
          </table:table-cell>
          <table:table-cell office:value-type="float" office:value="0.441887" calcext:value-type="float">
            <text:p>0.441887</text:p>
          </table:table-cell>
          <table:table-cell office:value-type="float" office:value="0.42712" calcext:value-type="float">
            <text:p>0.42712</text:p>
          </table:table-cell>
          <table:table-cell office:value-type="float" office:value="0.414732" calcext:value-type="float">
            <text:p>0.414732</text:p>
          </table:table-cell>
          <table:table-cell office:value-type="float" office:value="0.405235" calcext:value-type="float">
            <text:p>0.405235</text:p>
          </table:table-cell>
          <table:table-cell office:value-type="float" office:value="0.399138" calcext:value-type="float">
            <text:p>0.399138</text:p>
          </table:table-cell>
          <table:table-cell office:value-type="float" office:value="0.396942" calcext:value-type="float">
            <text:p>0.396942</text:p>
          </table:table-cell>
        </table:table-row>
        <table:table-row table:style-name="ro1">
          <table:table-cell office:value-type="float" office:value="0.809428" calcext:value-type="float">
            <text:p>0.809428</text:p>
          </table:table-cell>
          <table:table-cell office:value-type="float" office:value="0.657705" calcext:value-type="float">
            <text:p>0.657705</text:p>
          </table:table-cell>
          <table:table-cell office:value-type="float" office:value="0.656361" calcext:value-type="float">
            <text:p>0.656361</text:p>
          </table:table-cell>
          <table:table-cell office:value-type="float" office:value="0.652346" calcext:value-type="float">
            <text:p>0.652346</text:p>
          </table:table-cell>
          <table:table-cell office:value-type="float" office:value="0.645733" calcext:value-type="float">
            <text:p>0.645733</text:p>
          </table:table-cell>
          <table:table-cell office:value-type="float" office:value="0.636644" calcext:value-type="float">
            <text:p>0.636644</text:p>
          </table:table-cell>
          <table:table-cell office:value-type="float" office:value="0.625244" calcext:value-type="float">
            <text:p>0.625244</text:p>
          </table:table-cell>
          <table:table-cell office:value-type="float" office:value="0.611744" calcext:value-type="float">
            <text:p>0.611744</text:p>
          </table:table-cell>
          <table:table-cell office:value-type="float" office:value="0.596398" calcext:value-type="float">
            <text:p>0.596398</text:p>
          </table:table-cell>
          <table:table-cell office:value-type="float" office:value="0.5795" calcext:value-type="float">
            <text:p>0.5795</text:p>
          </table:table-cell>
          <table:table-cell office:value-type="float" office:value="0.561382" calcext:value-type="float">
            <text:p>0.561382</text:p>
          </table:table-cell>
          <table:table-cell office:value-type="float" office:value="0.54241" calcext:value-type="float">
            <text:p>0.54241</text:p>
          </table:table-cell>
          <table:table-cell office:value-type="float" office:value="0.522985" calcext:value-type="float">
            <text:p>0.522985</text:p>
          </table:table-cell>
          <table:table-cell office:value-type="float" office:value="0.503532" calcext:value-type="float">
            <text:p>0.503532</text:p>
          </table:table-cell>
          <table:table-cell office:value-type="float" office:value="0.484505" calcext:value-type="float">
            <text:p>0.484505</text:p>
          </table:table-cell>
          <table:table-cell office:value-type="float" office:value="0.466375" calcext:value-type="float">
            <text:p>0.466375</text:p>
          </table:table-cell>
          <table:table-cell office:value-type="float" office:value="0.449633" calcext:value-type="float">
            <text:p>0.449633</text:p>
          </table:table-cell>
          <table:table-cell office:value-type="float" office:value="0.43478" calcext:value-type="float">
            <text:p>0.43478</text:p>
          </table:table-cell>
          <table:table-cell office:value-type="float" office:value="0.422326" calcext:value-type="float">
            <text:p>0.422326</text:p>
          </table:table-cell>
          <table:table-cell office:value-type="float" office:value="0.412781" calcext:value-type="float">
            <text:p>0.412781</text:p>
          </table:table-cell>
          <table:table-cell office:value-type="float" office:value="0.406656" calcext:value-type="float">
            <text:p>0.406656</text:p>
          </table:table-cell>
          <table:table-cell office:value-type="float" office:value="0.404452" calcext:value-type="float">
            <text:p>0.404452</text:p>
          </table:table-cell>
        </table:table-row>
        <table:table-row table:style-name="ro1">
          <table:table-cell office:value-type="float" office:value="0.823236" calcext:value-type="float">
            <text:p>0.823236</text:p>
          </table:table-cell>
          <table:table-cell office:value-type="float" office:value="0.667035" calcext:value-type="float">
            <text:p>0.667035</text:p>
          </table:table-cell>
          <table:table-cell office:value-type="float" office:value="0.665679" calcext:value-type="float">
            <text:p>0.665679</text:p>
          </table:table-cell>
          <table:table-cell office:value-type="float" office:value="0.661627" calcext:value-type="float">
            <text:p>0.661627</text:p>
          </table:table-cell>
          <table:table-cell office:value-type="float" office:value="0.654957" calcext:value-type="float">
            <text:p>0.654957</text:p>
          </table:table-cell>
          <table:table-cell office:value-type="float" office:value="0.645788" calcext:value-type="float">
            <text:p>0.645788</text:p>
          </table:table-cell>
          <table:table-cell office:value-type="float" office:value="0.634289" calcext:value-type="float">
            <text:p>0.634289</text:p>
          </table:table-cell>
          <table:table-cell office:value-type="float" office:value="0.620674" calcext:value-type="float">
            <text:p>0.620674</text:p>
          </table:table-cell>
          <table:table-cell office:value-type="float" office:value="0.6052" calcext:value-type="float">
            <text:p>0.6052</text:p>
          </table:table-cell>
          <table:table-cell office:value-type="float" office:value="0.588164" calcext:value-type="float">
            <text:p>0.588164</text:p>
          </table:table-cell>
          <table:table-cell office:value-type="float" office:value="0.569902" calcext:value-type="float">
            <text:p>0.569902</text:p>
          </table:table-cell>
          <table:table-cell office:value-type="float" office:value="0.550785" calcext:value-type="float">
            <text:p>0.550785</text:p>
          </table:table-cell>
          <table:table-cell office:value-type="float" office:value="0.531216" calcext:value-type="float">
            <text:p>0.531216</text:p>
          </table:table-cell>
          <table:table-cell office:value-type="float" office:value="0.511626" calcext:value-type="float">
            <text:p>0.511626</text:p>
          </table:table-cell>
          <table:table-cell office:value-type="float" office:value="0.49247" calcext:value-type="float">
            <text:p>0.49247</text:p>
          </table:table-cell>
          <table:table-cell office:value-type="float" office:value="0.474225" calcext:value-type="float">
            <text:p>0.474225</text:p>
          </table:table-cell>
          <table:table-cell office:value-type="float" office:value="0.457382" calcext:value-type="float">
            <text:p>0.457382</text:p>
          </table:table-cell>
          <table:table-cell office:value-type="float" office:value="0.442445" calcext:value-type="float">
            <text:p>0.442445</text:p>
          </table:table-cell>
          <table:table-cell office:value-type="float" office:value="0.429926" calcext:value-type="float">
            <text:p>0.429926</text:p>
          </table:table-cell>
          <table:table-cell office:value-type="float" office:value="0.420336" calcext:value-type="float">
            <text:p>0.420336</text:p>
          </table:table-cell>
          <table:table-cell office:value-type="float" office:value="0.414184" calcext:value-type="float">
            <text:p>0.414184</text:p>
          </table:table-cell>
          <table:table-cell office:value-type="float" office:value="0.411971" calcext:value-type="float">
            <text:p>0.411971</text:p>
          </table:table-cell>
        </table:table-row>
        <table:table-row table:style-name="ro1">
          <table:table-cell office:value-type="float" office:value="0.837044" calcext:value-type="float">
            <text:p>0.837044</text:p>
          </table:table-cell>
          <table:table-cell office:value-type="float" office:value="0.676325" calcext:value-type="float">
            <text:p>0.676325</text:p>
          </table:table-cell>
          <table:table-cell office:value-type="float" office:value="0.674958" calcext:value-type="float">
            <text:p>0.674958</text:p>
          </table:table-cell>
          <table:table-cell office:value-type="float" office:value="0.670871" calcext:value-type="float">
            <text:p>0.670871</text:p>
          </table:table-cell>
          <table:table-cell office:value-type="float" office:value="0.664143" calcext:value-type="float">
            <text:p>0.664143</text:p>
          </table:table-cell>
          <table:table-cell office:value-type="float" office:value="0.654896" calcext:value-type="float">
            <text:p>0.654896</text:p>
          </table:table-cell>
          <table:table-cell office:value-type="float" office:value="0.643301" calcext:value-type="float">
            <text:p>0.643301</text:p>
          </table:table-cell>
          <table:table-cell office:value-type="float" office:value="0.629574" calcext:value-type="float">
            <text:p>0.629574</text:p>
          </table:table-cell>
          <table:table-cell office:value-type="float" office:value="0.613975" calcext:value-type="float">
            <text:p>0.613975</text:p>
          </table:table-cell>
          <table:table-cell office:value-type="float" office:value="0.596805" calcext:value-type="float">
            <text:p>0.596805</text:p>
          </table:table-cell>
          <table:table-cell office:value-type="float" office:value="0.578403" calcext:value-type="float">
            <text:p>0.578403</text:p>
          </table:table-cell>
          <table:table-cell office:value-type="float" office:value="0.559145" calcext:value-type="float">
            <text:p>0.559145</text:p>
          </table:table-cell>
          <table:table-cell office:value-type="float" office:value="0.539436" calcext:value-type="float">
            <text:p>0.539436</text:p>
          </table:table-cell>
          <table:table-cell office:value-type="float" office:value="0.519712" calcext:value-type="float">
            <text:p>0.519712</text:p>
          </table:table-cell>
          <table:table-cell office:value-type="float" office:value="0.500432" calcext:value-type="float">
            <text:p>0.500432</text:p>
          </table:table-cell>
          <table:table-cell office:value-type="float" office:value="0.482074" calcext:value-type="float">
            <text:p>0.482074</text:p>
          </table:table-cell>
          <table:table-cell office:value-type="float" office:value="0.465133" calcext:value-type="float">
            <text:p>0.465133</text:p>
          </table:table-cell>
          <table:table-cell office:value-type="float" office:value="0.450116" calcext:value-type="float">
            <text:p>0.450116</text:p>
          </table:table-cell>
          <table:table-cell office:value-type="float" office:value="0.437533" calcext:value-type="float">
            <text:p>0.437533</text:p>
          </table:table-cell>
          <table:table-cell office:value-type="float" office:value="0.427898" calcext:value-type="float">
            <text:p>0.427898</text:p>
          </table:table-cell>
          <table:table-cell office:value-type="float" office:value="0.421721" calcext:value-type="float">
            <text:p>0.421721</text:p>
          </table:table-cell>
          <table:table-cell office:value-type="float" office:value="0.4195" calcext:value-type="float">
            <text:p>0.4195</text:p>
          </table:table-cell>
        </table:table-row>
        <table:table-row table:style-name="ro1">
          <table:table-cell office:value-type="float" office:value="0.850851" calcext:value-type="float">
            <text:p>0.850851</text:p>
          </table:table-cell>
          <table:table-cell office:value-type="float" office:value="0.685577" calcext:value-type="float">
            <text:p>0.685577</text:p>
          </table:table-cell>
          <table:table-cell office:value-type="float" office:value="0.684198" calcext:value-type="float">
            <text:p>0.684198</text:p>
          </table:table-cell>
          <table:table-cell office:value-type="float" office:value="0.680078" calcext:value-type="float">
            <text:p>0.680078</text:p>
          </table:table-cell>
          <table:table-cell office:value-type="float" office:value="0.673294" calcext:value-type="float">
            <text:p>0.673294</text:p>
          </table:table-cell>
          <table:table-cell office:value-type="float" office:value="0.663971" calcext:value-type="float">
            <text:p>0.663971</text:p>
          </table:table-cell>
          <table:table-cell office:value-type="float" office:value="0.652282" calcext:value-type="float">
            <text:p>0.652282</text:p>
          </table:table-cell>
          <table:table-cell office:value-type="float" office:value="0.638446" calcext:value-type="float">
            <text:p>0.638446</text:p>
          </table:table-cell>
          <table:table-cell office:value-type="float" office:value="0.622725" calcext:value-type="float">
            <text:p>0.622725</text:p>
          </table:table-cell>
          <table:table-cell office:value-type="float" office:value="0.605424" calcext:value-type="float">
            <text:p>0.605424</text:p>
          </table:table-cell>
          <table:table-cell office:value-type="float" office:value="0.586887" calcext:value-type="float">
            <text:p>0.586887</text:p>
          </table:table-cell>
          <table:table-cell office:value-type="float" office:value="0.56749" calcext:value-type="float">
            <text:p>0.56749</text:p>
          </table:table-cell>
          <table:table-cell office:value-type="float" office:value="0.547646" calcext:value-type="float">
            <text:p>0.547646</text:p>
          </table:table-cell>
          <table:table-cell office:value-type="float" office:value="0.527792" calcext:value-type="float">
            <text:p>0.527792</text:p>
          </table:table-cell>
          <table:table-cell office:value-type="float" office:value="0.50839" calcext:value-type="float">
            <text:p>0.50839</text:p>
          </table:table-cell>
          <table:table-cell office:value-type="float" office:value="0.489923" calcext:value-type="float">
            <text:p>0.489923</text:p>
          </table:table-cell>
          <table:table-cell office:value-type="float" office:value="0.472888" calcext:value-type="float">
            <text:p>0.472888</text:p>
          </table:table-cell>
          <table:table-cell office:value-type="float" office:value="0.457791" calcext:value-type="float">
            <text:p>0.457791</text:p>
          </table:table-cell>
          <table:table-cell office:value-type="float" office:value="0.445147" calcext:value-type="float">
            <text:p>0.445147</text:p>
          </table:table-cell>
          <table:table-cell office:value-type="float" office:value="0.435469" calcext:value-type="float">
            <text:p>0.435469</text:p>
          </table:table-cell>
          <table:table-cell office:value-type="float" office:value="0.429266" calcext:value-type="float">
            <text:p>0.429266</text:p>
          </table:table-cell>
          <table:table-cell office:value-type="float" office:value="0.427037" calcext:value-type="float">
            <text:p>0.427037</text:p>
          </table:table-cell>
        </table:table-row>
        <table:table-row table:style-name="ro1">
          <table:table-cell office:value-type="float" office:value="0.864659" calcext:value-type="float">
            <text:p>0.864659</text:p>
          </table:table-cell>
          <table:table-cell office:value-type="float" office:value="0.694792" calcext:value-type="float">
            <text:p>0.694792</text:p>
          </table:table-cell>
          <table:table-cell office:value-type="float" office:value="0.693401" calcext:value-type="float">
            <text:p>0.693401</text:p>
          </table:table-cell>
          <table:table-cell office:value-type="float" office:value="0.689248" calcext:value-type="float">
            <text:p>0.689248</text:p>
          </table:table-cell>
          <table:table-cell office:value-type="float" office:value="0.68241" calcext:value-type="float">
            <text:p>0.68241</text:p>
          </table:table-cell>
          <table:table-cell office:value-type="float" office:value="0.673013" calcext:value-type="float">
            <text:p>0.673013</text:p>
          </table:table-cell>
          <table:table-cell office:value-type="float" office:value="0.661233" calcext:value-type="float">
            <text:p>0.661233</text:p>
          </table:table-cell>
          <table:table-cell office:value-type="float" office:value="0.64729" calcext:value-type="float">
            <text:p>0.64729</text:p>
          </table:table-cell>
          <table:table-cell office:value-type="float" office:value="0.631451" calcext:value-type="float">
            <text:p>0.631451</text:p>
          </table:table-cell>
          <table:table-cell office:value-type="float" office:value="0.614023" calcext:value-type="float">
            <text:p>0.614023</text:p>
          </table:table-cell>
          <table:table-cell office:value-type="float" office:value="0.595353" calcext:value-type="float">
            <text:p>0.595353</text:p>
          </table:table-cell>
          <table:table-cell office:value-type="float" office:value="0.575822" calcext:value-type="float">
            <text:p>0.575822</text:p>
          </table:table-cell>
          <table:table-cell office:value-type="float" office:value="0.555846" calcext:value-type="float">
            <text:p>0.555846</text:p>
          </table:table-cell>
          <table:table-cell office:value-type="float" office:value="0.535865" calcext:value-type="float">
            <text:p>0.535865</text:p>
          </table:table-cell>
          <table:table-cell office:value-type="float" office:value="0.516346" calcext:value-type="float">
            <text:p>0.516346</text:p>
          </table:table-cell>
          <table:table-cell office:value-type="float" office:value="0.497772" calcext:value-type="float">
            <text:p>0.497772</text:p>
          </table:table-cell>
          <table:table-cell office:value-type="float" office:value="0.480644" calcext:value-type="float">
            <text:p>0.480644</text:p>
          </table:table-cell>
          <table:table-cell office:value-type="float" office:value="0.465471" calcext:value-type="float">
            <text:p>0.465471</text:p>
          </table:table-cell>
          <table:table-cell office:value-type="float" office:value="0.452767" calcext:value-type="float">
            <text:p>0.452767</text:p>
          </table:table-cell>
          <table:table-cell office:value-type="float" office:value="0.443047" calcext:value-type="float">
            <text:p>0.443047</text:p>
          </table:table-cell>
          <table:table-cell office:value-type="float" office:value="0.43682" calcext:value-type="float">
            <text:p>0.43682</text:p>
          </table:table-cell>
          <table:table-cell office:value-type="float" office:value="0.434583" calcext:value-type="float">
            <text:p>0.434583</text:p>
          </table:table-cell>
        </table:table-row>
        <table:table-row table:style-name="ro1">
          <table:table-cell office:value-type="float" office:value="0.878467" calcext:value-type="float">
            <text:p>0.878467</text:p>
          </table:table-cell>
          <table:table-cell office:value-type="float" office:value="0.70397" calcext:value-type="float">
            <text:p>0.70397</text:p>
          </table:table-cell>
          <table:table-cell office:value-type="float" office:value="0.702569" calcext:value-type="float">
            <text:p>0.702569</text:p>
          </table:table-cell>
          <table:table-cell office:value-type="float" office:value="0.698383" calcext:value-type="float">
            <text:p>0.698383</text:p>
          </table:table-cell>
          <table:table-cell office:value-type="float" office:value="0.691492" calcext:value-type="float">
            <text:p>0.691492</text:p>
          </table:table-cell>
          <table:table-cell office:value-type="float" office:value="0.682023" calcext:value-type="float">
            <text:p>0.682023</text:p>
          </table:table-cell>
          <table:table-cell office:value-type="float" office:value="0.670154" calcext:value-type="float">
            <text:p>0.670154</text:p>
          </table:table-cell>
          <table:table-cell office:value-type="float" office:value="0.656107" calcext:value-type="float">
            <text:p>0.656107</text:p>
          </table:table-cell>
          <table:table-cell office:value-type="float" office:value="0.640152" calcext:value-type="float">
            <text:p>0.640152</text:p>
          </table:table-cell>
          <table:table-cell office:value-type="float" office:value="0.622601" calcext:value-type="float">
            <text:p>0.622601</text:p>
          </table:table-cell>
          <table:table-cell office:value-type="float" office:value="0.603802" calcext:value-type="float">
            <text:p>0.603802</text:p>
          </table:table-cell>
          <table:table-cell office:value-type="float" office:value="0.584141" calcext:value-type="float">
            <text:p>0.584141</text:p>
          </table:table-cell>
          <table:table-cell office:value-type="float" office:value="0.564036" calcext:value-type="float">
            <text:p>0.564036</text:p>
          </table:table-cell>
          <table:table-cell office:value-type="float" office:value="0.543932" calcext:value-type="float">
            <text:p>0.543932</text:p>
          </table:table-cell>
          <table:table-cell office:value-type="float" office:value="0.524298" calcext:value-type="float">
            <text:p>0.524298</text:p>
          </table:table-cell>
          <table:table-cell office:value-type="float" office:value="0.505621" calcext:value-type="float">
            <text:p>0.505621</text:p>
          </table:table-cell>
          <table:table-cell office:value-type="float" office:value="0.488403" calcext:value-type="float">
            <text:p>0.488403</text:p>
          </table:table-cell>
          <table:table-cell office:value-type="float" office:value="0.473156" calcext:value-type="float">
            <text:p>0.473156</text:p>
          </table:table-cell>
          <table:table-cell office:value-type="float" office:value="0.460394" calcext:value-type="float">
            <text:p>0.460394</text:p>
          </table:table-cell>
          <table:table-cell office:value-type="float" office:value="0.450633" calcext:value-type="float">
            <text:p>0.450633</text:p>
          </table:table-cell>
          <table:table-cell office:value-type="float" office:value="0.444382" calcext:value-type="float">
            <text:p>0.444382</text:p>
          </table:table-cell>
          <table:table-cell office:value-type="float" office:value="0.442138" calcext:value-type="float">
            <text:p>0.442138</text:p>
          </table:table-cell>
        </table:table-row>
        <table:table-row table:style-name="ro1">
          <table:table-cell office:value-type="float" office:value="0.892275" calcext:value-type="float">
            <text:p>0.892275</text:p>
          </table:table-cell>
          <table:table-cell office:value-type="float" office:value="0.713112" calcext:value-type="float">
            <text:p>0.713112</text:p>
          </table:table-cell>
          <table:table-cell office:value-type="float" office:value="0.7117" calcext:value-type="float">
            <text:p>0.7117</text:p>
          </table:table-cell>
          <table:table-cell office:value-type="float" office:value="0.707483" calcext:value-type="float">
            <text:p>0.707483</text:p>
          </table:table-cell>
          <table:table-cell office:value-type="float" office:value="0.70054" calcext:value-type="float">
            <text:p>0.70054</text:p>
          </table:table-cell>
          <table:table-cell office:value-type="float" office:value="0.691002" calcext:value-type="float">
            <text:p>0.691002</text:p>
          </table:table-cell>
          <table:table-cell office:value-type="float" office:value="0.679045" calcext:value-type="float">
            <text:p>0.679045</text:p>
          </table:table-cell>
          <table:table-cell office:value-type="float" office:value="0.664898" calcext:value-type="float">
            <text:p>0.664898</text:p>
          </table:table-cell>
          <table:table-cell office:value-type="float" office:value="0.648831" calcext:value-type="float">
            <text:p>0.648831</text:p>
          </table:table-cell>
          <table:table-cell office:value-type="float" office:value="0.631158" calcext:value-type="float">
            <text:p>0.631158</text:p>
          </table:table-cell>
          <table:table-cell office:value-type="float" office:value="0.612234" calcext:value-type="float">
            <text:p>0.612234</text:p>
          </table:table-cell>
          <table:table-cell office:value-type="float" office:value="0.592446" calcext:value-type="float">
            <text:p>0.592446</text:p>
          </table:table-cell>
          <table:table-cell office:value-type="float" office:value="0.572217" calcext:value-type="float">
            <text:p>0.572217</text:p>
          </table:table-cell>
          <table:table-cell office:value-type="float" office:value="0.551993" calcext:value-type="float">
            <text:p>0.551993</text:p>
          </table:table-cell>
          <table:table-cell office:value-type="float" office:value="0.532247" calcext:value-type="float">
            <text:p>0.532247</text:p>
          </table:table-cell>
          <table:table-cell office:value-type="float" office:value="0.51347" calcext:value-type="float">
            <text:p>0.51347</text:p>
          </table:table-cell>
          <table:table-cell office:value-type="float" office:value="0.496165" calcext:value-type="float">
            <text:p>0.496165</text:p>
          </table:table-cell>
          <table:table-cell office:value-type="float" office:value="0.480845" calcext:value-type="float">
            <text:p>0.480845</text:p>
          </table:table-cell>
          <table:table-cell office:value-type="float" office:value="0.468027" calcext:value-type="float">
            <text:p>0.468027</text:p>
          </table:table-cell>
          <table:table-cell office:value-type="float" office:value="0.458227" calcext:value-type="float">
            <text:p>0.458227</text:p>
          </table:table-cell>
          <table:table-cell office:value-type="float" office:value="0.451952" calcext:value-type="float">
            <text:p>0.451952</text:p>
          </table:table-cell>
          <table:table-cell office:value-type="float" office:value="0.4497" calcext:value-type="float">
            <text:p>0.4497</text:p>
          </table:table-cell>
        </table:table-row>
        <table:table-row table:style-name="ro1">
          <table:table-cell office:value-type="float" office:value="0.906083" calcext:value-type="float">
            <text:p>0.906083</text:p>
          </table:table-cell>
          <table:table-cell office:value-type="float" office:value="0.72222" calcext:value-type="float">
            <text:p>0.72222</text:p>
          </table:table-cell>
          <table:table-cell office:value-type="float" office:value="0.720798" calcext:value-type="float">
            <text:p>0.720798</text:p>
          </table:table-cell>
          <table:table-cell office:value-type="float" office:value="0.71655" calcext:value-type="float">
            <text:p>0.71655</text:p>
          </table:table-cell>
          <table:table-cell office:value-type="float" office:value="0.709557" calcext:value-type="float">
            <text:p>0.709557</text:p>
          </table:table-cell>
          <table:table-cell office:value-type="float" office:value="0.69995" calcext:value-type="float">
            <text:p>0.69995</text:p>
          </table:table-cell>
          <table:table-cell office:value-type="float" office:value="0.687909" calcext:value-type="float">
            <text:p>0.687909</text:p>
          </table:table-cell>
          <table:table-cell office:value-type="float" office:value="0.673663" calcext:value-type="float">
            <text:p>0.673663</text:p>
          </table:table-cell>
          <table:table-cell office:value-type="float" office:value="0.657487" calcext:value-type="float">
            <text:p>0.657487</text:p>
          </table:table-cell>
          <table:table-cell office:value-type="float" office:value="0.639697" calcext:value-type="float">
            <text:p>0.639697</text:p>
          </table:table-cell>
          <table:table-cell office:value-type="float" office:value="0.62065" calcext:value-type="float">
            <text:p>0.62065</text:p>
          </table:table-cell>
          <table:table-cell office:value-type="float" office:value="0.600739" calcext:value-type="float">
            <text:p>0.600739</text:p>
          </table:table-cell>
          <table:table-cell office:value-type="float" office:value="0.580388" calcext:value-type="float">
            <text:p>0.580388</text:p>
          </table:table-cell>
          <table:table-cell office:value-type="float" office:value="0.560048" calcext:value-type="float">
            <text:p>0.560048</text:p>
          </table:table-cell>
          <table:table-cell office:value-type="float" office:value="0.540194" calcext:value-type="float">
            <text:p>0.540194</text:p>
          </table:table-cell>
          <table:table-cell office:value-type="float" office:value="0.521319" calcext:value-type="float">
            <text:p>0.521319</text:p>
          </table:table-cell>
          <table:table-cell office:value-type="float" office:value="0.503929" calcext:value-type="float">
            <text:p>0.503929</text:p>
          </table:table-cell>
          <table:table-cell office:value-type="float" office:value="0.488538" calcext:value-type="float">
            <text:p>0.488538</text:p>
          </table:table-cell>
          <table:table-cell office:value-type="float" office:value="0.475666" calcext:value-type="float">
            <text:p>0.475666</text:p>
          </table:table-cell>
          <table:table-cell office:value-type="float" office:value="0.465827" calcext:value-type="float">
            <text:p>0.465827</text:p>
          </table:table-cell>
          <table:table-cell office:value-type="float" office:value="0.45953" calcext:value-type="float">
            <text:p>0.45953</text:p>
          </table:table-cell>
          <table:table-cell office:value-type="float" office:value="0.457271" calcext:value-type="float">
            <text:p>0.457271</text:p>
          </table:table-cell>
        </table:table-row>
        <table:table-row table:style-name="ro1">
          <table:table-cell office:value-type="float" office:value="0.919891" calcext:value-type="float">
            <text:p>0.919891</text:p>
          </table:table-cell>
          <table:table-cell office:value-type="float" office:value="0.731294" calcext:value-type="float">
            <text:p>0.731294</text:p>
          </table:table-cell>
          <table:table-cell office:value-type="float" office:value="0.729862" calcext:value-type="float">
            <text:p>0.729862</text:p>
          </table:table-cell>
          <table:table-cell office:value-type="float" office:value="0.725584" calcext:value-type="float">
            <text:p>0.725584</text:p>
          </table:table-cell>
          <table:table-cell office:value-type="float" office:value="0.718542" calcext:value-type="float">
            <text:p>0.718542</text:p>
          </table:table-cell>
          <table:table-cell office:value-type="float" office:value="0.708868" calcext:value-type="float">
            <text:p>0.708868</text:p>
          </table:table-cell>
          <table:table-cell office:value-type="float" office:value="0.696745" calcext:value-type="float">
            <text:p>0.696745</text:p>
          </table:table-cell>
          <table:table-cell office:value-type="float" office:value="0.682404" calcext:value-type="float">
            <text:p>0.682404</text:p>
          </table:table-cell>
          <table:table-cell office:value-type="float" office:value="0.666121" calcext:value-type="float">
            <text:p>0.666121</text:p>
          </table:table-cell>
          <table:table-cell office:value-type="float" office:value="0.648217" calcext:value-type="float">
            <text:p>0.648217</text:p>
          </table:table-cell>
          <table:table-cell office:value-type="float" office:value="0.629051" calcext:value-type="float">
            <text:p>0.629051</text:p>
          </table:table-cell>
          <table:table-cell office:value-type="float" office:value="0.60902" calcext:value-type="float">
            <text:p>0.60902</text:p>
          </table:table-cell>
          <table:table-cell office:value-type="float" office:value="0.58855" calcext:value-type="float">
            <text:p>0.58855</text:p>
          </table:table-cell>
          <table:table-cell office:value-type="float" office:value="0.568097" calcext:value-type="float">
            <text:p>0.568097</text:p>
          </table:table-cell>
          <table:table-cell office:value-type="float" office:value="0.548137" calcext:value-type="float">
            <text:p>0.548137</text:p>
          </table:table-cell>
          <table:table-cell office:value-type="float" office:value="0.529167" calcext:value-type="float">
            <text:p>0.529167</text:p>
          </table:table-cell>
          <table:table-cell office:value-type="float" office:value="0.511695" calcext:value-type="float">
            <text:p>0.511695</text:p>
          </table:table-cell>
          <table:table-cell office:value-type="float" office:value="0.496236" calcext:value-type="float">
            <text:p>0.496236</text:p>
          </table:table-cell>
          <table:table-cell office:value-type="float" office:value="0.483311" calcext:value-type="float">
            <text:p>0.483311</text:p>
          </table:table-cell>
          <table:table-cell office:value-type="float" office:value="0.473434" calcext:value-type="float">
            <text:p>0.473434</text:p>
          </table:table-cell>
          <table:table-cell office:value-type="float" office:value="0.467115" calcext:value-type="float">
            <text:p>0.467115</text:p>
          </table:table-cell>
          <table:table-cell office:value-type="float" office:value="0.46485" calcext:value-type="float">
            <text:p>0.46485</text:p>
          </table:table-cell>
        </table:table-row>
        <table:table-row table:style-name="ro1">
          <table:table-cell office:value-type="float" office:value="0.933699" calcext:value-type="float">
            <text:p>0.933699</text:p>
          </table:table-cell>
          <table:table-cell office:value-type="float" office:value="0.740335" calcext:value-type="float">
            <text:p>0.740335</text:p>
          </table:table-cell>
          <table:table-cell office:value-type="float" office:value="0.738893" calcext:value-type="float">
            <text:p>0.738893</text:p>
          </table:table-cell>
          <table:table-cell office:value-type="float" office:value="0.734586" calcext:value-type="float">
            <text:p>0.734586</text:p>
          </table:table-cell>
          <table:table-cell office:value-type="float" office:value="0.727496" calcext:value-type="float">
            <text:p>0.727496</text:p>
          </table:table-cell>
          <table:table-cell office:value-type="float" office:value="0.717758" calcext:value-type="float">
            <text:p>0.717758</text:p>
          </table:table-cell>
          <table:table-cell office:value-type="float" office:value="0.705554" calcext:value-type="float">
            <text:p>0.705554</text:p>
          </table:table-cell>
          <table:table-cell office:value-type="float" office:value="0.69112" calcext:value-type="float">
            <text:p>0.69112</text:p>
          </table:table-cell>
          <table:table-cell office:value-type="float" office:value="0.674733" calcext:value-type="float">
            <text:p>0.674733</text:p>
          </table:table-cell>
          <table:table-cell office:value-type="float" office:value="0.656718" calcext:value-type="float">
            <text:p>0.656718</text:p>
          </table:table-cell>
          <table:table-cell office:value-type="float" office:value="0.637437" calcext:value-type="float">
            <text:p>0.637437</text:p>
          </table:table-cell>
          <table:table-cell office:value-type="float" office:value="0.617288" calcext:value-type="float">
            <text:p>0.617288</text:p>
          </table:table-cell>
          <table:table-cell office:value-type="float" office:value="0.596704" calcext:value-type="float">
            <text:p>0.596704</text:p>
          </table:table-cell>
          <table:table-cell office:value-type="float" office:value="0.57614" calcext:value-type="float">
            <text:p>0.57614</text:p>
          </table:table-cell>
          <table:table-cell office:value-type="float" office:value="0.556078" calcext:value-type="float">
            <text:p>0.556078</text:p>
          </table:table-cell>
          <table:table-cell office:value-type="float" office:value="0.537016" calcext:value-type="float">
            <text:p>0.537016</text:p>
          </table:table-cell>
          <table:table-cell office:value-type="float" office:value="0.519463" calcext:value-type="float">
            <text:p>0.519463</text:p>
          </table:table-cell>
          <table:table-cell office:value-type="float" office:value="0.503938" calcext:value-type="float">
            <text:p>0.503938</text:p>
          </table:table-cell>
          <table:table-cell office:value-type="float" office:value="0.490961" calcext:value-type="float">
            <text:p>0.490961</text:p>
          </table:table-cell>
          <table:table-cell office:value-type="float" office:value="0.481048" calcext:value-type="float">
            <text:p>0.481048</text:p>
          </table:table-cell>
          <table:table-cell office:value-type="float" office:value="0.474708" calcext:value-type="float">
            <text:p>0.474708</text:p>
          </table:table-cell>
          <table:table-cell office:value-type="float" office:value="0.472435" calcext:value-type="float">
            <text:p>0.472435</text:p>
          </table:table-cell>
        </table:table-row>
        <table:table-row table:style-name="ro1">
          <table:table-cell office:value-type="float" office:value="0.947506" calcext:value-type="float">
            <text:p>0.947506</text:p>
          </table:table-cell>
          <table:table-cell office:value-type="float" office:value="0.749344" calcext:value-type="float">
            <text:p>0.749344</text:p>
          </table:table-cell>
          <table:table-cell office:value-type="float" office:value="0.747893" calcext:value-type="float">
            <text:p>0.747893</text:p>
          </table:table-cell>
          <table:table-cell office:value-type="float" office:value="0.743557" calcext:value-type="float">
            <text:p>0.743557</text:p>
          </table:table-cell>
          <table:table-cell office:value-type="float" office:value="0.736421" calcext:value-type="float">
            <text:p>0.736421</text:p>
          </table:table-cell>
          <table:table-cell office:value-type="float" office:value="0.726619" calcext:value-type="float">
            <text:p>0.726619</text:p>
          </table:table-cell>
          <table:table-cell office:value-type="float" office:value="0.714338" calcext:value-type="float">
            <text:p>0.714338</text:p>
          </table:table-cell>
          <table:table-cell office:value-type="float" office:value="0.699812" calcext:value-type="float">
            <text:p>0.699812</text:p>
          </table:table-cell>
          <table:table-cell office:value-type="float" office:value="0.683325" calcext:value-type="float">
            <text:p>0.683325</text:p>
          </table:table-cell>
          <table:table-cell office:value-type="float" office:value="0.665201" calcext:value-type="float">
            <text:p>0.665201</text:p>
          </table:table-cell>
          <table:table-cell office:value-type="float" office:value="0.645807" calcext:value-type="float">
            <text:p>0.645807</text:p>
          </table:table-cell>
          <table:table-cell office:value-type="float" office:value="0.625545" calcext:value-type="float">
            <text:p>0.625545</text:p>
          </table:table-cell>
          <table:table-cell office:value-type="float" office:value="0.604849" calcext:value-type="float">
            <text:p>0.604849</text:p>
          </table:table-cell>
          <table:table-cell office:value-type="float" office:value="0.584178" calcext:value-type="float">
            <text:p>0.584178</text:p>
          </table:table-cell>
          <table:table-cell office:value-type="float" office:value="0.564016" calcext:value-type="float">
            <text:p>0.564016</text:p>
          </table:table-cell>
          <table:table-cell office:value-type="float" office:value="0.544864" calcext:value-type="float">
            <text:p>0.544864</text:p>
          </table:table-cell>
          <table:table-cell office:value-type="float" office:value="0.527234" calcext:value-type="float">
            <text:p>0.527234</text:p>
          </table:table-cell>
          <table:table-cell office:value-type="float" office:value="0.511644" calcext:value-type="float">
            <text:p>0.511644</text:p>
          </table:table-cell>
          <table:table-cell office:value-type="float" office:value="0.498617" calcext:value-type="float">
            <text:p>0.498617</text:p>
          </table:table-cell>
          <table:table-cell office:value-type="float" office:value="0.488668" calcext:value-type="float">
            <text:p>0.488668</text:p>
          </table:table-cell>
          <table:table-cell office:value-type="float" office:value="0.482307" calcext:value-type="float">
            <text:p>0.482307</text:p>
          </table:table-cell>
          <table:table-cell office:value-type="float" office:value="0.480029" calcext:value-type="float">
            <text:p>0.480029</text:p>
          </table:table-cell>
        </table:table-row>
        <table:table-row table:style-name="ro1">
          <table:table-cell office:value-type="float" office:value="0.961314" calcext:value-type="float">
            <text:p>0.961314</text:p>
          </table:table-cell>
          <table:table-cell office:value-type="float" office:value="0.758322" calcext:value-type="float">
            <text:p>0.758322</text:p>
          </table:table-cell>
          <table:table-cell office:value-type="float" office:value="0.756861" calcext:value-type="float">
            <text:p>0.756861</text:p>
          </table:table-cell>
          <table:table-cell office:value-type="float" office:value="0.752498" calcext:value-type="float">
            <text:p>0.752498</text:p>
          </table:table-cell>
          <table:table-cell office:value-type="float" office:value="0.745317" calcext:value-type="float">
            <text:p>0.745317</text:p>
          </table:table-cell>
          <table:table-cell office:value-type="float" office:value="0.735453" calcext:value-type="float">
            <text:p>0.735453</text:p>
          </table:table-cell>
          <table:table-cell office:value-type="float" office:value="0.723096" calcext:value-type="float">
            <text:p>0.723096</text:p>
          </table:table-cell>
          <table:table-cell office:value-type="float" office:value="0.708482" calcext:value-type="float">
            <text:p>0.708482</text:p>
          </table:table-cell>
          <table:table-cell office:value-type="float" office:value="0.691896" calcext:value-type="float">
            <text:p>0.691896</text:p>
          </table:table-cell>
          <table:table-cell office:value-type="float" office:value="0.673667" calcext:value-type="float">
            <text:p>0.673667</text:p>
          </table:table-cell>
          <table:table-cell office:value-type="float" office:value="0.654164" calcext:value-type="float">
            <text:p>0.654164</text:p>
          </table:table-cell>
          <table:table-cell office:value-type="float" office:value="0.633791" calcext:value-type="float">
            <text:p>0.633791</text:p>
          </table:table-cell>
          <table:table-cell office:value-type="float" office:value="0.612985" calcext:value-type="float">
            <text:p>0.612985</text:p>
          </table:table-cell>
          <table:table-cell office:value-type="float" office:value="0.592211" calcext:value-type="float">
            <text:p>0.592211</text:p>
          </table:table-cell>
          <table:table-cell office:value-type="float" office:value="0.571952" calcext:value-type="float">
            <text:p>0.571952</text:p>
          </table:table-cell>
          <table:table-cell office:value-type="float" office:value="0.552713" calcext:value-type="float">
            <text:p>0.552713</text:p>
          </table:table-cell>
          <table:table-cell office:value-type="float" office:value="0.535006" calcext:value-type="float">
            <text:p>0.535006</text:p>
          </table:table-cell>
          <table:table-cell office:value-type="float" office:value="0.519354" calcext:value-type="float">
            <text:p>0.519354</text:p>
          </table:table-cell>
          <table:table-cell office:value-type="float" office:value="0.506278" calcext:value-type="float">
            <text:p>0.506278</text:p>
          </table:table-cell>
          <table:table-cell office:value-type="float" office:value="0.496295" calcext:value-type="float">
            <text:p>0.496295</text:p>
          </table:table-cell>
          <table:table-cell office:value-type="float" office:value="0.489914" calcext:value-type="float">
            <text:p>0.489914</text:p>
          </table:table-cell>
          <table:table-cell office:value-type="float" office:value="0.487629" calcext:value-type="float">
            <text:p>0.487629</text:p>
          </table:table-cell>
        </table:table-row>
        <table:table-row table:style-name="ro1">
          <table:table-cell office:value-type="float" office:value="0.975122" calcext:value-type="float">
            <text:p>0.975122</text:p>
          </table:table-cell>
          <table:table-cell office:value-type="float" office:value="0.76727" calcext:value-type="float">
            <text:p>0.76727</text:p>
          </table:table-cell>
          <table:table-cell office:value-type="float" office:value="0.7658" calcext:value-type="float">
            <text:p>0.7658</text:p>
          </table:table-cell>
          <table:table-cell office:value-type="float" office:value="0.761409" calcext:value-type="float">
            <text:p>0.761409</text:p>
          </table:table-cell>
          <table:table-cell office:value-type="float" office:value="0.754184" calcext:value-type="float">
            <text:p>0.754184</text:p>
          </table:table-cell>
          <table:table-cell office:value-type="float" office:value="0.744261" calcext:value-type="float">
            <text:p>0.744261</text:p>
          </table:table-cell>
          <table:table-cell office:value-type="float" office:value="0.731829" calcext:value-type="float">
            <text:p>0.731829</text:p>
          </table:table-cell>
          <table:table-cell office:value-type="float" office:value="0.717129" calcext:value-type="float">
            <text:p>0.717129</text:p>
          </table:table-cell>
          <table:table-cell office:value-type="float" office:value="0.700448" calcext:value-type="float">
            <text:p>0.700448</text:p>
          </table:table-cell>
          <table:table-cell office:value-type="float" office:value="0.682116" calcext:value-type="float">
            <text:p>0.682116</text:p>
          </table:table-cell>
          <table:table-cell office:value-type="float" office:value="0.662506" calcext:value-type="float">
            <text:p>0.662506</text:p>
          </table:table-cell>
          <table:table-cell office:value-type="float" office:value="0.642026" calcext:value-type="float">
            <text:p>0.642026</text:p>
          </table:table-cell>
          <table:table-cell office:value-type="float" office:value="0.621114" calcext:value-type="float">
            <text:p>0.621114</text:p>
          </table:table-cell>
          <table:table-cell office:value-type="float" office:value="0.600238" calcext:value-type="float">
            <text:p>0.600238</text:p>
          </table:table-cell>
          <table:table-cell office:value-type="float" office:value="0.579885" calcext:value-type="float">
            <text:p>0.579885</text:p>
          </table:table-cell>
          <table:table-cell office:value-type="float" office:value="0.560561" calcext:value-type="float">
            <text:p>0.560561</text:p>
          </table:table-cell>
          <table:table-cell office:value-type="float" office:value="0.542781" calcext:value-type="float">
            <text:p>0.542781</text:p>
          </table:table-cell>
          <table:table-cell office:value-type="float" office:value="0.527068" calcext:value-type="float">
            <text:p>0.527068</text:p>
          </table:table-cell>
          <table:table-cell office:value-type="float" office:value="0.513944" calcext:value-type="float">
            <text:p>0.513944</text:p>
          </table:table-cell>
          <table:table-cell office:value-type="float" office:value="0.503928" calcext:value-type="float">
            <text:p>0.503928</text:p>
          </table:table-cell>
          <table:table-cell office:value-type="float" office:value="0.497527" calcext:value-type="float">
            <text:p>0.497527</text:p>
          </table:table-cell>
          <table:table-cell office:value-type="float" office:value="0.495236" calcext:value-type="float">
            <text:p>0.495236</text:p>
          </table:table-cell>
        </table:table-row>
        <table:table-row table:style-name="ro1">
          <table:table-cell office:value-type="float" office:value="0.98893" calcext:value-type="float">
            <text:p>0.98893</text:p>
          </table:table-cell>
          <table:table-cell office:value-type="float" office:value="0.776187" calcext:value-type="float">
            <text:p>0.776187</text:p>
          </table:table-cell>
          <table:table-cell office:value-type="float" office:value="0.774709" calcext:value-type="float">
            <text:p>0.774709</text:p>
          </table:table-cell>
          <table:table-cell office:value-type="float" office:value="0.770292" calcext:value-type="float">
            <text:p>0.770292</text:p>
          </table:table-cell>
          <table:table-cell office:value-type="float" office:value="0.763024" calcext:value-type="float">
            <text:p>0.763024</text:p>
          </table:table-cell>
          <table:table-cell office:value-type="float" office:value="0.753042" calcext:value-type="float">
            <text:p>0.753042</text:p>
          </table:table-cell>
          <table:table-cell office:value-type="float" office:value="0.740539" calcext:value-type="float">
            <text:p>0.740539</text:p>
          </table:table-cell>
          <table:table-cell office:value-type="float" office:value="0.725755" calcext:value-type="float">
            <text:p>0.725755</text:p>
          </table:table-cell>
          <table:table-cell office:value-type="float" office:value="0.70898" calcext:value-type="float">
            <text:p>0.70898</text:p>
          </table:table-cell>
          <table:table-cell office:value-type="float" office:value="0.690549" calcext:value-type="float">
            <text:p>0.690549</text:p>
          </table:table-cell>
          <table:table-cell office:value-type="float" office:value="0.670835" calcext:value-type="float">
            <text:p>0.670835</text:p>
          </table:table-cell>
          <table:table-cell office:value-type="float" office:value="0.65025" calcext:value-type="float">
            <text:p>0.65025</text:p>
          </table:table-cell>
          <table:table-cell office:value-type="float" office:value="0.629235" calcext:value-type="float">
            <text:p>0.629235</text:p>
          </table:table-cell>
          <table:table-cell office:value-type="float" office:value="0.608261" calcext:value-type="float">
            <text:p>0.608261</text:p>
          </table:table-cell>
          <table:table-cell office:value-type="float" office:value="0.587816" calcext:value-type="float">
            <text:p>0.587816</text:p>
          </table:table-cell>
          <table:table-cell office:value-type="float" office:value="0.568409" calcext:value-type="float">
            <text:p>0.568409</text:p>
          </table:table-cell>
          <table:table-cell office:value-type="float" office:value="0.550558" calcext:value-type="float">
            <text:p>0.550558</text:p>
          </table:table-cell>
          <table:table-cell office:value-type="float" office:value="0.534785" calcext:value-type="float">
            <text:p>0.534785</text:p>
          </table:table-cell>
          <table:table-cell office:value-type="float" office:value="0.521615" calcext:value-type="float">
            <text:p>0.521615</text:p>
          </table:table-cell>
          <table:table-cell office:value-type="float" office:value="0.511567" calcext:value-type="float">
            <text:p>0.511567</text:p>
          </table:table-cell>
          <table:table-cell office:value-type="float" office:value="0.505147" calcext:value-type="float">
            <text:p>0.505147</text:p>
          </table:table-cell>
          <table:table-cell office:value-type="float" office:value="0.50285" calcext:value-type="float">
            <text:p>0.50285</text:p>
          </table:table-cell>
        </table:table-row>
        <table:table-row table:style-name="ro1">
          <table:table-cell office:value-type="float" office:value="0.991692" calcext:value-type="float">
            <text:p>0.991692</text:p>
          </table:table-cell>
          <table:table-cell office:value-type="float" office:value="0.777968" calcext:value-type="float">
            <text:p>0.777968</text:p>
          </table:table-cell>
          <table:table-cell office:value-type="float" office:value="0.776487" calcext:value-type="float">
            <text:p>0.776487</text:p>
          </table:table-cell>
          <table:table-cell office:value-type="float" office:value="0.772065" calcext:value-type="float">
            <text:p>0.772065</text:p>
          </table:table-cell>
          <table:table-cell office:value-type="float" office:value="0.764788" calcext:value-type="float">
            <text:p>0.764788</text:p>
          </table:table-cell>
          <table:table-cell office:value-type="float" office:value="0.754795" calcext:value-type="float">
            <text:p>0.754795</text:p>
          </table:table-cell>
          <table:table-cell office:value-type="float" office:value="0.742278" calcext:value-type="float">
            <text:p>0.742278</text:p>
          </table:table-cell>
          <table:table-cell office:value-type="float" office:value="0.727477" calcext:value-type="float">
            <text:p>0.727477</text:p>
          </table:table-cell>
          <table:table-cell office:value-type="float" office:value="0.710684" calcext:value-type="float">
            <text:p>0.710684</text:p>
          </table:table-cell>
          <table:table-cell office:value-type="float" office:value="0.692233" calcext:value-type="float">
            <text:p>0.692233</text:p>
          </table:table-cell>
          <table:table-cell office:value-type="float" office:value="0.672499" calcext:value-type="float">
            <text:p>0.672499</text:p>
          </table:table-cell>
          <table:table-cell office:value-type="float" office:value="0.651893" calcext:value-type="float">
            <text:p>0.651893</text:p>
          </table:table-cell>
          <table:table-cell office:value-type="float" office:value="0.630859" calcext:value-type="float">
            <text:p>0.630859</text:p>
          </table:table-cell>
          <table:table-cell office:value-type="float" office:value="0.609864" calcext:value-type="float">
            <text:p>0.609864</text:p>
          </table:table-cell>
          <table:table-cell office:value-type="float" office:value="0.589402" calcext:value-type="float">
            <text:p>0.589402</text:p>
          </table:table-cell>
          <table:table-cell office:value-type="float" office:value="0.569979" calcext:value-type="float">
            <text:p>0.569979</text:p>
          </table:table-cell>
          <table:table-cell office:value-type="float" office:value="0.552113" calcext:value-type="float">
            <text:p>0.552113</text:p>
          </table:table-cell>
          <table:table-cell office:value-type="float" office:value="0.536329" calcext:value-type="float">
            <text:p>0.536329</text:p>
          </table:table-cell>
          <table:table-cell office:value-type="float" office:value="0.52315" calcext:value-type="float">
            <text:p>0.52315</text:p>
          </table:table-cell>
          <table:table-cell office:value-type="float" office:value="0.513095" calcext:value-type="float">
            <text:p>0.513095</text:p>
          </table:table-cell>
          <table:table-cell office:value-type="float" office:value="0.506672" calcext:value-type="float">
            <text:p>0.506672</text:p>
          </table:table-cell>
          <table:table-cell office:value-type="float" office:value="0.504374" calcext:value-type="float">
            <text:p>0.504374</text:p>
          </table:table-cell>
        </table:table-row>
        <table:table-row table:style-name="ro1">
          <table:table-cell office:value-type="float" office:value="0.995744" calcext:value-type="float">
            <text:p>0.995744</text:p>
          </table:table-cell>
          <table:table-cell office:value-type="float" office:value="0.780579" calcext:value-type="float">
            <text:p>0.780579</text:p>
          </table:table-cell>
          <table:table-cell office:value-type="float" office:value="0.779095" calcext:value-type="float">
            <text:p>0.779095</text:p>
          </table:table-cell>
          <table:table-cell office:value-type="float" office:value="0.774665" calcext:value-type="float">
            <text:p>0.774665</text:p>
          </table:table-cell>
          <table:table-cell office:value-type="float" office:value="0.767376" calcext:value-type="float">
            <text:p>0.767376</text:p>
          </table:table-cell>
          <table:table-cell office:value-type="float" office:value="0.757366" calcext:value-type="float">
            <text:p>0.757366</text:p>
          </table:table-cell>
          <table:table-cell office:value-type="float" office:value="0.744828" calcext:value-type="float">
            <text:p>0.744828</text:p>
          </table:table-cell>
          <table:table-cell office:value-type="float" office:value="0.730003" calcext:value-type="float">
            <text:p>0.730003</text:p>
          </table:table-cell>
          <table:table-cell office:value-type="float" office:value="0.713184" calcext:value-type="float">
            <text:p>0.713184</text:p>
          </table:table-cell>
          <table:table-cell office:value-type="float" office:value="0.694704" calcext:value-type="float">
            <text:p>0.694704</text:p>
          </table:table-cell>
          <table:table-cell office:value-type="float" office:value="0.67494" calcext:value-type="float">
            <text:p>0.67494</text:p>
          </table:table-cell>
          <table:table-cell office:value-type="float" office:value="0.654304" calcext:value-type="float">
            <text:p>0.654304</text:p>
          </table:table-cell>
          <table:table-cell office:value-type="float" office:value="0.63324" calcext:value-type="float">
            <text:p>0.63324</text:p>
          </table:table-cell>
          <table:table-cell office:value-type="float" office:value="0.612218" calcext:value-type="float">
            <text:p>0.612218</text:p>
          </table:table-cell>
          <table:table-cell office:value-type="float" office:value="0.591729" calcext:value-type="float">
            <text:p>0.591729</text:p>
          </table:table-cell>
          <table:table-cell office:value-type="float" office:value="0.572282" calcext:value-type="float">
            <text:p>0.572282</text:p>
          </table:table-cell>
          <table:table-cell office:value-type="float" office:value="0.554396" calcext:value-type="float">
            <text:p>0.554396</text:p>
          </table:table-cell>
          <table:table-cell office:value-type="float" office:value="0.538595" calcext:value-type="float">
            <text:p>0.538595</text:p>
          </table:table-cell>
          <table:table-cell office:value-type="float" office:value="0.525403" calcext:value-type="float">
            <text:p>0.525403</text:p>
          </table:table-cell>
          <table:table-cell office:value-type="float" office:value="0.515338" calcext:value-type="float">
            <text:p>0.515338</text:p>
          </table:table-cell>
          <table:table-cell office:value-type="float" office:value="0.50891" calcext:value-type="float">
            <text:p>0.50891</text:p>
          </table:table-cell>
          <table:table-cell office:value-type="float" office:value="0.50661" calcext:value-type="float">
            <text:p>0.50661</text:p>
          </table:table-cell>
        </table:table-row>
        <table:table-row table:style-name="ro1">
          <table:table-cell office:value-type="float" office:value="0.996946" calcext:value-type="float">
            <text:p>0.996946</text:p>
          </table:table-cell>
          <table:table-cell office:value-type="float" office:value="0.781352" calcext:value-type="float">
            <text:p>0.781352</text:p>
          </table:table-cell>
          <table:table-cell office:value-type="float" office:value="0.779868" calcext:value-type="float">
            <text:p>0.779868</text:p>
          </table:table-cell>
          <table:table-cell office:value-type="float" office:value="0.775436" calcext:value-type="float">
            <text:p>0.775436</text:p>
          </table:table-cell>
          <table:table-cell office:value-type="float" office:value="0.768143" calcext:value-type="float">
            <text:p>0.768143</text:p>
          </table:table-cell>
          <table:table-cell office:value-type="float" office:value="0.758129" calcext:value-type="float">
            <text:p>0.758129</text:p>
          </table:table-cell>
          <table:table-cell office:value-type="float" office:value="0.745584" calcext:value-type="float">
            <text:p>0.745584</text:p>
          </table:table-cell>
          <table:table-cell office:value-type="float" office:value="0.730752" calcext:value-type="float">
            <text:p>0.730752</text:p>
          </table:table-cell>
          <table:table-cell office:value-type="float" office:value="0.713925" calcext:value-type="float">
            <text:p>0.713925</text:p>
          </table:table-cell>
          <table:table-cell office:value-type="float" office:value="0.695437" calcext:value-type="float">
            <text:p>0.695437</text:p>
          </table:table-cell>
          <table:table-cell office:value-type="float" office:value="0.675664" calcext:value-type="float">
            <text:p>0.675664</text:p>
          </table:table-cell>
          <table:table-cell office:value-type="float" office:value="0.655019" calcext:value-type="float">
            <text:p>0.655019</text:p>
          </table:table-cell>
          <table:table-cell office:value-type="float" office:value="0.633946" calcext:value-type="float">
            <text:p>0.633946</text:p>
          </table:table-cell>
          <table:table-cell office:value-type="float" office:value="0.612916" calcext:value-type="float">
            <text:p>0.612916</text:p>
          </table:table-cell>
          <table:table-cell office:value-type="float" office:value="0.592419" calcext:value-type="float">
            <text:p>0.592419</text:p>
          </table:table-cell>
          <table:table-cell office:value-type="float" office:value="0.572965" calcext:value-type="float">
            <text:p>0.572965</text:p>
          </table:table-cell>
          <table:table-cell office:value-type="float" office:value="0.555073" calcext:value-type="float">
            <text:p>0.555073</text:p>
          </table:table-cell>
          <table:table-cell office:value-type="float" office:value="0.539267" calcext:value-type="float">
            <text:p>0.539267</text:p>
          </table:table-cell>
          <table:table-cell office:value-type="float" office:value="0.526071" calcext:value-type="float">
            <text:p>0.526071</text:p>
          </table:table-cell>
          <table:table-cell office:value-type="float" office:value="0.516004" calcext:value-type="float">
            <text:p>0.516004</text:p>
          </table:table-cell>
          <table:table-cell office:value-type="float" office:value="0.509574" calcext:value-type="float">
            <text:p>0.509574</text:p>
          </table:table-cell>
          <table:table-cell office:value-type="float" office:value="0.507273" calcext:value-type="float">
            <text:p>0.507273</text:p>
          </table:table-cell>
        </table:table-row>
        <table:table-row table:style-name="ro1">
          <table:table-cell office:value-type="float" office:value="0.999276" calcext:value-type="float">
            <text:p>0.999276</text:p>
          </table:table-cell>
          <table:table-cell office:value-type="float" office:value="0.782852" calcext:value-type="float">
            <text:p>0.782852</text:p>
          </table:table-cell>
          <table:table-cell office:value-type="float" office:value="0.781365" calcext:value-type="float">
            <text:p>0.781365</text:p>
          </table:table-cell>
          <table:table-cell office:value-type="float" office:value="0.776929" calcext:value-type="float">
            <text:p>0.776929</text:p>
          </table:table-cell>
          <table:table-cell office:value-type="float" office:value="0.76963" calcext:value-type="float">
            <text:p>0.76963</text:p>
          </table:table-cell>
          <table:table-cell office:value-type="float" office:value="0.759606" calcext:value-type="float">
            <text:p>0.759606</text:p>
          </table:table-cell>
          <table:table-cell office:value-type="float" office:value="0.747049" calcext:value-type="float">
            <text:p>0.747049</text:p>
          </table:table-cell>
          <table:table-cell office:value-type="float" office:value="0.732204" calcext:value-type="float">
            <text:p>0.732204</text:p>
          </table:table-cell>
          <table:table-cell office:value-type="float" office:value="0.715361" calcext:value-type="float">
            <text:p>0.715361</text:p>
          </table:table-cell>
          <table:table-cell office:value-type="float" office:value="0.696857" calcext:value-type="float">
            <text:p>0.696857</text:p>
          </table:table-cell>
          <table:table-cell office:value-type="float" office:value="0.677067" calcext:value-type="float">
            <text:p>0.677067</text:p>
          </table:table-cell>
          <table:table-cell office:value-type="float" office:value="0.656405" calcext:value-type="float">
            <text:p>0.656405</text:p>
          </table:table-cell>
          <table:table-cell office:value-type="float" office:value="0.635315" calcext:value-type="float">
            <text:p>0.635315</text:p>
          </table:table-cell>
          <table:table-cell office:value-type="float" office:value="0.614268" calcext:value-type="float">
            <text:p>0.614268</text:p>
          </table:table-cell>
          <table:table-cell office:value-type="float" office:value="0.593757" calcext:value-type="float">
            <text:p>0.593757</text:p>
          </table:table-cell>
          <table:table-cell office:value-type="float" office:value="0.57429" calcext:value-type="float">
            <text:p>0.57429</text:p>
          </table:table-cell>
          <table:table-cell office:value-type="float" office:value="0.556386" calcext:value-type="float">
            <text:p>0.556386</text:p>
          </table:table-cell>
          <table:table-cell office:value-type="float" office:value="0.54057" calcext:value-type="float">
            <text:p>0.54057</text:p>
          </table:table-cell>
          <table:table-cell office:value-type="float" office:value="0.527366" calcext:value-type="float">
            <text:p>0.527366</text:p>
          </table:table-cell>
          <table:table-cell office:value-type="float" office:value="0.517294" calcext:value-type="float">
            <text:p>0.517294</text:p>
          </table:table-cell>
          <table:table-cell office:value-type="float" office:value="0.510861" calcext:value-type="float">
            <text:p>0.510861</text:p>
          </table:table-cell>
          <table:table-cell office:value-type="float" office:value="0.508559" calcext:value-type="float">
            <text:p>0.508559</text:p>
          </table:table-cell>
        </table:table-row>
        <table:table-row table:style-name="ro1">
          <table:table-cell office:value-type="float" office:value="0.999581" calcext:value-type="float">
            <text:p>0.999581</text:p>
          </table:table-cell>
          <table:table-cell office:value-type="float" office:value="0.783048" calcext:value-type="float">
            <text:p>0.783048</text:p>
          </table:table-cell>
          <table:table-cell office:value-type="float" office:value="0.781561" calcext:value-type="float">
            <text:p>0.781561</text:p>
          </table:table-cell>
          <table:table-cell office:value-type="float" office:value="0.777125" calcext:value-type="float">
            <text:p>0.777125</text:p>
          </table:table-cell>
          <table:table-cell office:value-type="float" office:value="0.769824" calcext:value-type="float">
            <text:p>0.769824</text:p>
          </table:table-cell>
          <table:table-cell office:value-type="float" office:value="0.759799" calcext:value-type="float">
            <text:p>0.759799</text:p>
          </table:table-cell>
          <table:table-cell office:value-type="float" office:value="0.747241" calcext:value-type="float">
            <text:p>0.747241</text:p>
          </table:table-cell>
          <table:table-cell office:value-type="float" office:value="0.732394" calcext:value-type="float">
            <text:p>0.732394</text:p>
          </table:table-cell>
          <table:table-cell office:value-type="float" office:value="0.715549" calcext:value-type="float">
            <text:p>0.715549</text:p>
          </table:table-cell>
          <table:table-cell office:value-type="float" office:value="0.697043" calcext:value-type="float">
            <text:p>0.697043</text:p>
          </table:table-cell>
          <table:table-cell office:value-type="float" office:value="0.677251" calcext:value-type="float">
            <text:p>0.677251</text:p>
          </table:table-cell>
          <table:table-cell office:value-type="float" office:value="0.656587" calcext:value-type="float">
            <text:p>0.656587</text:p>
          </table:table-cell>
          <table:table-cell office:value-type="float" office:value="0.635495" calcext:value-type="float">
            <text:p>0.635495</text:p>
          </table:table-cell>
          <table:table-cell office:value-type="float" office:value="0.614446" calcext:value-type="float">
            <text:p>0.614446</text:p>
          </table:table-cell>
          <table:table-cell office:value-type="float" office:value="0.593932" calcext:value-type="float">
            <text:p>0.593932</text:p>
          </table:table-cell>
          <table:table-cell office:value-type="float" office:value="0.574463" calcext:value-type="float">
            <text:p>0.574463</text:p>
          </table:table-cell>
          <table:table-cell office:value-type="float" office:value="0.556558" calcext:value-type="float">
            <text:p>0.556558</text:p>
          </table:table-cell>
          <table:table-cell office:value-type="float" office:value="0.540741" calcext:value-type="float">
            <text:p>0.540741</text:p>
          </table:table-cell>
          <table:table-cell office:value-type="float" office:value="0.527536" calcext:value-type="float">
            <text:p>0.527536</text:p>
          </table:table-cell>
          <table:table-cell office:value-type="float" office:value="0.517463" calcext:value-type="float">
            <text:p>0.517463</text:p>
          </table:table-cell>
          <table:table-cell office:value-type="float" office:value="0.51103" calcext:value-type="float">
            <text:p>0.51103</text:p>
          </table:table-cell>
          <table:table-cell office:value-type="float" office:value="0.508728" calcext:value-type="float">
            <text:p>0.508728</text:p>
          </table:table-cell>
        </table:table-row>
        <table:table-row table:style-name="ro1">
          <table:table-cell office:value-type="float" office:value="1.00012" calcext:value-type="float">
            <text:p>1.00012</text:p>
          </table:table-cell>
          <table:table-cell office:value-type="float" office:value="0.783147" calcext:value-type="float">
            <text:p>0.783147</text:p>
          </table:table-cell>
          <table:table-cell office:value-type="float" office:value="0.781661" calcext:value-type="float">
            <text:p>0.781661</text:p>
          </table:table-cell>
          <table:table-cell office:value-type="float" office:value="0.777226" calcext:value-type="float">
            <text:p>0.777226</text:p>
          </table:table-cell>
          <table:table-cell office:value-type="float" office:value="0.769926" calcext:value-type="float">
            <text:p>0.769926</text:p>
          </table:table-cell>
          <table:table-cell office:value-type="float" office:value="0.759903" calcext:value-type="float">
            <text:p>0.759903</text:p>
          </table:table-cell>
          <table:table-cell office:value-type="float" office:value="0.747348" calcext:value-type="float">
            <text:p>0.747348</text:p>
          </table:table-cell>
          <table:table-cell office:value-type="float" office:value="0.732504" calcext:value-type="float">
            <text:p>0.732504</text:p>
          </table:table-cell>
          <table:table-cell office:value-type="float" office:value="0.715663" calcext:value-type="float">
            <text:p>0.715663</text:p>
          </table:table-cell>
          <table:table-cell office:value-type="float" office:value="0.697161" calcext:value-type="float">
            <text:p>0.697161</text:p>
          </table:table-cell>
          <table:table-cell office:value-type="float" office:value="0.677374" calcext:value-type="float">
            <text:p>0.677374</text:p>
          </table:table-cell>
          <table:table-cell office:value-type="float" office:value="0.656715" calcext:value-type="float">
            <text:p>0.656715</text:p>
          </table:table-cell>
          <table:table-cell office:value-type="float" office:value="0.635629" calcext:value-type="float">
            <text:p>0.635629</text:p>
          </table:table-cell>
          <table:table-cell office:value-type="float" office:value="0.614586" calcext:value-type="float">
            <text:p>0.614586</text:p>
          </table:table-cell>
          <table:table-cell office:value-type="float" office:value="0.59408" calcext:value-type="float">
            <text:p>0.59408</text:p>
          </table:table-cell>
          <table:table-cell office:value-type="float" office:value="0.574619" calcext:value-type="float">
            <text:p>0.574619</text:p>
          </table:table-cell>
          <table:table-cell office:value-type="float" office:value="0.556721" calcext:value-type="float">
            <text:p>0.556721</text:p>
          </table:table-cell>
          <table:table-cell office:value-type="float" office:value="0.540912" calcext:value-type="float">
            <text:p>0.540912</text:p>
          </table:table-cell>
          <table:table-cell office:value-type="float" office:value="0.527716" calcext:value-type="float">
            <text:p>0.527716</text:p>
          </table:table-cell>
          <table:table-cell office:value-type="float" office:value="0.517652" calcext:value-type="float">
            <text:p>0.517652</text:p>
          </table:table-cell>
          <table:table-cell office:value-type="float" office:value="0.511228" calcext:value-type="float">
            <text:p>0.511228</text:p>
          </table:table-cell>
          <table:table-cell office:value-type="float" office:value="0.508935" calcext:value-type="float">
            <text:p>0.508935</text:p>
          </table:table-cell>
        </table:table-row>
        <table:table-row table:style-name="ro1">
          <table:table-cell office:value-type="float" office:value="1.00066" calcext:value-type="float">
            <text:p>1.00066</text:p>
          </table:table-cell>
          <table:table-cell office:value-type="float" office:value="0.782954" calcext:value-type="float">
            <text:p>0.782954</text:p>
          </table:table-cell>
          <table:table-cell office:value-type="float" office:value="0.781469" calcext:value-type="float">
            <text:p>0.781469</text:p>
          </table:table-cell>
          <table:table-cell office:value-type="float" office:value="0.777036" calcext:value-type="float">
            <text:p>0.777036</text:p>
          </table:table-cell>
          <table:table-cell office:value-type="float" office:value="0.769742" calcext:value-type="float">
            <text:p>0.769742</text:p>
          </table:table-cell>
          <table:table-cell office:value-type="float" office:value="0.759726" calcext:value-type="float">
            <text:p>0.759726</text:p>
          </table:table-cell>
          <table:table-cell office:value-type="float" office:value="0.747179" calcext:value-type="float">
            <text:p>0.747179</text:p>
          </table:table-cell>
          <table:table-cell office:value-type="float" office:value="0.732346" calcext:value-type="float">
            <text:p>0.732346</text:p>
          </table:table-cell>
          <table:table-cell office:value-type="float" office:value="0.715517" calcext:value-type="float">
            <text:p>0.715517</text:p>
          </table:table-cell>
          <table:table-cell office:value-type="float" office:value="0.697029" calcext:value-type="float">
            <text:p>0.697029</text:p>
          </table:table-cell>
          <table:table-cell office:value-type="float" office:value="0.677257" calcext:value-type="float">
            <text:p>0.677257</text:p>
          </table:table-cell>
          <table:table-cell office:value-type="float" office:value="0.656615" calcext:value-type="float">
            <text:p>0.656615</text:p>
          </table:table-cell>
          <table:table-cell office:value-type="float" office:value="0.635547" calcext:value-type="float">
            <text:p>0.635547</text:p>
          </table:table-cell>
          <table:table-cell office:value-type="float" office:value="0.614523" calcext:value-type="float">
            <text:p>0.614523</text:p>
          </table:table-cell>
          <table:table-cell office:value-type="float" office:value="0.594036" calcext:value-type="float">
            <text:p>0.594036</text:p>
          </table:table-cell>
          <table:table-cell office:value-type="float" office:value="0.574595" calcext:value-type="float">
            <text:p>0.574595</text:p>
          </table:table-cell>
          <table:table-cell office:value-type="float" office:value="0.556718" calcext:value-type="float">
            <text:p>0.556718</text:p>
          </table:table-cell>
          <table:table-cell office:value-type="float" office:value="0.54093" calcext:value-type="float">
            <text:p>0.54093</text:p>
          </table:table-cell>
          <table:table-cell office:value-type="float" office:value="0.527755" calcext:value-type="float">
            <text:p>0.527755</text:p>
          </table:table-cell>
          <table:table-cell office:value-type="float" office:value="0.517711" calcext:value-type="float">
            <text:p>0.517711</text:p>
          </table:table-cell>
          <table:table-cell office:value-type="float" office:value="0.511308" calcext:value-type="float">
            <text:p>0.511308</text:p>
          </table:table-cell>
          <table:table-cell office:value-type="float" office:value="0.509034" calcext:value-type="float">
            <text:p>0.509034</text:p>
          </table:table-cell>
        </table:table-row>
        <table:table-row table:style-name="ro1">
          <table:table-cell office:value-type="float" office:value="1.0031" calcext:value-type="float">
            <text:p>1.0031</text:p>
          </table:table-cell>
          <table:table-cell office:value-type="float" office:value="0.782087" calcext:value-type="float">
            <text:p>0.782087</text:p>
          </table:table-cell>
          <table:table-cell office:value-type="float" office:value="0.780606" calcext:value-type="float">
            <text:p>0.780606</text:p>
          </table:table-cell>
          <table:table-cell office:value-type="float" office:value="0.776187" calcext:value-type="float">
            <text:p>0.776187</text:p>
          </table:table-cell>
          <table:table-cell office:value-type="float" office:value="0.768916" calcext:value-type="float">
            <text:p>0.768916</text:p>
          </table:table-cell>
          <table:table-cell office:value-type="float" office:value="0.758931" calcext:value-type="float">
            <text:p>0.758931</text:p>
          </table:table-cell>
          <table:table-cell office:value-type="float" office:value="0.746424" calcext:value-type="float">
            <text:p>0.746424</text:p>
          </table:table-cell>
          <table:table-cell office:value-type="float" office:value="0.731638" calcext:value-type="float">
            <text:p>0.731638</text:p>
          </table:table-cell>
          <table:table-cell office:value-type="float" office:value="0.714865" calcext:value-type="float">
            <text:p>0.714865</text:p>
          </table:table-cell>
          <table:table-cell office:value-type="float" office:value="0.696439" calcext:value-type="float">
            <text:p>0.696439</text:p>
          </table:table-cell>
          <table:table-cell office:value-type="float" office:value="0.676736" calcext:value-type="float">
            <text:p>0.676736</text:p>
          </table:table-cell>
          <table:table-cell office:value-type="float" office:value="0.656168" calcext:value-type="float">
            <text:p>0.656168</text:p>
          </table:table-cell>
          <table:table-cell office:value-type="float" office:value="0.635179" calcext:value-type="float">
            <text:p>0.635179</text:p>
          </table:table-cell>
          <table:table-cell office:value-type="float" office:value="0.614239" calcext:value-type="float">
            <text:p>0.614239</text:p>
          </table:table-cell>
          <table:table-cell office:value-type="float" office:value="0.593839" calcext:value-type="float">
            <text:p>0.593839</text:p>
          </table:table-cell>
          <table:table-cell office:value-type="float" office:value="0.574488" calcext:value-type="float">
            <text:p>0.574488</text:p>
          </table:table-cell>
          <table:table-cell office:value-type="float" office:value="0.556703" calcext:value-type="float">
            <text:p>0.556703</text:p>
          </table:table-cell>
          <table:table-cell office:value-type="float" office:value="0.541009" calcext:value-type="float">
            <text:p>0.541009</text:p>
          </table:table-cell>
          <table:table-cell office:value-type="float" office:value="0.527927" calcext:value-type="float">
            <text:p>0.527927</text:p>
          </table:table-cell>
          <table:table-cell office:value-type="float" office:value="0.517978" calcext:value-type="float">
            <text:p>0.517978</text:p>
          </table:table-cell>
          <table:table-cell office:value-type="float" office:value="0.511666" calcext:value-type="float">
            <text:p>0.511666</text:p>
          </table:table-cell>
          <table:table-cell office:value-type="float" office:value="0.50947" calcext:value-type="float">
            <text:p>0.50947</text:p>
          </table:table-cell>
        </table:table-row>
        <table:table-row table:style-name="ro1">
          <table:table-cell office:value-type="float" office:value="1.01407" calcext:value-type="float">
            <text:p>1.01407</text:p>
          </table:table-cell>
          <table:table-cell office:value-type="float" office:value="0.778216" calcext:value-type="float">
            <text:p>0.778216</text:p>
          </table:table-cell>
          <table:table-cell office:value-type="float" office:value="0.776756" calcext:value-type="float">
            <text:p>0.776756</text:p>
          </table:table-cell>
          <table:table-cell office:value-type="float" office:value="0.772398" calcext:value-type="float">
            <text:p>0.772398</text:p>
          </table:table-cell>
          <table:table-cell office:value-type="float" office:value="0.765228" calcext:value-type="float">
            <text:p>0.765228</text:p>
          </table:table-cell>
          <table:table-cell office:value-type="float" office:value="0.755383" calcext:value-type="float">
            <text:p>0.755383</text:p>
          </table:table-cell>
          <table:table-cell office:value-type="float" office:value="0.743054" calcext:value-type="float">
            <text:p>0.743054</text:p>
          </table:table-cell>
          <table:table-cell office:value-type="float" office:value="0.728483" calcext:value-type="float">
            <text:p>0.728483</text:p>
          </table:table-cell>
          <table:table-cell office:value-type="float" office:value="0.711957" calcext:value-type="float">
            <text:p>0.711957</text:p>
          </table:table-cell>
          <table:table-cell office:value-type="float" office:value="0.69381" calcext:value-type="float">
            <text:p>0.69381</text:p>
          </table:table-cell>
          <table:table-cell office:value-type="float" office:value="0.674415" calcext:value-type="float">
            <text:p>0.674415</text:p>
          </table:table-cell>
          <table:table-cell office:value-type="float" office:value="0.65418" calcext:value-type="float">
            <text:p>0.65418</text:p>
          </table:table-cell>
          <table:table-cell office:value-type="float" office:value="0.633547" calcext:value-type="float">
            <text:p>0.633547</text:p>
          </table:table-cell>
          <table:table-cell office:value-type="float" office:value="0.612982" calcext:value-type="float">
            <text:p>0.612982</text:p>
          </table:table-cell>
          <table:table-cell office:value-type="float" office:value="0.592974" calcext:value-type="float">
            <text:p>0.592974</text:p>
          </table:table-cell>
          <table:table-cell office:value-type="float" office:value="0.574026" calcext:value-type="float">
            <text:p>0.574026</text:p>
          </table:table-cell>
          <table:table-cell office:value-type="float" office:value="0.556654" calcext:value-type="float">
            <text:p>0.556654</text:p>
          </table:table-cell>
          <table:table-cell office:value-type="float" office:value="0.541378" calcext:value-type="float">
            <text:p>0.541378</text:p>
          </table:table-cell>
          <table:table-cell office:value-type="float" office:value="0.528717" calcext:value-type="float">
            <text:p>0.528717</text:p>
          </table:table-cell>
          <table:table-cell office:value-type="float" office:value="0.519181" calcext:value-type="float">
            <text:p>0.519181</text:p>
          </table:table-cell>
          <table:table-cell office:value-type="float" office:value="0.513252" calcext:value-type="float">
            <text:p>0.513252</text:p>
          </table:table-cell>
          <table:table-cell office:value-type="float" office:value="0.511285" calcext:value-type="float">
            <text:p>0.511285</text:p>
          </table:table-cell>
        </table:table-row>
        <table:table-row table:style-name="ro1">
          <table:table-cell office:value-type="float" office:value="1.02602" calcext:value-type="float">
            <text:p>1.02602</text:p>
          </table:table-cell>
          <table:table-cell office:value-type="float" office:value="0.774059" calcext:value-type="float">
            <text:p>0.774059</text:p>
          </table:table-cell>
          <table:table-cell office:value-type="float" office:value="0.772621" calcext:value-type="float">
            <text:p>0.772621</text:p>
          </table:table-cell>
          <table:table-cell office:value-type="float" office:value="0.768329" calcext:value-type="float">
            <text:p>0.768329</text:p>
          </table:table-cell>
          <table:table-cell office:value-type="float" office:value="0.761269" calcext:value-type="float">
            <text:p>0.761269</text:p>
          </table:table-cell>
          <table:table-cell office:value-type="float" office:value="0.751576" calcext:value-type="float">
            <text:p>0.751576</text:p>
          </table:table-cell>
          <table:table-cell office:value-type="float" office:value="0.73944" calcext:value-type="float">
            <text:p>0.73944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708842" calcext:value-type="float">
            <text:p>0.708842</text:p>
          </table:table-cell>
          <table:table-cell office:value-type="float" office:value="0.690996" calcext:value-type="float">
            <text:p>0.690996</text:p>
          </table:table-cell>
          <table:table-cell office:value-type="float" office:value="0.671934" calcext:value-type="float">
            <text:p>0.671934</text:p>
          </table:table-cell>
          <table:table-cell office:value-type="float" office:value="0.65206" calcext:value-type="float">
            <text:p>0.65206</text:p>
          </table:table-cell>
          <table:table-cell office:value-type="float" office:value="0.631812" calcext:value-type="float">
            <text:p>0.631812</text:p>
          </table:table-cell>
          <table:table-cell office:value-type="float" office:value="0.611653" calcext:value-type="float">
            <text:p>0.611653</text:p>
          </table:table-cell>
          <table:table-cell office:value-type="float" office:value="0.592068" calcext:value-type="float">
            <text:p>0.592068</text:p>
          </table:table-cell>
          <table:table-cell office:value-type="float" office:value="0.573557" calcext:value-type="float">
            <text:p>0.573557</text:p>
          </table:table-cell>
          <table:table-cell office:value-type="float" office:value="0.556631" calcext:value-type="float">
            <text:p>0.556631</text:p>
          </table:table-cell>
          <table:table-cell office:value-type="float" office:value="0.541807" calcext:value-type="float">
            <text:p>0.541807</text:p>
          </table:table-cell>
          <table:table-cell office:value-type="float" office:value="0.529595" calcext:value-type="float">
            <text:p>0.529595</text:p>
          </table:table-cell>
          <table:table-cell office:value-type="float" office:value="0.520487" calcext:value-type="float">
            <text:p>0.520487</text:p>
          </table:table-cell>
          <table:table-cell office:value-type="float" office:value="0.514907" calcext:value-type="float">
            <text:p>0.514907</text:p>
          </table:table-cell>
          <table:table-cell office:value-type="float" office:value="0.513089" calcext:value-type="float">
            <text:p>0.513089</text:p>
          </table:table-cell>
        </table:table-row>
        <table:table-row table:style-name="ro1">
          <table:table-cell office:value-type="float" office:value="1.04193" calcext:value-type="float">
            <text:p>1.04193</text:p>
          </table:table-cell>
          <table:table-cell office:value-type="float" office:value="0.768622" calcext:value-type="float">
            <text:p>0.768622</text:p>
          </table:table-cell>
          <table:table-cell office:value-type="float" office:value="0.767213" calcext:value-type="float">
            <text:p>0.767213</text:p>
          </table:table-cell>
          <table:table-cell office:value-type="float" office:value="0.763009" calcext:value-type="float">
            <text:p>0.763009</text:p>
          </table:table-cell>
          <table:table-cell office:value-type="float" office:value="0.756093" calcext:value-type="float">
            <text:p>0.756093</text:p>
          </table:table-cell>
          <table:table-cell office:value-type="float" office:value="0.7466" calcext:value-type="float">
            <text:p>0.7466</text:p>
          </table:table-cell>
          <table:table-cell office:value-type="float" office:value="0.734718" calcext:value-type="float">
            <text:p>0.734718</text:p>
          </table:table-cell>
          <table:table-cell office:value-type="float" office:value="0.720683" calcext:value-type="float">
            <text:p>0.720683</text:p>
          </table:table-cell>
          <table:table-cell office:value-type="float" office:value="0.704778" calcext:value-type="float">
            <text:p>0.704778</text:p>
          </table:table-cell>
          <table:table-cell office:value-type="float" office:value="0.687331" calcext:value-type="float">
            <text:p>0.687331</text:p>
          </table:table-cell>
          <table:table-cell office:value-type="float" office:value="0.668707" calcext:value-type="float">
            <text:p>0.668707</text:p>
          </table:table-cell>
          <table:table-cell office:value-type="float" office:value="0.649309" calcext:value-type="float">
            <text:p>0.649309</text:p>
          </table:table-cell>
          <table:table-cell office:value-type="float" office:value="0.629569" calcext:value-type="float">
            <text:p>0.629569</text:p>
          </table:table-cell>
          <table:table-cell office:value-type="float" office:value="0.609946" calcext:value-type="float">
            <text:p>0.609946</text:p>
          </table:table-cell>
          <table:table-cell office:value-type="float" office:value="0.59092" calcext:value-type="float">
            <text:p>0.59092</text:p>
          </table:table-cell>
          <table:table-cell office:value-type="float" office:value="0.572985" calcext:value-type="float">
            <text:p>0.572985</text:p>
          </table:table-cell>
          <table:table-cell office:value-type="float" office:value="0.556648" calcext:value-type="float">
            <text:p>0.556648</text:p>
          </table:table-cell>
          <table:table-cell office:value-type="float" office:value="0.542414" calcext:value-type="float">
            <text:p>0.542414</text:p>
          </table:table-cell>
          <table:table-cell office:value-type="float" office:value="0.530777" calcext:value-type="float">
            <text:p>0.530777</text:p>
          </table:table-cell>
          <table:table-cell office:value-type="float" office:value="0.522186" calcext:value-type="float">
            <text:p>0.522186</text:p>
          </table:table-cell>
          <table:table-cell office:value-type="float" office:value="0.516986" calcext:value-type="float">
            <text:p>0.516986</text:p>
          </table:table-cell>
          <table:table-cell office:value-type="float" office:value="0.515309" calcext:value-type="float">
            <text:p>0.515309</text:p>
          </table:table-cell>
        </table:table-row>
        <table:table-row table:style-name="ro1">
          <table:table-cell office:value-type="float" office:value="1.06269" calcext:value-type="float">
            <text:p>1.06269</text:p>
          </table:table-cell>
          <table:table-cell office:value-type="float" office:value="0.761697" calcext:value-type="float">
            <text:p>0.761697</text:p>
          </table:table-cell>
          <table:table-cell office:value-type="float" office:value="0.760325" calcext:value-type="float">
            <text:p>0.760325</text:p>
          </table:table-cell>
          <table:table-cell office:value-type="float" office:value="0.756234" calcext:value-type="float">
            <text:p>0.756234</text:p>
          </table:table-cell>
          <table:table-cell office:value-type="float" office:value="0.749504" calcext:value-type="float">
            <text:p>0.749504</text:p>
          </table:table-cell>
          <table:table-cell office:value-type="float" office:value="0.740269" calcext:value-type="float">
            <text:p>0.740269</text:p>
          </table:table-cell>
          <table:table-cell office:value-type="float" office:value="0.728714" calcext:value-type="float">
            <text:p>0.728714</text:p>
          </table:table-cell>
          <table:table-cell office:value-type="float" office:value="0.715072" calcext:value-type="float">
            <text:p>0.715072</text:p>
          </table:table-cell>
          <table:table-cell office:value-type="float" office:value="0.699623" calcext:value-type="float">
            <text:p>0.699623</text:p>
          </table:table-cell>
          <table:table-cell office:value-type="float" office:value="0.682689" calcext:value-type="float">
            <text:p>0.682689</text:p>
          </table:table-cell>
          <table:table-cell office:value-type="float" office:value="0.664631" calcext:value-type="float">
            <text:p>0.664631</text:p>
          </table:table-cell>
          <table:table-cell office:value-type="float" office:value="0.645846" calcext:value-type="float">
            <text:p>0.645846</text:p>
          </table:table-cell>
          <table:table-cell office:value-type="float" office:value="0.626761" calcext:value-type="float">
            <text:p>0.626761</text:p>
          </table:table-cell>
          <table:table-cell office:value-type="float" office:value="0.607828" calcext:value-type="float">
            <text:p>0.607828</text:p>
          </table:table-cell>
          <table:table-cell office:value-type="float" office:value="0.589521" calcext:value-type="float">
            <text:p>0.589521</text:p>
          </table:table-cell>
          <table:table-cell office:value-type="float" office:value="0.572328" calcext:value-type="float">
            <text:p>0.572328</text:p>
          </table:table-cell>
          <table:table-cell office:value-type="float" office:value="0.556741" calcext:value-type="float">
            <text:p>0.556741</text:p>
          </table:table-cell>
          <table:table-cell office:value-type="float" office:value="0.543248" calcext:value-type="float">
            <text:p>0.543248</text:p>
          </table:table-cell>
          <table:table-cell office:value-type="float" office:value="0.532308" calcext:value-type="float">
            <text:p>0.532308</text:p>
          </table:table-cell>
          <table:table-cell office:value-type="float" office:value="0.524309" calcext:value-type="float">
            <text:p>0.524309</text:p>
          </table:table-cell>
          <table:table-cell office:value-type="float" office:value="0.519511" calcext:value-type="float">
            <text:p>0.519511</text:p>
          </table:table-cell>
          <table:table-cell office:value-type="float" office:value="0.517973" calcext:value-type="float">
            <text:p>0.517973</text:p>
          </table:table-cell>
        </table:table-row>
        <table:table-row table:style-name="ro1">
          <table:table-cell office:value-type="float" office:value="1.07703" calcext:value-type="float">
            <text:p>1.07703</text:p>
          </table:table-cell>
          <table:table-cell office:value-type="float" office:value="0.757023" calcext:value-type="float">
            <text:p>0.757023</text:p>
          </table:table-cell>
          <table:table-cell office:value-type="float" office:value="0.755678" calcext:value-type="float">
            <text:p>0.755678</text:p>
          </table:table-cell>
          <table:table-cell office:value-type="float" office:value="0.751663" calcext:value-type="float">
            <text:p>0.751663</text:p>
          </table:table-cell>
          <table:table-cell office:value-type="float" office:value="0.74506" calcext:value-type="float">
            <text:p>0.74506</text:p>
          </table:table-cell>
          <table:table-cell office:value-type="float" office:value="0.736001" calcext:value-type="float">
            <text:p>0.736001</text:p>
          </table:table-cell>
          <table:table-cell office:value-type="float" office:value="0.72467" calcext:value-type="float">
            <text:p>0.72467</text:p>
          </table:table-cell>
          <table:table-cell office:value-type="float" office:value="0.711296" calcext:value-type="float">
            <text:p>0.711296</text:p>
          </table:table-cell>
          <table:table-cell office:value-type="float" office:value="0.696158" calcext:value-type="float">
            <text:p>0.696158</text:p>
          </table:table-cell>
          <table:table-cell office:value-type="float" office:value="0.679574" calcext:value-type="float">
            <text:p>0.679574</text:p>
          </table:table-cell>
          <table:table-cell office:value-type="float" office:value="0.661902" calcext:value-type="float">
            <text:p>0.661902</text:p>
          </table:table-cell>
          <table:table-cell office:value-type="float" office:value="0.643536" calcext:value-type="float">
            <text:p>0.643536</text:p>
          </table:table-cell>
          <table:table-cell office:value-type="float" office:value="0.624898" calcext:value-type="float">
            <text:p>0.624898</text:p>
          </table:table-cell>
          <table:table-cell office:value-type="float" office:value="0.606436" calcext:value-type="float">
            <text:p>0.606436</text:p>
          </table:table-cell>
          <table:table-cell office:value-type="float" office:value="0.588619" calcext:value-type="float">
            <text:p>0.588619</text:p>
          </table:table-cell>
          <table:table-cell office:value-type="float" office:value="0.571928" calcext:value-type="float">
            <text:p>0.571928</text:p>
          </table:table-cell>
          <table:table-cell office:value-type="float" office:value="0.556845" calcext:value-type="float">
            <text:p>0.556845</text:p>
          </table:table-cell>
          <table:table-cell office:value-type="float" office:value="0.543841" calcext:value-type="float">
            <text:p>0.543841</text:p>
          </table:table-cell>
          <table:table-cell office:value-type="float" office:value="0.533346" calcext:value-type="float">
            <text:p>0.533346</text:p>
          </table:table-cell>
          <table:table-cell office:value-type="float" office:value="0.52571" calcext:value-type="float">
            <text:p>0.52571</text:p>
          </table:table-cell>
          <table:table-cell office:value-type="float" office:value="0.521148" calcext:value-type="float">
            <text:p>0.521148</text:p>
          </table:table-cell>
          <table:table-cell office:value-type="float" office:value="0.51969" calcext:value-type="float">
            <text:p>0.51969</text:p>
          </table:table-cell>
        </table:table-row>
        <table:table-row table:style-name="ro1">
          <table:table-cell office:value-type="float" office:value="1.09483" calcext:value-type="float">
            <text:p>1.09483</text:p>
          </table:table-cell>
          <table:table-cell office:value-type="float" office:value="0.75134" calcext:value-type="float">
            <text:p>0.75134</text:p>
          </table:table-cell>
          <table:table-cell office:value-type="float" office:value="0.750027" calcext:value-type="float">
            <text:p>0.750027</text:p>
          </table:table-cell>
          <table:table-cell office:value-type="float" office:value="0.746106" calcext:value-type="float">
            <text:p>0.746106</text:p>
          </table:table-cell>
          <table:table-cell office:value-type="float" office:value="0.739659" calcext:value-type="float">
            <text:p>0.739659</text:p>
          </table:table-cell>
          <table:table-cell office:value-type="float" office:value="0.730817" calcext:value-type="float">
            <text:p>0.730817</text:p>
          </table:table-cell>
          <table:table-cell office:value-type="float" office:value="0.71976" calcext:value-type="float">
            <text:p>0.71976</text:p>
          </table:table-cell>
          <table:table-cell office:value-type="float" office:value="0.706716" calcext:value-type="float">
            <text:p>0.706716</text:p>
          </table:table-cell>
          <table:table-cell office:value-type="float" office:value="0.69196" calcext:value-type="float">
            <text:p>0.69196</text:p>
          </table:table-cell>
          <table:table-cell office:value-type="float" office:value="0.675806" calcext:value-type="float">
            <text:p>0.675806</text:p>
          </table:table-cell>
          <table:table-cell office:value-type="float" office:value="0.658609" calcext:value-type="float">
            <text:p>0.658609</text:p>
          </table:table-cell>
          <table:table-cell office:value-type="float" office:value="0.640757" calcext:value-type="float">
            <text:p>0.640757</text:p>
          </table:table-cell>
          <table:table-cell office:value-type="float" office:value="0.622669" calcext:value-type="float">
            <text:p>0.622669</text:p>
          </table:table-cell>
          <table:table-cell office:value-type="float" office:value="0.604785" calcext:value-type="float">
            <text:p>0.604785</text:p>
          </table:table-cell>
          <table:table-cell office:value-type="float" office:value="0.587568" calcext:value-type="float">
            <text:p>0.587568</text:p>
          </table:table-cell>
          <table:table-cell office:value-type="float" office:value="0.571487" calcext:value-type="float">
            <text:p>0.571487</text:p>
          </table:table-cell>
          <table:table-cell office:value-type="float" office:value="0.557011" calcext:value-type="float">
            <text:p>0.557011</text:p>
          </table:table-cell>
          <table:table-cell office:value-type="float" office:value="0.544584" calcext:value-type="float">
            <text:p>0.544584</text:p>
          </table:table-cell>
          <table:table-cell office:value-type="float" office:value="0.534604" calcext:value-type="float">
            <text:p>0.534604</text:p>
          </table:table-cell>
          <table:table-cell office:value-type="float" office:value="0.527377" calcext:value-type="float">
            <text:p>0.527377</text:p>
          </table:table-cell>
          <table:table-cell office:value-type="float" office:value="0.523076" calcext:value-type="float">
            <text:p>0.523076</text:p>
          </table:table-cell>
          <table:table-cell office:value-type="float" office:value="0.521704" calcext:value-type="float">
            <text:p>0.521704</text:p>
          </table:table-cell>
        </table:table-row>
        <table:table-row table:style-name="ro1">
          <table:table-cell office:value-type="float" office:value="1.10652" calcext:value-type="float">
            <text:p>1.10652</text:p>
          </table:table-cell>
          <table:table-cell office:value-type="float" office:value="0.74768" calcext:value-type="float">
            <text:p>0.74768</text:p>
          </table:table-cell>
          <table:table-cell office:value-type="float" office:value="0.746387" calcext:value-type="float">
            <text:p>0.746387</text:p>
          </table:table-cell>
          <table:table-cell office:value-type="float" office:value="0.742527" calcext:value-type="float">
            <text:p>0.742527</text:p>
          </table:table-cell>
          <table:table-cell office:value-type="float" office:value="0.736182" calcext:value-type="float">
            <text:p>0.736182</text:p>
          </table:table-cell>
          <table:table-cell office:value-type="float" office:value="0.727481" calcext:value-type="float">
            <text:p>0.727481</text:p>
          </table:table-cell>
          <table:table-cell office:value-type="float" office:value="0.716602" calcext:value-type="float">
            <text:p>0.716602</text:p>
          </table:table-cell>
          <table:table-cell office:value-type="float" office:value="0.703773" calcext:value-type="float">
            <text:p>0.703773</text:p>
          </table:table-cell>
          <table:table-cell office:value-type="float" office:value="0.689265" calcext:value-type="float">
            <text:p>0.689265</text:p>
          </table:table-cell>
          <table:table-cell office:value-type="float" office:value="0.673392" calcext:value-type="float">
            <text:p>0.673392</text:p>
          </table:table-cell>
          <table:table-cell office:value-type="float" office:value="0.656504" calcext:value-type="float">
            <text:p>0.656504</text:p>
          </table:table-cell>
          <table:table-cell office:value-type="float" office:value="0.638986" calcext:value-type="float">
            <text:p>0.638986</text:p>
          </table:table-cell>
          <table:table-cell office:value-type="float" office:value="0.621255" calcext:value-type="float">
            <text:p>0.621255</text:p>
          </table:table-cell>
          <table:table-cell office:value-type="float" office:value="0.603746" calcext:value-type="float">
            <text:p>0.603746</text:p>
          </table:table-cell>
          <table:table-cell office:value-type="float" office:value="0.586917" calcext:value-type="float">
            <text:p>0.586917</text:p>
          </table:table-cell>
          <table:table-cell office:value-type="float" office:value="0.571228" calcext:value-type="float">
            <text:p>0.571228</text:p>
          </table:table-cell>
          <table:table-cell office:value-type="float" office:value="0.557137" calcext:value-type="float">
            <text:p>0.557137</text:p>
          </table:table-cell>
          <table:table-cell office:value-type="float" office:value="0.545073" calcext:value-type="float">
            <text:p>0.545073</text:p>
          </table:table-cell>
          <table:table-cell office:value-type="float" office:value="0.53541" calcext:value-type="float">
            <text:p>0.53541</text:p>
          </table:table-cell>
          <table:table-cell office:value-type="float" office:value="0.52843" calcext:value-type="float">
            <text:p>0.52843</text:p>
          </table:table-cell>
          <table:table-cell office:value-type="float" office:value="0.524284" calcext:value-type="float">
            <text:p>0.524284</text:p>
          </table:table-cell>
          <table:table-cell office:value-type="float" office:value="0.522963" calcext:value-type="float">
            <text:p>0.522963</text:p>
          </table:table-cell>
        </table:table-row>
        <table:table-row table:style-name="ro1">
          <table:table-cell office:value-type="float" office:value="1.1208" calcext:value-type="float">
            <text:p>1.1208</text:p>
          </table:table-cell>
          <table:table-cell office:value-type="float" office:value="0.743291" calcext:value-type="float">
            <text:p>0.743291</text:p>
          </table:table-cell>
          <table:table-cell office:value-type="float" office:value="0.742023" calcext:value-type="float">
            <text:p>0.742023</text:p>
          </table:table-cell>
          <table:table-cell office:value-type="float" office:value="0.738237" calcext:value-type="float">
            <text:p>0.738237</text:p>
          </table:table-cell>
          <table:table-cell office:value-type="float" office:value="0.732015" calcext:value-type="float">
            <text:p>0.732015</text:p>
          </table:table-cell>
          <table:table-cell office:value-type="float" office:value="0.723484" calcext:value-type="float">
            <text:p>0.723484</text:p>
          </table:table-cell>
          <table:table-cell office:value-type="float" office:value="0.712821" calcext:value-type="float">
            <text:p>0.712821</text:p>
          </table:table-cell>
          <table:table-cell office:value-type="float" office:value="0.700252" calcext:value-type="float">
            <text:p>0.700252</text:p>
          </table:table-cell>
          <table:table-cell office:value-type="float" office:value="0.686045" calcext:value-type="float">
            <text:p>0.686045</text:p>
          </table:table-cell>
          <table:table-cell office:value-type="float" office:value="0.67051" calcext:value-type="float">
            <text:p>0.67051</text:p>
          </table:table-cell>
          <table:table-cell office:value-type="float" office:value="0.653996" calcext:value-type="float">
            <text:p>0.653996</text:p>
          </table:table-cell>
          <table:table-cell office:value-type="float" office:value="0.636883" calcext:value-type="float">
            <text:p>0.636883</text:p>
          </table:table-cell>
          <table:table-cell office:value-type="float" office:value="0.619582" calcext:value-type="float">
            <text:p>0.619582</text:p>
          </table:table-cell>
          <table:table-cell office:value-type="float" office:value="0.602526" calcext:value-type="float">
            <text:p>0.602526</text:p>
          </table:table-cell>
          <table:table-cell office:value-type="float" office:value="0.586162" calcext:value-type="float">
            <text:p>0.586162</text:p>
          </table:table-cell>
          <table:table-cell office:value-type="float" office:value="0.570941" calcext:value-type="float">
            <text:p>0.570941</text:p>
          </table:table-cell>
          <table:table-cell office:value-type="float" office:value="0.557307" calcext:value-type="float">
            <text:p>0.557307</text:p>
          </table:table-cell>
          <table:table-cell office:value-type="float" office:value="0.545667" calcext:value-type="float">
            <text:p>0.545667</text:p>
          </table:table-cell>
          <table:table-cell office:value-type="float" office:value="0.53637" calcext:value-type="float">
            <text:p>0.53637</text:p>
          </table:table-cell>
          <table:table-cell office:value-type="float" office:value="0.529672" calcext:value-type="float">
            <text:p>0.529672</text:p>
          </table:table-cell>
          <table:table-cell office:value-type="float" office:value="0.525702" calcext:value-type="float">
            <text:p>0.525702</text:p>
          </table:table-cell>
          <table:table-cell office:value-type="float" office:value="0.524438" calcext:value-type="float">
            <text:p>0.524438</text:p>
          </table:table-cell>
        </table:table-row>
        <table:table-row table:style-name="ro1">
          <table:table-cell office:value-type="float" office:value="1.13742" calcext:value-type="float">
            <text:p>1.13742</text:p>
          </table:table-cell>
          <table:table-cell office:value-type="float" office:value="0.738286" calcext:value-type="float">
            <text:p>0.738286</text:p>
          </table:table-cell>
          <table:table-cell office:value-type="float" office:value="0.737047" calcext:value-type="float">
            <text:p>0.737047</text:p>
          </table:table-cell>
          <table:table-cell office:value-type="float" office:value="0.733347" calcext:value-type="float">
            <text:p>0.733347</text:p>
          </table:table-cell>
          <table:table-cell office:value-type="float" office:value="0.727267" calcext:value-type="float">
            <text:p>0.727267</text:p>
          </table:table-cell>
          <table:table-cell office:value-type="float" office:value="0.718932" calcext:value-type="float">
            <text:p>0.718932</text:p>
          </table:table-cell>
          <table:table-cell office:value-type="float" office:value="0.708518" calcext:value-type="float">
            <text:p>0.708518</text:p>
          </table:table-cell>
          <table:table-cell office:value-type="float" office:value="0.696248" calcext:value-type="float">
            <text:p>0.696248</text:p>
          </table:table-cell>
          <table:table-cell office:value-type="float" office:value="0.682387" calcext:value-type="float">
            <text:p>0.682387</text:p>
          </table:table-cell>
          <table:table-cell office:value-type="float" office:value="0.667243" calcext:value-type="float">
            <text:p>0.667243</text:p>
          </table:table-cell>
          <table:table-cell office:value-type="float" office:value="0.651159" calcext:value-type="float">
            <text:p>0.651159</text:p>
          </table:table-cell>
          <table:table-cell office:value-type="float" office:value="0.634512" calcext:value-type="float">
            <text:p>0.634512</text:p>
          </table:table-cell>
          <table:table-cell office:value-type="float" office:value="0.617707" calcext:value-type="float">
            <text:p>0.617707</text:p>
          </table:table-cell>
          <table:table-cell office:value-type="float" office:value="0.601168" calcext:value-type="float">
            <text:p>0.601168</text:p>
          </table:table-cell>
          <table:table-cell office:value-type="float" office:value="0.585334" calcext:value-type="float">
            <text:p>0.585334</text:p>
          </table:table-cell>
          <table:table-cell office:value-type="float" office:value="0.570644" calcext:value-type="float">
            <text:p>0.570644</text:p>
          </table:table-cell>
          <table:table-cell office:value-type="float" office:value="0.557521" calcext:value-type="float">
            <text:p>0.557521</text:p>
          </table:table-cell>
          <table:table-cell office:value-type="float" office:value="0.54635" calcext:value-type="float">
            <text:p>0.54635</text:p>
          </table:table-cell>
          <table:table-cell office:value-type="float" office:value="0.537454" calcext:value-type="float">
            <text:p>0.537454</text:p>
          </table:table-cell>
          <table:table-cell office:value-type="float" office:value="0.531061" calcext:value-type="float">
            <text:p>0.531061</text:p>
          </table:table-cell>
          <table:table-cell office:value-type="float" office:value="0.52728" calcext:value-type="float">
            <text:p>0.52728</text:p>
          </table:table-cell>
          <table:table-cell office:value-type="float" office:value="0.526077" calcext:value-type="float">
            <text:p>0.526077</text:p>
          </table:table-cell>
        </table:table-row>
        <table:table-row table:style-name="ro1">
          <table:table-cell office:value-type="float" office:value="1.14811" calcext:value-type="float">
            <text:p>1.14811</text:p>
          </table:table-cell>
          <table:table-cell office:value-type="float" office:value="0.735127" calcext:value-type="float">
            <text:p>0.735127</text:p>
          </table:table-cell>
          <table:table-cell office:value-type="float" office:value="0.733905" calcext:value-type="float">
            <text:p>0.733905</text:p>
          </table:table-cell>
          <table:table-cell office:value-type="float" office:value="0.73026" calcext:value-type="float">
            <text:p>0.73026</text:p>
          </table:table-cell>
          <table:table-cell office:value-type="float" office:value="0.72427" calcext:value-type="float">
            <text:p>0.72427</text:p>
          </table:table-cell>
          <table:table-cell office:value-type="float" office:value="0.71606" calcext:value-type="float">
            <text:p>0.71606</text:p>
          </table:table-cell>
          <table:table-cell office:value-type="float" office:value="0.705805" calcext:value-type="float">
            <text:p>0.705805</text:p>
          </table:table-cell>
          <table:table-cell office:value-type="float" office:value="0.693726" calcext:value-type="float">
            <text:p>0.693726</text:p>
          </table:table-cell>
          <table:table-cell office:value-type="float" office:value="0.680086" calcext:value-type="float">
            <text:p>0.680086</text:p>
          </table:table-cell>
          <table:table-cell office:value-type="float" office:value="0.665191" calcext:value-type="float">
            <text:p>0.665191</text:p>
          </table:table-cell>
          <table:table-cell office:value-type="float" office:value="0.649381" calcext:value-type="float">
            <text:p>0.649381</text:p>
          </table:table-cell>
          <table:table-cell office:value-type="float" office:value="0.63303" calcext:value-type="float">
            <text:p>0.63303</text:p>
          </table:table-cell>
          <table:table-cell office:value-type="float" office:value="0.61654" calcext:value-type="float">
            <text:p>0.61654</text:p>
          </table:table-cell>
          <table:table-cell office:value-type="float" office:value="0.600329" calcext:value-type="float">
            <text:p>0.600329</text:p>
          </table:table-cell>
          <table:table-cell office:value-type="float" office:value="0.58483" calcext:value-type="float">
            <text:p>0.58483</text:p>
          </table:table-cell>
          <table:table-cell office:value-type="float" office:value="0.570472" calcext:value-type="float">
            <text:p>0.570472</text:p>
          </table:table-cell>
          <table:table-cell office:value-type="float" office:value="0.557666" calcext:value-type="float">
            <text:p>0.557666</text:p>
          </table:table-cell>
          <table:table-cell office:value-type="float" office:value="0.546784" calcext:value-type="float">
            <text:p>0.546784</text:p>
          </table:table-cell>
          <table:table-cell office:value-type="float" office:value="0.538133" calcext:value-type="float">
            <text:p>0.538133</text:p>
          </table:table-cell>
          <table:table-cell office:value-type="float" office:value="0.531925" calcext:value-type="float">
            <text:p>0.531925</text:p>
          </table:table-cell>
          <table:table-cell office:value-type="float" office:value="0.528256" calcext:value-type="float">
            <text:p>0.528256</text:p>
          </table:table-cell>
          <table:table-cell office:value-type="float" office:value="0.52709" calcext:value-type="float">
            <text:p>0.52709</text:p>
          </table:table-cell>
        </table:table-row>
        <table:table-row table:style-name="ro1">
          <table:table-cell office:value-type="float" office:value="1.16127" calcext:value-type="float">
            <text:p>1.16127</text:p>
          </table:table-cell>
          <table:table-cell office:value-type="float" office:value="0.731303" calcext:value-type="float">
            <text:p>0.731303</text:p>
          </table:table-cell>
          <table:table-cell office:value-type="float" office:value="0.730103" calcext:value-type="float">
            <text:p>0.730103</text:p>
          </table:table-cell>
          <table:table-cell office:value-type="float" office:value="0.726525" calcext:value-type="float">
            <text:p>0.726525</text:p>
          </table:table-cell>
          <table:table-cell office:value-type="float" office:value="0.720644" calcext:value-type="float">
            <text:p>0.720644</text:p>
          </table:table-cell>
          <table:table-cell office:value-type="float" office:value="0.712587" calcext:value-type="float">
            <text:p>0.712587</text:p>
          </table:table-cell>
          <table:table-cell office:value-type="float" office:value="0.702526" calcext:value-type="float">
            <text:p>0.702526</text:p>
          </table:table-cell>
          <table:table-cell office:value-type="float" office:value="0.69068" calcext:value-type="float">
            <text:p>0.69068</text:p>
          </table:table-cell>
          <table:table-cell office:value-type="float" office:value="0.67731" calcext:value-type="float">
            <text:p>0.67731</text:p>
          </table:table-cell>
          <table:table-cell office:value-type="float" office:value="0.662718" calcext:value-type="float">
            <text:p>0.662718</text:p>
          </table:table-cell>
          <table:table-cell office:value-type="float" office:value="0.647243" calcext:value-type="float">
            <text:p>0.647243</text:p>
          </table:table-cell>
          <table:table-cell office:value-type="float" office:value="0.631253" calcext:value-type="float">
            <text:p>0.631253</text:p>
          </table:table-cell>
          <table:table-cell office:value-type="float" office:value="0.615145" calcext:value-type="float">
            <text:p>0.615145</text:p>
          </table:table-cell>
          <table:table-cell office:value-type="float" office:value="0.599332" calcext:value-type="float">
            <text:p>0.599332</text:p>
          </table:table-cell>
          <table:table-cell office:value-type="float" office:value="0.584236" calcext:value-type="float">
            <text:p>0.584236</text:p>
          </table:table-cell>
          <table:table-cell office:value-type="float" office:value="0.570277" calcext:value-type="float">
            <text:p>0.570277</text:p>
          </table:table-cell>
          <table:table-cell office:value-type="float" office:value="0.557851" calcext:value-type="float">
            <text:p>0.557851</text:p>
          </table:table-cell>
          <table:table-cell office:value-type="float" office:value="0.547311" calcext:value-type="float">
            <text:p>0.547311</text:p>
          </table:table-cell>
          <table:table-cell office:value-type="float" office:value="0.538948" calcext:value-type="float">
            <text:p>0.538948</text:p>
          </table:table-cell>
          <table:table-cell office:value-type="float" office:value="0.532955" calcext:value-type="float">
            <text:p>0.532955</text:p>
          </table:table-cell>
          <table:table-cell office:value-type="float" office:value="0.529418" calcext:value-type="float">
            <text:p>0.529418</text:p>
          </table:table-cell>
          <table:table-cell office:value-type="float" office:value="0.528295" calcext:value-type="float">
            <text:p>0.528295</text:p>
          </table:table-cell>
        </table:table-row>
        <table:table-row table:style-name="ro1">
          <table:table-cell office:value-type="float" office:value="1.17788" calcext:value-type="float">
            <text:p>1.17788</text:p>
          </table:table-cell>
          <table:table-cell office:value-type="float" office:value="0.726575" calcext:value-type="float">
            <text:p>0.726575</text:p>
          </table:table-cell>
          <table:table-cell office:value-type="float" office:value="0.725404" calcext:value-type="float">
            <text:p>0.725404</text:p>
          </table:table-cell>
          <table:table-cell office:value-type="float" office:value="0.721908" calcext:value-type="float">
            <text:p>0.721908</text:p>
          </table:table-cell>
          <table:table-cell office:value-type="float" office:value="0.716166" calcext:value-type="float">
            <text:p>0.716166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698481" calcext:value-type="float">
            <text:p>0.698481</text:p>
          </table:table-cell>
          <table:table-cell office:value-type="float" office:value="0.686926" calcext:value-type="float">
            <text:p>0.686926</text:p>
          </table:table-cell>
          <table:table-cell office:value-type="float" office:value="0.673893" calcext:value-type="float">
            <text:p>0.673893</text:p>
          </table:table-cell>
          <table:table-cell office:value-type="float" office:value="0.65968" calcext:value-type="float">
            <text:p>0.65968</text:p>
          </table:table-cell>
          <table:table-cell office:value-type="float" office:value="0.644621" calcext:value-type="float">
            <text:p>0.644621</text:p>
          </table:table-cell>
          <table:table-cell office:value-type="float" office:value="0.629081" calcext:value-type="float">
            <text:p>0.629081</text:p>
          </table:table-cell>
          <table:table-cell office:value-type="float" office:value="0.613448" calcext:value-type="float">
            <text:p>0.613448</text:p>
          </table:table-cell>
          <table:table-cell office:value-type="float" office:value="0.598127" calcext:value-type="float">
            <text:p>0.598127</text:p>
          </table:table-cell>
          <table:table-cell office:value-type="float" office:value="0.583529" calcext:value-type="float">
            <text:p>0.583529</text:p>
          </table:table-cell>
          <table:table-cell office:value-type="float" office:value="0.570057" calcext:value-type="float">
            <text:p>0.570057</text:p>
          </table:table-cell>
          <table:table-cell office:value-type="float" office:value="0.558091" calcext:value-type="float">
            <text:p>0.558091</text:p>
          </table:table-cell>
          <table:table-cell office:value-type="float" office:value="0.547965" calcext:value-type="float">
            <text:p>0.547965</text:p>
          </table:table-cell>
          <table:table-cell office:value-type="float" office:value="0.539945" calcext:value-type="float">
            <text:p>0.539945</text:p>
          </table:table-cell>
          <table:table-cell office:value-type="float" office:value="0.534209" calcext:value-type="float">
            <text:p>0.534209</text:p>
          </table:table-cell>
          <table:table-cell office:value-type="float" office:value="0.530827" calcext:value-type="float">
            <text:p>0.530827</text:p>
          </table:table-cell>
          <table:table-cell office:value-type="float" office:value="0.529754" calcext:value-type="float">
            <text:p>0.529754</text:p>
          </table:table-cell>
        </table:table-row>
        <table:table-row table:style-name="ro1">
          <table:table-cell office:value-type="float" office:value="1.1902" calcext:value-type="float">
            <text:p>1.1902</text:p>
          </table:table-cell>
          <table:table-cell office:value-type="float" office:value="0.723138" calcext:value-type="float">
            <text:p>0.723138</text:p>
          </table:table-cell>
          <table:table-cell office:value-type="float" office:value="0.721987" calcext:value-type="float">
            <text:p>0.721987</text:p>
          </table:table-cell>
          <table:table-cell office:value-type="float" office:value="0.718553" calcext:value-type="float">
            <text:p>0.718553</text:p>
          </table:table-cell>
          <table:table-cell office:value-type="float" office:value="0.712912" calcext:value-type="float">
            <text:p>0.712912</text:p>
          </table:table-cell>
          <table:table-cell office:value-type="float" office:value="0.705186" calcext:value-type="float">
            <text:p>0.705186</text:p>
          </table:table-cell>
          <table:table-cell office:value-type="float" office:value="0.695546" calcext:value-type="float">
            <text:p>0.695546</text:p>
          </table:table-cell>
          <table:table-cell office:value-type="float" office:value="0.684204" calcext:value-type="float">
            <text:p>0.684204</text:p>
          </table:table-cell>
          <table:table-cell office:value-type="float" office:value="0.671418" calcext:value-type="float">
            <text:p>0.671418</text:p>
          </table:table-cell>
          <table:table-cell office:value-type="float" office:value="0.657484" calcext:value-type="float">
            <text:p>0.657484</text:p>
          </table:table-cell>
          <table:table-cell office:value-type="float" office:value="0.642731" calcext:value-type="float">
            <text:p>0.642731</text:p>
          </table:table-cell>
          <table:table-cell office:value-type="float" office:value="0.62752" calcext:value-type="float">
            <text:p>0.62752</text:p>
          </table:table-cell>
          <table:table-cell office:value-type="float" office:value="0.612233" calcext:value-type="float">
            <text:p>0.612233</text:p>
          </table:table-cell>
          <table:table-cell office:value-type="float" office:value="0.597269" calcext:value-type="float">
            <text:p>0.597269</text:p>
          </table:table-cell>
          <table:table-cell office:value-type="float" office:value="0.583031" calcext:value-type="float">
            <text:p>0.583031</text:p>
          </table:table-cell>
          <table:table-cell office:value-type="float" office:value="0.56991" calcext:value-type="float">
            <text:p>0.56991</text:p>
          </table:table-cell>
          <table:table-cell office:value-type="float" office:value="0.558273" calcext:value-type="float">
            <text:p>0.558273</text:p>
          </table:table-cell>
          <table:table-cell office:value-type="float" office:value="0.54844" calcext:value-type="float">
            <text:p>0.54844</text:p>
          </table:table-cell>
          <table:table-cell office:value-type="float" office:value="0.540662" calcext:value-type="float">
            <text:p>0.540662</text:p>
          </table:table-cell>
          <table:table-cell office:value-type="float" office:value="0.535106" calcext:value-type="float">
            <text:p>0.535106</text:p>
          </table:table-cell>
          <table:table-cell office:value-type="float" office:value="0.531833" calcext:value-type="float">
            <text:p>0.531833</text:p>
          </table:table-cell>
          <table:table-cell office:value-type="float" office:value="0.530795" calcext:value-type="float">
            <text:p>0.530795</text:p>
          </table:table-cell>
        </table:table-row>
        <table:table-row table:style-name="ro1">
          <table:table-cell office:value-type="float" office:value="1.20422" calcext:value-type="float">
            <text:p>1.20422</text:p>
          </table:table-cell>
          <table:table-cell office:value-type="float" office:value="0.719302" calcext:value-type="float">
            <text:p>0.719302</text:p>
          </table:table-cell>
          <table:table-cell office:value-type="float" office:value="0.718174" calcext:value-type="float">
            <text:p>0.718174</text:p>
          </table:table-cell>
          <table:table-cell office:value-type="float" office:value="0.714809" calcext:value-type="float">
            <text:p>0.714809</text:p>
          </table:table-cell>
          <table:table-cell office:value-type="float" office:value="0.709282" calcext:value-type="float">
            <text:p>0.709282</text:p>
          </table:table-cell>
          <table:table-cell office:value-type="float" office:value="0.701715" calcext:value-type="float">
            <text:p>0.701715</text:p>
          </table:table-cell>
          <table:table-cell office:value-type="float" office:value="0.692275" calcext:value-type="float">
            <text:p>0.692275</text:p>
          </table:table-cell>
          <table:table-cell office:value-type="float" office:value="0.681174" calcext:value-type="float">
            <text:p>0.681174</text:p>
          </table:table-cell>
          <table:table-cell office:value-type="float" office:value="0.668667" calcext:value-type="float">
            <text:p>0.668667</text:p>
          </table:table-cell>
          <table:table-cell office:value-type="float" office:value="0.655045" calcext:value-type="float">
            <text:p>0.655045</text:p>
          </table:table-cell>
          <table:table-cell office:value-type="float" office:value="0.640636" calcext:value-type="float">
            <text:p>0.640636</text:p>
          </table:table-cell>
          <table:table-cell office:value-type="float" office:value="0.625794" calcext:value-type="float">
            <text:p>0.625794</text:p>
          </table:table-cell>
          <table:table-cell office:value-type="float" office:value="0.610895" calcext:value-type="float">
            <text:p>0.610895</text:p>
          </table:table-cell>
          <table:table-cell office:value-type="float" office:value="0.59633" calcext:value-type="float">
            <text:p>0.59633</text:p>
          </table:table-cell>
          <table:table-cell office:value-type="float" office:value="0.582491" calcext:value-type="float">
            <text:p>0.582491</text:p>
          </table:table-cell>
          <table:table-cell office:value-type="float" office:value="0.569758" calcext:value-type="float">
            <text:p>0.569758</text:p>
          </table:table-cell>
          <table:table-cell office:value-type="float" office:value="0.558483" calcext:value-type="float">
            <text:p>0.558483</text:p>
          </table:table-cell>
          <table:table-cell office:value-type="float" office:value="0.54897" calcext:value-type="float">
            <text:p>0.54897</text:p>
          </table:table-cell>
          <table:table-cell office:value-type="float" office:value="0.541456" calcext:value-type="float">
            <text:p>0.541456</text:p>
          </table:table-cell>
          <table:table-cell office:value-type="float" office:value="0.536094" calcext:value-type="float">
            <text:p>0.536094</text:p>
          </table:table-cell>
          <table:table-cell office:value-type="float" office:value="0.532939" calcext:value-type="float">
            <text:p>0.532939</text:p>
          </table:table-cell>
          <table:table-cell office:value-type="float" office:value="0.531938" calcext:value-type="float">
            <text:p>0.531938</text:p>
          </table:table-cell>
        </table:table-row>
        <table:table-row table:style-name="ro1">
          <table:table-cell office:value-type="float" office:value="1.21985" calcext:value-type="float">
            <text:p>1.21985</text:p>
          </table:table-cell>
          <table:table-cell office:value-type="float" office:value="0.715118" calcext:value-type="float">
            <text:p>0.715118</text:p>
          </table:table-cell>
          <table:table-cell office:value-type="float" office:value="0.714016" calcext:value-type="float">
            <text:p>0.714016</text:p>
          </table:table-cell>
          <table:table-cell office:value-type="float" office:value="0.710727" calcext:value-type="float">
            <text:p>0.710727</text:p>
          </table:table-cell>
          <table:table-cell office:value-type="float" office:value="0.705326" calcext:value-type="float">
            <text:p>0.705326</text:p>
          </table:table-cell>
          <table:table-cell office:value-type="float" office:value="0.697933" calcext:value-type="float">
            <text:p>0.697933</text:p>
          </table:table-cell>
          <table:table-cell office:value-type="float" office:value="0.688714" calcext:value-type="float">
            <text:p>0.688714</text:p>
          </table:table-cell>
          <table:table-cell office:value-type="float" office:value="0.677879" calcext:value-type="float">
            <text:p>0.677879</text:p>
          </table:table-cell>
          <table:table-cell office:value-type="float" office:value="0.665679" calcext:value-type="float">
            <text:p>0.665679</text:p>
          </table:table-cell>
          <table:table-cell office:value-type="float" office:value="0.652402" calcext:value-type="float">
            <text:p>0.652402</text:p>
          </table:table-cell>
          <table:table-cell office:value-type="float" office:value="0.63837" calcext:value-type="float">
            <text:p>0.63837</text:p>
          </table:table-cell>
          <table:table-cell office:value-type="float" office:value="0.623932" calcext:value-type="float">
            <text:p>0.623932</text:p>
          </table:table-cell>
          <table:table-cell office:value-type="float" office:value="0.609458" calcext:value-type="float">
            <text:p>0.609458</text:p>
          </table:table-cell>
          <table:table-cell office:value-type="float" office:value="0.595327" calcext:value-type="float">
            <text:p>0.595327</text:p>
          </table:table-cell>
          <table:table-cell office:value-type="float" office:value="0.581921" calcext:value-type="float">
            <text:p>0.581921</text:p>
          </table:table-cell>
          <table:table-cell office:value-type="float" office:value="0.569606" calcext:value-type="float">
            <text:p>0.569606</text:p>
          </table:table-cell>
          <table:table-cell office:value-type="float" office:value="0.558719" calcext:value-type="float">
            <text:p>0.558719</text:p>
          </table:table-cell>
          <table:table-cell office:value-type="float" office:value="0.549547" calcext:value-type="float">
            <text:p>0.549547</text:p>
          </table:table-cell>
          <table:table-cell office:value-type="float" office:value="0.542313" calcext:value-type="float">
            <text:p>0.542313</text:p>
          </table:table-cell>
          <table:table-cell office:value-type="float" office:value="0.537157" calcext:value-type="float">
            <text:p>0.537157</text:p>
          </table:table-cell>
          <table:table-cell office:value-type="float" office:value="0.534125" calcext:value-type="float">
            <text:p>0.534125</text:p>
          </table:table-cell>
          <table:table-cell office:value-type="float" office:value="0.533164" calcext:value-type="float">
            <text:p>0.533164</text:p>
          </table:table-cell>
        </table:table-row>
        <table:table-row table:style-name="ro1">
          <table:table-cell office:value-type="float" office:value="1.2319" calcext:value-type="float">
            <text:p>1.2319</text:p>
          </table:table-cell>
          <table:table-cell office:value-type="float" office:value="0.711956" calcext:value-type="float">
            <text:p>0.711956</text:p>
          </table:table-cell>
          <table:table-cell office:value-type="float" office:value="0.710873" calcext:value-type="float">
            <text:p>0.710873</text:p>
          </table:table-cell>
          <table:table-cell office:value-type="float" office:value="0.707642" calcext:value-type="float">
            <text:p>0.707642</text:p>
          </table:table-cell>
          <table:table-cell office:value-type="float" office:value="0.702337" calcext:value-type="float">
            <text:p>0.702337</text:p>
          </table:table-cell>
          <table:table-cell office:value-type="float" office:value="0.695077" calcext:value-type="float">
            <text:p>0.695077</text:p>
          </table:table-cell>
          <table:table-cell office:value-type="float" office:value="0.686027" calcext:value-type="float">
            <text:p>0.686027</text:p>
          </table:table-cell>
          <table:table-cell office:value-type="float" office:value="0.675395" calcext:value-type="float">
            <text:p>0.675395</text:p>
          </table:table-cell>
          <table:table-cell office:value-type="float" office:value="0.663429" calcext:value-type="float">
            <text:p>0.663429</text:p>
          </table:table-cell>
          <table:table-cell office:value-type="float" office:value="0.650415" calcext:value-type="float">
            <text:p>0.650415</text:p>
          </table:table-cell>
          <table:table-cell office:value-type="float" office:value="0.63667" calcext:value-type="float">
            <text:p>0.63667</text:p>
          </table:table-cell>
          <table:table-cell office:value-type="float" office:value="0.622539" calcext:value-type="float">
            <text:p>0.622539</text:p>
          </table:table-cell>
          <table:table-cell office:value-type="float" office:value="0.608386" calcext:value-type="float">
            <text:p>0.608386</text:p>
          </table:table-cell>
          <table:table-cell office:value-type="float" office:value="0.594583" calcext:value-type="float">
            <text:p>0.594583</text:p>
          </table:table-cell>
          <table:table-cell office:value-type="float" office:value="0.581502" calcext:value-type="float">
            <text:p>0.581502</text:p>
          </table:table-cell>
          <table:table-cell office:value-type="float" office:value="0.5695" calcext:value-type="float">
            <text:p>0.5695</text:p>
          </table:table-cell>
          <table:table-cell office:value-type="float" office:value="0.558902" calcext:value-type="float">
            <text:p>0.558902</text:p>
          </table:table-cell>
          <table:table-cell office:value-type="float" office:value="0.549983" calcext:value-type="float">
            <text:p>0.549983</text:p>
          </table:table-cell>
          <table:table-cell office:value-type="float" office:value="0.542955" calcext:value-type="float">
            <text:p>0.542955</text:p>
          </table:table-cell>
          <table:table-cell office:value-type="float" office:value="0.53795" calcext:value-type="float">
            <text:p>0.53795</text:p>
          </table:table-cell>
          <table:table-cell office:value-type="float" office:value="0.535009" calcext:value-type="float">
            <text:p>0.535009</text:p>
          </table:table-cell>
          <table:table-cell office:value-type="float" office:value="0.534077" calcext:value-type="float">
            <text:p>0.534077</text:p>
          </table:table-cell>
        </table:table-row>
        <table:table-row table:style-name="ro1">
          <table:table-cell office:value-type="float" office:value="1.2453" calcext:value-type="float">
            <text:p>1.2453</text:p>
          </table:table-cell>
          <table:table-cell office:value-type="float" office:value="0.708507" calcext:value-type="float">
            <text:p>0.708507</text:p>
          </table:table-cell>
          <table:table-cell office:value-type="float" office:value="0.707445" calcext:value-type="float">
            <text:p>0.707445</text:p>
          </table:table-cell>
          <table:table-cell office:value-type="float" office:value="0.704278" calcext:value-type="float">
            <text:p>0.704278</text:p>
          </table:table-cell>
          <table:table-cell office:value-type="float" office:value="0.699079" calcext:value-type="float">
            <text:p>0.699079</text:p>
          </table:table-cell>
          <table:table-cell office:value-type="float" office:value="0.691966" calcext:value-type="float">
            <text:p>0.691966</text:p>
          </table:table-cell>
          <table:table-cell office:value-type="float" office:value="0.683102" calcext:value-type="float">
            <text:p>0.683102</text:p>
          </table:table-cell>
          <table:table-cell office:value-type="float" office:value="0.672693" calcext:value-type="float">
            <text:p>0.672693</text:p>
          </table:table-cell>
          <table:table-cell office:value-type="float" office:value="0.660985" calcext:value-type="float">
            <text:p>0.660985</text:p>
          </table:table-cell>
          <table:table-cell office:value-type="float" office:value="0.648259" calcext:value-type="float">
            <text:p>0.648259</text:p>
          </table:table-cell>
          <table:table-cell office:value-type="float" office:value="0.634829" calcext:value-type="float">
            <text:p>0.634829</text:p>
          </table:table-cell>
          <table:table-cell office:value-type="float" office:value="0.621034" calcext:value-type="float">
            <text:p>0.621034</text:p>
          </table:table-cell>
          <table:table-cell office:value-type="float" office:value="0.607231" calcext:value-type="float">
            <text:p>0.607231</text:p>
          </table:table-cell>
          <table:table-cell office:value-type="float" office:value="0.593785" calcext:value-type="float">
            <text:p>0.593785</text:p>
          </table:table-cell>
          <table:table-cell office:value-type="float" office:value="0.581057" calcext:value-type="float">
            <text:p>0.581057</text:p>
          </table:table-cell>
          <table:table-cell office:value-type="float" office:value="0.569392" calcext:value-type="float">
            <text:p>0.569392</text:p>
          </table:table-cell>
          <table:table-cell office:value-type="float" office:value="0.559104" calcext:value-type="float">
            <text:p>0.559104</text:p>
          </table:table-cell>
          <table:table-cell office:value-type="float" office:value="0.550457" calcext:value-type="float">
            <text:p>0.550457</text:p>
          </table:table-cell>
          <table:table-cell office:value-type="float" office:value="0.54365" calcext:value-type="float">
            <text:p>0.54365</text:p>
          </table:table-cell>
          <table:table-cell office:value-type="float" office:value="0.538806" calcext:value-type="float">
            <text:p>0.538806</text:p>
          </table:table-cell>
          <table:table-cell office:value-type="float" office:value="0.53596" calcext:value-type="float">
            <text:p>0.53596</text:p>
          </table:table-cell>
          <table:table-cell office:value-type="float" office:value="0.535059" calcext:value-type="float">
            <text:p>0.535059</text:p>
          </table:table-cell>
        </table:table-row>
        <table:table-row table:style-name="ro1">
          <table:table-cell office:value-type="float" office:value="1.26065" calcext:value-type="float">
            <text:p>1.26065</text:p>
          </table:table-cell>
          <table:table-cell office:value-type="float" office:value="0.704637" calcext:value-type="float">
            <text:p>0.704637</text:p>
          </table:table-cell>
          <table:table-cell office:value-type="float" office:value="0.7036" calcext:value-type="float">
            <text:p>0.7036</text:p>
          </table:table-cell>
          <table:table-cell office:value-type="float" office:value="0.700505" calcext:value-type="float">
            <text:p>0.700505</text:p>
          </table:table-cell>
          <table:table-cell office:value-type="float" office:value="0.695427" calcext:value-type="float">
            <text:p>0.695427</text:p>
          </table:table-cell>
          <table:table-cell office:value-type="float" office:value="0.68848" calcext:value-type="float">
            <text:p>0.68848</text:p>
          </table:table-cell>
          <table:table-cell office:value-type="float" office:value="0.679827" calcext:value-type="float">
            <text:p>0.679827</text:p>
          </table:table-cell>
          <table:table-cell office:value-type="float" office:value="0.669671" calcext:value-type="float">
            <text:p>0.669671</text:p>
          </table:table-cell>
          <table:table-cell office:value-type="float" office:value="0.658254" calcext:value-type="float">
            <text:p>0.658254</text:p>
          </table:table-cell>
          <table:table-cell office:value-type="float" office:value="0.645854" calcext:value-type="float">
            <text:p>0.645854</text:p>
          </table:table-cell>
          <table:table-cell office:value-type="float" office:value="0.632779" calcext:value-type="float">
            <text:p>0.632779</text:p>
          </table:table-cell>
          <table:table-cell office:value-type="float" office:value="0.619362" calcext:value-type="float">
            <text:p>0.619362</text:p>
          </table:table-cell>
          <table:table-cell office:value-type="float" office:value="0.605953" calcext:value-type="float">
            <text:p>0.605953</text:p>
          </table:table-cell>
          <table:table-cell office:value-type="float" office:value="0.592905" calcext:value-type="float">
            <text:p>0.592905</text:p>
          </table:table-cell>
          <table:table-cell office:value-type="float" office:value="0.58057" calcext:value-type="float">
            <text:p>0.58057</text:p>
          </table:table-cell>
          <table:table-cell office:value-type="float" office:value="0.569281" calcext:value-type="float">
            <text:p>0.569281</text:p>
          </table:table-cell>
          <table:table-cell office:value-type="float" office:value="0.559336" calcext:value-type="float">
            <text:p>0.559336</text:p>
          </table:table-cell>
          <table:table-cell office:value-type="float" office:value="0.550987" calcext:value-type="float">
            <text:p>0.550987</text:p>
          </table:table-cell>
          <table:table-cell office:value-type="float" office:value="0.544422" calcext:value-type="float">
            <text:p>0.544422</text:p>
          </table:table-cell>
          <table:table-cell office:value-type="float" office:value="0.539754" calcext:value-type="float">
            <text:p>0.539754</text:p>
          </table:table-cell>
          <table:table-cell office:value-type="float" office:value="0.537013" calcext:value-type="float">
            <text:p>0.537013</text:p>
          </table:table-cell>
          <table:table-cell office:value-type="float" office:value="0.536145" calcext:value-type="float">
            <text:p>0.536145</text:p>
          </table:table-cell>
        </table:table-row>
        <table:table-row table:style-name="ro1">
          <table:table-cell office:value-type="float" office:value="1.27402" calcext:value-type="float">
            <text:p>1.27402</text:p>
          </table:table-cell>
          <table:table-cell office:value-type="float" office:value="0.701339" calcext:value-type="float">
            <text:p>0.701339</text:p>
          </table:table-cell>
          <table:table-cell office:value-type="float" office:value="0.700323" calcext:value-type="float">
            <text:p>0.700323</text:p>
          </table:table-cell>
          <table:table-cell office:value-type="float" office:value="0.697291" calcext:value-type="float">
            <text:p>0.697291</text:p>
          </table:table-cell>
          <table:table-cell office:value-type="float" office:value="0.692316" calcext:value-type="float">
            <text:p>0.692316</text:p>
          </table:table-cell>
          <table:table-cell office:value-type="float" office:value="0.685513" calcext:value-type="float">
            <text:p>0.685513</text:p>
          </table:table-cell>
          <table:table-cell office:value-type="float" office:value="0.677042" calcext:value-type="float">
            <text:p>0.677042</text:p>
          </table:table-cell>
          <table:table-cell office:value-type="float" office:value="0.667103" calcext:value-type="float">
            <text:p>0.667103</text:p>
          </table:table-cell>
          <table:table-cell office:value-type="float" office:value="0.655936" calcext:value-type="float">
            <text:p>0.655936</text:p>
          </table:table-cell>
          <table:table-cell office:value-type="float" office:value="0.643816" calcext:value-type="float">
            <text:p>0.643816</text:p>
          </table:table-cell>
          <table:table-cell office:value-type="float" office:value="0.631045" calcext:value-type="float">
            <text:p>0.631045</text:p>
          </table:table-cell>
          <table:table-cell office:value-type="float" office:value="0.617952" calcext:value-type="float">
            <text:p>0.617952</text:p>
          </table:table-cell>
          <table:table-cell office:value-type="float" office:value="0.604877" calcext:value-type="float">
            <text:p>0.604877</text:p>
          </table:table-cell>
          <table:table-cell office:value-type="float" office:value="0.592168" calcext:value-type="float">
            <text:p>0.592168</text:p>
          </table:table-cell>
          <table:table-cell office:value-type="float" office:value="0.580166" calcext:value-type="float">
            <text:p>0.580166</text:p>
          </table:table-cell>
          <table:table-cell office:value-type="float" office:value="0.569193" calcext:value-type="float">
            <text:p>0.569193</text:p>
          </table:table-cell>
          <table:table-cell office:value-type="float" office:value="0.559537" calcext:value-type="float">
            <text:p>0.559537</text:p>
          </table:table-cell>
          <table:table-cell office:value-type="float" office:value="0.551437" calcext:value-type="float">
            <text:p>0.551437</text:p>
          </table:table-cell>
          <table:table-cell office:value-type="float" office:value="0.545074" calcext:value-type="float">
            <text:p>0.545074</text:p>
          </table:table-cell>
          <table:table-cell office:value-type="float" office:value="0.540552" calcext:value-type="float">
            <text:p>0.540552</text:p>
          </table:table-cell>
          <table:table-cell office:value-type="float" office:value="0.537899" calcext:value-type="float">
            <text:p>0.537899</text:p>
          </table:table-cell>
          <table:table-cell office:value-type="float" office:value="0.537059" calcext:value-type="float">
            <text:p>0.537059</text:p>
          </table:table-cell>
        </table:table-row>
        <table:table-row table:style-name="ro1">
          <table:table-cell office:value-type="float" office:value="1.2879" calcext:value-type="float">
            <text:p>1.2879</text:p>
          </table:table-cell>
          <table:table-cell office:value-type="float" office:value="0.697987" calcext:value-type="float">
            <text:p>0.697987</text:p>
          </table:table-cell>
          <table:table-cell office:value-type="float" office:value="0.696993" calcext:value-type="float">
            <text:p>0.696993</text:p>
          </table:table-cell>
          <table:table-cell office:value-type="float" office:value="0.694025" calcext:value-type="float">
            <text:p>0.694025</text:p>
          </table:table-cell>
          <table:table-cell office:value-type="float" office:value="0.689157" calcext:value-type="float">
            <text:p>0.689157</text:p>
          </table:table-cell>
          <table:table-cell office:value-type="float" office:value="0.682501" calcext:value-type="float">
            <text:p>0.682501</text:p>
          </table:table-cell>
          <table:table-cell office:value-type="float" office:value="0.674216" calcext:value-type="float">
            <text:p>0.674216</text:p>
          </table:table-cell>
          <table:table-cell office:value-type="float" office:value="0.6645" calcext:value-type="float">
            <text:p>0.6645</text:p>
          </table:table-cell>
          <table:table-cell office:value-type="float" office:value="0.65359" calcext:value-type="float">
            <text:p>0.65359</text:p>
          </table:table-cell>
          <table:table-cell office:value-type="float" office:value="0.641755" calcext:value-type="float">
            <text:p>0.641755</text:p>
          </table:table-cell>
          <table:table-cell office:value-type="float" office:value="0.629296" calcext:value-type="float">
            <text:p>0.629296</text:p>
          </table:table-cell>
          <table:table-cell office:value-type="float" office:value="0.616531" calcext:value-type="float">
            <text:p>0.616531</text:p>
          </table:table-cell>
          <table:table-cell office:value-type="float" office:value="0.603797" calcext:value-type="float">
            <text:p>0.603797</text:p>
          </table:table-cell>
          <table:table-cell office:value-type="float" office:value="0.591431" calcext:value-type="float">
            <text:p>0.591431</text:p>
          </table:table-cell>
          <table:table-cell office:value-type="float" office:value="0.579765" calcext:value-type="float">
            <text:p>0.579765</text:p>
          </table:table-cell>
          <table:table-cell office:value-type="float" office:value="0.56911" calcext:value-type="float">
            <text:p>0.56911</text:p>
          </table:table-cell>
          <table:table-cell office:value-type="float" office:value="0.559743" calcext:value-type="float">
            <text:p>0.559743</text:p>
          </table:table-cell>
          <table:table-cell office:value-type="float" office:value="0.551893" calcext:value-type="float">
            <text:p>0.551893</text:p>
          </table:table-cell>
          <table:table-cell office:value-type="float" office:value="0.545731" calcext:value-type="float">
            <text:p>0.545731</text:p>
          </table:table-cell>
          <table:table-cell office:value-type="float" office:value="0.541355" calcext:value-type="float">
            <text:p>0.541355</text:p>
          </table:table-cell>
          <table:table-cell office:value-type="float" office:value="0.538789" calcext:value-type="float">
            <text:p>0.538789</text:p>
          </table:table-cell>
          <table:table-cell office:value-type="float" office:value="0.537976" calcext:value-type="float">
            <text:p>0.537976</text:p>
          </table:table-cell>
        </table:table-row>
        <table:table-row table:style-name="ro1">
          <table:table-cell office:value-type="float" office:value="1.30178" calcext:value-type="float">
            <text:p>1.30178</text:p>
          </table:table-cell>
          <table:table-cell office:value-type="float" office:value="0.694707" calcext:value-type="float">
            <text:p>0.694707</text:p>
          </table:table-cell>
          <table:table-cell office:value-type="float" office:value="0.693734" calcext:value-type="float">
            <text:p>0.693734</text:p>
          </table:table-cell>
          <table:table-cell office:value-type="float" office:value="0.69083" calcext:value-type="float">
            <text:p>0.69083</text:p>
          </table:table-cell>
          <table:table-cell office:value-type="float" office:value="0.686067" calcext:value-type="float">
            <text:p>0.686067</text:p>
          </table:table-cell>
          <table:table-cell office:value-type="float" office:value="0.679557" calcext:value-type="float">
            <text:p>0.679557</text:p>
          </table:table-cell>
          <table:table-cell office:value-type="float" office:value="0.671456" calcext:value-type="float">
            <text:p>0.671456</text:p>
          </table:table-cell>
          <table:table-cell office:value-type="float" office:value="0.66196" calcext:value-type="float">
            <text:p>0.66196</text:p>
          </table:table-cell>
          <table:table-cell office:value-type="float" office:value="0.651302" calcext:value-type="float">
            <text:p>0.651302</text:p>
          </table:table-cell>
          <table:table-cell office:value-type="float" office:value="0.639749" calcext:value-type="float">
            <text:p>0.639749</text:p>
          </table:table-cell>
          <table:table-cell office:value-type="float" office:value="0.627595" calcext:value-type="float">
            <text:p>0.627595</text:p>
          </table:table-cell>
          <table:table-cell office:value-type="float" office:value="0.615154" calcext:value-type="float">
            <text:p>0.615154</text:p>
          </table:table-cell>
          <table:table-cell office:value-type="float" office:value="0.602752" calcext:value-type="float">
            <text:p>0.602752</text:p>
          </table:table-cell>
          <table:table-cell office:value-type="float" office:value="0.590721" calcext:value-type="float">
            <text:p>0.590721</text:p>
          </table:table-cell>
          <table:table-cell office:value-type="float" office:value="0.579382" calcext:value-type="float">
            <text:p>0.579382</text:p>
          </table:table-cell>
          <table:table-cell office:value-type="float" office:value="0.569035" calcext:value-type="float">
            <text:p>0.569035</text:p>
          </table:table-cell>
          <table:table-cell office:value-type="float" office:value="0.559947" calcext:value-type="float">
            <text:p>0.559947</text:p>
          </table:table-cell>
          <table:table-cell office:value-type="float" office:value="0.552338" calcext:value-type="float">
            <text:p>0.552338</text:p>
          </table:table-cell>
          <table:table-cell office:value-type="float" office:value="0.546369" calcext:value-type="float">
            <text:p>0.546369</text:p>
          </table:table-cell>
          <table:table-cell office:value-type="float" office:value="0.542133" calcext:value-type="float">
            <text:p>0.542133</text:p>
          </table:table-cell>
          <table:table-cell office:value-type="float" office:value="0.539649" calcext:value-type="float">
            <text:p>0.539649</text:p>
          </table:table-cell>
          <table:table-cell office:value-type="float" office:value="0.538863" calcext:value-type="float">
            <text:p>0.538863</text:p>
          </table:table-cell>
        </table:table-row>
        <table:table-row table:style-name="ro1">
          <table:table-cell office:value-type="float" office:value="1.31566" calcext:value-type="float">
            <text:p>1.31566</text:p>
          </table:table-cell>
          <table:table-cell office:value-type="float" office:value="0.691497" calcext:value-type="float">
            <text:p>0.691497</text:p>
          </table:table-cell>
          <table:table-cell office:value-type="float" office:value="0.690545" calcext:value-type="float">
            <text:p>0.690545</text:p>
          </table:table-cell>
          <table:table-cell office:value-type="float" office:value="0.687704" calcext:value-type="float">
            <text:p>0.687704</text:p>
          </table:table-cell>
          <table:table-cell office:value-type="float" office:value="0.683045" calcext:value-type="float">
            <text:p>0.683045</text:p>
          </table:table-cell>
          <table:table-cell office:value-type="float" office:value="0.676679" calcext:value-type="float">
            <text:p>0.676679</text:p>
          </table:table-cell>
          <table:table-cell office:value-type="float" office:value="0.66876" calcext:value-type="float">
            <text:p>0.66876</text:p>
          </table:table-cell>
          <table:table-cell office:value-type="float" office:value="0.659481" calcext:value-type="float">
            <text:p>0.659481</text:p>
          </table:table-cell>
          <table:table-cell office:value-type="float" office:value="0.649073" calcext:value-type="float">
            <text:p>0.649073</text:p>
          </table:table-cell>
          <table:table-cell office:value-type="float" office:value="0.637797" calcext:value-type="float">
            <text:p>0.637797</text:p>
          </table:table-cell>
          <table:table-cell office:value-type="float" office:value="0.625942" calcext:value-type="float">
            <text:p>0.625942</text:p>
          </table:table-cell>
          <table:table-cell office:value-type="float" office:value="0.613817" calcext:value-type="float">
            <text:p>0.613817</text:p>
          </table:table-cell>
          <table:table-cell office:value-type="float" office:value="0.601742" calcext:value-type="float">
            <text:p>0.601742</text:p>
          </table:table-cell>
          <table:table-cell office:value-type="float" office:value="0.590037" calcext:value-type="float">
            <text:p>0.590037</text:p>
          </table:table-cell>
          <table:table-cell office:value-type="float" office:value="0.579015" calcext:value-type="float">
            <text:p>0.579015</text:p>
          </table:table-cell>
          <table:table-cell office:value-type="float" office:value="0.568967" calcext:value-type="float">
            <text:p>0.568967</text:p>
          </table:table-cell>
          <table:table-cell office:value-type="float" office:value="0.560149" calcext:value-type="float">
            <text:p>0.560149</text:p>
          </table:table-cell>
          <table:table-cell office:value-type="float" office:value="0.552772" calcext:value-type="float">
            <text:p>0.552772</text:p>
          </table:table-cell>
          <table:table-cell office:value-type="float" office:value="0.546989" calcext:value-type="float">
            <text:p>0.546989</text:p>
          </table:table-cell>
          <table:table-cell office:value-type="float" office:value="0.542887" calcext:value-type="float">
            <text:p>0.542887</text:p>
          </table:table-cell>
          <table:table-cell office:value-type="float" office:value="0.540483" calcext:value-type="float">
            <text:p>0.540483</text:p>
          </table:table-cell>
          <table:table-cell office:value-type="float" office:value="0.539722" calcext:value-type="float">
            <text:p>0.539722</text:p>
          </table:table-cell>
        </table:table-row>
        <table:table-row table:style-name="ro1">
          <table:table-cell office:value-type="float" office:value="1.32954" calcext:value-type="float">
            <text:p>1.32954</text:p>
          </table:table-cell>
          <table:table-cell office:value-type="float" office:value="0.688357" calcext:value-type="float">
            <text:p>0.688357</text:p>
          </table:table-cell>
          <table:table-cell office:value-type="float" office:value="0.687426" calcext:value-type="float">
            <text:p>0.687426</text:p>
          </table:table-cell>
          <table:table-cell office:value-type="float" office:value="0.684647" calcext:value-type="float">
            <text:p>0.684647</text:p>
          </table:table-cell>
          <table:table-cell office:value-type="float" office:value="0.680091" calcext:value-type="float">
            <text:p>0.680091</text:p>
          </table:table-cell>
          <table:table-cell office:value-type="float" office:value="0.673867" calcext:value-type="float">
            <text:p>0.673867</text:p>
          </table:table-cell>
          <table:table-cell office:value-type="float" office:value="0.666127" calcext:value-type="float">
            <text:p>0.666127</text:p>
          </table:table-cell>
          <table:table-cell office:value-type="float" office:value="0.657062" calcext:value-type="float">
            <text:p>0.657062</text:p>
          </table:table-cell>
          <table:table-cell office:value-type="float" office:value="0.6469" calcext:value-type="float">
            <text:p>0.6469</text:p>
          </table:table-cell>
          <table:table-cell office:value-type="float" office:value="0.635896" calcext:value-type="float">
            <text:p>0.635896</text:p>
          </table:table-cell>
          <table:table-cell office:value-type="float" office:value="0.624336" calcext:value-type="float">
            <text:p>0.624336</text:p>
          </table:table-cell>
          <table:table-cell office:value-type="float" office:value="0.612521" calcext:value-type="float">
            <text:p>0.612521</text:p>
          </table:table-cell>
          <table:table-cell office:value-type="float" office:value="0.600763" calcext:value-type="float">
            <text:p>0.600763</text:p>
          </table:table-cell>
          <table:table-cell office:value-type="float" office:value="0.589376" calcext:value-type="float">
            <text:p>0.589376</text:p>
          </table:table-cell>
          <table:table-cell office:value-type="float" office:value="0.578663" calcext:value-type="float">
            <text:p>0.578663</text:p>
          </table:table-cell>
          <table:table-cell office:value-type="float" office:value="0.568905" calcext:value-type="float">
            <text:p>0.568905</text:p>
          </table:table-cell>
          <table:table-cell office:value-type="float" office:value="0.560348" calcext:value-type="float">
            <text:p>0.560348</text:p>
          </table:table-cell>
          <table:table-cell office:value-type="float" office:value="0.553195" calcext:value-type="float">
            <text:p>0.553195</text:p>
          </table:table-cell>
          <table:table-cell office:value-type="float" office:value="0.54759" calcext:value-type="float">
            <text:p>0.54759</text:p>
          </table:table-cell>
          <table:table-cell office:value-type="float" office:value="0.543617" calcext:value-type="float">
            <text:p>0.543617</text:p>
          </table:table-cell>
          <table:table-cell office:value-type="float" office:value="0.541289" calcext:value-type="float">
            <text:p>0.541289</text:p>
          </table:table-cell>
          <table:table-cell office:value-type="float" office:value="0.540553" calcext:value-type="float">
            <text:p>0.540553</text:p>
          </table:table-cell>
        </table:table-row>
        <table:table-row table:style-name="ro1">
          <table:table-cell office:value-type="float" office:value="1.34341" calcext:value-type="float">
            <text:p>1.34341</text:p>
          </table:table-cell>
          <table:table-cell office:value-type="float" office:value="0.685286" calcext:value-type="float">
            <text:p>0.685286</text:p>
          </table:table-cell>
          <table:table-cell office:value-type="float" office:value="0.684375" calcext:value-type="float">
            <text:p>0.684375</text:p>
          </table:table-cell>
          <table:table-cell office:value-type="float" office:value="0.681658" calcext:value-type="float">
            <text:p>0.681658</text:p>
          </table:table-cell>
          <table:table-cell office:value-type="float" office:value="0.677204" calcext:value-type="float">
            <text:p>0.677204</text:p>
          </table:table-cell>
          <table:table-cell office:value-type="float" office:value="0.67112" calcext:value-type="float">
            <text:p>0.67112</text:p>
          </table:table-cell>
          <table:table-cell office:value-type="float" office:value="0.663557" calcext:value-type="float">
            <text:p>0.663557</text:p>
          </table:table-cell>
          <table:table-cell office:value-type="float" office:value="0.654703" calcext:value-type="float">
            <text:p>0.654703</text:p>
          </table:table-cell>
          <table:table-cell office:value-type="float" office:value="0.644782" calcext:value-type="float">
            <text:p>0.644782</text:p>
          </table:table-cell>
          <table:table-cell office:value-type="float" office:value="0.634047" calcext:value-type="float">
            <text:p>0.634047</text:p>
          </table:table-cell>
          <table:table-cell office:value-type="float" office:value="0.622775" calcext:value-type="float">
            <text:p>0.622775</text:p>
          </table:table-cell>
          <table:table-cell office:value-type="float" office:value="0.611264" calcext:value-type="float">
            <text:p>0.611264</text:p>
          </table:table-cell>
          <table:table-cell office:value-type="float" office:value="0.599817" calcext:value-type="float">
            <text:p>0.599817</text:p>
          </table:table-cell>
          <table:table-cell office:value-type="float" office:value="0.58874" calcext:value-type="float">
            <text:p>0.58874</text:p>
          </table:table-cell>
          <table:table-cell office:value-type="float" office:value="0.578326" calcext:value-type="float">
            <text:p>0.578326</text:p>
          </table:table-cell>
          <table:table-cell office:value-type="float" office:value="0.568848" calcext:value-type="float">
            <text:p>0.568848</text:p>
          </table:table-cell>
          <table:table-cell office:value-type="float" office:value="0.560544" calcext:value-type="float">
            <text:p>0.560544</text:p>
          </table:table-cell>
          <table:table-cell office:value-type="float" office:value="0.553607" calcext:value-type="float">
            <text:p>0.553607</text:p>
          </table:table-cell>
          <table:table-cell office:value-type="float" office:value="0.548174" calcext:value-type="float">
            <text:p>0.548174</text:p>
          </table:table-cell>
          <table:table-cell office:value-type="float" office:value="0.544325" calcext:value-type="float">
            <text:p>0.544325</text:p>
          </table:table-cell>
          <table:table-cell office:value-type="float" office:value="0.542071" calcext:value-type="float">
            <text:p>0.542071</text:p>
          </table:table-cell>
          <table:table-cell office:value-type="float" office:value="0.541358" calcext:value-type="float">
            <text:p>0.541358</text:p>
          </table:table-cell>
        </table:table-row>
        <table:table-row table:style-name="ro1">
          <table:table-cell office:value-type="float" office:value="1.35729" calcext:value-type="float">
            <text:p>1.35729</text:p>
          </table:table-cell>
          <table:table-cell office:value-type="float" office:value="0.682283" calcext:value-type="float">
            <text:p>0.682283</text:p>
          </table:table-cell>
          <table:table-cell office:value-type="float" office:value="0.681392" calcext:value-type="float">
            <text:p>0.681392</text:p>
          </table:table-cell>
          <table:table-cell office:value-type="float" office:value="0.678736" calcext:value-type="float">
            <text:p>0.678736</text:p>
          </table:table-cell>
          <table:table-cell office:value-type="float" office:value="0.674382" calcext:value-type="float">
            <text:p>0.674382</text:p>
          </table:table-cell>
          <table:table-cell office:value-type="float" office:value="0.668437" calcext:value-type="float">
            <text:p>0.668437</text:p>
          </table:table-cell>
          <table:table-cell office:value-type="float" office:value="0.661048" calcext:value-type="float">
            <text:p>0.661048</text:p>
          </table:table-cell>
          <table:table-cell office:value-type="float" office:value="0.652402" calcext:value-type="float">
            <text:p>0.652402</text:p>
          </table:table-cell>
          <table:table-cell office:value-type="float" office:value="0.642719" calcext:value-type="float">
            <text:p>0.642719</text:p>
          </table:table-cell>
          <table:table-cell office:value-type="float" office:value="0.632247" calcext:value-type="float">
            <text:p>0.632247</text:p>
          </table:table-cell>
          <table:table-cell office:value-type="float" office:value="0.621258" calcext:value-type="float">
            <text:p>0.621258</text:p>
          </table:table-cell>
          <table:table-cell office:value-type="float" office:value="0.610044" calcext:value-type="float">
            <text:p>0.610044</text:p>
          </table:table-cell>
          <table:table-cell office:value-type="float" office:value="0.5989" calcext:value-type="float">
            <text:p>0.5989</text:p>
          </table:table-cell>
          <table:table-cell office:value-type="float" office:value="0.588125" calcext:value-type="float">
            <text:p>0.588125</text:p>
          </table:table-cell>
          <table:table-cell office:value-type="float" office:value="0.578003" calcext:value-type="float">
            <text:p>0.578003</text:p>
          </table:table-cell>
          <table:table-cell office:value-type="float" office:value="0.568797" calcext:value-type="float">
            <text:p>0.568797</text:p>
          </table:table-cell>
          <table:table-cell office:value-type="float" office:value="0.560737" calcext:value-type="float">
            <text:p>0.560737</text:p>
          </table:table-cell>
          <table:table-cell office:value-type="float" office:value="0.554008" calcext:value-type="float">
            <text:p>0.554008</text:p>
          </table:table-cell>
          <table:table-cell office:value-type="float" office:value="0.548742" calcext:value-type="float">
            <text:p>0.548742</text:p>
          </table:table-cell>
          <table:table-cell office:value-type="float" office:value="0.545012" calcext:value-type="float">
            <text:p>0.545012</text:p>
          </table:table-cell>
          <table:table-cell office:value-type="float" office:value="0.542828" calcext:value-type="float">
            <text:p>0.542828</text:p>
          </table:table-cell>
          <table:table-cell office:value-type="float" office:value="0.542137" calcext:value-type="float">
            <text:p>0.542137</text:p>
          </table:table-cell>
        </table:table-row>
        <table:table-row table:style-name="ro1">
          <table:table-cell office:value-type="float" office:value="1.37117" calcext:value-type="float">
            <text:p>1.37117</text:p>
          </table:table-cell>
          <table:table-cell office:value-type="float" office:value="0.679347" calcext:value-type="float">
            <text:p>0.679347</text:p>
          </table:table-cell>
          <table:table-cell office:value-type="float" office:value="0.678477" calcext:value-type="float">
            <text:p>0.678477</text:p>
          </table:table-cell>
          <table:table-cell office:value-type="float" office:value="0.675881" calcext:value-type="float">
            <text:p>0.675881</text:p>
          </table:table-cell>
          <table:table-cell office:value-type="float" office:value="0.671625" calcext:value-type="float">
            <text:p>0.671625</text:p>
          </table:table-cell>
          <table:table-cell office:value-type="float" office:value="0.665816" calcext:value-type="float">
            <text:p>0.665816</text:p>
          </table:table-cell>
          <table:table-cell office:value-type="float" office:value="0.6586" calcext:value-type="float">
            <text:p>0.6586</text:p>
          </table:table-cell>
          <table:table-cell office:value-type="float" office:value="0.650159" calcext:value-type="float">
            <text:p>0.650159</text:p>
          </table:table-cell>
          <table:table-cell office:value-type="float" office:value="0.640709" calcext:value-type="float">
            <text:p>0.640709</text:p>
          </table:table-cell>
          <table:table-cell office:value-type="float" office:value="0.630495" calcext:value-type="float">
            <text:p>0.630495</text:p>
          </table:table-cell>
          <table:table-cell office:value-type="float" office:value="0.619784" calcext:value-type="float">
            <text:p>0.619784</text:p>
          </table:table-cell>
          <table:table-cell office:value-type="float" office:value="0.60886" calcext:value-type="float">
            <text:p>0.60886</text:p>
          </table:table-cell>
          <table:table-cell office:value-type="float" office:value="0.598013" calcext:value-type="float">
            <text:p>0.598013</text:p>
          </table:table-cell>
          <table:table-cell office:value-type="float" office:value="0.587531" calcext:value-type="float">
            <text:p>0.587531</text:p>
          </table:table-cell>
          <table:table-cell office:value-type="float" office:value="0.577693" calcext:value-type="float">
            <text:p>0.577693</text:p>
          </table:table-cell>
          <table:table-cell office:value-type="float" office:value="0.568751" calcext:value-type="float">
            <text:p>0.568751</text:p>
          </table:table-cell>
          <table:table-cell office:value-type="float" office:value="0.560927" calcext:value-type="float">
            <text:p>0.560927</text:p>
          </table:table-cell>
          <table:table-cell office:value-type="float" office:value="0.554399" calcext:value-type="float">
            <text:p>0.554399</text:p>
          </table:table-cell>
          <table:table-cell office:value-type="float" office:value="0.549293" calcext:value-type="float">
            <text:p>0.549293</text:p>
          </table:table-cell>
          <table:table-cell office:value-type="float" office:value="0.545677" calcext:value-type="float">
            <text:p>0.545677</text:p>
          </table:table-cell>
          <table:table-cell office:value-type="float" office:value="0.543561" calcext:value-type="float">
            <text:p>0.543561</text:p>
          </table:table-cell>
          <table:table-cell office:value-type="float" office:value="0.542892" calcext:value-type="float">
            <text:p>0.542892</text:p>
          </table:table-cell>
        </table:table-row>
        <table:table-row table:style-name="ro1">
          <table:table-cell office:value-type="float" office:value="1.38505" calcext:value-type="float">
            <text:p>1.38505</text:p>
          </table:table-cell>
          <table:table-cell office:value-type="float" office:value="0.676478" calcext:value-type="float">
            <text:p>0.676478</text:p>
          </table:table-cell>
          <table:table-cell office:value-type="float" office:value="0.675627" calcext:value-type="float">
            <text:p>0.675627</text:p>
          </table:table-cell>
          <table:table-cell office:value-type="float" office:value="0.67309" calcext:value-type="float">
            <text:p>0.67309</text:p>
          </table:table-cell>
          <table:table-cell office:value-type="float" office:value="0.668932" calcext:value-type="float">
            <text:p>0.668932</text:p>
          </table:table-cell>
          <table:table-cell office:value-type="float" office:value="0.663258" calcext:value-type="float">
            <text:p>0.663258</text:p>
          </table:table-cell>
          <table:table-cell office:value-type="float" office:value="0.656211" calcext:value-type="float">
            <text:p>0.656211</text:p>
          </table:table-cell>
          <table:table-cell office:value-type="float" office:value="0.647972" calcext:value-type="float">
            <text:p>0.647972</text:p>
          </table:table-cell>
          <table:table-cell office:value-type="float" office:value="0.638751" calcext:value-type="float">
            <text:p>0.638751</text:p>
          </table:table-cell>
          <table:table-cell office:value-type="float" office:value="0.628791" calcext:value-type="float">
            <text:p>0.628791</text:p>
          </table:table-cell>
          <table:table-cell office:value-type="float" office:value="0.618352" calcext:value-type="float">
            <text:p>0.618352</text:p>
          </table:table-cell>
          <table:table-cell office:value-type="float" office:value="0.607712" calcext:value-type="float">
            <text:p>0.607712</text:p>
          </table:table-cell>
          <table:table-cell office:value-type="float" office:value="0.597153" calcext:value-type="float">
            <text:p>0.597153</text:p>
          </table:table-cell>
          <table:table-cell office:value-type="float" office:value="0.586958" calcext:value-type="float">
            <text:p>0.586958</text:p>
          </table:table-cell>
          <table:table-cell office:value-type="float" office:value="0.577395" calcext:value-type="float">
            <text:p>0.577395</text:p>
          </table:table-cell>
          <table:table-cell office:value-type="float" office:value="0.568709" calcext:value-type="float">
            <text:p>0.568709</text:p>
          </table:table-cell>
          <table:table-cell office:value-type="float" office:value="0.561113" calcext:value-type="float">
            <text:p>0.561113</text:p>
          </table:table-cell>
          <table:table-cell office:value-type="float" office:value="0.554779" calcext:value-type="float">
            <text:p>0.554779</text:p>
          </table:table-cell>
          <table:table-cell office:value-type="float" office:value="0.549828" calcext:value-type="float">
            <text:p>0.549828</text:p>
          </table:table-cell>
          <table:table-cell office:value-type="float" office:value="0.546323" calcext:value-type="float">
            <text:p>0.546323</text:p>
          </table:table-cell>
          <table:table-cell office:value-type="float" office:value="0.544272" calcext:value-type="float">
            <text:p>0.544272</text:p>
          </table:table-cell>
          <table:table-cell office:value-type="float" office:value="0.543623" calcext:value-type="float">
            <text:p>0.543623</text:p>
          </table:table-cell>
        </table:table-row>
        <table:table-row table:style-name="ro1">
          <table:table-cell office:value-type="float" office:value="1.39893" calcext:value-type="float">
            <text:p>1.39893</text:p>
          </table:table-cell>
          <table:table-cell office:value-type="float" office:value="0.673674" calcext:value-type="float">
            <text:p>0.673674</text:p>
          </table:table-cell>
          <table:table-cell office:value-type="float" office:value="0.672843" calcext:value-type="float">
            <text:p>0.672843</text:p>
          </table:table-cell>
          <table:table-cell office:value-type="float" office:value="0.670364" calcext:value-type="float">
            <text:p>0.670364</text:p>
          </table:table-cell>
          <table:table-cell office:value-type="float" office:value="0.666303" calcext:value-type="float">
            <text:p>0.666303</text:p>
          </table:table-cell>
          <table:table-cell office:value-type="float" office:value="0.660761" calcext:value-type="float">
            <text:p>0.660761</text:p>
          </table:table-cell>
          <table:table-cell office:value-type="float" office:value="0.653881" calcext:value-type="float">
            <text:p>0.653881</text:p>
          </table:table-cell>
          <table:table-cell office:value-type="float" office:value="0.645839" calcext:value-type="float">
            <text:p>0.645839</text:p>
          </table:table-cell>
          <table:table-cell office:value-type="float" office:value="0.636844" calcext:value-type="float">
            <text:p>0.636844</text:p>
          </table:table-cell>
          <table:table-cell office:value-type="float" office:value="0.627132" calcext:value-type="float">
            <text:p>0.627132</text:p>
          </table:table-cell>
          <table:table-cell office:value-type="float" office:value="0.61696" calcext:value-type="float">
            <text:p>0.61696</text:p>
          </table:table-cell>
          <table:table-cell office:value-type="float" office:value="0.606597" calcext:value-type="float">
            <text:p>0.606597</text:p>
          </table:table-cell>
          <table:table-cell office:value-type="float" office:value="0.596321" calcext:value-type="float">
            <text:p>0.596321</text:p>
          </table:table-cell>
          <table:table-cell office:value-type="float" office:value="0.586404" calcext:value-type="float">
            <text:p>0.586404</text:p>
          </table:table-cell>
          <table:table-cell office:value-type="float" office:value="0.577108" calcext:value-type="float">
            <text:p>0.577108</text:p>
          </table:table-cell>
          <table:table-cell office:value-type="float" office:value="0.56867" calcext:value-type="float">
            <text:p>0.56867</text:p>
          </table:table-cell>
          <table:table-cell office:value-type="float" office:value="0.561296" calcext:value-type="float">
            <text:p>0.561296</text:p>
          </table:table-cell>
          <table:table-cell office:value-type="float" office:value="0.55515" calcext:value-type="float">
            <text:p>0.55515</text:p>
          </table:table-cell>
          <table:table-cell office:value-type="float" office:value="0.550347" calcext:value-type="float">
            <text:p>0.550347</text:p>
          </table:table-cell>
          <table:table-cell office:value-type="float" office:value="0.546949" calcext:value-type="float">
            <text:p>0.546949</text:p>
          </table:table-cell>
          <table:table-cell office:value-type="float" office:value="0.544961" calcext:value-type="float">
            <text:p>0.544961</text:p>
          </table:table-cell>
          <table:table-cell office:value-type="float" office:value="0.544332" calcext:value-type="float">
            <text:p>0.544332</text:p>
          </table:table-cell>
        </table:table-row>
        <table:table-row table:style-name="ro1">
          <table:table-cell office:value-type="float" office:value="1.41281" calcext:value-type="float">
            <text:p>1.41281</text:p>
          </table:table-cell>
          <table:table-cell office:value-type="float" office:value="0.670934" calcext:value-type="float">
            <text:p>0.670934</text:p>
          </table:table-cell>
          <table:table-cell office:value-type="float" office:value="0.670123" calcext:value-type="float">
            <text:p>0.670123</text:p>
          </table:table-cell>
          <table:table-cell office:value-type="float" office:value="0.667702" calcext:value-type="float">
            <text:p>0.667702</text:p>
          </table:table-cell>
          <table:table-cell office:value-type="float" office:value="0.663735" calcext:value-type="float">
            <text:p>0.663735</text:p>
          </table:table-cell>
          <table:table-cell office:value-type="float" office:value="0.658324" calcext:value-type="float">
            <text:p>0.658324</text:p>
          </table:table-cell>
          <table:table-cell office:value-type="float" office:value="0.651608" calcext:value-type="float">
            <text:p>0.651608</text:p>
          </table:table-cell>
          <table:table-cell office:value-type="float" office:value="0.643761" calcext:value-type="float">
            <text:p>0.643761</text:p>
          </table:table-cell>
          <table:table-cell office:value-type="float" office:value="0.634987" calcext:value-type="float">
            <text:p>0.634987</text:p>
          </table:table-cell>
          <table:table-cell office:value-type="float" office:value="0.625519" calcext:value-type="float">
            <text:p>0.625519</text:p>
          </table:table-cell>
          <table:table-cell office:value-type="float" office:value="0.615607" calcext:value-type="float">
            <text:p>0.615607</text:p>
          </table:table-cell>
          <table:table-cell office:value-type="float" office:value="0.605516" calcext:value-type="float">
            <text:p>0.605516</text:p>
          </table:table-cell>
          <table:table-cell office:value-type="float" office:value="0.595514" calcext:value-type="float">
            <text:p>0.595514</text:p>
          </table:table-cell>
          <table:table-cell office:value-type="float" office:value="0.585869" calcext:value-type="float">
            <text:p>0.585869</text:p>
          </table:table-cell>
          <table:table-cell office:value-type="float" office:value="0.576833" calcext:value-type="float">
            <text:p>0.576833</text:p>
          </table:table-cell>
          <table:table-cell office:value-type="float" office:value="0.568636" calcext:value-type="float">
            <text:p>0.568636</text:p>
          </table:table-cell>
          <table:table-cell office:value-type="float" office:value="0.561476" calcext:value-type="float">
            <text:p>0.561476</text:p>
          </table:table-cell>
          <table:table-cell office:value-type="float" office:value="0.555511" calcext:value-type="float">
            <text:p>0.555511</text:p>
          </table:table-cell>
          <table:table-cell office:value-type="float" office:value="0.550852" calcext:value-type="float">
            <text:p>0.550852</text:p>
          </table:table-cell>
          <table:table-cell office:value-type="float" office:value="0.547556" calcext:value-type="float">
            <text:p>0.547556</text:p>
          </table:table-cell>
          <table:table-cell office:value-type="float" office:value="0.545629" calcext:value-type="float">
            <text:p>0.545629</text:p>
          </table:table-cell>
          <table:table-cell office:value-type="float" office:value="0.545019" calcext:value-type="float">
            <text:p>0.545019</text:p>
          </table:table-cell>
        </table:table-row>
        <table:table-row table:style-name="ro1">
          <table:table-cell office:value-type="float" office:value="1.42668" calcext:value-type="float">
            <text:p>1.42668</text:p>
          </table:table-cell>
          <table:table-cell office:value-type="float" office:value="0.668259" calcext:value-type="float">
            <text:p>0.668259</text:p>
          </table:table-cell>
          <table:table-cell office:value-type="float" office:value="0.667466" calcext:value-type="float">
            <text:p>0.667466</text:p>
          </table:table-cell>
          <table:table-cell office:value-type="float" office:value="0.665102" calcext:value-type="float">
            <text:p>0.665102</text:p>
          </table:table-cell>
          <table:table-cell office:value-type="float" office:value="0.661228" calcext:value-type="float">
            <text:p>0.661228</text:p>
          </table:table-cell>
          <table:table-cell office:value-type="float" office:value="0.655946" calcext:value-type="float">
            <text:p>0.655946</text:p>
          </table:table-cell>
          <table:table-cell office:value-type="float" office:value="0.649391" calcext:value-type="float">
            <text:p>0.649391</text:p>
          </table:table-cell>
          <table:table-cell office:value-type="float" office:value="0.641735" calcext:value-type="float">
            <text:p>0.641735</text:p>
          </table:table-cell>
          <table:table-cell office:value-type="float" office:value="0.633179" calcext:value-type="float">
            <text:p>0.633179</text:p>
          </table:table-cell>
          <table:table-cell office:value-type="float" office:value="0.62395" calcext:value-type="float">
            <text:p>0.62395</text:p>
          </table:table-cell>
          <table:table-cell office:value-type="float" office:value="0.614293" calcext:value-type="float">
            <text:p>0.614293</text:p>
          </table:table-cell>
          <table:table-cell office:value-type="float" office:value="0.604466" calcext:value-type="float">
            <text:p>0.604466</text:p>
          </table:table-cell>
          <table:table-cell office:value-type="float" office:value="0.594733" calcext:value-type="float">
            <text:p>0.594733</text:p>
          </table:table-cell>
          <table:table-cell office:value-type="float" office:value="0.585352" calcext:value-type="float">
            <text:p>0.585352</text:p>
          </table:table-cell>
          <table:table-cell office:value-type="float" office:value="0.576568" calcext:value-type="float">
            <text:p>0.576568</text:p>
          </table:table-cell>
          <table:table-cell office:value-type="float" office:value="0.568604" calcext:value-type="float">
            <text:p>0.568604</text:p>
          </table:table-cell>
          <table:table-cell office:value-type="float" office:value="0.561652" calcext:value-type="float">
            <text:p>0.561652</text:p>
          </table:table-cell>
          <table:table-cell office:value-type="float" office:value="0.555862" calcext:value-type="float">
            <text:p>0.555862</text:p>
          </table:table-cell>
          <table:table-cell office:value-type="float" office:value="0.551342" calcext:value-type="float">
            <text:p>0.551342</text:p>
          </table:table-cell>
          <table:table-cell office:value-type="float" office:value="0.548146" calcext:value-type="float">
            <text:p>0.548146</text:p>
          </table:table-cell>
          <table:table-cell office:value-type="float" office:value="0.546276" calcext:value-type="float">
            <text:p>0.546276</text:p>
          </table:table-cell>
          <table:table-cell office:value-type="float" office:value="0.545685" calcext:value-type="float">
            <text:p>0.545685</text:p>
          </table:table-cell>
        </table:table-row>
        <table:table-row table:style-name="ro1">
          <table:table-cell office:value-type="float" office:value="1.44056" calcext:value-type="float">
            <text:p>1.44056</text:p>
          </table:table-cell>
          <table:table-cell office:value-type="float" office:value="0.665646" calcext:value-type="float">
            <text:p>0.665646</text:p>
          </table:table-cell>
          <table:table-cell office:value-type="float" office:value="0.664872" calcext:value-type="float">
            <text:p>0.664872</text:p>
          </table:table-cell>
          <table:table-cell office:value-type="float" office:value="0.662563" calcext:value-type="float">
            <text:p>0.662563</text:p>
          </table:table-cell>
          <table:table-cell office:value-type="float" office:value="0.658782" calcext:value-type="float">
            <text:p>0.658782</text:p>
          </table:table-cell>
          <table:table-cell office:value-type="float" office:value="0.653625" calcext:value-type="float">
            <text:p>0.653625</text:p>
          </table:table-cell>
          <table:table-cell office:value-type="float" office:value="0.647229" calcext:value-type="float">
            <text:p>0.647229</text:p>
          </table:table-cell>
          <table:table-cell office:value-type="float" office:value="0.639761" calcext:value-type="float">
            <text:p>0.639761</text:p>
          </table:table-cell>
          <table:table-cell office:value-type="float" office:value="0.631418" calcext:value-type="float">
            <text:p>0.631418</text:p>
          </table:table-cell>
          <table:table-cell office:value-type="float" office:value="0.622423" calcext:value-type="float">
            <text:p>0.622423</text:p>
          </table:table-cell>
          <table:table-cell office:value-type="float" office:value="0.613015" calcext:value-type="float">
            <text:p>0.613015</text:p>
          </table:table-cell>
          <table:table-cell office:value-type="float" office:value="0.603447" calcext:value-type="float">
            <text:p>0.603447</text:p>
          </table:table-cell>
          <table:table-cell office:value-type="float" office:value="0.593976" calcext:value-type="float">
            <text:p>0.593976</text:p>
          </table:table-cell>
          <table:table-cell office:value-type="float" office:value="0.584851" calcext:value-type="float">
            <text:p>0.584851</text:p>
          </table:table-cell>
          <table:table-cell office:value-type="float" office:value="0.576313" calcext:value-type="float">
            <text:p>0.576313</text:p>
          </table:table-cell>
          <table:table-cell office:value-type="float" office:value="0.568575" calcext:value-type="float">
            <text:p>0.568575</text:p>
          </table:table-cell>
          <table:table-cell office:value-type="float" office:value="0.561824" calcext:value-type="float">
            <text:p>0.561824</text:p>
          </table:table-cell>
          <table:table-cell office:value-type="float" office:value="0.556204" calcext:value-type="float">
            <text:p>0.556204</text:p>
          </table:table-cell>
          <table:table-cell office:value-type="float" office:value="0.551818" calcext:value-type="float">
            <text:p>0.551818</text:p>
          </table:table-cell>
          <table:table-cell office:value-type="float" office:value="0.548717" calcext:value-type="float">
            <text:p>0.548717</text:p>
          </table:table-cell>
          <table:table-cell office:value-type="float" office:value="0.546904" calcext:value-type="float">
            <text:p>0.546904</text:p>
          </table:table-cell>
          <table:table-cell office:value-type="float" office:value="0.546332" calcext:value-type="float">
            <text:p>0.546332</text:p>
          </table:table-cell>
        </table:table-row>
        <table:table-row table:style-name="ro1">
          <table:table-cell office:value-type="float" office:value="1.45444" calcext:value-type="float">
            <text:p>1.45444</text:p>
          </table:table-cell>
          <table:table-cell office:value-type="float" office:value="0.663094" calcext:value-type="float">
            <text:p>0.663094</text:p>
          </table:table-cell>
          <table:table-cell office:value-type="float" office:value="0.662339" calcext:value-type="float">
            <text:p>0.662339</text:p>
          </table:table-cell>
          <table:table-cell office:value-type="float" office:value="0.660085" calcext:value-type="float">
            <text:p>0.660085</text:p>
          </table:table-cell>
          <table:table-cell office:value-type="float" office:value="0.656394" calcext:value-type="float">
            <text:p>0.656394</text:p>
          </table:table-cell>
          <table:table-cell office:value-type="float" office:value="0.651362" calcext:value-type="float">
            <text:p>0.651362</text:p>
          </table:table-cell>
          <table:table-cell office:value-type="float" office:value="0.645122" calcext:value-type="float">
            <text:p>0.645122</text:p>
          </table:table-cell>
          <table:table-cell office:value-type="float" office:value="0.637838" calcext:value-type="float">
            <text:p>0.637838</text:p>
          </table:table-cell>
          <table:table-cell office:value-type="float" office:value="0.629704" calcext:value-type="float">
            <text:p>0.629704</text:p>
          </table:table-cell>
          <table:table-cell office:value-type="float" office:value="0.620938" calcext:value-type="float">
            <text:p>0.620938</text:p>
          </table:table-cell>
          <table:table-cell office:value-type="float" office:value="0.611774" calcext:value-type="float">
            <text:p>0.611774</text:p>
          </table:table-cell>
          <table:table-cell office:value-type="float" office:value="0.602458" calcext:value-type="float">
            <text:p>0.602458</text:p>
          </table:table-cell>
          <table:table-cell office:value-type="float" office:value="0.593241" calcext:value-type="float">
            <text:p>0.593241</text:p>
          </table:table-cell>
          <table:table-cell office:value-type="float" office:value="0.584367" calcext:value-type="float">
            <text:p>0.584367</text:p>
          </table:table-cell>
          <table:table-cell office:value-type="float" office:value="0.576067" calcext:value-type="float">
            <text:p>0.576067</text:p>
          </table:table-cell>
          <table:table-cell office:value-type="float" office:value="0.56855" calcext:value-type="float">
            <text:p>0.56855</text:p>
          </table:table-cell>
          <table:table-cell office:value-type="float" office:value="0.561993" calcext:value-type="float">
            <text:p>0.561993</text:p>
          </table:table-cell>
          <table:table-cell office:value-type="float" office:value="0.556537" calcext:value-type="float">
            <text:p>0.556537</text:p>
          </table:table-cell>
          <table:table-cell office:value-type="float" office:value="0.552281" calcext:value-type="float">
            <text:p>0.552281</text:p>
          </table:table-cell>
          <table:table-cell office:value-type="float" office:value="0.549272" calcext:value-type="float">
            <text:p>0.549272</text:p>
          </table:table-cell>
          <table:table-cell office:value-type="float" office:value="0.547514" calcext:value-type="float">
            <text:p>0.547514</text:p>
          </table:table-cell>
          <table:table-cell office:value-type="float" office:value="0.546958" calcext:value-type="float">
            <text:p>0.546958</text:p>
          </table:table-cell>
        </table:table-row>
        <table:table-row table:style-name="ro1">
          <table:table-cell office:value-type="float" office:value="1.46832" calcext:value-type="float">
            <text:p>1.46832</text:p>
          </table:table-cell>
          <table:table-cell office:value-type="float" office:value="0.660604" calcext:value-type="float">
            <text:p>0.660604</text:p>
          </table:table-cell>
          <table:table-cell office:value-type="float" office:value="0.659867" calcext:value-type="float">
            <text:p>0.659867</text:p>
          </table:table-cell>
          <table:table-cell office:value-type="float" office:value="0.657667" calcext:value-type="float">
            <text:p>0.657667</text:p>
          </table:table-cell>
          <table:table-cell office:value-type="float" office:value="0.654064" calcext:value-type="float">
            <text:p>0.654064</text:p>
          </table:table-cell>
          <table:table-cell office:value-type="float" office:value="0.649155" calcext:value-type="float">
            <text:p>0.649155</text:p>
          </table:table-cell>
          <table:table-cell office:value-type="float" office:value="0.643067" calcext:value-type="float">
            <text:p>0.643067</text:p>
          </table:table-cell>
          <table:table-cell office:value-type="float" office:value="0.635964" calcext:value-type="float">
            <text:p>0.635964</text:p>
          </table:table-cell>
          <table:table-cell office:value-type="float" office:value="0.628035" calcext:value-type="float">
            <text:p>0.628035</text:p>
          </table:table-cell>
          <table:table-cell office:value-type="float" office:value="0.619493" calcext:value-type="float">
            <text:p>0.619493</text:p>
          </table:table-cell>
          <table:table-cell office:value-type="float" office:value="0.610567" calcext:value-type="float">
            <text:p>0.610567</text:p>
          </table:table-cell>
          <table:table-cell office:value-type="float" office:value="0.601498" calcext:value-type="float">
            <text:p>0.601498</text:p>
          </table:table-cell>
          <table:table-cell office:value-type="float" office:value="0.59253" calcext:value-type="float">
            <text:p>0.59253</text:p>
          </table:table-cell>
          <table:table-cell office:value-type="float" office:value="0.583899" calcext:value-type="float">
            <text:p>0.583899</text:p>
          </table:table-cell>
          <table:table-cell office:value-type="float" office:value="0.575831" calcext:value-type="float">
            <text:p>0.575831</text:p>
          </table:table-cell>
          <table:table-cell office:value-type="float" office:value="0.568526" calcext:value-type="float">
            <text:p>0.568526</text:p>
          </table:table-cell>
          <table:table-cell office:value-type="float" office:value="0.562158" calcext:value-type="float">
            <text:p>0.562158</text:p>
          </table:table-cell>
          <table:table-cell office:value-type="float" office:value="0.556861" calcext:value-type="float">
            <text:p>0.556861</text:p>
          </table:table-cell>
          <table:table-cell office:value-type="float" office:value="0.55273" calcext:value-type="float">
            <text:p>0.55273</text:p>
          </table:table-cell>
          <table:table-cell office:value-type="float" office:value="0.549811" calcext:value-type="float">
            <text:p>0.549811</text:p>
          </table:table-cell>
          <table:table-cell office:value-type="float" office:value="0.548105" calcext:value-type="float">
            <text:p>0.548105</text:p>
          </table:table-cell>
          <table:table-cell office:value-type="float" office:value="0.547566" calcext:value-type="float">
            <text:p>0.547566</text:p>
          </table:table-cell>
        </table:table-row>
        <table:table-row table:style-name="ro1">
          <table:table-cell office:value-type="float" office:value="1.4822" calcext:value-type="float">
            <text:p>1.4822</text:p>
          </table:table-cell>
          <table:table-cell office:value-type="float" office:value="0.658173" calcext:value-type="float">
            <text:p>0.658173</text:p>
          </table:table-cell>
          <table:table-cell office:value-type="float" office:value="0.657454" calcext:value-type="float">
            <text:p>0.657454</text:p>
          </table:table-cell>
          <table:table-cell office:value-type="float" office:value="0.655307" calcext:value-type="float">
            <text:p>0.655307</text:p>
          </table:table-cell>
          <table:table-cell office:value-type="float" office:value="0.651792" calcext:value-type="float">
            <text:p>0.651792</text:p>
          </table:table-cell>
          <table:table-cell office:value-type="float" office:value="0.647002" calcext:value-type="float">
            <text:p>0.647002</text:p>
          </table:table-cell>
          <table:table-cell office:value-type="float" office:value="0.641065" calcext:value-type="float">
            <text:p>0.641065</text:p>
          </table:table-cell>
          <table:table-cell office:value-type="float" office:value="0.634139" calcext:value-type="float">
            <text:p>0.634139</text:p>
          </table:table-cell>
          <table:table-cell office:value-type="float" office:value="0.62641" calcext:value-type="float">
            <text:p>0.62641</text:p>
          </table:table-cell>
          <table:table-cell office:value-type="float" office:value="0.618087" calcext:value-type="float">
            <text:p>0.618087</text:p>
          </table:table-cell>
          <table:table-cell office:value-type="float" office:value="0.609395" calcext:value-type="float">
            <text:p>0.609395</text:p>
          </table:table-cell>
          <table:table-cell office:value-type="float" office:value="0.600567" calcext:value-type="float">
            <text:p>0.600567</text:p>
          </table:table-cell>
          <table:table-cell office:value-type="float" office:value="0.59184" calcext:value-type="float">
            <text:p>0.59184</text:p>
          </table:table-cell>
          <table:table-cell office:value-type="float" office:value="0.583446" calcext:value-type="float">
            <text:p>0.583446</text:p>
          </table:table-cell>
          <table:table-cell office:value-type="float" office:value="0.575602" calcext:value-type="float">
            <text:p>0.575602</text:p>
          </table:table-cell>
          <table:table-cell office:value-type="float" office:value="0.568505" calcext:value-type="float">
            <text:p>0.568505</text:p>
          </table:table-cell>
          <table:table-cell office:value-type="float" office:value="0.562319" calcext:value-type="float">
            <text:p>0.562319</text:p>
          </table:table-cell>
          <table:table-cell office:value-type="float" office:value="0.557177" calcext:value-type="float">
            <text:p>0.557177</text:p>
          </table:table-cell>
          <table:table-cell office:value-type="float" office:value="0.553166" calcext:value-type="float">
            <text:p>0.553166</text:p>
          </table:table-cell>
          <table:table-cell office:value-type="float" office:value="0.550334" calcext:value-type="float">
            <text:p>0.550334</text:p>
          </table:table-cell>
          <table:table-cell office:value-type="float" office:value="0.548678" calcext:value-type="float">
            <text:p>0.548678</text:p>
          </table:table-cell>
          <table:table-cell office:value-type="float" office:value="0.548155" calcext:value-type="float">
            <text:p>0.548155</text:p>
          </table:table-cell>
        </table:table-row>
        <table:table-row table:style-name="ro1">
          <table:table-cell office:value-type="float" office:value="1.49461" calcext:value-type="float">
            <text:p>1.49461</text:p>
          </table:table-cell>
          <table:table-cell office:value-type="float" office:value="0.65605" calcext:value-type="float">
            <text:p>0.65605</text:p>
          </table:table-cell>
          <table:table-cell office:value-type="float" office:value="0.655346" calcext:value-type="float">
            <text:p>0.655346</text:p>
          </table:table-cell>
          <table:table-cell office:value-type="float" office:value="0.653246" calcext:value-type="float">
            <text:p>0.653246</text:p>
          </table:table-cell>
          <table:table-cell office:value-type="float" office:value="0.649807" calcext:value-type="float">
            <text:p>0.649807</text:p>
          </table:table-cell>
          <table:table-cell office:value-type="float" office:value="0.645123" calcext:value-type="float">
            <text:p>0.645123</text:p>
          </table:table-cell>
          <table:table-cell office:value-type="float" office:value="0.639317" calcext:value-type="float">
            <text:p>0.639317</text:p>
          </table:table-cell>
          <table:table-cell office:value-type="float" office:value="0.632547" calcext:value-type="float">
            <text:p>0.632547</text:p>
          </table:table-cell>
          <table:table-cell office:value-type="float" office:value="0.624994" calcext:value-type="float">
            <text:p>0.624994</text:p>
          </table:table-cell>
          <table:table-cell office:value-type="float" office:value="0.616863" calcext:value-type="float">
            <text:p>0.616863</text:p>
          </table:table-cell>
          <table:table-cell office:value-type="float" office:value="0.608374" calcext:value-type="float">
            <text:p>0.608374</text:p>
          </table:table-cell>
          <table:table-cell office:value-type="float" office:value="0.599756" calcext:value-type="float">
            <text:p>0.599756</text:p>
          </table:table-cell>
          <table:table-cell office:value-type="float" office:value="0.591241" calcext:value-type="float">
            <text:p>0.591241</text:p>
          </table:table-cell>
          <table:table-cell office:value-type="float" office:value="0.583053" calcext:value-type="float">
            <text:p>0.583053</text:p>
          </table:table-cell>
          <table:table-cell office:value-type="float" office:value="0.575405" calcext:value-type="float">
            <text:p>0.575405</text:p>
          </table:table-cell>
          <table:table-cell office:value-type="float" office:value="0.568487" calcext:value-type="float">
            <text:p>0.568487</text:p>
          </table:table-cell>
          <table:table-cell office:value-type="float" office:value="0.562461" calcext:value-type="float">
            <text:p>0.562461</text:p>
          </table:table-cell>
          <table:table-cell office:value-type="float" office:value="0.557451" calcext:value-type="float">
            <text:p>0.557451</text:p>
          </table:table-cell>
          <table:table-cell office:value-type="float" office:value="0.553546" calcext:value-type="float">
            <text:p>0.553546</text:p>
          </table:table-cell>
          <table:table-cell office:value-type="float" office:value="0.550788" calcext:value-type="float">
            <text:p>0.550788</text:p>
          </table:table-cell>
          <table:table-cell office:value-type="float" office:value="0.549177" calcext:value-type="float">
            <text:p>0.549177</text:p>
          </table:table-cell>
          <table:table-cell office:value-type="float" office:value="0.548668" calcext:value-type="float">
            <text:p>0.548668</text:p>
          </table:table-cell>
        </table:table-row>
        <table:table-row table:style-name="ro1">
          <table:table-cell office:value-type="float" office:value="1.50701" calcext:value-type="float">
            <text:p>1.50701</text:p>
          </table:table-cell>
          <table:table-cell office:value-type="float" office:value="0.653973" calcext:value-type="float">
            <text:p>0.653973</text:p>
          </table:table-cell>
          <table:table-cell office:value-type="float" office:value="0.653284" calcext:value-type="float">
            <text:p>0.653284</text:p>
          </table:table-cell>
          <table:table-cell office:value-type="float" office:value="0.65123" calcext:value-type="float">
            <text:p>0.65123</text:p>
          </table:table-cell>
          <table:table-cell office:value-type="float" office:value="0.647867" calcext:value-type="float">
            <text:p>0.647867</text:p>
          </table:table-cell>
          <table:table-cell office:value-type="float" office:value="0.643286" calcext:value-type="float">
            <text:p>0.643286</text:p>
          </table:table-cell>
          <table:table-cell office:value-type="float" office:value="0.63761" calcext:value-type="float">
            <text:p>0.63761</text:p>
          </table:table-cell>
          <table:table-cell office:value-type="float" office:value="0.630992" calcext:value-type="float">
            <text:p>0.630992</text:p>
          </table:table-cell>
          <table:table-cell office:value-type="float" office:value="0.623612" calcext:value-type="float">
            <text:p>0.623612</text:p>
          </table:table-cell>
          <table:table-cell office:value-type="float" office:value="0.61567" calcext:value-type="float">
            <text:p>0.61567</text:p>
          </table:table-cell>
          <table:table-cell office:value-type="float" office:value="0.60738" calcext:value-type="float">
            <text:p>0.60738</text:p>
          </table:table-cell>
          <table:table-cell office:value-type="float" office:value="0.598967" calcext:value-type="float">
            <text:p>0.598967</text:p>
          </table:table-cell>
          <table:table-cell office:value-type="float" office:value="0.590658" calcext:value-type="float">
            <text:p>0.590658</text:p>
          </table:table-cell>
          <table:table-cell office:value-type="float" office:value="0.582672" calcext:value-type="float">
            <text:p>0.582672</text:p>
          </table:table-cell>
          <table:table-cell office:value-type="float" office:value="0.575215" calcext:value-type="float">
            <text:p>0.575215</text:p>
          </table:table-cell>
          <table:table-cell office:value-type="float" office:value="0.568472" calcext:value-type="float">
            <text:p>0.568472</text:p>
          </table:table-cell>
          <table:table-cell office:value-type="float" office:value="0.562599" calcext:value-type="float">
            <text:p>0.562599</text:p>
          </table:table-cell>
          <table:table-cell office:value-type="float" office:value="0.55772" calcext:value-type="float">
            <text:p>0.55772</text:p>
          </table:table-cell>
          <table:table-cell office:value-type="float" office:value="0.553916" calcext:value-type="float">
            <text:p>0.553916</text:p>
          </table:table-cell>
          <table:table-cell office:value-type="float" office:value="0.551231" calcext:value-type="float">
            <text:p>0.551231</text:p>
          </table:table-cell>
          <table:table-cell office:value-type="float" office:value="0.549662" calcext:value-type="float">
            <text:p>0.549662</text:p>
          </table:table-cell>
          <table:table-cell office:value-type="float" office:value="0.549166" calcext:value-type="float">
            <text:p>0.549166</text:p>
          </table:table-cell>
        </table:table-row>
        <table:table-row table:style-name="ro1">
          <table:table-cell office:value-type="float" office:value="1.52133" calcext:value-type="float">
            <text:p>1.52133</text:p>
          </table:table-cell>
          <table:table-cell office:value-type="float" office:value="0.651632" calcext:value-type="float">
            <text:p>0.651632</text:p>
          </table:table-cell>
          <table:table-cell office:value-type="float" office:value="0.650961" calcext:value-type="float">
            <text:p>0.650961</text:p>
          </table:table-cell>
          <table:table-cell office:value-type="float" office:value="0.648958" calcext:value-type="float">
            <text:p>0.648958</text:p>
          </table:table-cell>
          <table:table-cell office:value-type="float" office:value="0.645681" calcext:value-type="float">
            <text:p>0.645681</text:p>
          </table:table-cell>
          <table:table-cell office:value-type="float" office:value="0.641217" calcext:value-type="float">
            <text:p>0.641217</text:p>
          </table:table-cell>
          <table:table-cell office:value-type="float" office:value="0.635688" calcext:value-type="float">
            <text:p>0.635688</text:p>
          </table:table-cell>
          <table:table-cell office:value-type="float" office:value="0.629243" calcext:value-type="float">
            <text:p>0.629243</text:p>
          </table:table-cell>
          <table:table-cell office:value-type="float" office:value="0.622058" calcext:value-type="float">
            <text:p>0.622058</text:p>
          </table:table-cell>
          <table:table-cell office:value-type="float" office:value="0.614328" calcext:value-type="float">
            <text:p>0.614328</text:p>
          </table:table-cell>
          <table:table-cell office:value-type="float" office:value="0.606263" calcext:value-type="float">
            <text:p>0.606263</text:p>
          </table:table-cell>
          <table:table-cell office:value-type="float" office:value="0.598082" calcext:value-type="float">
            <text:p>0.598082</text:p>
          </table:table-cell>
          <table:table-cell office:value-type="float" office:value="0.590005" calcext:value-type="float">
            <text:p>0.590005</text:p>
          </table:table-cell>
          <table:table-cell office:value-type="float" office:value="0.582245" calcext:value-type="float">
            <text:p>0.582245</text:p>
          </table:table-cell>
          <table:table-cell office:value-type="float" office:value="0.575002" calcext:value-type="float">
            <text:p>0.575002</text:p>
          </table:table-cell>
          <table:table-cell office:value-type="float" office:value="0.568455" calcext:value-type="float">
            <text:p>0.568455</text:p>
          </table:table-cell>
          <table:table-cell office:value-type="float" office:value="0.562755" calcext:value-type="float">
            <text:p>0.562755</text:p>
          </table:table-cell>
          <table:table-cell office:value-type="float" office:value="0.558021" calcext:value-type="float">
            <text:p>0.558021</text:p>
          </table:table-cell>
          <table:table-cell office:value-type="float" office:value="0.554332" calcext:value-type="float">
            <text:p>0.554332</text:p>
          </table:table-cell>
          <table:table-cell office:value-type="float" office:value="0.551727" calcext:value-type="float">
            <text:p>0.551727</text:p>
          </table:table-cell>
          <table:table-cell office:value-type="float" office:value="0.550206" calcext:value-type="float">
            <text:p>0.550206</text:p>
          </table:table-cell>
          <table:table-cell office:value-type="float" office:value="0.549725" calcext:value-type="float">
            <text:p>0.549725</text:p>
          </table:table-cell>
        </table:table-row>
        <table:table-row table:style-name="ro1">
          <table:table-cell office:value-type="float" office:value="1.53713" calcext:value-type="float">
            <text:p>1.53713</text:p>
          </table:table-cell>
          <table:table-cell office:value-type="float" office:value="0.649117" calcext:value-type="float">
            <text:p>0.649117</text:p>
          </table:table-cell>
          <table:table-cell office:value-type="float" office:value="0.648465" calcext:value-type="float">
            <text:p>0.648465</text:p>
          </table:table-cell>
          <table:table-cell office:value-type="float" office:value="0.646519" calcext:value-type="float">
            <text:p>0.646519</text:p>
          </table:table-cell>
          <table:table-cell office:value-type="float" office:value="0.643335" calcext:value-type="float">
            <text:p>0.643335</text:p>
          </table:table-cell>
          <table:table-cell office:value-type="float" office:value="0.638998" calcext:value-type="float">
            <text:p>0.638998</text:p>
          </table:table-cell>
          <table:table-cell office:value-type="float" office:value="0.633627" calcext:value-type="float">
            <text:p>0.633627</text:p>
          </table:table-cell>
          <table:table-cell office:value-type="float" office:value="0.627368" calcext:value-type="float">
            <text:p>0.627368</text:p>
          </table:table-cell>
          <table:table-cell office:value-type="float" office:value="0.620393" calcext:value-type="float">
            <text:p>0.620393</text:p>
          </table:table-cell>
          <table:table-cell office:value-type="float" office:value="0.612891" calcext:value-type="float">
            <text:p>0.612891</text:p>
          </table:table-cell>
          <table:table-cell office:value-type="float" office:value="0.605068" calcext:value-type="float">
            <text:p>0.605068</text:p>
          </table:table-cell>
          <table:table-cell office:value-type="float" office:value="0.597136" calcext:value-type="float">
            <text:p>0.597136</text:p>
          </table:table-cell>
          <table:table-cell office:value-type="float" office:value="0.589308" calcext:value-type="float">
            <text:p>0.589308</text:p>
          </table:table-cell>
          <table:table-cell office:value-type="float" office:value="0.58179" calcext:value-type="float">
            <text:p>0.58179</text:p>
          </table:table-cell>
          <table:table-cell office:value-type="float" office:value="0.574776" calcext:value-type="float">
            <text:p>0.574776</text:p>
          </table:table-cell>
          <table:table-cell office:value-type="float" office:value="0.568439" calcext:value-type="float">
            <text:p>0.568439</text:p>
          </table:table-cell>
          <table:table-cell office:value-type="float" office:value="0.562923" calcext:value-type="float">
            <text:p>0.562923</text:p>
          </table:table-cell>
          <table:table-cell office:value-type="float" office:value="0.558344" calcext:value-type="float">
            <text:p>0.558344</text:p>
          </table:table-cell>
          <table:table-cell office:value-type="float" office:value="0.554776" calcext:value-type="float">
            <text:p>0.554776</text:p>
          </table:table-cell>
          <table:table-cell office:value-type="float" office:value="0.552258" calcext:value-type="float">
            <text:p>0.552258</text:p>
          </table:table-cell>
          <table:table-cell office:value-type="float" office:value="0.550787" calcext:value-type="float">
            <text:p>0.550787</text:p>
          </table:table-cell>
          <table:table-cell office:value-type="float" office:value="0.550323" calcext:value-type="float">
            <text:p>0.550323</text:p>
          </table:table-cell>
        </table:table-row>
        <table:table-row table:style-name="ro1">
          <table:table-cell office:value-type="float" office:value="1.54857" calcext:value-type="float">
            <text:p>1.54857</text:p>
          </table:table-cell>
          <table:table-cell office:value-type="float" office:value="0.647343" calcext:value-type="float">
            <text:p>0.647343</text:p>
          </table:table-cell>
          <table:table-cell office:value-type="float" office:value="0.646703" calcext:value-type="float">
            <text:p>0.646703</text:p>
          </table:table-cell>
          <table:table-cell office:value-type="float" office:value="0.644797" calcext:value-type="float">
            <text:p>0.644797</text:p>
          </table:table-cell>
          <table:table-cell office:value-type="float" office:value="0.641678" calcext:value-type="float">
            <text:p>0.641678</text:p>
          </table:table-cell>
          <table:table-cell office:value-type="float" office:value="0.637431" calcext:value-type="float">
            <text:p>0.637431</text:p>
          </table:table-cell>
          <table:table-cell office:value-type="float" office:value="0.632173" calcext:value-type="float">
            <text:p>0.632173</text:p>
          </table:table-cell>
          <table:table-cell office:value-type="float" office:value="0.626046" calcext:value-type="float">
            <text:p>0.626046</text:p>
          </table:table-cell>
          <table:table-cell office:value-type="float" office:value="0.619219" calcext:value-type="float">
            <text:p>0.619219</text:p>
          </table:table-cell>
          <table:table-cell office:value-type="float" office:value="0.61188" calcext:value-type="float">
            <text:p>0.61188</text:p>
          </table:table-cell>
          <table:table-cell office:value-type="float" office:value="0.604227" calcext:value-type="float">
            <text:p>0.604227</text:p>
          </table:table-cell>
          <table:table-cell office:value-type="float" office:value="0.596471" calcext:value-type="float">
            <text:p>0.596471</text:p>
          </table:table-cell>
          <table:table-cell office:value-type="float" office:value="0.588818" calcext:value-type="float">
            <text:p>0.588818</text:p>
          </table:table-cell>
          <table:table-cell office:value-type="float" office:value="0.581471" calcext:value-type="float">
            <text:p>0.581471</text:p>
          </table:table-cell>
          <table:table-cell office:value-type="float" office:value="0.574618" calcext:value-type="float">
            <text:p>0.574618</text:p>
          </table:table-cell>
          <table:table-cell office:value-type="float" office:value="0.568428" calcext:value-type="float">
            <text:p>0.568428</text:p>
          </table:table-cell>
          <table:table-cell office:value-type="float" office:value="0.563042" calcext:value-type="float">
            <text:p>0.563042</text:p>
          </table:table-cell>
          <table:table-cell office:value-type="float" office:value="0.558571" calcext:value-type="float">
            <text:p>0.558571</text:p>
          </table:table-cell>
          <table:table-cell office:value-type="float" office:value="0.555089" calcext:value-type="float">
            <text:p>0.555089</text:p>
          </table:table-cell>
          <table:table-cell office:value-type="float" office:value="0.552631" calcext:value-type="float">
            <text:p>0.552631</text:p>
          </table:table-cell>
          <table:table-cell office:value-type="float" office:value="0.551196" calcext:value-type="float">
            <text:p>0.551196</text:p>
          </table:table-cell>
          <table:table-cell office:value-type="float" office:value="0.550743" calcext:value-type="float">
            <text:p>0.550743</text:p>
          </table:table-cell>
        </table:table-row>
        <table:table-row table:style-name="ro1">
          <table:table-cell office:value-type="float" office:value="1.56174" calcext:value-type="float">
            <text:p>1.56174</text:p>
          </table:table-cell>
          <table:table-cell office:value-type="float" office:value="0.645344" calcext:value-type="float">
            <text:p>0.645344</text:p>
          </table:table-cell>
          <table:table-cell office:value-type="float" office:value="0.644719" calcext:value-type="float">
            <text:p>0.644719</text:p>
          </table:table-cell>
          <table:table-cell office:value-type="float" office:value="0.642858" calcext:value-type="float">
            <text:p>0.642858</text:p>
          </table:table-cell>
          <table:table-cell office:value-type="float" office:value="0.639813" calcext:value-type="float">
            <text:p>0.639813</text:p>
          </table:table-cell>
          <table:table-cell office:value-type="float" office:value="0.635668" calcext:value-type="float">
            <text:p>0.635668</text:p>
          </table:table-cell>
          <table:table-cell office:value-type="float" office:value="0.630536" calcext:value-type="float">
            <text:p>0.630536</text:p>
          </table:table-cell>
          <table:table-cell office:value-type="float" office:value="0.624559" calcext:value-type="float">
            <text:p>0.624559</text:p>
          </table:table-cell>
          <table:table-cell office:value-type="float" office:value="0.6179" calcext:value-type="float">
            <text:p>0.6179</text:p>
          </table:table-cell>
          <table:table-cell office:value-type="float" office:value="0.610743" calcext:value-type="float">
            <text:p>0.610743</text:p>
          </table:table-cell>
          <table:table-cell office:value-type="float" office:value="0.603283" calcext:value-type="float">
            <text:p>0.603283</text:p>
          </table:table-cell>
          <table:table-cell office:value-type="float" office:value="0.595724" calcext:value-type="float">
            <text:p>0.595724</text:p>
          </table:table-cell>
          <table:table-cell office:value-type="float" office:value="0.588268" calcext:value-type="float">
            <text:p>0.588268</text:p>
          </table:table-cell>
          <table:table-cell office:value-type="float" office:value="0.581113" calcext:value-type="float">
            <text:p>0.581113</text:p>
          </table:table-cell>
          <table:table-cell office:value-type="float" office:value="0.574441" calcext:value-type="float">
            <text:p>0.574441</text:p>
          </table:table-cell>
          <table:table-cell office:value-type="float" office:value="0.568417" calcext:value-type="float">
            <text:p>0.568417</text:p>
          </table:table-cell>
          <table:table-cell office:value-type="float" office:value="0.563176" calcext:value-type="float">
            <text:p>0.563176</text:p>
          </table:table-cell>
          <table:table-cell office:value-type="float" office:value="0.558827" calcext:value-type="float">
            <text:p>0.558827</text:p>
          </table:table-cell>
          <table:table-cell office:value-type="float" office:value="0.55544" calcext:value-type="float">
            <text:p>0.55544</text:p>
          </table:table-cell>
          <table:table-cell office:value-type="float" office:value="0.55305" calcext:value-type="float">
            <text:p>0.55305</text:p>
          </table:table-cell>
          <table:table-cell office:value-type="float" office:value="0.551654" calcext:value-type="float">
            <text:p>0.551654</text:p>
          </table:table-cell>
          <table:table-cell office:value-type="float" office:value="0.551214" calcext:value-type="float">
            <text:p>0.551214</text:p>
          </table:table-cell>
        </table:table-row>
        <table:table-row table:style-name="ro1">
          <table:table-cell office:value-type="float" office:value="1.57758" calcext:value-type="float">
            <text:p>1.57758</text:p>
          </table:table-cell>
          <table:table-cell office:value-type="float" office:value="0.643001" calcext:value-type="float">
            <text:p>0.643001</text:p>
          </table:table-cell>
          <table:table-cell office:value-type="float" office:value="0.642395" calcext:value-type="float">
            <text:p>0.642395</text:p>
          </table:table-cell>
          <table:table-cell office:value-type="float" office:value="0.640587" calcext:value-type="float">
            <text:p>0.640587</text:p>
          </table:table-cell>
          <table:table-cell office:value-type="float" office:value="0.63763" calcext:value-type="float">
            <text:p>0.63763</text:p>
          </table:table-cell>
          <table:table-cell office:value-type="float" office:value="0.633604" calcext:value-type="float">
            <text:p>0.633604</text:p>
          </table:table-cell>
          <table:table-cell office:value-type="float" office:value="0.628622" calcext:value-type="float">
            <text:p>0.628622</text:p>
          </table:table-cell>
          <table:table-cell office:value-type="float" office:value="0.622819" calcext:value-type="float">
            <text:p>0.622819</text:p>
          </table:table-cell>
          <table:table-cell office:value-type="float" office:value="0.616358" calcext:value-type="float">
            <text:p>0.616358</text:p>
          </table:table-cell>
          <table:table-cell office:value-type="float" office:value="0.609415" calcext:value-type="float">
            <text:p>0.609415</text:p>
          </table:table-cell>
          <table:table-cell office:value-type="float" office:value="0.602181" calcext:value-type="float">
            <text:p>0.602181</text:p>
          </table:table-cell>
          <table:table-cell office:value-type="float" office:value="0.594853" calcext:value-type="float">
            <text:p>0.594853</text:p>
          </table:table-cell>
          <table:table-cell office:value-type="float" office:value="0.587628" calcext:value-type="float">
            <text:p>0.587628</text:p>
          </table:table-cell>
          <table:table-cell office:value-type="float" office:value="0.580697" calcext:value-type="float">
            <text:p>0.580697</text:p>
          </table:table-cell>
          <table:table-cell office:value-type="float" office:value="0.574236" calcext:value-type="float">
            <text:p>0.574236</text:p>
          </table:table-cell>
          <table:table-cell office:value-type="float" office:value="0.568405" calcext:value-type="float">
            <text:p>0.568405</text:p>
          </table:table-cell>
          <table:table-cell office:value-type="float" office:value="0.563334" calcext:value-type="float">
            <text:p>0.563334</text:p>
          </table:table-cell>
          <table:table-cell office:value-type="float" office:value="0.559126" calcext:value-type="float">
            <text:p>0.559126</text:p>
          </table:table-cell>
          <table:table-cell office:value-type="float" office:value="0.55585" calcext:value-type="float">
            <text:p>0.55585</text:p>
          </table:table-cell>
          <table:table-cell office:value-type="float" office:value="0.553539" calcext:value-type="float">
            <text:p>0.553539</text:p>
          </table:table-cell>
          <table:table-cell office:value-type="float" office:value="0.552189" calcext:value-type="float">
            <text:p>0.552189</text:p>
          </table:table-cell>
          <table:table-cell office:value-type="float" office:value="0.551763" calcext:value-type="float">
            <text:p>0.551763</text:p>
          </table:table-cell>
        </table:table-row>
        <table:table-row table:style-name="ro1">
          <table:table-cell office:value-type="float" office:value="1.59076" calcext:value-type="float">
            <text:p>1.59076</text:p>
          </table:table-cell>
          <table:table-cell office:value-type="float" office:value="0.641104" calcext:value-type="float">
            <text:p>0.641104</text:p>
          </table:table-cell>
          <table:table-cell office:value-type="float" office:value="0.640512" calcext:value-type="float">
            <text:p>0.640512</text:p>
          </table:table-cell>
          <table:table-cell office:value-type="float" office:value="0.638748" calcext:value-type="float">
            <text:p>0.638748</text:p>
          </table:table-cell>
          <table:table-cell office:value-type="float" office:value="0.635861" calcext:value-type="float">
            <text:p>0.635861</text:p>
          </table:table-cell>
          <table:table-cell office:value-type="float" office:value="0.631933" calcext:value-type="float">
            <text:p>0.631933</text:p>
          </table:table-cell>
          <table:table-cell office:value-type="float" office:value="0.627072" calcext:value-type="float">
            <text:p>0.627072</text:p>
          </table:table-cell>
          <table:table-cell office:value-type="float" office:value="0.621412" calcext:value-type="float">
            <text:p>0.621412</text:p>
          </table:table-cell>
          <table:table-cell office:value-type="float" office:value="0.615111" calcext:value-type="float">
            <text:p>0.615111</text:p>
          </table:table-cell>
          <table:table-cell office:value-type="float" office:value="0.608341" calcext:value-type="float">
            <text:p>0.608341</text:p>
          </table:table-cell>
          <table:table-cell office:value-type="float" office:value="0.60129" calcext:value-type="float">
            <text:p>0.60129</text:p>
          </table:table-cell>
          <table:table-cell office:value-type="float" office:value="0.59415" calcext:value-type="float">
            <text:p>0.59415</text:p>
          </table:table-cell>
          <table:table-cell office:value-type="float" office:value="0.587112" calcext:value-type="float">
            <text:p>0.587112</text:p>
          </table:table-cell>
          <table:table-cell office:value-type="float" office:value="0.580362" calcext:value-type="float">
            <text:p>0.580362</text:p>
          </table:table-cell>
          <table:table-cell office:value-type="float" office:value="0.574072" calcext:value-type="float">
            <text:p>0.574072</text:p>
          </table:table-cell>
          <table:table-cell office:value-type="float" office:value="0.568396" calcext:value-type="float">
            <text:p>0.568396</text:p>
          </table:table-cell>
          <table:table-cell office:value-type="float" office:value="0.563461" calcext:value-type="float">
            <text:p>0.563461</text:p>
          </table:table-cell>
          <table:table-cell office:value-type="float" office:value="0.559367" calcext:value-type="float">
            <text:p>0.559367</text:p>
          </table:table-cell>
          <table:table-cell office:value-type="float" office:value="0.556181" calcext:value-type="float">
            <text:p>0.556181</text:p>
          </table:table-cell>
          <table:table-cell office:value-type="float" office:value="0.553933" calcext:value-type="float">
            <text:p>0.553933</text:p>
          </table:table-cell>
          <table:table-cell office:value-type="float" office:value="0.55262" calcext:value-type="float">
            <text:p>0.55262</text:p>
          </table:table-cell>
          <table:table-cell office:value-type="float" office:value="0.552206" calcext:value-type="float">
            <text:p>0.552206</text:p>
          </table:table-cell>
        </table:table-row>
        <table:table-row table:style-name="ro1">
          <table:table-cell office:value-type="float" office:value="1.6048" calcext:value-type="float">
            <text:p>1.6048</text:p>
          </table:table-cell>
          <table:table-cell office:value-type="float" office:value="0.639132" calcext:value-type="float">
            <text:p>0.639132</text:p>
          </table:table-cell>
          <table:table-cell office:value-type="float" office:value="0.638555" calcext:value-type="float">
            <text:p>0.638555</text:p>
          </table:table-cell>
          <table:table-cell office:value-type="float" office:value="0.636836" calcext:value-type="float">
            <text:p>0.636836</text:p>
          </table:table-cell>
          <table:table-cell office:value-type="float" office:value="0.634024" calcext:value-type="float">
            <text:p>0.634024</text:p>
          </table:table-cell>
          <table:table-cell office:value-type="float" office:value="0.630198" calcext:value-type="float">
            <text:p>0.630198</text:p>
          </table:table-cell>
          <table:table-cell office:value-type="float" office:value="0.625463" calcext:value-type="float">
            <text:p>0.625463</text:p>
          </table:table-cell>
          <table:table-cell office:value-type="float" office:value="0.619952" calcext:value-type="float">
            <text:p>0.619952</text:p>
          </table:table-cell>
          <table:table-cell office:value-type="float" office:value="0.613817" calcext:value-type="float">
            <text:p>0.613817</text:p>
          </table:table-cell>
          <table:table-cell office:value-type="float" office:value="0.607229" calcext:value-type="float">
            <text:p>0.607229</text:p>
          </table:table-cell>
          <table:table-cell office:value-type="float" office:value="0.600368" calcext:value-type="float">
            <text:p>0.600368</text:p>
          </table:table-cell>
          <table:table-cell office:value-type="float" office:value="0.593422" calcext:value-type="float">
            <text:p>0.593422</text:p>
          </table:table-cell>
          <table:table-cell office:value-type="float" office:value="0.586578" calcext:value-type="float">
            <text:p>0.586578</text:p>
          </table:table-cell>
          <table:table-cell office:value-type="float" office:value="0.580015" calcext:value-type="float">
            <text:p>0.580015</text:p>
          </table:table-cell>
          <table:table-cell office:value-type="float" office:value="0.573902" calcext:value-type="float">
            <text:p>0.573902</text:p>
          </table:table-cell>
          <table:table-cell office:value-type="float" office:value="0.568387" calcext:value-type="float">
            <text:p>0.568387</text:p>
          </table:table-cell>
          <table:table-cell office:value-type="float" office:value="0.563593" calcext:value-type="float">
            <text:p>0.563593</text:p>
          </table:table-cell>
          <table:table-cell office:value-type="float" office:value="0.559618" calcext:value-type="float">
            <text:p>0.559618</text:p>
          </table:table-cell>
          <table:table-cell office:value-type="float" office:value="0.556523" calcext:value-type="float">
            <text:p>0.556523</text:p>
          </table:table-cell>
          <table:table-cell office:value-type="float" office:value="0.554341" calcext:value-type="float">
            <text:p>0.554341</text:p>
          </table:table-cell>
          <table:table-cell office:value-type="float" office:value="0.553067" calcext:value-type="float">
            <text:p>0.553067</text:p>
          </table:table-cell>
          <table:table-cell office:value-type="float" office:value="0.552665" calcext:value-type="float">
            <text:p>0.552665</text:p>
          </table:table-cell>
        </table:table-row>
        <table:table-row table:style-name="ro1">
          <table:table-cell office:value-type="float" office:value="1.61945" calcext:value-type="float">
            <text:p>1.61945</text:p>
          </table:table-cell>
          <table:table-cell office:value-type="float" office:value="0.637128" calcext:value-type="float">
            <text:p>0.637128</text:p>
          </table:table-cell>
          <table:table-cell office:value-type="float" office:value="0.636568" calcext:value-type="float">
            <text:p>0.636568</text:p>
          </table:table-cell>
          <table:table-cell office:value-type="float" office:value="0.634895" calcext:value-type="float">
            <text:p>0.634895</text:p>
          </table:table-cell>
          <table:table-cell office:value-type="float" office:value="0.632159" calcext:value-type="float">
            <text:p>0.632159</text:p>
          </table:table-cell>
          <table:table-cell office:value-type="float" office:value="0.628436" calcext:value-type="float">
            <text:p>0.628436</text:p>
          </table:table-cell>
          <table:table-cell office:value-type="float" office:value="0.62383" calcext:value-type="float">
            <text:p>0.62383</text:p>
          </table:table-cell>
          <table:table-cell office:value-type="float" office:value="0.61847" calcext:value-type="float">
            <text:p>0.61847</text:p>
          </table:table-cell>
          <table:table-cell office:value-type="float" office:value="0.612505" calcext:value-type="float">
            <text:p>0.612505</text:p>
          </table:table-cell>
          <table:table-cell office:value-type="float" office:value="0.6061" calcext:value-type="float">
            <text:p>0.6061</text:p>
          </table:table-cell>
          <table:table-cell office:value-type="float" office:value="0.599433" calcext:value-type="float">
            <text:p>0.599433</text:p>
          </table:table-cell>
          <table:table-cell office:value-type="float" office:value="0.592685" calcext:value-type="float">
            <text:p>0.592685</text:p>
          </table:table-cell>
          <table:table-cell office:value-type="float" office:value="0.586037" calcext:value-type="float">
            <text:p>0.586037</text:p>
          </table:table-cell>
          <table:table-cell office:value-type="float" office:value="0.579665" calcext:value-type="float">
            <text:p>0.579665</text:p>
          </table:table-cell>
          <table:table-cell office:value-type="float" office:value="0.573731" calcext:value-type="float">
            <text:p>0.573731</text:p>
          </table:table-cell>
          <table:table-cell office:value-type="float" office:value="0.568379" calcext:value-type="float">
            <text:p>0.568379</text:p>
          </table:table-cell>
          <table:table-cell office:value-type="float" office:value="0.563728" calcext:value-type="float">
            <text:p>0.563728</text:p>
          </table:table-cell>
          <table:table-cell office:value-type="float" office:value="0.559872" calcext:value-type="float">
            <text:p>0.559872</text:p>
          </table:table-cell>
          <table:table-cell office:value-type="float" office:value="0.556871" calcext:value-type="float">
            <text:p>0.556871</text:p>
          </table:table-cell>
          <table:table-cell office:value-type="float" office:value="0.554755" calcext:value-type="float">
            <text:p>0.554755</text:p>
          </table:table-cell>
          <table:table-cell office:value-type="float" office:value="0.553519" calcext:value-type="float">
            <text:p>0.553519</text:p>
          </table:table-cell>
          <table:table-cell office:value-type="float" office:value="0.553129" calcext:value-type="float">
            <text:p>0.553129</text:p>
          </table:table-cell>
        </table:table-row>
        <table:table-row table:style-name="ro1">
          <table:table-cell office:value-type="float" office:value="1.6326" calcext:value-type="float">
            <text:p>1.6326</text:p>
          </table:table-cell>
          <table:table-cell office:value-type="float" office:value="0.635376" calcext:value-type="float">
            <text:p>0.635376</text:p>
          </table:table-cell>
          <table:table-cell office:value-type="float" office:value="0.634829" calcext:value-type="float">
            <text:p>0.634829</text:p>
          </table:table-cell>
          <table:table-cell office:value-type="float" office:value="0.633197" calcext:value-type="float">
            <text:p>0.633197</text:p>
          </table:table-cell>
          <table:table-cell office:value-type="float" office:value="0.630527" calcext:value-type="float">
            <text:p>0.630527</text:p>
          </table:table-cell>
          <table:table-cell office:value-type="float" office:value="0.626896" calcext:value-type="float">
            <text:p>0.626896</text:p>
          </table:table-cell>
          <table:table-cell office:value-type="float" office:value="0.622403" calcext:value-type="float">
            <text:p>0.622403</text:p>
          </table:table-cell>
          <table:table-cell office:value-type="float" office:value="0.617176" calcext:value-type="float">
            <text:p>0.617176</text:p>
          </table:table-cell>
          <table:table-cell office:value-type="float" office:value="0.611359" calcext:value-type="float">
            <text:p>0.611359</text:p>
          </table:table-cell>
          <table:table-cell office:value-type="float" office:value="0.605116" calcext:value-type="float">
            <text:p>0.605116</text:p>
          </table:table-cell>
          <table:table-cell office:value-type="float" office:value="0.598617" calcext:value-type="float">
            <text:p>0.598617</text:p>
          </table:table-cell>
          <table:table-cell office:value-type="float" office:value="0.592042" calcext:value-type="float">
            <text:p>0.592042</text:p>
          </table:table-cell>
          <table:table-cell office:value-type="float" office:value="0.585566" calcext:value-type="float">
            <text:p>0.585566</text:p>
          </table:table-cell>
          <table:table-cell office:value-type="float" office:value="0.579361" calcext:value-type="float">
            <text:p>0.579361</text:p>
          </table:table-cell>
          <table:table-cell office:value-type="float" office:value="0.573583" calcext:value-type="float">
            <text:p>0.573583</text:p>
          </table:table-cell>
          <table:table-cell office:value-type="float" office:value="0.568373" calcext:value-type="float">
            <text:p>0.568373</text:p>
          </table:table-cell>
          <table:table-cell office:value-type="float" office:value="0.563846" calcext:value-type="float">
            <text:p>0.563846</text:p>
          </table:table-cell>
          <table:table-cell office:value-type="float" office:value="0.560093" calcext:value-type="float">
            <text:p>0.560093</text:p>
          </table:table-cell>
          <table:table-cell office:value-type="float" office:value="0.557174" calcext:value-type="float">
            <text:p>0.557174</text:p>
          </table:table-cell>
          <table:table-cell office:value-type="float" office:value="0.555115" calcext:value-type="float">
            <text:p>0.555115</text:p>
          </table:table-cell>
          <table:table-cell office:value-type="float" office:value="0.553913" calcext:value-type="float">
            <text:p>0.553913</text:p>
          </table:table-cell>
          <table:table-cell office:value-type="float" office:value="0.553534" calcext:value-type="float">
            <text:p>0.553534</text:p>
          </table:table-cell>
        </table:table-row>
        <table:table-row table:style-name="ro1">
          <table:table-cell office:value-type="float" office:value="1.64575" calcext:value-type="float">
            <text:p>1.64575</text:p>
          </table:table-cell>
          <table:table-cell office:value-type="float" office:value="0.633667" calcext:value-type="float">
            <text:p>0.633667</text:p>
          </table:table-cell>
          <table:table-cell office:value-type="float" office:value="0.633133" calcext:value-type="float">
            <text:p>0.633133</text:p>
          </table:table-cell>
          <table:table-cell office:value-type="float" office:value="0.63154" calcext:value-type="float">
            <text:p>0.63154</text:p>
          </table:table-cell>
          <table:table-cell office:value-type="float" office:value="0.628936" calcext:value-type="float">
            <text:p>0.628936</text:p>
          </table:table-cell>
          <table:table-cell office:value-type="float" office:value="0.625393" calcext:value-type="float">
            <text:p>0.625393</text:p>
          </table:table-cell>
          <table:table-cell office:value-type="float" office:value="0.621011" calcext:value-type="float">
            <text:p>0.621011</text:p>
          </table:table-cell>
          <table:table-cell office:value-type="float" office:value="0.615914" calcext:value-type="float">
            <text:p>0.615914</text:p>
          </table:table-cell>
          <table:table-cell office:value-type="float" office:value="0.610243" calcext:value-type="float">
            <text:p>0.610243</text:p>
          </table:table-cell>
          <table:table-cell office:value-type="float" office:value="0.604156" calcext:value-type="float">
            <text:p>0.604156</text:p>
          </table:table-cell>
          <table:table-cell office:value-type="float" office:value="0.597823" calcext:value-type="float">
            <text:p>0.597823</text:p>
          </table:table-cell>
          <table:table-cell office:value-type="float" office:value="0.591416" calcext:value-type="float">
            <text:p>0.591416</text:p>
          </table:table-cell>
          <table:table-cell office:value-type="float" office:value="0.585108" calcext:value-type="float">
            <text:p>0.585108</text:p>
          </table:table-cell>
          <table:table-cell office:value-type="float" office:value="0.579065" calcext:value-type="float">
            <text:p>0.579065</text:p>
          </table:table-cell>
          <table:table-cell office:value-type="float" office:value="0.573439" calcext:value-type="float">
            <text:p>0.573439</text:p>
          </table:table-cell>
          <table:table-cell office:value-type="float" office:value="0.568367" calcext:value-type="float">
            <text:p>0.568367</text:p>
          </table:table-cell>
          <table:table-cell office:value-type="float" office:value="0.563961" calcext:value-type="float">
            <text:p>0.563961</text:p>
          </table:table-cell>
          <table:table-cell office:value-type="float" office:value="0.560309" calcext:value-type="float">
            <text:p>0.560309</text:p>
          </table:table-cell>
          <table:table-cell office:value-type="float" office:value="0.557469" calcext:value-type="float">
            <text:p>0.557469</text:p>
          </table:table-cell>
          <table:table-cell office:value-type="float" office:value="0.555466" calcext:value-type="float">
            <text:p>0.555466</text:p>
          </table:table-cell>
          <table:table-cell office:value-type="float" office:value="0.554297" calcext:value-type="float">
            <text:p>0.554297</text:p>
          </table:table-cell>
          <table:table-cell office:value-type="float" office:value="0.553928" calcext:value-type="float">
            <text:p>0.553928</text:p>
          </table:table-cell>
        </table:table-row>
        <table:table-row table:style-name="ro1">
          <table:table-cell office:value-type="float" office:value="1.65993" calcext:value-type="float">
            <text:p>1.65993</text:p>
          </table:table-cell>
          <table:table-cell office:value-type="float" office:value="0.631871" calcext:value-type="float">
            <text:p>0.631871</text:p>
          </table:table-cell>
          <table:table-cell office:value-type="float" office:value="0.631351" calcext:value-type="float">
            <text:p>0.631351</text:p>
          </table:table-cell>
          <table:table-cell office:value-type="float" office:value="0.6298" calcext:value-type="float">
            <text:p>0.6298</text:p>
          </table:table-cell>
          <table:table-cell office:value-type="float" office:value="0.627265" calcext:value-type="float">
            <text:p>0.627265</text:p>
          </table:table-cell>
          <table:table-cell office:value-type="float" office:value="0.623816" calcext:value-type="float">
            <text:p>0.623816</text:p>
          </table:table-cell>
          <table:table-cell office:value-type="float" office:value="0.619551" calcext:value-type="float">
            <text:p>0.619551</text:p>
          </table:table-cell>
          <table:table-cell office:value-type="float" office:value="0.614589" calcext:value-type="float">
            <text:p>0.614589</text:p>
          </table:table-cell>
          <table:table-cell office:value-type="float" office:value="0.609071" calcext:value-type="float">
            <text:p>0.609071</text:p>
          </table:table-cell>
          <table:table-cell office:value-type="float" office:value="0.603151" calcext:value-type="float">
            <text:p>0.603151</text:p>
          </table:table-cell>
          <table:table-cell office:value-type="float" office:value="0.596991" calcext:value-type="float">
            <text:p>0.596991</text:p>
          </table:table-cell>
          <table:table-cell office:value-type="float" office:value="0.590761" calcext:value-type="float">
            <text:p>0.590761</text:p>
          </table:table-cell>
          <table:table-cell office:value-type="float" office:value="0.584629" calcext:value-type="float">
            <text:p>0.584629</text:p>
          </table:table-cell>
          <table:table-cell office:value-type="float" office:value="0.578755" calcext:value-type="float">
            <text:p>0.578755</text:p>
          </table:table-cell>
          <table:table-cell office:value-type="float" office:value="0.573289" calcext:value-type="float">
            <text:p>0.573289</text:p>
          </table:table-cell>
          <table:table-cell office:value-type="float" office:value="0.568361" calcext:value-type="float">
            <text:p>0.568361</text:p>
          </table:table-cell>
          <table:table-cell office:value-type="float" office:value="0.564082" calcext:value-type="float">
            <text:p>0.564082</text:p>
          </table:table-cell>
          <table:table-cell office:value-type="float" office:value="0.560536" calcext:value-type="float">
            <text:p>0.560536</text:p>
          </table:table-cell>
          <table:table-cell office:value-type="float" office:value="0.557778" calcext:value-type="float">
            <text:p>0.557778</text:p>
          </table:table-cell>
          <table:table-cell office:value-type="float" office:value="0.555833" calcext:value-type="float">
            <text:p>0.555833</text:p>
          </table:table-cell>
          <table:table-cell office:value-type="float" office:value="0.554698" calcext:value-type="float">
            <text:p>0.554698</text:p>
          </table:table-cell>
          <table:table-cell office:value-type="float" office:value="0.55434" calcext:value-type="float">
            <text:p>0.55434</text:p>
          </table:table-cell>
        </table:table-row>
        <table:table-row table:style-name="ro1">
          <table:table-cell office:value-type="float" office:value="1.67472" calcext:value-type="float">
            <text:p>1.67472</text:p>
          </table:table-cell>
          <table:table-cell office:value-type="float" office:value="0.630046" calcext:value-type="float">
            <text:p>0.630046</text:p>
          </table:table-cell>
          <table:table-cell office:value-type="float" office:value="0.629541" calcext:value-type="float">
            <text:p>0.629541</text:p>
          </table:table-cell>
          <table:table-cell office:value-type="float" office:value="0.628033" calcext:value-type="float">
            <text:p>0.628033</text:p>
          </table:table-cell>
          <table:table-cell office:value-type="float" office:value="0.625568" calcext:value-type="float">
            <text:p>0.625568</text:p>
          </table:table-cell>
          <table:table-cell office:value-type="float" office:value="0.622214" calcext:value-type="float">
            <text:p>0.622214</text:p>
          </table:table-cell>
          <table:table-cell office:value-type="float" office:value="0.618068" calcext:value-type="float">
            <text:p>0.618068</text:p>
          </table:table-cell>
          <table:table-cell office:value-type="float" office:value="0.613246" calcext:value-type="float">
            <text:p>0.613246</text:p>
          </table:table-cell>
          <table:table-cell office:value-type="float" office:value="0.607883" calcext:value-type="float">
            <text:p>0.607883</text:p>
          </table:table-cell>
          <table:table-cell office:value-type="float" office:value="0.602131" calcext:value-type="float">
            <text:p>0.602131</text:p>
          </table:table-cell>
          <table:table-cell office:value-type="float" office:value="0.596147" calcext:value-type="float">
            <text:p>0.596147</text:p>
          </table:table-cell>
          <table:table-cell office:value-type="float" office:value="0.590097" calcext:value-type="float">
            <text:p>0.590097</text:p>
          </table:table-cell>
          <table:table-cell office:value-type="float" office:value="0.584144" calcext:value-type="float">
            <text:p>0.584144</text:p>
          </table:table-cell>
          <table:table-cell office:value-type="float" office:value="0.578442" calcext:value-type="float">
            <text:p>0.578442</text:p>
          </table:table-cell>
          <table:table-cell office:value-type="float" office:value="0.573137" calcext:value-type="float">
            <text:p>0.573137</text:p>
          </table:table-cell>
          <table:table-cell office:value-type="float" office:value="0.568356" calcext:value-type="float">
            <text:p>0.568356</text:p>
          </table:table-cell>
          <table:table-cell office:value-type="float" office:value="0.564206" calcext:value-type="float">
            <text:p>0.564206</text:p>
          </table:table-cell>
          <table:table-cell office:value-type="float" office:value="0.560766" calcext:value-type="float">
            <text:p>0.560766</text:p>
          </table:table-cell>
          <table:table-cell office:value-type="float" office:value="0.558091" calcext:value-type="float">
            <text:p>0.558091</text:p>
          </table:table-cell>
          <table:table-cell office:value-type="float" office:value="0.556205" calcext:value-type="float">
            <text:p>0.556205</text:p>
          </table:table-cell>
          <table:table-cell office:value-type="float" office:value="0.555105" calcext:value-type="float">
            <text:p>0.555105</text:p>
          </table:table-cell>
          <table:table-cell office:value-type="float" office:value="0.554758" calcext:value-type="float">
            <text:p>0.554758</text:p>
          </table:table-cell>
        </table:table-row>
        <table:table-row table:style-name="ro1">
          <table:table-cell office:value-type="float" office:value="1.68749" calcext:value-type="float">
            <text:p>1.68749</text:p>
          </table:table-cell>
          <table:table-cell office:value-type="float" office:value="0.628513" calcext:value-type="float">
            <text:p>0.628513</text:p>
          </table:table-cell>
          <table:table-cell office:value-type="float" office:value="0.628019" calcext:value-type="float">
            <text:p>0.628019</text:p>
          </table:table-cell>
          <table:table-cell office:value-type="float" office:value="0.626548" calcext:value-type="float">
            <text:p>0.626548</text:p>
          </table:table-cell>
          <table:table-cell office:value-type="float" office:value="0.624141" calcext:value-type="float">
            <text:p>0.624141</text:p>
          </table:table-cell>
          <table:table-cell office:value-type="float" office:value="0.620869" calcext:value-type="float">
            <text:p>0.620869</text:p>
          </table:table-cell>
          <table:table-cell office:value-type="float" office:value="0.616822" calcext:value-type="float">
            <text:p>0.616822</text:p>
          </table:table-cell>
          <table:table-cell office:value-type="float" office:value="0.612117" calcext:value-type="float">
            <text:p>0.612117</text:p>
          </table:table-cell>
          <table:table-cell office:value-type="float" office:value="0.606886" calcext:value-type="float">
            <text:p>0.606886</text:p>
          </table:table-cell>
          <table:table-cell office:value-type="float" office:value="0.601275" calcext:value-type="float">
            <text:p>0.601275</text:p>
          </table:table-cell>
          <table:table-cell office:value-type="float" office:value="0.59544" calcext:value-type="float">
            <text:p>0.59544</text:p>
          </table:table-cell>
          <table:table-cell office:value-type="float" office:value="0.589541" calcext:value-type="float">
            <text:p>0.589541</text:p>
          </table:table-cell>
          <table:table-cell office:value-type="float" office:value="0.583737" calcext:value-type="float">
            <text:p>0.583737</text:p>
          </table:table-cell>
          <table:table-cell office:value-type="float" office:value="0.57818" calcext:value-type="float">
            <text:p>0.57818</text:p>
          </table:table-cell>
          <table:table-cell office:value-type="float" office:value="0.57301" calcext:value-type="float">
            <text:p>0.57301</text:p>
          </table:table-cell>
          <table:table-cell office:value-type="float" office:value="0.568353" calcext:value-type="float">
            <text:p>0.568353</text:p>
          </table:table-cell>
          <table:table-cell office:value-type="float" office:value="0.564309" calcext:value-type="float">
            <text:p>0.564309</text:p>
          </table:table-cell>
          <table:table-cell office:value-type="float" office:value="0.560959" calcext:value-type="float">
            <text:p>0.560959</text:p>
          </table:table-cell>
          <table:table-cell office:value-type="float" office:value="0.558354" calcext:value-type="float">
            <text:p>0.558354</text:p>
          </table:table-cell>
          <table:table-cell office:value-type="float" office:value="0.556518" calcext:value-type="float">
            <text:p>0.556518</text:p>
          </table:table-cell>
          <table:table-cell office:value-type="float" office:value="0.555446" calcext:value-type="float">
            <text:p>0.555446</text:p>
          </table:table-cell>
          <table:table-cell office:value-type="float" office:value="0.555108" calcext:value-type="float">
            <text:p>0.555108</text:p>
          </table:table-cell>
        </table:table-row>
        <table:table-row table:style-name="ro1">
          <table:table-cell office:value-type="float" office:value="1.7008" calcext:value-type="float">
            <text:p>1.7008</text:p>
          </table:table-cell>
          <table:table-cell office:value-type="float" office:value="0.626953" calcext:value-type="float">
            <text:p>0.626953</text:p>
          </table:table-cell>
          <table:table-cell office:value-type="float" office:value="0.626472" calcext:value-type="float">
            <text:p>0.626472</text:p>
          </table:table-cell>
          <table:table-cell office:value-type="float" office:value="0.625037" calcext:value-type="float">
            <text:p>0.625037</text:p>
          </table:table-cell>
          <table:table-cell office:value-type="float" office:value="0.622691" calcext:value-type="float">
            <text:p>0.622691</text:p>
          </table:table-cell>
          <table:table-cell office:value-type="float" office:value="0.6195" calcext:value-type="float">
            <text:p>0.6195</text:p>
          </table:table-cell>
          <table:table-cell office:value-type="float" office:value="0.615556" calcext:value-type="float">
            <text:p>0.615556</text:p>
          </table:table-cell>
          <table:table-cell office:value-type="float" office:value="0.61097" calcext:value-type="float">
            <text:p>0.61097</text:p>
          </table:table-cell>
          <table:table-cell office:value-type="float" office:value="0.605873" calcext:value-type="float">
            <text:p>0.605873</text:p>
          </table:table-cell>
          <table:table-cell office:value-type="float" office:value="0.600406" calcext:value-type="float">
            <text:p>0.600406</text:p>
          </table:table-cell>
          <table:table-cell office:value-type="float" office:value="0.594721" calcext:value-type="float">
            <text:p>0.594721</text:p>
          </table:table-cell>
          <table:table-cell office:value-type="float" office:value="0.588976" calcext:value-type="float">
            <text:p>0.588976</text:p>
          </table:table-cell>
          <table:table-cell office:value-type="float" office:value="0.583324" calcext:value-type="float">
            <text:p>0.583324</text:p>
          </table:table-cell>
          <table:table-cell office:value-type="float" office:value="0.577914" calcext:value-type="float">
            <text:p>0.577914</text:p>
          </table:table-cell>
          <table:table-cell office:value-type="float" office:value="0.572882" calcext:value-type="float">
            <text:p>0.572882</text:p>
          </table:table-cell>
          <table:table-cell office:value-type="float" office:value="0.568349" calcext:value-type="float">
            <text:p>0.568349</text:p>
          </table:table-cell>
          <table:table-cell office:value-type="float" office:value="0.564414" calcext:value-type="float">
            <text:p>0.564414</text:p>
          </table:table-cell>
          <table:table-cell office:value-type="float" office:value="0.561155" calcext:value-type="float">
            <text:p>0.561155</text:p>
          </table:table-cell>
          <table:table-cell office:value-type="float" office:value="0.55862" calcext:value-type="float">
            <text:p>0.55862</text:p>
          </table:table-cell>
          <table:table-cell office:value-type="float" office:value="0.556834" calcext:value-type="float">
            <text:p>0.556834</text:p>
          </table:table-cell>
          <table:table-cell office:value-type="float" office:value="0.555792" calcext:value-type="float">
            <text:p>0.555792</text:p>
          </table:table-cell>
          <table:table-cell office:value-type="float" office:value="0.555463" calcext:value-type="float">
            <text:p>0.555463</text:p>
          </table:table-cell>
        </table:table-row>
        <table:table-row table:style-name="ro1">
          <table:table-cell office:value-type="float" office:value="1.71527" calcext:value-type="float">
            <text:p>1.71527</text:p>
          </table:table-cell>
          <table:table-cell office:value-type="float" office:value="0.625302" calcext:value-type="float">
            <text:p>0.625302</text:p>
          </table:table-cell>
          <table:table-cell office:value-type="float" office:value="0.624834" calcext:value-type="float">
            <text:p>0.624834</text:p>
          </table:table-cell>
          <table:table-cell office:value-type="float" office:value="0.623438" calcext:value-type="float">
            <text:p>0.623438</text:p>
          </table:table-cell>
          <table:table-cell office:value-type="float" office:value="0.621155" calcext:value-type="float">
            <text:p>0.621155</text:p>
          </table:table-cell>
          <table:table-cell office:value-type="float" office:value="0.618052" calcext:value-type="float">
            <text:p>0.618052</text:p>
          </table:table-cell>
          <table:table-cell office:value-type="float" office:value="0.614216" calcext:value-type="float">
            <text:p>0.614216</text:p>
          </table:table-cell>
          <table:table-cell office:value-type="float" office:value="0.609757" calcext:value-type="float">
            <text:p>0.609757</text:p>
          </table:table-cell>
          <table:table-cell office:value-type="float" office:value="0.604801" calcext:value-type="float">
            <text:p>0.604801</text:p>
          </table:table-cell>
          <table:table-cell office:value-type="float" office:value="0.599487" calcext:value-type="float">
            <text:p>0.599487</text:p>
          </table:table-cell>
          <table:table-cell office:value-type="float" office:value="0.593962" calcext:value-type="float">
            <text:p>0.593962</text:p>
          </table:table-cell>
          <table:table-cell office:value-type="float" office:value="0.58838" calcext:value-type="float">
            <text:p>0.58838</text:p>
          </table:table-cell>
          <table:table-cell office:value-type="float" office:value="0.582889" calcext:value-type="float">
            <text:p>0.582889</text:p>
          </table:table-cell>
          <table:table-cell office:value-type="float" office:value="0.577634" calcext:value-type="float">
            <text:p>0.577634</text:p>
          </table:table-cell>
          <table:table-cell office:value-type="float" office:value="0.572747" calcext:value-type="float">
            <text:p>0.572747</text:p>
          </table:table-cell>
          <table:table-cell office:value-type="float" office:value="0.568346" calcext:value-type="float">
            <text:p>0.568346</text:p>
          </table:table-cell>
          <table:table-cell office:value-type="float" office:value="0.564526" calcext:value-type="float">
            <text:p>0.564526</text:p>
          </table:table-cell>
          <table:table-cell office:value-type="float" office:value="0.561362" calcext:value-type="float">
            <text:p>0.561362</text:p>
          </table:table-cell>
          <table:table-cell office:value-type="float" office:value="0.558902" calcext:value-type="float">
            <text:p>0.558902</text:p>
          </table:table-cell>
          <table:table-cell office:value-type="float" office:value="0.557169" calcext:value-type="float">
            <text:p>0.557169</text:p>
          </table:table-cell>
          <table:table-cell office:value-type="float" office:value="0.556158" calcext:value-type="float">
            <text:p>0.556158</text:p>
          </table:table-cell>
          <table:table-cell office:value-type="float" office:value="0.555838" calcext:value-type="float">
            <text:p>0.555838</text:p>
          </table:table-cell>
        </table:table-row>
        <table:table-row table:style-name="ro1">
          <table:table-cell office:value-type="float" office:value="1.72974" calcext:value-type="float">
            <text:p>1.72974</text:p>
          </table:table-cell>
          <table:table-cell office:value-type="float" office:value="0.623695" calcext:value-type="float">
            <text:p>0.623695</text:p>
          </table:table-cell>
          <table:table-cell office:value-type="float" office:value="0.62324" calcext:value-type="float">
            <text:p>0.62324</text:p>
          </table:table-cell>
          <table:table-cell office:value-type="float" office:value="0.621882" calcext:value-type="float">
            <text:p>0.621882</text:p>
          </table:table-cell>
          <table:table-cell office:value-type="float" office:value="0.619662" calcext:value-type="float">
            <text:p>0.619662</text:p>
          </table:table-cell>
          <table:table-cell office:value-type="float" office:value="0.616644" calcext:value-type="float">
            <text:p>0.616644</text:p>
          </table:table-cell>
          <table:table-cell office:value-type="float" office:value="0.612914" calcext:value-type="float">
            <text:p>0.612914</text:p>
          </table:table-cell>
          <table:table-cell office:value-type="float" office:value="0.608578" calcext:value-type="float">
            <text:p>0.608578</text:p>
          </table:table-cell>
          <table:table-cell office:value-type="float" office:value="0.60376" calcext:value-type="float">
            <text:p>0.60376</text:p>
          </table:table-cell>
          <table:table-cell office:value-type="float" office:value="0.598594" calcext:value-type="float">
            <text:p>0.598594</text:p>
          </table:table-cell>
          <table:table-cell office:value-type="float" office:value="0.593225" calcext:value-type="float">
            <text:p>0.593225</text:p>
          </table:table-cell>
          <table:table-cell office:value-type="float" office:value="0.587801" calcext:value-type="float">
            <text:p>0.587801</text:p>
          </table:table-cell>
          <table:table-cell office:value-type="float" office:value="0.582466" calcext:value-type="float">
            <text:p>0.582466</text:p>
          </table:table-cell>
          <table:table-cell office:value-type="float" office:value="0.577362" calcext:value-type="float">
            <text:p>0.577362</text:p>
          </table:table-cell>
          <table:table-cell office:value-type="float" office:value="0.572617" calcext:value-type="float">
            <text:p>0.572617</text:p>
          </table:table-cell>
          <table:table-cell office:value-type="float" office:value="0.568343" calcext:value-type="float">
            <text:p>0.568343</text:p>
          </table:table-cell>
          <table:table-cell office:value-type="float" office:value="0.564634" calcext:value-type="float">
            <text:p>0.564634</text:p>
          </table:table-cell>
          <table:table-cell office:value-type="float" office:value="0.561563" calcext:value-type="float">
            <text:p>0.561563</text:p>
          </table:table-cell>
          <table:table-cell office:value-type="float" office:value="0.559176" calcext:value-type="float">
            <text:p>0.559176</text:p>
          </table:table-cell>
          <table:table-cell office:value-type="float" office:value="0.557494" calcext:value-type="float">
            <text:p>0.557494</text:p>
          </table:table-cell>
          <table:table-cell office:value-type="float" office:value="0.556512" calcext:value-type="float">
            <text:p>0.556512</text:p>
          </table:table-cell>
          <table:table-cell office:value-type="float" office:value="0.556202" calcext:value-type="float">
            <text:p>0.556202</text:p>
          </table:table-cell>
        </table:table-row>
        <table:table-row table:style-name="ro1">
          <table:table-cell office:value-type="float" office:value="1.74421" calcext:value-type="float">
            <text:p>1.74421</text:p>
          </table:table-cell>
          <table:table-cell office:value-type="float" office:value="0.622132" calcext:value-type="float">
            <text:p>0.622132</text:p>
          </table:table-cell>
          <table:table-cell office:value-type="float" office:value="0.62169" calcext:value-type="float">
            <text:p>0.62169</text:p>
          </table:table-cell>
          <table:table-cell office:value-type="float" office:value="0.620369" calcext:value-type="float">
            <text:p>0.620369</text:p>
          </table:table-cell>
          <table:table-cell office:value-type="float" office:value="0.61821" calcext:value-type="float">
            <text:p>0.61821</text:p>
          </table:table-cell>
          <table:table-cell office:value-type="float" office:value="0.615275" calcext:value-type="float">
            <text:p>0.615275</text:p>
          </table:table-cell>
          <table:table-cell office:value-type="float" office:value="0.611648" calcext:value-type="float">
            <text:p>0.611648</text:p>
          </table:table-cell>
          <table:table-cell office:value-type="float" office:value="0.607432" calcext:value-type="float">
            <text:p>0.607432</text:p>
          </table:table-cell>
          <table:table-cell office:value-type="float" office:value="0.602748" calcext:value-type="float">
            <text:p>0.602748</text:p>
          </table:table-cell>
          <table:table-cell office:value-type="float" office:value="0.597727" calcext:value-type="float">
            <text:p>0.597727</text:p>
          </table:table-cell>
          <table:table-cell office:value-type="float" office:value="0.59251" calcext:value-type="float">
            <text:p>0.59251</text:p>
          </table:table-cell>
          <table:table-cell office:value-type="float" office:value="0.587239" calcext:value-type="float">
            <text:p>0.587239</text:p>
          </table:table-cell>
          <table:table-cell office:value-type="float" office:value="0.582057" calcext:value-type="float">
            <text:p>0.582057</text:p>
          </table:table-cell>
          <table:table-cell office:value-type="float" office:value="0.577099" calcext:value-type="float">
            <text:p>0.577099</text:p>
          </table:table-cell>
          <table:table-cell office:value-type="float" office:value="0.57249" calcext:value-type="float">
            <text:p>0.57249</text:p>
          </table:table-cell>
          <table:table-cell office:value-type="float" office:value="0.56834" calcext:value-type="float">
            <text:p>0.56834</text:p>
          </table:table-cell>
          <table:table-cell office:value-type="float" office:value="0.56474" calcext:value-type="float">
            <text:p>0.56474</text:p>
          </table:table-cell>
          <table:table-cell office:value-type="float" office:value="0.561759" calcext:value-type="float">
            <text:p>0.561759</text:p>
          </table:table-cell>
          <table:table-cell office:value-type="float" office:value="0.559441" calcext:value-type="float">
            <text:p>0.559441</text:p>
          </table:table-cell>
          <table:table-cell office:value-type="float" office:value="0.557809" calcext:value-type="float">
            <text:p>0.557809</text:p>
          </table:table-cell>
          <table:table-cell office:value-type="float" office:value="0.556856" calcext:value-type="float">
            <text:p>0.556856</text:p>
          </table:table-cell>
          <table:table-cell office:value-type="float" office:value="0.556556" calcext:value-type="float">
            <text:p>0.556556</text:p>
          </table:table-cell>
        </table:table-row>
        <table:table-row table:style-name="ro1">
          <table:table-cell office:value-type="float" office:value="1.75621" calcext:value-type="float">
            <text:p>1.75621</text:p>
          </table:table-cell>
          <table:table-cell office:value-type="float" office:value="0.620868" calcext:value-type="float">
            <text:p>0.620868</text:p>
          </table:table-cell>
          <table:table-cell office:value-type="float" office:value="0.620435" calcext:value-type="float">
            <text:p>0.620435</text:p>
          </table:table-cell>
          <table:table-cell office:value-type="float" office:value="0.619145" calcext:value-type="float">
            <text:p>0.619145</text:p>
          </table:table-cell>
          <table:table-cell office:value-type="float" office:value="0.617035" calcext:value-type="float">
            <text:p>0.617035</text:p>
          </table:table-cell>
          <table:table-cell office:value-type="float" office:value="0.614167" calcext:value-type="float">
            <text:p>0.614167</text:p>
          </table:table-cell>
          <table:table-cell office:value-type="float" office:value="0.610624" calcext:value-type="float">
            <text:p>0.610624</text:p>
          </table:table-cell>
          <table:table-cell office:value-type="float" office:value="0.606506" calcext:value-type="float">
            <text:p>0.606506</text:p>
          </table:table-cell>
          <table:table-cell office:value-type="float" office:value="0.60193" calcext:value-type="float">
            <text:p>0.60193</text:p>
          </table:table-cell>
          <table:table-cell office:value-type="float" office:value="0.597026" calcext:value-type="float">
            <text:p>0.597026</text:p>
          </table:table-cell>
          <table:table-cell office:value-type="float" office:value="0.591931" calcext:value-type="float">
            <text:p>0.591931</text:p>
          </table:table-cell>
          <table:table-cell office:value-type="float" office:value="0.586785" calcext:value-type="float">
            <text:p>0.586785</text:p>
          </table:table-cell>
          <table:table-cell office:value-type="float" office:value="0.581726" calcext:value-type="float">
            <text:p>0.581726</text:p>
          </table:table-cell>
          <table:table-cell office:value-type="float" office:value="0.576886" calcext:value-type="float">
            <text:p>0.576886</text:p>
          </table:table-cell>
          <table:table-cell office:value-type="float" office:value="0.572388" calcext:value-type="float">
            <text:p>0.572388</text:p>
          </table:table-cell>
          <table:table-cell office:value-type="float" office:value="0.568339" calcext:value-type="float">
            <text:p>0.568339</text:p>
          </table:table-cell>
          <table:table-cell office:value-type="float" office:value="0.564826" calcext:value-type="float">
            <text:p>0.564826</text:p>
          </table:table-cell>
          <table:table-cell office:value-type="float" office:value="0.561917" calcext:value-type="float">
            <text:p>0.561917</text:p>
          </table:table-cell>
          <table:table-cell office:value-type="float" office:value="0.559656" calcext:value-type="float">
            <text:p>0.559656</text:p>
          </table:table-cell>
          <table:table-cell office:value-type="float" office:value="0.558063" calcext:value-type="float">
            <text:p>0.558063</text:p>
          </table:table-cell>
          <table:table-cell office:value-type="float" office:value="0.557134" calcext:value-type="float">
            <text:p>0.557134</text:p>
          </table:table-cell>
          <table:table-cell office:value-type="float" office:value="0.556841" calcext:value-type="float">
            <text:p>0.556841</text:p>
          </table:table-cell>
        </table:table-row>
        <table:table-row table:style-name="ro1">
          <table:table-cell office:value-type="float" office:value="1.76901" calcext:value-type="float">
            <text:p>1.76901</text:p>
          </table:table-cell>
          <table:table-cell office:value-type="float" office:value="0.619553" calcext:value-type="float">
            <text:p>0.619553</text:p>
          </table:table-cell>
          <table:table-cell office:value-type="float" office:value="0.619131" calcext:value-type="float">
            <text:p>0.619131</text:p>
          </table:table-cell>
          <table:table-cell office:value-type="float" office:value="0.617872" calcext:value-type="float">
            <text:p>0.617872</text:p>
          </table:table-cell>
          <table:table-cell office:value-type="float" office:value="0.615814" calcext:value-type="float">
            <text:p>0.615814</text:p>
          </table:table-cell>
          <table:table-cell office:value-type="float" office:value="0.613016" calcext:value-type="float">
            <text:p>0.613016</text:p>
          </table:table-cell>
          <table:table-cell office:value-type="float" office:value="0.609559" calcext:value-type="float">
            <text:p>0.609559</text:p>
          </table:table-cell>
          <table:table-cell office:value-type="float" office:value="0.605542" calcext:value-type="float">
            <text:p>0.605542</text:p>
          </table:table-cell>
          <table:table-cell office:value-type="float" office:value="0.60108" calcext:value-type="float">
            <text:p>0.60108</text:p>
          </table:table-cell>
          <table:table-cell office:value-type="float" office:value="0.596298" calcext:value-type="float">
            <text:p>0.596298</text:p>
          </table:table-cell>
          <table:table-cell office:value-type="float" office:value="0.591331" calcext:value-type="float">
            <text:p>0.591331</text:p>
          </table:table-cell>
          <table:table-cell office:value-type="float" office:value="0.586314" calcext:value-type="float">
            <text:p>0.586314</text:p>
          </table:table-cell>
          <table:table-cell office:value-type="float" office:value="0.581382" calcext:value-type="float">
            <text:p>0.581382</text:p>
          </table:table-cell>
          <table:table-cell office:value-type="float" office:value="0.576666" calcext:value-type="float">
            <text:p>0.576666</text:p>
          </table:table-cell>
          <table:table-cell office:value-type="float" office:value="0.572283" calcext:value-type="float">
            <text:p>0.572283</text:p>
          </table:table-cell>
          <table:table-cell office:value-type="float" office:value="0.568337" calcext:value-type="float">
            <text:p>0.568337</text:p>
          </table:table-cell>
          <table:table-cell office:value-type="float" office:value="0.564915" calcext:value-type="float">
            <text:p>0.564915</text:p>
          </table:table-cell>
          <table:table-cell office:value-type="float" office:value="0.562081" calcext:value-type="float">
            <text:p>0.562081</text:p>
          </table:table-cell>
          <table:table-cell office:value-type="float" office:value="0.559879" calcext:value-type="float">
            <text:p>0.559879</text:p>
          </table:table-cell>
          <table:table-cell office:value-type="float" office:value="0.558328" calcext:value-type="float">
            <text:p>0.558328</text:p>
          </table:table-cell>
          <table:table-cell office:value-type="float" office:value="0.557423" calcext:value-type="float">
            <text:p>0.557423</text:p>
          </table:table-cell>
          <table:table-cell office:value-type="float" office:value="0.557137" calcext:value-type="float">
            <text:p>0.557137</text:p>
          </table:table-cell>
        </table:table-row>
        <table:table-row table:style-name="ro1">
          <table:table-cell office:value-type="float" office:value="1.78383" calcext:value-type="float">
            <text:p>1.78383</text:p>
          </table:table-cell>
          <table:table-cell office:value-type="float" office:value="0.618069" calcext:value-type="float">
            <text:p>0.618069</text:p>
          </table:table-cell>
          <table:table-cell office:value-type="float" office:value="0.617659" calcext:value-type="float">
            <text:p>0.617659</text:p>
          </table:table-cell>
          <table:table-cell office:value-type="float" office:value="0.616435" calcext:value-type="float">
            <text:p>0.616435</text:p>
          </table:table-cell>
          <table:table-cell office:value-type="float" office:value="0.614435" calcext:value-type="float">
            <text:p>0.614435</text:p>
          </table:table-cell>
          <table:table-cell office:value-type="float" office:value="0.611717" calcext:value-type="float">
            <text:p>0.611717</text:p>
          </table:table-cell>
          <table:table-cell office:value-type="float" office:value="0.608358" calcext:value-type="float">
            <text:p>0.608358</text:p>
          </table:table-cell>
          <table:table-cell office:value-type="float" office:value="0.604456" calcext:value-type="float">
            <text:p>0.604456</text:p>
          </table:table-cell>
          <table:table-cell office:value-type="float" office:value="0.600122" calcext:value-type="float">
            <text:p>0.600122</text:p>
          </table:table-cell>
          <table:table-cell office:value-type="float" office:value="0.595478" calcext:value-type="float">
            <text:p>0.595478</text:p>
          </table:table-cell>
          <table:table-cell office:value-type="float" office:value="0.590654" calcext:value-type="float">
            <text:p>0.590654</text:p>
          </table:table-cell>
          <table:table-cell office:value-type="float" office:value="0.585783" calcext:value-type="float">
            <text:p>0.585783</text:p>
          </table:table-cell>
          <table:table-cell office:value-type="float" office:value="0.580996" calcext:value-type="float">
            <text:p>0.580996</text:p>
          </table:table-cell>
          <table:table-cell office:value-type="float" office:value="0.576418" calcext:value-type="float">
            <text:p>0.576418</text:p>
          </table:table-cell>
          <table:table-cell office:value-type="float" office:value="0.572164" calcext:value-type="float">
            <text:p>0.572164</text:p>
          </table:table-cell>
          <table:table-cell office:value-type="float" office:value="0.568335" calcext:value-type="float">
            <text:p>0.568335</text:p>
          </table:table-cell>
          <table:table-cell office:value-type="float" office:value="0.565015" calcext:value-type="float">
            <text:p>0.565015</text:p>
          </table:table-cell>
          <table:table-cell office:value-type="float" office:value="0.562266" calcext:value-type="float">
            <text:p>0.562266</text:p>
          </table:table-cell>
          <table:table-cell office:value-type="float" office:value="0.56013" calcext:value-type="float">
            <text:p>0.56013</text:p>
          </table:table-cell>
          <table:table-cell office:value-type="float" office:value="0.558626" calcext:value-type="float">
            <text:p>0.558626</text:p>
          </table:table-cell>
          <table:table-cell office:value-type="float" office:value="0.557748" calcext:value-type="float">
            <text:p>0.557748</text:p>
          </table:table-cell>
          <table:table-cell office:value-type="float" office:value="0.557471" calcext:value-type="float">
            <text:p>0.557471</text:p>
          </table:table-cell>
        </table:table-row>
        <table:table-row table:style-name="ro1">
          <table:table-cell office:value-type="float" office:value="1.79962" calcext:value-type="float">
            <text:p>1.79962</text:p>
          </table:table-cell>
          <table:table-cell office:value-type="float" office:value="0.616533" calcext:value-type="float">
            <text:p>0.616533</text:p>
          </table:table-cell>
          <table:table-cell office:value-type="float" office:value="0.616136" calcext:value-type="float">
            <text:p>0.616136</text:p>
          </table:table-cell>
          <table:table-cell office:value-type="float" office:value="0.61495" calcext:value-type="float">
            <text:p>0.61495</text:p>
          </table:table-cell>
          <table:table-cell office:value-type="float" office:value="0.61301" calcext:value-type="float">
            <text:p>0.61301</text:p>
          </table:table-cell>
          <table:table-cell office:value-type="float" office:value="0.610374" calcext:value-type="float">
            <text:p>0.610374</text:p>
          </table:table-cell>
          <table:table-cell office:value-type="float" office:value="0.607117" calcext:value-type="float">
            <text:p>0.607117</text:p>
          </table:table-cell>
          <table:table-cell office:value-type="float" office:value="0.603334" calcext:value-type="float">
            <text:p>0.603334</text:p>
          </table:table-cell>
          <table:table-cell office:value-type="float" office:value="0.599132" calcext:value-type="float">
            <text:p>0.599132</text:p>
          </table:table-cell>
          <table:table-cell office:value-type="float" office:value="0.59463" calcext:value-type="float">
            <text:p>0.59463</text:p>
          </table:table-cell>
          <table:table-cell office:value-type="float" office:value="0.589955" calcext:value-type="float">
            <text:p>0.589955</text:p>
          </table:table-cell>
          <table:table-cell office:value-type="float" office:value="0.585235" calcext:value-type="float">
            <text:p>0.585235</text:p>
          </table:table-cell>
          <table:table-cell office:value-type="float" office:value="0.580597" calcext:value-type="float">
            <text:p>0.580597</text:p>
          </table:table-cell>
          <table:table-cell office:value-type="float" office:value="0.576162" calcext:value-type="float">
            <text:p>0.576162</text:p>
          </table:table-cell>
          <table:table-cell office:value-type="float" office:value="0.572042" calcext:value-type="float">
            <text:p>0.572042</text:p>
          </table:table-cell>
          <table:table-cell office:value-type="float" office:value="0.568334" calcext:value-type="float">
            <text:p>0.568334</text:p>
          </table:table-cell>
          <table:table-cell office:value-type="float" office:value="0.565119" calcext:value-type="float">
            <text:p>0.565119</text:p>
          </table:table-cell>
          <table:table-cell office:value-type="float" office:value="0.562457" calcext:value-type="float">
            <text:p>0.562457</text:p>
          </table:table-cell>
          <table:table-cell office:value-type="float" office:value="0.560389" calcext:value-type="float">
            <text:p>0.560389</text:p>
          </table:table-cell>
          <table:table-cell office:value-type="float" office:value="0.558933" calcext:value-type="float">
            <text:p>0.558933</text:p>
          </table:table-cell>
          <table:table-cell office:value-type="float" office:value="0.558083" calcext:value-type="float">
            <text:p>0.558083</text:p>
          </table:table-cell>
          <table:table-cell office:value-type="float" office:value="0.557815" calcext:value-type="float">
            <text:p>0.557815</text:p>
          </table:table-cell>
        </table:table-row>
        <table:table-row table:style-name="ro1">
          <table:table-cell office:value-type="float" office:value="1.81039" calcext:value-type="float">
            <text:p>1.81039</text:p>
          </table:table-cell>
          <table:table-cell office:value-type="float" office:value="0.615515" calcext:value-type="float">
            <text:p>0.615515</text:p>
          </table:table-cell>
          <table:table-cell office:value-type="float" office:value="0.615125" calcext:value-type="float">
            <text:p>0.615125</text:p>
          </table:table-cell>
          <table:table-cell office:value-type="float" office:value="0.613963" calcext:value-type="float">
            <text:p>0.613963</text:p>
          </table:table-cell>
          <table:table-cell office:value-type="float" office:value="0.612063" calcext:value-type="float">
            <text:p>0.612063</text:p>
          </table:table-cell>
          <table:table-cell office:value-type="float" office:value="0.609482" calcext:value-type="float">
            <text:p>0.609482</text:p>
          </table:table-cell>
          <table:table-cell office:value-type="float" office:value="0.606293" calcext:value-type="float">
            <text:p>0.606293</text:p>
          </table:table-cell>
          <table:table-cell office:value-type="float" office:value="0.602588" calcext:value-type="float">
            <text:p>0.602588</text:p>
          </table:table-cell>
          <table:table-cell office:value-type="float" office:value="0.598474" calcext:value-type="float">
            <text:p>0.598474</text:p>
          </table:table-cell>
          <table:table-cell office:value-type="float" office:value="0.594068" calcext:value-type="float">
            <text:p>0.594068</text:p>
          </table:table-cell>
          <table:table-cell office:value-type="float" office:value="0.589491" calcext:value-type="float">
            <text:p>0.589491</text:p>
          </table:table-cell>
          <table:table-cell office:value-type="float" office:value="0.584871" calcext:value-type="float">
            <text:p>0.584871</text:p>
          </table:table-cell>
          <table:table-cell office:value-type="float" office:value="0.580332" calcext:value-type="float">
            <text:p>0.580332</text:p>
          </table:table-cell>
          <table:table-cell office:value-type="float" office:value="0.575992" calcext:value-type="float">
            <text:p>0.575992</text:p>
          </table:table-cell>
          <table:table-cell office:value-type="float" office:value="0.571961" calcext:value-type="float">
            <text:p>0.571961</text:p>
          </table:table-cell>
          <table:table-cell office:value-type="float" office:value="0.568333" calcext:value-type="float">
            <text:p>0.568333</text:p>
          </table:table-cell>
          <table:table-cell office:value-type="float" office:value="0.565188" calcext:value-type="float">
            <text:p>0.565188</text:p>
          </table:table-cell>
          <table:table-cell office:value-type="float" office:value="0.562584" calcext:value-type="float">
            <text:p>0.562584</text:p>
          </table:table-cell>
          <table:table-cell office:value-type="float" office:value="0.560562" calcext:value-type="float">
            <text:p>0.560562</text:p>
          </table:table-cell>
          <table:table-cell office:value-type="float" office:value="0.559137" calcext:value-type="float">
            <text:p>0.559137</text:p>
          </table:table-cell>
          <table:table-cell office:value-type="float" office:value="0.558306" calcext:value-type="float">
            <text:p>0.558306</text:p>
          </table:table-cell>
          <table:table-cell office:value-type="float" office:value="0.558044" calcext:value-type="float">
            <text:p>0.558044</text:p>
          </table:table-cell>
        </table:table-row>
        <table:table-row table:style-name="ro1">
          <table:table-cell office:value-type="float" office:value="1.8232" calcext:value-type="float">
            <text:p>1.8232</text:p>
          </table:table-cell>
          <table:table-cell office:value-type="float" office:value="0.614329" calcext:value-type="float">
            <text:p>0.614329</text:p>
          </table:table-cell>
          <table:table-cell office:value-type="float" office:value="0.613949" calcext:value-type="float">
            <text:p>0.613949</text:p>
          </table:table-cell>
          <table:table-cell office:value-type="float" office:value="0.612815" calcext:value-type="float">
            <text:p>0.612815</text:p>
          </table:table-cell>
          <table:table-cell office:value-type="float" office:value="0.610962" calcext:value-type="float">
            <text:p>0.610962</text:p>
          </table:table-cell>
          <table:table-cell office:value-type="float" office:value="0.608444" calcext:value-type="float">
            <text:p>0.608444</text:p>
          </table:table-cell>
          <table:table-cell office:value-type="float" office:value="0.605334" calcext:value-type="float">
            <text:p>0.605334</text:p>
          </table:table-cell>
          <table:table-cell office:value-type="float" office:value="0.601722" calcext:value-type="float">
            <text:p>0.601722</text:p>
          </table:table-cell>
          <table:table-cell office:value-type="float" office:value="0.59771" calcext:value-type="float">
            <text:p>0.59771</text:p>
          </table:table-cell>
          <table:table-cell office:value-type="float" office:value="0.593414" calcext:value-type="float">
            <text:p>0.593414</text:p>
          </table:table-cell>
          <table:table-cell office:value-type="float" office:value="0.588952" calcext:value-type="float">
            <text:p>0.588952</text:p>
          </table:table-cell>
          <table:table-cell office:value-type="float" office:value="0.584449" calcext:value-type="float">
            <text:p>0.584449</text:p>
          </table:table-cell>
          <table:table-cell office:value-type="float" office:value="0.580025" calcext:value-type="float">
            <text:p>0.580025</text:p>
          </table:table-cell>
          <table:table-cell office:value-type="float" office:value="0.575796" calcext:value-type="float">
            <text:p>0.575796</text:p>
          </table:table-cell>
          <table:table-cell office:value-type="float" office:value="0.571867" calcext:value-type="float">
            <text:p>0.571867</text:p>
          </table:table-cell>
          <table:table-cell office:value-type="float" office:value="0.568333" calcext:value-type="float">
            <text:p>0.568333</text:p>
          </table:table-cell>
          <table:table-cell office:value-type="float" office:value="0.565268" calcext:value-type="float">
            <text:p>0.565268</text:p>
          </table:table-cell>
          <table:table-cell office:value-type="float" office:value="0.562732" calcext:value-type="float">
            <text:p>0.562732</text:p>
          </table:table-cell>
          <table:table-cell office:value-type="float" office:value="0.560761" calcext:value-type="float">
            <text:p>0.560761</text:p>
          </table:table-cell>
          <table:table-cell office:value-type="float" office:value="0.559374" calcext:value-type="float">
            <text:p>0.559374</text:p>
          </table:table-cell>
          <table:table-cell office:value-type="float" office:value="0.558564" calcext:value-type="float">
            <text:p>0.558564</text:p>
          </table:table-cell>
          <table:table-cell office:value-type="float" office:value="0.558309" calcext:value-type="float">
            <text:p>0.558309</text:p>
          </table:table-cell>
        </table:table-row>
        <table:table-row table:style-name="ro1">
          <table:table-cell office:value-type="float" office:value="1.83937" calcext:value-type="float">
            <text:p>1.83937</text:p>
          </table:table-cell>
          <table:table-cell office:value-type="float" office:value="0.612873" calcext:value-type="float">
            <text:p>0.612873</text:p>
          </table:table-cell>
          <table:table-cell office:value-type="float" office:value="0.612505" calcext:value-type="float">
            <text:p>0.612505</text:p>
          </table:table-cell>
          <table:table-cell office:value-type="float" office:value="0.611406" calcext:value-type="float">
            <text:p>0.611406</text:p>
          </table:table-cell>
          <table:table-cell office:value-type="float" office:value="0.609611" calcext:value-type="float">
            <text:p>0.609611</text:p>
          </table:table-cell>
          <table:table-cell office:value-type="float" office:value="0.607172" calcext:value-type="float">
            <text:p>0.607172</text:p>
          </table:table-cell>
          <table:table-cell office:value-type="float" office:value="0.604158" calcext:value-type="float">
            <text:p>0.604158</text:p>
          </table:table-cell>
          <table:table-cell office:value-type="float" office:value="0.600659" calcext:value-type="float">
            <text:p>0.600659</text:p>
          </table:table-cell>
          <table:table-cell office:value-type="float" office:value="0.596773" calcext:value-type="float">
            <text:p>0.596773</text:p>
          </table:table-cell>
          <table:table-cell office:value-type="float" office:value="0.592612" calcext:value-type="float">
            <text:p>0.592612</text:p>
          </table:table-cell>
          <table:table-cell office:value-type="float" office:value="0.588292" calcext:value-type="float">
            <text:p>0.588292</text:p>
          </table:table-cell>
          <table:table-cell office:value-type="float" office:value="0.583931" calcext:value-type="float">
            <text:p>0.583931</text:p>
          </table:table-cell>
          <table:table-cell office:value-type="float" office:value="0.579648" calcext:value-type="float">
            <text:p>0.579648</text:p>
          </table:table-cell>
          <table:table-cell office:value-type="float" office:value="0.575555" calcext:value-type="float">
            <text:p>0.575555</text:p>
          </table:table-cell>
          <table:table-cell office:value-type="float" office:value="0.571753" calcext:value-type="float">
            <text:p>0.571753</text:p>
          </table:table-cell>
          <table:table-cell office:value-type="float" office:value="0.568332" calcext:value-type="float">
            <text:p>0.568332</text:p>
          </table:table-cell>
          <table:table-cell office:value-type="float" office:value="0.565367" calcext:value-type="float">
            <text:p>0.565367</text:p>
          </table:table-cell>
          <table:table-cell office:value-type="float" office:value="0.562913" calcext:value-type="float">
            <text:p>0.562913</text:p>
          </table:table-cell>
          <table:table-cell office:value-type="float" office:value="0.561007" calcext:value-type="float">
            <text:p>0.561007</text:p>
          </table:table-cell>
          <table:table-cell office:value-type="float" office:value="0.559664" calcext:value-type="float">
            <text:p>0.559664</text:p>
          </table:table-cell>
          <table:table-cell office:value-type="float" office:value="0.558881" calcext:value-type="float">
            <text:p>0.558881</text:p>
          </table:table-cell>
          <table:table-cell office:value-type="float" office:value="0.558634" calcext:value-type="float">
            <text:p>0.558634</text:p>
          </table:table-cell>
        </table:table-row>
        <table:table-row table:style-name="ro1">
          <table:table-cell office:value-type="float" office:value="1.85219" calcext:value-type="float">
            <text:p>1.85219</text:p>
          </table:table-cell>
          <table:table-cell office:value-type="float" office:value="0.611752" calcext:value-type="float">
            <text:p>0.611752</text:p>
          </table:table-cell>
          <table:table-cell office:value-type="float" office:value="0.611392" calcext:value-type="float">
            <text:p>0.611392</text:p>
          </table:table-cell>
          <table:table-cell office:value-type="float" office:value="0.610321" calcext:value-type="float">
            <text:p>0.610321</text:p>
          </table:table-cell>
          <table:table-cell office:value-type="float" office:value="0.60857" calcext:value-type="float">
            <text:p>0.60857</text:p>
          </table:table-cell>
          <table:table-cell office:value-type="float" office:value="0.606191" calcext:value-type="float">
            <text:p>0.606191</text:p>
          </table:table-cell>
          <table:table-cell office:value-type="float" office:value="0.603253" calcext:value-type="float">
            <text:p>0.603253</text:p>
          </table:table-cell>
          <table:table-cell office:value-type="float" office:value="0.59984" calcext:value-type="float">
            <text:p>0.59984</text:p>
          </table:table-cell>
          <table:table-cell office:value-type="float" office:value="0.596052" calcext:value-type="float">
            <text:p>0.596052</text:p>
          </table:table-cell>
          <table:table-cell office:value-type="float" office:value="0.591995" calcext:value-type="float">
            <text:p>0.591995</text:p>
          </table:table-cell>
          <table:table-cell office:value-type="float" office:value="0.587783" calcext:value-type="float">
            <text:p>0.587783</text:p>
          </table:table-cell>
          <table:table-cell office:value-type="float" office:value="0.583533" calcext:value-type="float">
            <text:p>0.583533</text:p>
          </table:table-cell>
          <table:table-cell office:value-type="float" office:value="0.579359" calcext:value-type="float">
            <text:p>0.579359</text:p>
          </table:table-cell>
          <table:table-cell office:value-type="float" office:value="0.575369" calcext:value-type="float">
            <text:p>0.575369</text:p>
          </table:table-cell>
          <table:table-cell office:value-type="float" office:value="0.571665" calcext:value-type="float">
            <text:p>0.571665</text:p>
          </table:table-cell>
          <table:table-cell office:value-type="float" office:value="0.568332" calcext:value-type="float">
            <text:p>0.568332</text:p>
          </table:table-cell>
          <table:table-cell office:value-type="float" office:value="0.565443" calcext:value-type="float">
            <text:p>0.565443</text:p>
          </table:table-cell>
          <table:table-cell office:value-type="float" office:value="0.563052" calcext:value-type="float">
            <text:p>0.563052</text:p>
          </table:table-cell>
          <table:table-cell office:value-type="float" office:value="0.561195" calcext:value-type="float">
            <text:p>0.561195</text:p>
          </table:table-cell>
          <table:table-cell office:value-type="float" office:value="0.559887" calcext:value-type="float">
            <text:p>0.559887</text:p>
          </table:table-cell>
          <table:table-cell office:value-type="float" office:value="0.559125" calcext:value-type="float">
            <text:p>0.559125</text:p>
          </table:table-cell>
          <table:table-cell office:value-type="float" office:value="0.558884" calcext:value-type="float">
            <text:p>0.558884</text:p>
          </table:table-cell>
        </table:table-row>
        <table:table-row table:style-name="ro1">
          <table:table-cell office:value-type="float" office:value="1.86662" calcext:value-type="float">
            <text:p>1.86662</text:p>
          </table:table-cell>
          <table:table-cell office:value-type="float" office:value="0.610522" calcext:value-type="float">
            <text:p>0.610522</text:p>
          </table:table-cell>
          <table:table-cell office:value-type="float" office:value="0.610173" calcext:value-type="float">
            <text:p>0.610173</text:p>
          </table:table-cell>
          <table:table-cell office:value-type="float" office:value="0.609131" calcext:value-type="float">
            <text:p>0.609131</text:p>
          </table:table-cell>
          <table:table-cell office:value-type="float" office:value="0.607429" calcext:value-type="float">
            <text:p>0.607429</text:p>
          </table:table-cell>
          <table:table-cell office:value-type="float" office:value="0.605116" calcext:value-type="float">
            <text:p>0.605116</text:p>
          </table:table-cell>
          <table:table-cell office:value-type="float" office:value="0.60226" calcext:value-type="float">
            <text:p>0.60226</text:p>
          </table:table-cell>
          <table:table-cell office:value-type="float" office:value="0.598944" calcext:value-type="float">
            <text:p>0.598944</text:p>
          </table:table-cell>
          <table:table-cell office:value-type="float" office:value="0.595261" calcext:value-type="float">
            <text:p>0.595261</text:p>
          </table:table-cell>
          <table:table-cell office:value-type="float" office:value="0.591319" calcext:value-type="float">
            <text:p>0.591319</text:p>
          </table:table-cell>
          <table:table-cell office:value-type="float" office:value="0.587227" calcext:value-type="float">
            <text:p>0.587227</text:p>
          </table:table-cell>
          <table:table-cell office:value-type="float" office:value="0.583097" calcext:value-type="float">
            <text:p>0.583097</text:p>
          </table:table-cell>
          <table:table-cell office:value-type="float" office:value="0.579042" calcext:value-type="float">
            <text:p>0.579042</text:p>
          </table:table-cell>
          <table:table-cell office:value-type="float" office:value="0.575167" calcext:value-type="float">
            <text:p>0.575167</text:p>
          </table:table-cell>
          <table:table-cell office:value-type="float" office:value="0.571568" calcext:value-type="float">
            <text:p>0.571568</text:p>
          </table:table-cell>
          <table:table-cell office:value-type="float" office:value="0.568331" calcext:value-type="float">
            <text:p>0.568331</text:p>
          </table:table-cell>
          <table:table-cell office:value-type="float" office:value="0.565526" calcext:value-type="float">
            <text:p>0.565526</text:p>
          </table:table-cell>
          <table:table-cell office:value-type="float" office:value="0.563205" calcext:value-type="float">
            <text:p>0.563205</text:p>
          </table:table-cell>
          <table:table-cell office:value-type="float" office:value="0.561402" calcext:value-type="float">
            <text:p>0.561402</text:p>
          </table:table-cell>
          <table:table-cell office:value-type="float" office:value="0.560132" calcext:value-type="float">
            <text:p>0.560132</text:p>
          </table:table-cell>
          <table:table-cell office:value-type="float" office:value="0.559392" calcext:value-type="float">
            <text:p>0.559392</text:p>
          </table:table-cell>
          <table:table-cell office:value-type="float" office:value="0.559158" calcext:value-type="float">
            <text:p>0.559158</text:p>
          </table:table-cell>
        </table:table-row>
        <table:table-row table:style-name="ro1">
          <table:table-cell office:value-type="float" office:value="1.88202" calcext:value-type="float">
            <text:p>1.88202</text:p>
          </table:table-cell>
          <table:table-cell office:value-type="float" office:value="0.609247" calcext:value-type="float">
            <text:p>0.609247</text:p>
          </table:table-cell>
          <table:table-cell office:value-type="float" office:value="0.608908" calcext:value-type="float">
            <text:p>0.608908</text:p>
          </table:table-cell>
          <table:table-cell office:value-type="float" office:value="0.607898" calcext:value-type="float">
            <text:p>0.607898</text:p>
          </table:table-cell>
          <table:table-cell office:value-type="float" office:value="0.606246" calcext:value-type="float">
            <text:p>0.606246</text:p>
          </table:table-cell>
          <table:table-cell office:value-type="float" office:value="0.604002" calcext:value-type="float">
            <text:p>0.604002</text:p>
          </table:table-cell>
          <table:table-cell office:value-type="float" office:value="0.601232" calcext:value-type="float">
            <text:p>0.601232</text:p>
          </table:table-cell>
          <table:table-cell office:value-type="float" office:value="0.598014" calcext:value-type="float">
            <text:p>0.598014</text:p>
          </table:table-cell>
          <table:table-cell office:value-type="float" office:value="0.594443" calcext:value-type="float">
            <text:p>0.594443</text:p>
          </table:table-cell>
          <table:table-cell office:value-type="float" office:value="0.590619" calcext:value-type="float">
            <text:p>0.590619</text:p>
          </table:table-cell>
          <table:table-cell office:value-type="float" office:value="0.58665" calcext:value-type="float">
            <text:p>0.58665</text:p>
          </table:table-cell>
          <table:table-cell office:value-type="float" office:value="0.582646" calcext:value-type="float">
            <text:p>0.582646</text:p>
          </table:table-cell>
          <table:table-cell office:value-type="float" office:value="0.578714" calcext:value-type="float">
            <text:p>0.578714</text:p>
          </table:table-cell>
          <table:table-cell office:value-type="float" office:value="0.574957" calcext:value-type="float">
            <text:p>0.574957</text:p>
          </table:table-cell>
          <table:table-cell office:value-type="float" office:value="0.571469" calcext:value-type="float">
            <text:p>0.571469</text:p>
          </table:table-cell>
          <table:table-cell office:value-type="float" office:value="0.568331" calcext:value-type="float">
            <text:p>0.568331</text:p>
          </table:table-cell>
          <table:table-cell office:value-type="float" office:value="0.565612" calcext:value-type="float">
            <text:p>0.565612</text:p>
          </table:table-cell>
          <table:table-cell office:value-type="float" office:value="0.563363" calcext:value-type="float">
            <text:p>0.563363</text:p>
          </table:table-cell>
          <table:table-cell office:value-type="float" office:value="0.561616" calcext:value-type="float">
            <text:p>0.561616</text:p>
          </table:table-cell>
          <table:table-cell office:value-type="float" office:value="0.560385" calcext:value-type="float">
            <text:p>0.560385</text:p>
          </table:table-cell>
          <table:table-cell office:value-type="float" office:value="0.559668" calcext:value-type="float">
            <text:p>0.559668</text:p>
          </table:table-cell>
          <table:table-cell office:value-type="float" office:value="0.559441" calcext:value-type="float">
            <text:p>0.559441</text:p>
          </table:table-cell>
        </table:table-row>
        <table:table-row table:style-name="ro1">
          <table:table-cell office:value-type="float" office:value="1.89372" calcext:value-type="float">
            <text:p>1.89372</text:p>
          </table:table-cell>
          <table:table-cell office:value-type="float" office:value="0.608304" calcext:value-type="float">
            <text:p>0.608304</text:p>
          </table:table-cell>
          <table:table-cell office:value-type="float" office:value="0.607973" calcext:value-type="float">
            <text:p>0.607973</text:p>
          </table:table-cell>
          <table:table-cell office:value-type="float" office:value="0.606985" calcext:value-type="float">
            <text:p>0.606985</text:p>
          </table:table-cell>
          <table:table-cell office:value-type="float" office:value="0.605371" calcext:value-type="float">
            <text:p>0.605371</text:p>
          </table:table-cell>
          <table:table-cell office:value-type="float" office:value="0.603178" calcext:value-type="float">
            <text:p>0.603178</text:p>
          </table:table-cell>
          <table:table-cell office:value-type="float" office:value="0.600471" calcext:value-type="float">
            <text:p>0.600471</text:p>
          </table:table-cell>
          <table:table-cell office:value-type="float" office:value="0.597327" calcext:value-type="float">
            <text:p>0.597327</text:p>
          </table:table-cell>
          <table:table-cell office:value-type="float" office:value="0.593837" calcext:value-type="float">
            <text:p>0.593837</text:p>
          </table:table-cell>
          <table:table-cell office:value-type="float" office:value="0.590101" calcext:value-type="float">
            <text:p>0.590101</text:p>
          </table:table-cell>
          <table:table-cell office:value-type="float" office:value="0.586224" calcext:value-type="float">
            <text:p>0.586224</text:p>
          </table:table-cell>
          <table:table-cell office:value-type="float" office:value="0.582312" calcext:value-type="float">
            <text:p>0.582312</text:p>
          </table:table-cell>
          <table:table-cell office:value-type="float" office:value="0.578471" calcext:value-type="float">
            <text:p>0.578471</text:p>
          </table:table-cell>
          <table:table-cell office:value-type="float" office:value="0.574802" calcext:value-type="float">
            <text:p>0.574802</text:p>
          </table:table-cell>
          <table:table-cell office:value-type="float" office:value="0.571395" calcext:value-type="float">
            <text:p>0.571395</text:p>
          </table:table-cell>
          <table:table-cell office:value-type="float" office:value="0.568331" calcext:value-type="float">
            <text:p>0.568331</text:p>
          </table:table-cell>
          <table:table-cell office:value-type="float" office:value="0.565676" calcext:value-type="float">
            <text:p>0.565676</text:p>
          </table:table-cell>
          <table:table-cell office:value-type="float" office:value="0.56348" calcext:value-type="float">
            <text:p>0.56348</text:p>
          </table:table-cell>
          <table:table-cell office:value-type="float" office:value="0.561774" calcext:value-type="float">
            <text:p>0.561774</text:p>
          </table:table-cell>
          <table:table-cell office:value-type="float" office:value="0.560572" calcext:value-type="float">
            <text:p>0.560572</text:p>
          </table:table-cell>
          <table:table-cell office:value-type="float" office:value="0.559872" calcext:value-type="float">
            <text:p>0.559872</text:p>
          </table:table-cell>
          <table:table-cell office:value-type="float" office:value="0.559651" calcext:value-type="float">
            <text:p>0.559651</text:p>
          </table:table-cell>
        </table:table-row>
        <table:table-row table:style-name="ro1">
          <table:table-cell office:value-type="float" office:value="1.90683" calcext:value-type="float">
            <text:p>1.90683</text:p>
          </table:table-cell>
          <table:table-cell office:value-type="float" office:value="0.607273" calcext:value-type="float">
            <text:p>0.607273</text:p>
          </table:table-cell>
          <table:table-cell office:value-type="float" office:value="0.60695" calcext:value-type="float">
            <text:p>0.60695</text:p>
          </table:table-cell>
          <table:table-cell office:value-type="float" office:value="0.605988" calcext:value-type="float">
            <text:p>0.605988</text:p>
          </table:table-cell>
          <table:table-cell office:value-type="float" office:value="0.604415" calcext:value-type="float">
            <text:p>0.604415</text:p>
          </table:table-cell>
          <table:table-cell office:value-type="float" office:value="0.602278" calcext:value-type="float">
            <text:p>0.602278</text:p>
          </table:table-cell>
          <table:table-cell office:value-type="float" office:value="0.599639" calcext:value-type="float">
            <text:p>0.599639</text:p>
          </table:table-cell>
          <table:table-cell office:value-type="float" office:value="0.596575" calcext:value-type="float">
            <text:p>0.596575</text:p>
          </table:table-cell>
          <table:table-cell office:value-type="float" office:value="0.593175" calcext:value-type="float">
            <text:p>0.593175</text:p>
          </table:table-cell>
          <table:table-cell office:value-type="float" office:value="0.589535" calcext:value-type="float">
            <text:p>0.589535</text:p>
          </table:table-cell>
          <table:table-cell office:value-type="float" office:value="0.585758" calcext:value-type="float">
            <text:p>0.585758</text:p>
          </table:table-cell>
          <table:table-cell office:value-type="float" office:value="0.581948" calcext:value-type="float">
            <text:p>0.581948</text:p>
          </table:table-cell>
          <table:table-cell office:value-type="float" office:value="0.578207" calcext:value-type="float">
            <text:p>0.578207</text:p>
          </table:table-cell>
          <table:table-cell office:value-type="float" office:value="0.574633" calcext:value-type="float">
            <text:p>0.574633</text:p>
          </table:table-cell>
          <table:table-cell office:value-type="float" office:value="0.571315" calcext:value-type="float">
            <text:p>0.571315</text:p>
          </table:table-cell>
          <table:table-cell office:value-type="float" office:value="0.568332" calcext:value-type="float">
            <text:p>0.568332</text:p>
          </table:table-cell>
          <table:table-cell office:value-type="float" office:value="0.565746" calcext:value-type="float">
            <text:p>0.565746</text:p>
          </table:table-cell>
          <table:table-cell office:value-type="float" office:value="0.563607" calcext:value-type="float">
            <text:p>0.563607</text:p>
          </table:table-cell>
          <table:table-cell office:value-type="float" office:value="0.561946" calcext:value-type="float">
            <text:p>0.561946</text:p>
          </table:table-cell>
          <table:table-cell office:value-type="float" office:value="0.560777" calcext:value-type="float">
            <text:p>0.560777</text:p>
          </table:table-cell>
          <table:table-cell office:value-type="float" office:value="0.560095" calcext:value-type="float">
            <text:p>0.560095</text:p>
          </table:table-cell>
          <table:table-cell office:value-type="float" office:value="0.55988" calcext:value-type="float">
            <text:p>0.55988</text:p>
          </table:table-cell>
        </table:table-row>
        <table:table-row table:style-name="ro1">
          <table:table-cell office:value-type="float" office:value="1.92232" calcext:value-type="float">
            <text:p>1.92232</text:p>
          </table:table-cell>
          <table:table-cell office:value-type="float" office:value="0.606089" calcext:value-type="float">
            <text:p>0.606089</text:p>
          </table:table-cell>
          <table:table-cell office:value-type="float" office:value="0.605776" calcext:value-type="float">
            <text:p>0.605776</text:p>
          </table:table-cell>
          <table:table-cell office:value-type="float" office:value="0.604842" calcext:value-type="float">
            <text:p>0.604842</text:p>
          </table:table-cell>
          <table:table-cell office:value-type="float" office:value="0.603316" calcext:value-type="float">
            <text:p>0.603316</text:p>
          </table:table-cell>
          <table:table-cell office:value-type="float" office:value="0.601243" calcext:value-type="float">
            <text:p>0.601243</text:p>
          </table:table-cell>
          <table:table-cell office:value-type="float" office:value="0.598684" calcext:value-type="float">
            <text:p>0.598684</text:p>
          </table:table-cell>
          <table:table-cell office:value-type="float" office:value="0.595713" calcext:value-type="float">
            <text:p>0.595713</text:p>
          </table:table-cell>
          <table:table-cell office:value-type="float" office:value="0.592416" calcext:value-type="float">
            <text:p>0.592416</text:p>
          </table:table-cell>
          <table:table-cell office:value-type="float" office:value="0.588886" calcext:value-type="float">
            <text:p>0.588886</text:p>
          </table:table-cell>
          <table:table-cell office:value-type="float" office:value="0.585224" calcext:value-type="float">
            <text:p>0.585224</text:p>
          </table:table-cell>
          <table:table-cell office:value-type="float" office:value="0.58153" calcext:value-type="float">
            <text:p>0.58153</text:p>
          </table:table-cell>
          <table:table-cell office:value-type="float" office:value="0.577903" calcext:value-type="float">
            <text:p>0.577903</text:p>
          </table:table-cell>
          <table:table-cell office:value-type="float" office:value="0.574439" calcext:value-type="float">
            <text:p>0.574439</text:p>
          </table:table-cell>
          <table:table-cell office:value-type="float" office:value="0.571223" calcext:value-type="float">
            <text:p>0.571223</text:p>
          </table:table-cell>
          <table:table-cell office:value-type="float" office:value="0.568332" calcext:value-type="float">
            <text:p>0.568332</text:p>
          </table:table-cell>
          <table:table-cell office:value-type="float" office:value="0.565827" calcext:value-type="float">
            <text:p>0.565827</text:p>
          </table:table-cell>
          <table:table-cell office:value-type="float" office:value="0.563754" calcext:value-type="float">
            <text:p>0.563754</text:p>
          </table:table-cell>
          <table:table-cell office:value-type="float" office:value="0.562145" calcext:value-type="float">
            <text:p>0.562145</text:p>
          </table:table-cell>
          <table:table-cell office:value-type="float" office:value="0.561011" calcext:value-type="float">
            <text:p>0.561011</text:p>
          </table:table-cell>
          <table:table-cell office:value-type="float" office:value="0.560351" calcext:value-type="float">
            <text:p>0.560351</text:p>
          </table:table-cell>
          <table:table-cell office:value-type="float" office:value="0.560142" calcext:value-type="float">
            <text:p>0.560142</text:p>
          </table:table-cell>
        </table:table-row>
        <table:table-row table:style-name="ro1">
          <table:table-cell office:value-type="float" office:value="1.93603" calcext:value-type="float">
            <text:p>1.93603</text:p>
          </table:table-cell>
          <table:table-cell office:value-type="float" office:value="0.605069" calcext:value-type="float">
            <text:p>0.605069</text:p>
          </table:table-cell>
          <table:table-cell office:value-type="float" office:value="0.604765" calcext:value-type="float">
            <text:p>0.604765</text:p>
          </table:table-cell>
          <table:table-cell office:value-type="float" office:value="0.603856" calcext:value-type="float">
            <text:p>0.603856</text:p>
          </table:table-cell>
          <table:table-cell office:value-type="float" office:value="0.602371" calcext:value-type="float">
            <text:p>0.602371</text:p>
          </table:table-cell>
          <table:table-cell office:value-type="float" office:value="0.600353" calcext:value-type="float">
            <text:p>0.600353</text:p>
          </table:table-cell>
          <table:table-cell office:value-type="float" office:value="0.597863" calcext:value-type="float">
            <text:p>0.597863</text:p>
          </table:table-cell>
          <table:table-cell office:value-type="float" office:value="0.594971" calcext:value-type="float">
            <text:p>0.594971</text:p>
          </table:table-cell>
          <table:table-cell office:value-type="float" office:value="0.591762" calcext:value-type="float">
            <text:p>0.591762</text:p>
          </table:table-cell>
          <table:table-cell office:value-type="float" office:value="0.588328" calcext:value-type="float">
            <text:p>0.588328</text:p>
          </table:table-cell>
          <table:table-cell office:value-type="float" office:value="0.584764" calcext:value-type="float">
            <text:p>0.584764</text:p>
          </table:table-cell>
          <table:table-cell office:value-type="float" office:value="0.58117" calcext:value-type="float">
            <text:p>0.58117</text:p>
          </table:table-cell>
          <table:table-cell office:value-type="float" office:value="0.577642" calcext:value-type="float">
            <text:p>0.577642</text:p>
          </table:table-cell>
          <table:table-cell office:value-type="float" office:value="0.574272" calcext:value-type="float">
            <text:p>0.574272</text:p>
          </table:table-cell>
          <table:table-cell office:value-type="float" office:value="0.571145" calcext:value-type="float">
            <text:p>0.571145</text:p>
          </table:table-cell>
          <table:table-cell office:value-type="float" office:value="0.568332" calcext:value-type="float">
            <text:p>0.568332</text:p>
          </table:table-cell>
          <table:table-cell office:value-type="float" office:value="0.565896" calcext:value-type="float">
            <text:p>0.565896</text:p>
          </table:table-cell>
          <table:table-cell office:value-type="float" office:value="0.56388" calcext:value-type="float">
            <text:p>0.56388</text:p>
          </table:table-cell>
          <table:table-cell office:value-type="float" office:value="0.562315" calcext:value-type="float">
            <text:p>0.562315</text:p>
          </table:table-cell>
          <table:table-cell office:value-type="float" office:value="0.561213" calcext:value-type="float">
            <text:p>0.561213</text:p>
          </table:table-cell>
          <table:table-cell office:value-type="float" office:value="0.560571" calcext:value-type="float">
            <text:p>0.560571</text:p>
          </table:table-cell>
          <table:table-cell office:value-type="float" office:value="0.560368" calcext:value-type="float">
            <text:p>0.560368</text:p>
          </table:table-cell>
        </table:table-row>
        <table:table-row table:style-name="ro1">
          <table:table-cell office:value-type="float" office:value="1.94975" calcext:value-type="float">
            <text:p>1.94975</text:p>
          </table:table-cell>
          <table:table-cell office:value-type="float" office:value="0.604077" calcext:value-type="float">
            <text:p>0.604077</text:p>
          </table:table-cell>
          <table:table-cell office:value-type="float" office:value="0.603781" calcext:value-type="float">
            <text:p>0.603781</text:p>
          </table:table-cell>
          <table:table-cell office:value-type="float" office:value="0.602896" calcext:value-type="float">
            <text:p>0.602896</text:p>
          </table:table-cell>
          <table:table-cell office:value-type="float" office:value="0.601451" calcext:value-type="float">
            <text:p>0.601451</text:p>
          </table:table-cell>
          <table:table-cell office:value-type="float" office:value="0.599487" calcext:value-type="float">
            <text:p>0.599487</text:p>
          </table:table-cell>
          <table:table-cell office:value-type="float" office:value="0.597063" calcext:value-type="float">
            <text:p>0.597063</text:p>
          </table:table-cell>
          <table:table-cell office:value-type="float" office:value="0.594249" calcext:value-type="float">
            <text:p>0.594249</text:p>
          </table:table-cell>
          <table:table-cell office:value-type="float" office:value="0.591127" calcext:value-type="float">
            <text:p>0.591127</text:p>
          </table:table-cell>
          <table:table-cell office:value-type="float" office:value="0.587785" calcext:value-type="float">
            <text:p>0.587785</text:p>
          </table:table-cell>
          <table:table-cell office:value-type="float" office:value="0.584317" calcext:value-type="float">
            <text:p>0.584317</text:p>
          </table:table-cell>
          <table:table-cell office:value-type="float" office:value="0.580821" calcext:value-type="float">
            <text:p>0.580821</text:p>
          </table:table-cell>
          <table:table-cell office:value-type="float" office:value="0.577389" calcext:value-type="float">
            <text:p>0.577389</text:p>
          </table:table-cell>
          <table:table-cell office:value-type="float" office:value="0.57411" calcext:value-type="float">
            <text:p>0.57411</text:p>
          </table:table-cell>
          <table:table-cell office:value-type="float" office:value="0.571068" calcext:value-type="float">
            <text:p>0.571068</text:p>
          </table:table-cell>
          <table:table-cell office:value-type="float" office:value="0.568333" calcext:value-type="float">
            <text:p>0.568333</text:p>
          </table:table-cell>
          <table:table-cell office:value-type="float" office:value="0.565963" calcext:value-type="float">
            <text:p>0.565963</text:p>
          </table:table-cell>
          <table:table-cell office:value-type="float" office:value="0.564003" calcext:value-type="float">
            <text:p>0.564003</text:p>
          </table:table-cell>
          <table:table-cell office:value-type="float" office:value="0.562481" calcext:value-type="float">
            <text:p>0.562481</text:p>
          </table:table-cell>
          <table:table-cell office:value-type="float" office:value="0.561409" calcext:value-type="float">
            <text:p>0.561409</text:p>
          </table:table-cell>
          <table:table-cell office:value-type="float" office:value="0.560784" calcext:value-type="float">
            <text:p>0.560784</text:p>
          </table:table-cell>
          <table:table-cell office:value-type="float" office:value="0.560587" calcext:value-type="float">
            <text:p>0.560587</text:p>
          </table:table-cell>
        </table:table-row>
        <table:table-row table:style-name="ro1">
          <table:table-cell office:value-type="float" office:value="1.96346" calcext:value-type="float">
            <text:p>1.96346</text:p>
          </table:table-cell>
          <table:table-cell office:value-type="float" office:value="0.603112" calcext:value-type="float">
            <text:p>0.603112</text:p>
          </table:table-cell>
          <table:table-cell office:value-type="float" office:value="0.602823" calcext:value-type="float">
            <text:p>0.602823</text:p>
          </table:table-cell>
          <table:table-cell office:value-type="float" office:value="0.601962" calcext:value-type="float">
            <text:p>0.601962</text:p>
          </table:table-cell>
          <table:table-cell office:value-type="float" office:value="0.600555" calcext:value-type="float">
            <text:p>0.600555</text:p>
          </table:table-cell>
          <table:table-cell office:value-type="float" office:value="0.598644" calcext:value-type="float">
            <text:p>0.598644</text:p>
          </table:table-cell>
          <table:table-cell office:value-type="float" office:value="0.596285" calcext:value-type="float">
            <text:p>0.596285</text:p>
          </table:table-cell>
          <table:table-cell office:value-type="float" office:value="0.593547" calcext:value-type="float">
            <text:p>0.593547</text:p>
          </table:table-cell>
          <table:table-cell office:value-type="float" office:value="0.590508" calcext:value-type="float">
            <text:p>0.590508</text:p>
          </table:table-cell>
          <table:table-cell office:value-type="float" office:value="0.587256" calcext:value-type="float">
            <text:p>0.587256</text:p>
          </table:table-cell>
          <table:table-cell office:value-type="float" office:value="0.583883" calcext:value-type="float">
            <text:p>0.583883</text:p>
          </table:table-cell>
          <table:table-cell office:value-type="float" office:value="0.580481" calcext:value-type="float">
            <text:p>0.580481</text:p>
          </table:table-cell>
          <table:table-cell office:value-type="float" office:value="0.577142" calcext:value-type="float">
            <text:p>0.577142</text:p>
          </table:table-cell>
          <table:table-cell office:value-type="float" office:value="0.573953" calcext:value-type="float">
            <text:p>0.573953</text:p>
          </table:table-cell>
          <table:table-cell office:value-type="float" office:value="0.570994" calcext:value-type="float">
            <text:p>0.570994</text:p>
          </table:table-cell>
          <table:table-cell office:value-type="float" office:value="0.568333" calcext:value-type="float">
            <text:p>0.568333</text:p>
          </table:table-cell>
          <table:table-cell office:value-type="float" office:value="0.566028" calcext:value-type="float">
            <text:p>0.566028</text:p>
          </table:table-cell>
          <table:table-cell office:value-type="float" office:value="0.564122" calcext:value-type="float">
            <text:p>0.564122</text:p>
          </table:table-cell>
          <table:table-cell office:value-type="float" office:value="0.562642" calcext:value-type="float">
            <text:p>0.562642</text:p>
          </table:table-cell>
          <table:table-cell office:value-type="float" office:value="0.5616" calcext:value-type="float">
            <text:p>0.5616</text:p>
          </table:table-cell>
          <table:table-cell office:value-type="float" office:value="0.560992" calcext:value-type="float">
            <text:p>0.560992</text:p>
          </table:table-cell>
          <table:table-cell office:value-type="float" office:value="0.560801" calcext:value-type="float">
            <text:p>0.560801</text:p>
          </table:table-cell>
        </table:table-row>
        <table:table-row table:style-name="ro1">
          <table:table-cell office:value-type="float" office:value="1.97772" calcext:value-type="float">
            <text:p>1.97772</text:p>
          </table:table-cell>
          <table:table-cell office:value-type="float" office:value="0.602135" calcext:value-type="float">
            <text:p>0.602135</text:p>
          </table:table-cell>
          <table:table-cell office:value-type="float" office:value="0.601855" calcext:value-type="float">
            <text:p>0.601855</text:p>
          </table:table-cell>
          <table:table-cell office:value-type="float" office:value="0.601018" calcext:value-type="float">
            <text:p>0.601018</text:p>
          </table:table-cell>
          <table:table-cell office:value-type="float" office:value="0.59965" calcext:value-type="float">
            <text:p>0.59965</text:p>
          </table:table-cell>
          <table:table-cell office:value-type="float" office:value="0.597792" calcext:value-type="float">
            <text:p>0.597792</text:p>
          </table:table-cell>
          <table:table-cell office:value-type="float" office:value="0.595499" calcext:value-type="float">
            <text:p>0.595499</text:p>
          </table:table-cell>
          <table:table-cell office:value-type="float" office:value="0.592837" calcext:value-type="float">
            <text:p>0.592837</text:p>
          </table:table-cell>
          <table:table-cell office:value-type="float" office:value="0.589883" calcext:value-type="float">
            <text:p>0.589883</text:p>
          </table:table-cell>
          <table:table-cell office:value-type="float" office:value="0.586722" calcext:value-type="float">
            <text:p>0.586722</text:p>
          </table:table-cell>
          <table:table-cell office:value-type="float" office:value="0.583444" calcext:value-type="float">
            <text:p>0.583444</text:p>
          </table:table-cell>
          <table:table-cell office:value-type="float" office:value="0.580137" calcext:value-type="float">
            <text:p>0.580137</text:p>
          </table:table-cell>
          <table:table-cell office:value-type="float" office:value="0.576893" calcext:value-type="float">
            <text:p>0.576893</text:p>
          </table:table-cell>
          <table:table-cell office:value-type="float" office:value="0.573794" calcext:value-type="float">
            <text:p>0.573794</text:p>
          </table:table-cell>
          <table:table-cell office:value-type="float" office:value="0.570919" calcext:value-type="float">
            <text:p>0.570919</text:p>
          </table:table-cell>
          <table:table-cell office:value-type="float" office:value="0.568334" calcext:value-type="float">
            <text:p>0.568334</text:p>
          </table:table-cell>
          <table:table-cell office:value-type="float" office:value="0.566095" calcext:value-type="float">
            <text:p>0.566095</text:p>
          </table:table-cell>
          <table:table-cell office:value-type="float" office:value="0.564243" calcext:value-type="float">
            <text:p>0.564243</text:p>
          </table:table-cell>
          <table:table-cell office:value-type="float" office:value="0.562805" calcext:value-type="float">
            <text:p>0.562805</text:p>
          </table:table-cell>
          <table:table-cell office:value-type="float" office:value="0.561793" calcext:value-type="float">
            <text:p>0.561793</text:p>
          </table:table-cell>
          <table:table-cell office:value-type="float" office:value="0.561202" calcext:value-type="float">
            <text:p>0.561202</text:p>
          </table:table-cell>
          <table:table-cell office:value-type="float" office:value="0.561016" calcext:value-type="float">
            <text:p>0.561016</text:p>
          </table:table-cell>
        </table:table-row>
        <table:table-row table:style-name="ro1">
          <table:table-cell office:value-type="float" office:value="1.99197" calcext:value-type="float">
            <text:p>1.99197</text:p>
          </table:table-cell>
          <table:table-cell office:value-type="float" office:value="0.601186" calcext:value-type="float">
            <text:p>0.601186</text:p>
          </table:table-cell>
          <table:table-cell office:value-type="float" office:value="0.600914" calcext:value-type="float">
            <text:p>0.600914</text:p>
          </table:table-cell>
          <table:table-cell office:value-type="float" office:value="0.6001" calcext:value-type="float">
            <text:p>0.6001</text:p>
          </table:table-cell>
          <table:table-cell office:value-type="float" office:value="0.59877" calcext:value-type="float">
            <text:p>0.59877</text:p>
          </table:table-cell>
          <table:table-cell office:value-type="float" office:value="0.596964" calcext:value-type="float">
            <text:p>0.596964</text:p>
          </table:table-cell>
          <table:table-cell office:value-type="float" office:value="0.594734" calcext:value-type="float">
            <text:p>0.594734</text:p>
          </table:table-cell>
          <table:table-cell office:value-type="float" office:value="0.592147" calcext:value-type="float">
            <text:p>0.592147</text:p>
          </table:table-cell>
          <table:table-cell office:value-type="float" office:value="0.589276" calcext:value-type="float">
            <text:p>0.589276</text:p>
          </table:table-cell>
          <table:table-cell office:value-type="float" office:value="0.586204" calcext:value-type="float">
            <text:p>0.586204</text:p>
          </table:table-cell>
          <table:table-cell office:value-type="float" office:value="0.583017" calcext:value-type="float">
            <text:p>0.583017</text:p>
          </table:table-cell>
          <table:table-cell office:value-type="float" office:value="0.579804" calcext:value-type="float">
            <text:p>0.579804</text:p>
          </table:table-cell>
          <table:table-cell office:value-type="float" office:value="0.576651" calcext:value-type="float">
            <text:p>0.576651</text:p>
          </table:table-cell>
          <table:table-cell office:value-type="float" office:value="0.57364" calcext:value-type="float">
            <text:p>0.57364</text:p>
          </table:table-cell>
          <table:table-cell office:value-type="float" office:value="0.570846" calcext:value-type="float">
            <text:p>0.570846</text:p>
          </table:table-cell>
          <table:table-cell office:value-type="float" office:value="0.568335" calcext:value-type="float">
            <text:p>0.568335</text:p>
          </table:table-cell>
          <table:table-cell office:value-type="float" office:value="0.566159" calcext:value-type="float">
            <text:p>0.566159</text:p>
          </table:table-cell>
          <table:table-cell office:value-type="float" office:value="0.56436" calcext:value-type="float">
            <text:p>0.56436</text:p>
          </table:table-cell>
          <table:table-cell office:value-type="float" office:value="0.562963" calcext:value-type="float">
            <text:p>0.562963</text:p>
          </table:table-cell>
          <table:table-cell office:value-type="float" office:value="0.56198" calcext:value-type="float">
            <text:p>0.56198</text:p>
          </table:table-cell>
          <table:table-cell office:value-type="float" office:value="0.561406" calcext:value-type="float">
            <text:p>0.561406</text:p>
          </table:table-cell>
          <table:table-cell office:value-type="float" office:value="0.561225" calcext:value-type="float">
            <text:p>0.561225</text:p>
          </table:table-cell>
        </table:table-row>
        <table:table-row table:style-name="ro1">
          <table:table-cell office:value-type="float" office:value="2.00622" calcext:value-type="float">
            <text:p>2.00622</text:p>
          </table:table-cell>
          <table:table-cell office:value-type="float" office:value="0.600263" calcext:value-type="float">
            <text:p>0.600263</text:p>
          </table:table-cell>
          <table:table-cell office:value-type="float" office:value="0.599999" calcext:value-type="float">
            <text:p>0.599999</text:p>
          </table:table-cell>
          <table:table-cell office:value-type="float" office:value="0.599207" calcext:value-type="float">
            <text:p>0.599207</text:p>
          </table:table-cell>
          <table:table-cell office:value-type="float" office:value="0.597915" calcext:value-type="float">
            <text:p>0.597915</text:p>
          </table:table-cell>
          <table:table-cell office:value-type="float" office:value="0.596159" calcext:value-type="float">
            <text:p>0.596159</text:p>
          </table:table-cell>
          <table:table-cell office:value-type="float" office:value="0.593991" calcext:value-type="float">
            <text:p>0.593991</text:p>
          </table:table-cell>
          <table:table-cell office:value-type="float" office:value="0.591476" calcext:value-type="float">
            <text:p>0.591476</text:p>
          </table:table-cell>
          <table:table-cell office:value-type="float" office:value="0.588685" calcext:value-type="float">
            <text:p>0.588685</text:p>
          </table:table-cell>
          <table:table-cell office:value-type="float" office:value="0.5857" calcext:value-type="float">
            <text:p>0.5857</text:p>
          </table:table-cell>
          <table:table-cell office:value-type="float" office:value="0.582602" calcext:value-type="float">
            <text:p>0.582602</text:p>
          </table:table-cell>
          <table:table-cell office:value-type="float" office:value="0.57948" calcext:value-type="float">
            <text:p>0.57948</text:p>
          </table:table-cell>
          <table:table-cell office:value-type="float" office:value="0.576416" calcext:value-type="float">
            <text:p>0.576416</text:p>
          </table:table-cell>
          <table:table-cell office:value-type="float" office:value="0.57349" calcext:value-type="float">
            <text:p>0.57349</text:p>
          </table:table-cell>
          <table:table-cell office:value-type="float" office:value="0.570775" calcext:value-type="float">
            <text:p>0.570775</text:p>
          </table:table-cell>
          <table:table-cell office:value-type="float" office:value="0.568335" calcext:value-type="float">
            <text:p>0.568335</text:p>
          </table:table-cell>
          <table:table-cell office:value-type="float" office:value="0.566222" calcext:value-type="float">
            <text:p>0.566222</text:p>
          </table:table-cell>
          <table:table-cell office:value-type="float" office:value="0.564474" calcext:value-type="float">
            <text:p>0.564474</text:p>
          </table:table-cell>
          <table:table-cell office:value-type="float" office:value="0.563117" calcext:value-type="float">
            <text:p>0.563117</text:p>
          </table:table-cell>
          <table:table-cell office:value-type="float" office:value="0.562162" calcext:value-type="float">
            <text:p>0.562162</text:p>
          </table:table-cell>
          <table:table-cell office:value-type="float" office:value="0.561605" calcext:value-type="float">
            <text:p>0.561605</text:p>
          </table:table-cell>
          <table:table-cell office:value-type="float" office:value="0.561429" calcext:value-type="float">
            <text:p>0.561429</text:p>
          </table:table-cell>
        </table:table-row>
        <table:table-row table:style-name="ro1">
          <table:table-cell office:value-type="float" office:value="2.01861" calcext:value-type="float">
            <text:p>2.01861</text:p>
          </table:table-cell>
          <table:table-cell office:value-type="float" office:value="0.599483" calcext:value-type="float">
            <text:p>0.599483</text:p>
          </table:table-cell>
          <table:table-cell office:value-type="float" office:value="0.599224" calcext:value-type="float">
            <text:p>0.599224</text:p>
          </table:table-cell>
          <table:table-cell office:value-type="float" office:value="0.598452" calcext:value-type="float">
            <text:p>0.598452</text:p>
          </table:table-cell>
          <table:table-cell office:value-type="float" office:value="0.597191" calcext:value-type="float">
            <text:p>0.597191</text:p>
          </table:table-cell>
          <table:table-cell office:value-type="float" office:value="0.595478" calcext:value-type="float">
            <text:p>0.595478</text:p>
          </table:table-cell>
          <table:table-cell office:value-type="float" office:value="0.593363" calcext:value-type="float">
            <text:p>0.593363</text:p>
          </table:table-cell>
          <table:table-cell office:value-type="float" office:value="0.590909" calcext:value-type="float">
            <text:p>0.590909</text:p>
          </table:table-cell>
          <table:table-cell office:value-type="float" office:value="0.588186" calcext:value-type="float">
            <text:p>0.588186</text:p>
          </table:table-cell>
          <table:table-cell office:value-type="float" office:value="0.585273" calcext:value-type="float">
            <text:p>0.585273</text:p>
          </table:table-cell>
          <table:table-cell office:value-type="float" office:value="0.582252" calcext:value-type="float">
            <text:p>0.582252</text:p>
          </table:table-cell>
          <table:table-cell office:value-type="float" office:value="0.579206" calcext:value-type="float">
            <text:p>0.579206</text:p>
          </table:table-cell>
          <table:table-cell office:value-type="float" office:value="0.576217" calcext:value-type="float">
            <text:p>0.576217</text:p>
          </table:table-cell>
          <table:table-cell office:value-type="float" office:value="0.573363" calcext:value-type="float">
            <text:p>0.573363</text:p>
          </table:table-cell>
          <table:table-cell office:value-type="float" office:value="0.570716" calcext:value-type="float">
            <text:p>0.570716</text:p>
          </table:table-cell>
          <table:table-cell office:value-type="float" office:value="0.568336" calcext:value-type="float">
            <text:p>0.568336</text:p>
          </table:table-cell>
          <table:table-cell office:value-type="float" office:value="0.566275" calcext:value-type="float">
            <text:p>0.566275</text:p>
          </table:table-cell>
          <table:table-cell office:value-type="float" office:value="0.56457" calcext:value-type="float">
            <text:p>0.56457</text:p>
          </table:table-cell>
          <table:table-cell office:value-type="float" office:value="0.563247" calcext:value-type="float">
            <text:p>0.563247</text:p>
          </table:table-cell>
          <table:table-cell office:value-type="float" office:value="0.562315" calcext:value-type="float">
            <text:p>0.562315</text:p>
          </table:table-cell>
          <table:table-cell office:value-type="float" office:value="0.561772" calcext:value-type="float">
            <text:p>0.561772</text:p>
          </table:table-cell>
          <table:table-cell office:value-type="float" office:value="0.561601" calcext:value-type="float">
            <text:p>0.561601</text:p>
          </table:table-cell>
        </table:table-row>
        <table:table-row table:style-name="ro1">
          <table:table-cell office:value-type="float" office:value="2.03146" calcext:value-type="float">
            <text:p>2.03146</text:p>
          </table:table-cell>
          <table:table-cell office:value-type="float" office:value="0.598693" calcext:value-type="float">
            <text:p>0.598693</text:p>
          </table:table-cell>
          <table:table-cell office:value-type="float" office:value="0.59844" calcext:value-type="float">
            <text:p>0.59844</text:p>
          </table:table-cell>
          <table:table-cell office:value-type="float" office:value="0.597687" calcext:value-type="float">
            <text:p>0.597687</text:p>
          </table:table-cell>
          <table:table-cell office:value-type="float" office:value="0.596458" calcext:value-type="float">
            <text:p>0.596458</text:p>
          </table:table-cell>
          <table:table-cell office:value-type="float" office:value="0.594788" calcext:value-type="float">
            <text:p>0.594788</text:p>
          </table:table-cell>
          <table:table-cell office:value-type="float" office:value="0.592727" calcext:value-type="float">
            <text:p>0.592727</text:p>
          </table:table-cell>
          <table:table-cell office:value-type="float" office:value="0.590335" calcext:value-type="float">
            <text:p>0.590335</text:p>
          </table:table-cell>
          <table:table-cell office:value-type="float" office:value="0.587681" calcext:value-type="float">
            <text:p>0.587681</text:p>
          </table:table-cell>
          <table:table-cell office:value-type="float" office:value="0.584842" calcext:value-type="float">
            <text:p>0.584842</text:p>
          </table:table-cell>
          <table:table-cell office:value-type="float" office:value="0.581897" calcext:value-type="float">
            <text:p>0.581897</text:p>
          </table:table-cell>
          <table:table-cell office:value-type="float" office:value="0.578929" calcext:value-type="float">
            <text:p>0.578929</text:p>
          </table:table-cell>
          <table:table-cell office:value-type="float" office:value="0.576016" calcext:value-type="float">
            <text:p>0.576016</text:p>
          </table:table-cell>
          <table:table-cell office:value-type="float" office:value="0.573235" calcext:value-type="float">
            <text:p>0.573235</text:p>
          </table:table-cell>
          <table:table-cell office:value-type="float" office:value="0.570655" calcext:value-type="float">
            <text:p>0.570655</text:p>
          </table:table-cell>
          <table:table-cell office:value-type="float" office:value="0.568337" calcext:value-type="float">
            <text:p>0.568337</text:p>
          </table:table-cell>
          <table:table-cell office:value-type="float" office:value="0.566328" calcext:value-type="float">
            <text:p>0.566328</text:p>
          </table:table-cell>
          <table:table-cell office:value-type="float" office:value="0.564667" calcext:value-type="float">
            <text:p>0.564667</text:p>
          </table:table-cell>
          <table:table-cell office:value-type="float" office:value="0.563378" calcext:value-type="float">
            <text:p>0.563378</text:p>
          </table:table-cell>
          <table:table-cell office:value-type="float" office:value="0.562471" calcext:value-type="float">
            <text:p>0.562471</text:p>
          </table:table-cell>
          <table:table-cell office:value-type="float" office:value="0.561942" calcext:value-type="float">
            <text:p>0.561942</text:p>
          </table:table-cell>
          <table:table-cell office:value-type="float" office:value="0.561775" calcext:value-type="float">
            <text:p>0.561775</text:p>
          </table:table-cell>
        </table:table-row>
        <table:table-row table:style-name="ro1">
          <table:table-cell office:value-type="float" office:value="2.04594" calcext:value-type="float">
            <text:p>2.04594</text:p>
          </table:table-cell>
          <table:table-cell office:value-type="float" office:value="0.597826" calcext:value-type="float">
            <text:p>0.597826</text:p>
          </table:table-cell>
          <table:table-cell office:value-type="float" office:value="0.597581" calcext:value-type="float">
            <text:p>0.597581</text:p>
          </table:table-cell>
          <table:table-cell office:value-type="float" office:value="0.59685" calcext:value-type="float">
            <text:p>0.59685</text:p>
          </table:table-cell>
          <table:table-cell office:value-type="float" office:value="0.595655" calcext:value-type="float">
            <text:p>0.595655</text:p>
          </table:table-cell>
          <table:table-cell office:value-type="float" office:value="0.594032" calcext:value-type="float">
            <text:p>0.594032</text:p>
          </table:table-cell>
          <table:table-cell office:value-type="float" office:value="0.59203" calcext:value-type="float">
            <text:p>0.59203</text:p>
          </table:table-cell>
          <table:table-cell office:value-type="float" office:value="0.589705" calcext:value-type="float">
            <text:p>0.589705</text:p>
          </table:table-cell>
          <table:table-cell office:value-type="float" office:value="0.587127" calcext:value-type="float">
            <text:p>0.587127</text:p>
          </table:table-cell>
          <table:table-cell office:value-type="float" office:value="0.584369" calcext:value-type="float">
            <text:p>0.584369</text:p>
          </table:table-cell>
          <table:table-cell office:value-type="float" office:value="0.581509" calcext:value-type="float">
            <text:p>0.581509</text:p>
          </table:table-cell>
          <table:table-cell office:value-type="float" office:value="0.578625" calcext:value-type="float">
            <text:p>0.578625</text:p>
          </table:table-cell>
          <table:table-cell office:value-type="float" office:value="0.575796" calcext:value-type="float">
            <text:p>0.575796</text:p>
          </table:table-cell>
          <table:table-cell office:value-type="float" office:value="0.573095" calcext:value-type="float">
            <text:p>0.573095</text:p>
          </table:table-cell>
          <table:table-cell office:value-type="float" office:value="0.570589" calcext:value-type="float">
            <text:p>0.570589</text:p>
          </table:table-cell>
          <table:table-cell office:value-type="float" office:value="0.568337" calcext:value-type="float">
            <text:p>0.568337</text:p>
          </table:table-cell>
          <table:table-cell office:value-type="float" office:value="0.566387" calcext:value-type="float">
            <text:p>0.566387</text:p>
          </table:table-cell>
          <table:table-cell office:value-type="float" office:value="0.564774" calcext:value-type="float">
            <text:p>0.564774</text:p>
          </table:table-cell>
          <table:table-cell office:value-type="float" office:value="0.563522" calcext:value-type="float">
            <text:p>0.563522</text:p>
          </table:table-cell>
          <table:table-cell office:value-type="float" office:value="0.562641" calcext:value-type="float">
            <text:p>0.562641</text:p>
          </table:table-cell>
          <table:table-cell office:value-type="float" office:value="0.562127" calcext:value-type="float">
            <text:p>0.562127</text:p>
          </table:table-cell>
          <table:table-cell office:value-type="float" office:value="0.561965" calcext:value-type="float">
            <text:p>0.561965</text:p>
          </table:table-cell>
        </table:table-row>
        <table:table-row table:style-name="ro1">
          <table:table-cell office:value-type="float" office:value="2.06134" calcext:value-type="float">
            <text:p>2.06134</text:p>
          </table:table-cell>
          <table:table-cell office:value-type="float" office:value="0.59693" calcext:value-type="float">
            <text:p>0.59693</text:p>
          </table:table-cell>
          <table:table-cell office:value-type="float" office:value="0.596694" calcext:value-type="float">
            <text:p>0.596694</text:p>
          </table:table-cell>
          <table:table-cell office:value-type="float" office:value="0.595984" calcext:value-type="float">
            <text:p>0.595984</text:p>
          </table:table-cell>
          <table:table-cell office:value-type="float" office:value="0.594826" calcext:value-type="float">
            <text:p>0.594826</text:p>
          </table:table-cell>
          <table:table-cell office:value-type="float" office:value="0.593252" calcext:value-type="float">
            <text:p>0.593252</text:p>
          </table:table-cell>
          <table:table-cell office:value-type="float" office:value="0.591309" calcext:value-type="float">
            <text:p>0.591309</text:p>
          </table:table-cell>
          <table:table-cell office:value-type="float" office:value="0.589056" calcext:value-type="float">
            <text:p>0.589056</text:p>
          </table:table-cell>
          <table:table-cell office:value-type="float" office:value="0.586556" calcext:value-type="float">
            <text:p>0.586556</text:p>
          </table:table-cell>
          <table:table-cell office:value-type="float" office:value="0.583881" calcext:value-type="float">
            <text:p>0.583881</text:p>
          </table:table-cell>
          <table:table-cell office:value-type="float" office:value="0.581107" calcext:value-type="float">
            <text:p>0.581107</text:p>
          </table:table-cell>
          <table:table-cell office:value-type="float" office:value="0.578312" calcext:value-type="float">
            <text:p>0.578312</text:p>
          </table:table-cell>
          <table:table-cell office:value-type="float" office:value="0.575569" calcext:value-type="float">
            <text:p>0.575569</text:p>
          </table:table-cell>
          <table:table-cell office:value-type="float" office:value="0.57295" calcext:value-type="float">
            <text:p>0.57295</text:p>
          </table:table-cell>
          <table:table-cell office:value-type="float" office:value="0.570521" calcext:value-type="float">
            <text:p>0.570521</text:p>
          </table:table-cell>
          <table:table-cell office:value-type="float" office:value="0.568338" calcext:value-type="float">
            <text:p>0.568338</text:p>
          </table:table-cell>
          <table:table-cell office:value-type="float" office:value="0.566448" calcext:value-type="float">
            <text:p>0.566448</text:p>
          </table:table-cell>
          <table:table-cell office:value-type="float" office:value="0.564885" calcext:value-type="float">
            <text:p>0.564885</text:p>
          </table:table-cell>
          <table:table-cell office:value-type="float" office:value="0.563671" calcext:value-type="float">
            <text:p>0.563671</text:p>
          </table:table-cell>
          <table:table-cell office:value-type="float" office:value="0.562817" calcext:value-type="float">
            <text:p>0.562817</text:p>
          </table:table-cell>
          <table:table-cell office:value-type="float" office:value="0.562319" calcext:value-type="float">
            <text:p>0.562319</text:p>
          </table:table-cell>
          <table:table-cell office:value-type="float" office:value="0.562162" calcext:value-type="float">
            <text:p>0.562162</text:p>
          </table:table-cell>
        </table:table-row>
        <table:table-row table:style-name="ro1">
          <table:table-cell office:value-type="float" office:value="2.07298" calcext:value-type="float">
            <text:p>2.07298</text:p>
          </table:table-cell>
          <table:table-cell office:value-type="float" office:value="0.596273" calcext:value-type="float">
            <text:p>0.596273</text:p>
          </table:table-cell>
          <table:table-cell office:value-type="float" office:value="0.596041" calcext:value-type="float">
            <text:p>0.596041</text:p>
          </table:table-cell>
          <table:table-cell office:value-type="float" office:value="0.595348" calcext:value-type="float">
            <text:p>0.595348</text:p>
          </table:table-cell>
          <table:table-cell office:value-type="float" office:value="0.594215" calcext:value-type="float">
            <text:p>0.594215</text:p>
          </table:table-cell>
          <table:table-cell office:value-type="float" office:value="0.592678" calcext:value-type="float">
            <text:p>0.592678</text:p>
          </table:table-cell>
          <table:table-cell office:value-type="float" office:value="0.59078" calcext:value-type="float">
            <text:p>0.59078</text:p>
          </table:table-cell>
          <table:table-cell office:value-type="float" office:value="0.588578" calcext:value-type="float">
            <text:p>0.588578</text:p>
          </table:table-cell>
          <table:table-cell office:value-type="float" office:value="0.586135" calcext:value-type="float">
            <text:p>0.586135</text:p>
          </table:table-cell>
          <table:table-cell office:value-type="float" office:value="0.583522" calcext:value-type="float">
            <text:p>0.583522</text:p>
          </table:table-cell>
          <table:table-cell office:value-type="float" office:value="0.580812" calcext:value-type="float">
            <text:p>0.580812</text:p>
          </table:table-cell>
          <table:table-cell office:value-type="float" office:value="0.578081" calcext:value-type="float">
            <text:p>0.578081</text:p>
          </table:table-cell>
          <table:table-cell office:value-type="float" office:value="0.575402" calcext:value-type="float">
            <text:p>0.575402</text:p>
          </table:table-cell>
          <table:table-cell office:value-type="float" office:value="0.572844" calcext:value-type="float">
            <text:p>0.572844</text:p>
          </table:table-cell>
          <table:table-cell office:value-type="float" office:value="0.570471" calcext:value-type="float">
            <text:p>0.570471</text:p>
          </table:table-cell>
          <table:table-cell office:value-type="float" office:value="0.568339" calcext:value-type="float">
            <text:p>0.568339</text:p>
          </table:table-cell>
          <table:table-cell office:value-type="float" office:value="0.566492" calcext:value-type="float">
            <text:p>0.566492</text:p>
          </table:table-cell>
          <table:table-cell office:value-type="float" office:value="0.564966" calcext:value-type="float">
            <text:p>0.564966</text:p>
          </table:table-cell>
          <table:table-cell office:value-type="float" office:value="0.563781" calcext:value-type="float">
            <text:p>0.563781</text:p>
          </table:table-cell>
          <table:table-cell office:value-type="float" office:value="0.562946" calcext:value-type="float">
            <text:p>0.562946</text:p>
          </table:table-cell>
          <table:table-cell office:value-type="float" office:value="0.56246" calcext:value-type="float">
            <text:p>0.56246</text:p>
          </table:table-cell>
          <table:table-cell office:value-type="float" office:value="0.562307" calcext:value-type="float">
            <text:p>0.562307</text:p>
          </table:table-cell>
        </table:table-row>
        <table:table-row table:style-name="ro1">
          <table:table-cell office:value-type="float" office:value="2.08606" calcext:value-type="float">
            <text:p>2.08606</text:p>
          </table:table-cell>
          <table:table-cell office:value-type="float" office:value="0.595551" calcext:value-type="float">
            <text:p>0.595551</text:p>
          </table:table-cell>
          <table:table-cell office:value-type="float" office:value="0.595325" calcext:value-type="float">
            <text:p>0.595325</text:p>
          </table:table-cell>
          <table:table-cell office:value-type="float" office:value="0.59465" calcext:value-type="float">
            <text:p>0.59465</text:p>
          </table:table-cell>
          <table:table-cell office:value-type="float" office:value="0.593546" calcext:value-type="float">
            <text:p>0.593546</text:p>
          </table:table-cell>
          <table:table-cell office:value-type="float" office:value="0.592048" calcext:value-type="float">
            <text:p>0.592048</text:p>
          </table:table-cell>
          <table:table-cell office:value-type="float" office:value="0.590199" calcext:value-type="float">
            <text:p>0.590199</text:p>
          </table:table-cell>
          <table:table-cell office:value-type="float" office:value="0.588054" calcext:value-type="float">
            <text:p>0.588054</text:p>
          </table:table-cell>
          <table:table-cell office:value-type="float" office:value="0.585674" calcext:value-type="float">
            <text:p>0.585674</text:p>
          </table:table-cell>
          <table:table-cell office:value-type="float" office:value="0.583129" calcext:value-type="float">
            <text:p>0.583129</text:p>
          </table:table-cell>
          <table:table-cell office:value-type="float" office:value="0.580489" calcext:value-type="float">
            <text:p>0.580489</text:p>
          </table:table-cell>
          <table:table-cell office:value-type="float" office:value="0.577829" calcext:value-type="float">
            <text:p>0.577829</text:p>
          </table:table-cell>
          <table:table-cell office:value-type="float" office:value="0.575219" calcext:value-type="float">
            <text:p>0.575219</text:p>
          </table:table-cell>
          <table:table-cell office:value-type="float" office:value="0.572727" calcext:value-type="float">
            <text:p>0.572727</text:p>
          </table:table-cell>
          <table:table-cell office:value-type="float" office:value="0.570417" calcext:value-type="float">
            <text:p>0.570417</text:p>
          </table:table-cell>
          <table:table-cell office:value-type="float" office:value="0.56834" calcext:value-type="float">
            <text:p>0.56834</text:p>
          </table:table-cell>
          <table:table-cell office:value-type="float" office:value="0.566541" calcext:value-type="float">
            <text:p>0.566541</text:p>
          </table:table-cell>
          <table:table-cell office:value-type="float" office:value="0.565055" calcext:value-type="float">
            <text:p>0.565055</text:p>
          </table:table-cell>
          <table:table-cell office:value-type="float" office:value="0.5639" calcext:value-type="float">
            <text:p>0.5639</text:p>
          </table:table-cell>
          <table:table-cell office:value-type="float" office:value="0.563088" calcext:value-type="float">
            <text:p>0.563088</text:p>
          </table:table-cell>
          <table:table-cell office:value-type="float" office:value="0.562614" calcext:value-type="float">
            <text:p>0.562614</text:p>
          </table:table-cell>
          <table:table-cell office:value-type="float" office:value="0.562465" calcext:value-type="float">
            <text:p>0.562465</text:p>
          </table:table-cell>
        </table:table-row>
        <table:table-row table:style-name="ro1">
          <table:table-cell office:value-type="float" office:value="2.10158" calcext:value-type="float">
            <text:p>2.10158</text:p>
          </table:table-cell>
          <table:table-cell office:value-type="float" office:value="0.594718" calcext:value-type="float">
            <text:p>0.594718</text:p>
          </table:table-cell>
          <table:table-cell office:value-type="float" office:value="0.594499" calcext:value-type="float">
            <text:p>0.594499</text:p>
          </table:table-cell>
          <table:table-cell office:value-type="float" office:value="0.593844" calcext:value-type="float">
            <text:p>0.593844</text:p>
          </table:table-cell>
          <table:table-cell office:value-type="float" office:value="0.592775" calcext:value-type="float">
            <text:p>0.592775</text:p>
          </table:table-cell>
          <table:table-cell office:value-type="float" office:value="0.591322" calcext:value-type="float">
            <text:p>0.591322</text:p>
          </table:table-cell>
          <table:table-cell office:value-type="float" office:value="0.58953" calcext:value-type="float">
            <text:p>0.58953</text:p>
          </table:table-cell>
          <table:table-cell office:value-type="float" office:value="0.58745" calcext:value-type="float">
            <text:p>0.58745</text:p>
          </table:table-cell>
          <table:table-cell office:value-type="float" office:value="0.585143" calcext:value-type="float">
            <text:p>0.585143</text:p>
          </table:table-cell>
          <table:table-cell office:value-type="float" office:value="0.582675" calcext:value-type="float">
            <text:p>0.582675</text:p>
          </table:table-cell>
          <table:table-cell office:value-type="float" office:value="0.580116" calcext:value-type="float">
            <text:p>0.580116</text:p>
          </table:table-cell>
          <table:table-cell office:value-type="float" office:value="0.577537" calcext:value-type="float">
            <text:p>0.577537</text:p>
          </table:table-cell>
          <table:table-cell office:value-type="float" office:value="0.575008" calcext:value-type="float">
            <text:p>0.575008</text:p>
          </table:table-cell>
          <table:table-cell office:value-type="float" office:value="0.572593" calcext:value-type="float">
            <text:p>0.572593</text:p>
          </table:table-cell>
          <table:table-cell office:value-type="float" office:value="0.570353" calcext:value-type="float">
            <text:p>0.570353</text:p>
          </table:table-cell>
          <table:table-cell office:value-type="float" office:value="0.568341" calcext:value-type="float">
            <text:p>0.568341</text:p>
          </table:table-cell>
          <table:table-cell office:value-type="float" office:value="0.566598" calcext:value-type="float">
            <text:p>0.566598</text:p>
          </table:table-cell>
          <table:table-cell office:value-type="float" office:value="0.565157" calcext:value-type="float">
            <text:p>0.565157</text:p>
          </table:table-cell>
          <table:table-cell office:value-type="float" office:value="0.564039" calcext:value-type="float">
            <text:p>0.564039</text:p>
          </table:table-cell>
          <table:table-cell office:value-type="float" office:value="0.563251" calcext:value-type="float">
            <text:p>0.563251</text:p>
          </table:table-cell>
          <table:table-cell office:value-type="float" office:value="0.562793" calcext:value-type="float">
            <text:p>0.562793</text:p>
          </table:table-cell>
          <table:table-cell office:value-type="float" office:value="0.562648" calcext:value-type="float">
            <text:p>0.562648</text:p>
          </table:table-cell>
        </table:table-row>
        <table:table-row table:style-name="ro1">
          <table:table-cell office:value-type="float" office:value="2.11531" calcext:value-type="float">
            <text:p>2.11531</text:p>
          </table:table-cell>
          <table:table-cell office:value-type="float" office:value="0.594003" calcext:value-type="float">
            <text:p>0.594003</text:p>
          </table:table-cell>
          <table:table-cell office:value-type="float" office:value="0.59379" calcext:value-type="float">
            <text:p>0.59379</text:p>
          </table:table-cell>
          <table:table-cell office:value-type="float" office:value="0.593153" calcext:value-type="float">
            <text:p>0.593153</text:p>
          </table:table-cell>
          <table:table-cell office:value-type="float" office:value="0.592112" calcext:value-type="float">
            <text:p>0.592112</text:p>
          </table:table-cell>
          <table:table-cell office:value-type="float" office:value="0.590699" calcext:value-type="float">
            <text:p>0.590699</text:p>
          </table:table-cell>
          <table:table-cell office:value-type="float" office:value="0.588954" calcext:value-type="float">
            <text:p>0.588954</text:p>
          </table:table-cell>
          <table:table-cell office:value-type="float" office:value="0.586931" calcext:value-type="float">
            <text:p>0.586931</text:p>
          </table:table-cell>
          <table:table-cell office:value-type="float" office:value="0.584686" calcext:value-type="float">
            <text:p>0.584686</text:p>
          </table:table-cell>
          <table:table-cell office:value-type="float" office:value="0.582285" calcext:value-type="float">
            <text:p>0.582285</text:p>
          </table:table-cell>
          <table:table-cell office:value-type="float" office:value="0.579796" calcext:value-type="float">
            <text:p>0.579796</text:p>
          </table:table-cell>
          <table:table-cell office:value-type="float" office:value="0.577287" calcext:value-type="float">
            <text:p>0.577287</text:p>
          </table:table-cell>
          <table:table-cell office:value-type="float" office:value="0.574827" calcext:value-type="float">
            <text:p>0.574827</text:p>
          </table:table-cell>
          <table:table-cell office:value-type="float" office:value="0.572478" calcext:value-type="float">
            <text:p>0.572478</text:p>
          </table:table-cell>
          <table:table-cell office:value-type="float" office:value="0.570299" calcext:value-type="float">
            <text:p>0.570299</text:p>
          </table:table-cell>
          <table:table-cell office:value-type="float" office:value="0.568342" calcext:value-type="float">
            <text:p>0.568342</text:p>
          </table:table-cell>
          <table:table-cell office:value-type="float" office:value="0.566647" calcext:value-type="float">
            <text:p>0.566647</text:p>
          </table:table-cell>
          <table:table-cell office:value-type="float" office:value="0.565245" calcext:value-type="float">
            <text:p>0.565245</text:p>
          </table:table-cell>
          <table:table-cell office:value-type="float" office:value="0.564157" calcext:value-type="float">
            <text:p>0.564157</text:p>
          </table:table-cell>
          <table:table-cell office:value-type="float" office:value="0.563392" calcext:value-type="float">
            <text:p>0.563392</text:p>
          </table:table-cell>
          <table:table-cell office:value-type="float" office:value="0.562945" calcext:value-type="float">
            <text:p>0.562945</text:p>
          </table:table-cell>
          <table:table-cell office:value-type="float" office:value="0.562805" calcext:value-type="float">
            <text:p>0.562805</text:p>
          </table:table-cell>
        </table:table-row>
        <table:table-row table:style-name="ro1">
          <table:table-cell office:value-type="float" office:value="2.12903" calcext:value-type="float">
            <text:p>2.12903</text:p>
          </table:table-cell>
          <table:table-cell office:value-type="float" office:value="0.593307" calcext:value-type="float">
            <text:p>0.593307</text:p>
          </table:table-cell>
          <table:table-cell office:value-type="float" office:value="0.5931" calcext:value-type="float">
            <text:p>0.5931</text:p>
          </table:table-cell>
          <table:table-cell office:value-type="float" office:value="0.59248" calcext:value-type="float">
            <text:p>0.59248</text:p>
          </table:table-cell>
          <table:table-cell office:value-type="float" office:value="0.591467" calcext:value-type="float">
            <text:p>0.591467</text:p>
          </table:table-cell>
          <table:table-cell office:value-type="float" office:value="0.590092" calcext:value-type="float">
            <text:p>0.590092</text:p>
          </table:table-cell>
          <table:table-cell office:value-type="float" office:value="0.588395" calcext:value-type="float">
            <text:p>0.588395</text:p>
          </table:table-cell>
          <table:table-cell office:value-type="float" office:value="0.586426" calcext:value-type="float">
            <text:p>0.586426</text:p>
          </table:table-cell>
          <table:table-cell office:value-type="float" office:value="0.584242" calcext:value-type="float">
            <text:p>0.584242</text:p>
          </table:table-cell>
          <table:table-cell office:value-type="float" office:value="0.581907" calcext:value-type="float">
            <text:p>0.581907</text:p>
          </table:table-cell>
          <table:table-cell office:value-type="float" office:value="0.579485" calcext:value-type="float">
            <text:p>0.579485</text:p>
          </table:table-cell>
          <table:table-cell office:value-type="float" office:value="0.577044" calcext:value-type="float">
            <text:p>0.577044</text:p>
          </table:table-cell>
          <table:table-cell office:value-type="float" office:value="0.574651" calcext:value-type="float">
            <text:p>0.574651</text:p>
          </table:table-cell>
          <table:table-cell office:value-type="float" office:value="0.572366" calcext:value-type="float">
            <text:p>0.572366</text:p>
          </table:table-cell>
          <table:table-cell office:value-type="float" office:value="0.570247" calcext:value-type="float">
            <text:p>0.570247</text:p>
          </table:table-cell>
          <table:table-cell office:value-type="float" office:value="0.568343" calcext:value-type="float">
            <text:p>0.568343</text:p>
          </table:table-cell>
          <table:table-cell office:value-type="float" office:value="0.566694" calcext:value-type="float">
            <text:p>0.566694</text:p>
          </table:table-cell>
          <table:table-cell office:value-type="float" office:value="0.565331" calcext:value-type="float">
            <text:p>0.565331</text:p>
          </table:table-cell>
          <table:table-cell office:value-type="float" office:value="0.564273" calcext:value-type="float">
            <text:p>0.564273</text:p>
          </table:table-cell>
          <table:table-cell office:value-type="float" office:value="0.563528" calcext:value-type="float">
            <text:p>0.563528</text:p>
          </table:table-cell>
          <table:table-cell office:value-type="float" office:value="0.563094" calcext:value-type="float">
            <text:p>0.563094</text:p>
          </table:table-cell>
          <table:table-cell office:value-type="float" office:value="0.562957" calcext:value-type="float">
            <text:p>0.562957</text:p>
          </table:table-cell>
        </table:table-row>
        <table:table-row table:style-name="ro1">
          <table:table-cell office:value-type="float" office:value="2.14322" calcext:value-type="float">
            <text:p>2.14322</text:p>
          </table:table-cell>
          <table:table-cell office:value-type="float" office:value="0.592607" calcext:value-type="float">
            <text:p>0.592607</text:p>
          </table:table-cell>
          <table:table-cell office:value-type="float" office:value="0.592406" calcext:value-type="float">
            <text:p>0.592406</text:p>
          </table:table-cell>
          <table:table-cell office:value-type="float" office:value="0.591803" calcext:value-type="float">
            <text:p>0.591803</text:p>
          </table:table-cell>
          <table:table-cell office:value-type="float" office:value="0.590819" calcext:value-type="float">
            <text:p>0.590819</text:p>
          </table:table-cell>
          <table:table-cell office:value-type="float" office:value="0.589482" calcext:value-type="float">
            <text:p>0.589482</text:p>
          </table:table-cell>
          <table:table-cell office:value-type="float" office:value="0.587832" calcext:value-type="float">
            <text:p>0.587832</text:p>
          </table:table-cell>
          <table:table-cell office:value-type="float" office:value="0.585918" calcext:value-type="float">
            <text:p>0.585918</text:p>
          </table:table-cell>
          <table:table-cell office:value-type="float" office:value="0.583796" calcext:value-type="float">
            <text:p>0.583796</text:p>
          </table:table-cell>
          <table:table-cell office:value-type="float" office:value="0.581526" calcext:value-type="float">
            <text:p>0.581526</text:p>
          </table:table-cell>
          <table:table-cell office:value-type="float" office:value="0.579172" calcext:value-type="float">
            <text:p>0.579172</text:p>
          </table:table-cell>
          <table:table-cell office:value-type="float" office:value="0.5768" calcext:value-type="float">
            <text:p>0.5768</text:p>
          </table:table-cell>
          <table:table-cell office:value-type="float" office:value="0.574474" calcext:value-type="float">
            <text:p>0.574474</text:p>
          </table:table-cell>
          <table:table-cell office:value-type="float" office:value="0.572253" calcext:value-type="float">
            <text:p>0.572253</text:p>
          </table:table-cell>
          <table:table-cell office:value-type="float" office:value="0.570194" calcext:value-type="float">
            <text:p>0.570194</text:p>
          </table:table-cell>
          <table:table-cell office:value-type="float" office:value="0.568343" calcext:value-type="float">
            <text:p>0.568343</text:p>
          </table:table-cell>
          <table:table-cell office:value-type="float" office:value="0.566741" calcext:value-type="float">
            <text:p>0.566741</text:p>
          </table:table-cell>
          <table:table-cell office:value-type="float" office:value="0.565417" calcext:value-type="float">
            <text:p>0.565417</text:p>
          </table:table-cell>
          <table:table-cell office:value-type="float" office:value="0.564389" calcext:value-type="float">
            <text:p>0.564389</text:p>
          </table:table-cell>
          <table:table-cell office:value-type="float" office:value="0.563665" calcext:value-type="float">
            <text:p>0.563665</text:p>
          </table:table-cell>
          <table:table-cell office:value-type="float" office:value="0.563243" calcext:value-type="float">
            <text:p>0.563243</text:p>
          </table:table-cell>
          <table:table-cell office:value-type="float" office:value="0.56311" calcext:value-type="float">
            <text:p>0.56311</text:p>
          </table:table-cell>
        </table:table-row>
        <table:table-row table:style-name="ro1">
          <table:table-cell office:value-type="float" office:value="2.15741" calcext:value-type="float">
            <text:p>2.15741</text:p>
          </table:table-cell>
          <table:table-cell office:value-type="float" office:value="0.591927" calcext:value-type="float">
            <text:p>0.591927</text:p>
          </table:table-cell>
          <table:table-cell office:value-type="float" office:value="0.591731" calcext:value-type="float">
            <text:p>0.591731</text:p>
          </table:table-cell>
          <table:table-cell office:value-type="float" office:value="0.591145" calcext:value-type="float">
            <text:p>0.591145</text:p>
          </table:table-cell>
          <table:table-cell office:value-type="float" office:value="0.590189" calcext:value-type="float">
            <text:p>0.590189</text:p>
          </table:table-cell>
          <table:table-cell office:value-type="float" office:value="0.588889" calcext:value-type="float">
            <text:p>0.588889</text:p>
          </table:table-cell>
          <table:table-cell office:value-type="float" office:value="0.587286" calcext:value-type="float">
            <text:p>0.587286</text:p>
          </table:table-cell>
          <table:table-cell office:value-type="float" office:value="0.585425" calcext:value-type="float">
            <text:p>0.585425</text:p>
          </table:table-cell>
          <table:table-cell office:value-type="float" office:value="0.583362" calcext:value-type="float">
            <text:p>0.583362</text:p>
          </table:table-cell>
          <table:table-cell office:value-type="float" office:value="0.581156" calcext:value-type="float">
            <text:p>0.581156</text:p>
          </table:table-cell>
          <table:table-cell office:value-type="float" office:value="0.578868" calcext:value-type="float">
            <text:p>0.578868</text:p>
          </table:table-cell>
          <table:table-cell office:value-type="float" office:value="0.576563" calcext:value-type="float">
            <text:p>0.576563</text:p>
          </table:table-cell>
          <table:table-cell office:value-type="float" office:value="0.574302" calcext:value-type="float">
            <text:p>0.574302</text:p>
          </table:table-cell>
          <table:table-cell office:value-type="float" office:value="0.572144" calcext:value-type="float">
            <text:p>0.572144</text:p>
          </table:table-cell>
          <table:table-cell office:value-type="float" office:value="0.570142" calcext:value-type="float">
            <text:p>0.570142</text:p>
          </table:table-cell>
          <table:table-cell office:value-type="float" office:value="0.568344" calcext:value-type="float">
            <text:p>0.568344</text:p>
          </table:table-cell>
          <table:table-cell office:value-type="float" office:value="0.566787" calcext:value-type="float">
            <text:p>0.566787</text:p>
          </table:table-cell>
          <table:table-cell office:value-type="float" office:value="0.5655" calcext:value-type="float">
            <text:p>0.5655</text:p>
          </table:table-cell>
          <table:table-cell office:value-type="float" office:value="0.564501" calcext:value-type="float">
            <text:p>0.564501</text:p>
          </table:table-cell>
          <table:table-cell office:value-type="float" office:value="0.563798" calcext:value-type="float">
            <text:p>0.563798</text:p>
          </table:table-cell>
          <table:table-cell office:value-type="float" office:value="0.563389" calcext:value-type="float">
            <text:p>0.563389</text:p>
          </table:table-cell>
          <table:table-cell office:value-type="float" office:value="0.563259" calcext:value-type="float">
            <text:p>0.563259</text:p>
          </table:table-cell>
        </table:table-row>
        <table:table-row table:style-name="ro1">
          <table:table-cell office:value-type="float" office:value="2.1716" calcext:value-type="float">
            <text:p>2.1716</text:p>
          </table:table-cell>
          <table:table-cell office:value-type="float" office:value="0.591265" calcext:value-type="float">
            <text:p>0.591265</text:p>
          </table:table-cell>
          <table:table-cell office:value-type="float" office:value="0.591076" calcext:value-type="float">
            <text:p>0.591076</text:p>
          </table:table-cell>
          <table:table-cell office:value-type="float" office:value="0.590506" calcext:value-type="float">
            <text:p>0.590506</text:p>
          </table:table-cell>
          <table:table-cell office:value-type="float" office:value="0.589576" calcext:value-type="float">
            <text:p>0.589576</text:p>
          </table:table-cell>
          <table:table-cell office:value-type="float" office:value="0.588313" calcext:value-type="float">
            <text:p>0.588313</text:p>
          </table:table-cell>
          <table:table-cell office:value-type="float" office:value="0.586754" calcext:value-type="float">
            <text:p>0.586754</text:p>
          </table:table-cell>
          <table:table-cell office:value-type="float" office:value="0.584946" calcext:value-type="float">
            <text:p>0.584946</text:p>
          </table:table-cell>
          <table:table-cell office:value-type="float" office:value="0.582941" calcext:value-type="float">
            <text:p>0.582941</text:p>
          </table:table-cell>
          <table:table-cell office:value-type="float" office:value="0.580796" calcext:value-type="float">
            <text:p>0.580796</text:p>
          </table:table-cell>
          <table:table-cell office:value-type="float" office:value="0.578572" calcext:value-type="float">
            <text:p>0.578572</text:p>
          </table:table-cell>
          <table:table-cell office:value-type="float" office:value="0.576332" calcext:value-type="float">
            <text:p>0.576332</text:p>
          </table:table-cell>
          <table:table-cell office:value-type="float" office:value="0.574135" calcext:value-type="float">
            <text:p>0.574135</text:p>
          </table:table-cell>
          <table:table-cell office:value-type="float" office:value="0.572037" calcext:value-type="float">
            <text:p>0.572037</text:p>
          </table:table-cell>
          <table:table-cell office:value-type="float" office:value="0.570093" calcext:value-type="float">
            <text:p>0.570093</text:p>
          </table:table-cell>
          <table:table-cell office:value-type="float" office:value="0.568345" calcext:value-type="float">
            <text:p>0.568345</text:p>
          </table:table-cell>
          <table:table-cell office:value-type="float" office:value="0.566832" calcext:value-type="float">
            <text:p>0.566832</text:p>
          </table:table-cell>
          <table:table-cell office:value-type="float" office:value="0.565582" calcext:value-type="float">
            <text:p>0.565582</text:p>
          </table:table-cell>
          <table:table-cell office:value-type="float" office:value="0.564611" calcext:value-type="float">
            <text:p>0.564611</text:p>
          </table:table-cell>
          <table:table-cell office:value-type="float" office:value="0.563928" calcext:value-type="float">
            <text:p>0.563928</text:p>
          </table:table-cell>
          <table:table-cell office:value-type="float" office:value="0.56353" calcext:value-type="float">
            <text:p>0.56353</text:p>
          </table:table-cell>
          <table:table-cell office:value-type="float" office:value="0.563404" calcext:value-type="float">
            <text:p>0.563404</text:p>
          </table:table-cell>
        </table:table-row>
        <table:table-row table:style-name="ro1">
          <table:table-cell office:value-type="float" office:value="2.18428" calcext:value-type="float">
            <text:p>2.18428</text:p>
          </table:table-cell>
          <table:table-cell office:value-type="float" office:value="0.590691" calcext:value-type="float">
            <text:p>0.590691</text:p>
          </table:table-cell>
          <table:table-cell office:value-type="float" office:value="0.590505" calcext:value-type="float">
            <text:p>0.590505</text:p>
          </table:table-cell>
          <table:table-cell office:value-type="float" office:value="0.58995" calcext:value-type="float">
            <text:p>0.58995</text:p>
          </table:table-cell>
          <table:table-cell office:value-type="float" office:value="0.589043" calcext:value-type="float">
            <text:p>0.589043</text:p>
          </table:table-cell>
          <table:table-cell office:value-type="float" office:value="0.587812" calcext:value-type="float">
            <text:p>0.587812</text:p>
          </table:table-cell>
          <table:table-cell office:value-type="float" office:value="0.586292" calcext:value-type="float">
            <text:p>0.586292</text:p>
          </table:table-cell>
          <table:table-cell office:value-type="float" office:value="0.584529" calcext:value-type="float">
            <text:p>0.584529</text:p>
          </table:table-cell>
          <table:table-cell office:value-type="float" office:value="0.582574" calcext:value-type="float">
            <text:p>0.582574</text:p>
          </table:table-cell>
          <table:table-cell office:value-type="float" office:value="0.580483" calcext:value-type="float">
            <text:p>0.580483</text:p>
          </table:table-cell>
          <table:table-cell office:value-type="float" office:value="0.578316" calcext:value-type="float">
            <text:p>0.578316</text:p>
          </table:table-cell>
          <table:table-cell office:value-type="float" office:value="0.576131" calcext:value-type="float">
            <text:p>0.576131</text:p>
          </table:table-cell>
          <table:table-cell office:value-type="float" office:value="0.573989" calcext:value-type="float">
            <text:p>0.573989</text:p>
          </table:table-cell>
          <table:table-cell office:value-type="float" office:value="0.571945" calcext:value-type="float">
            <text:p>0.571945</text:p>
          </table:table-cell>
          <table:table-cell office:value-type="float" office:value="0.570049" calcext:value-type="float">
            <text:p>0.570049</text:p>
          </table:table-cell>
          <table:table-cell office:value-type="float" office:value="0.568346" calcext:value-type="float">
            <text:p>0.568346</text:p>
          </table:table-cell>
          <table:table-cell office:value-type="float" office:value="0.566871" calcext:value-type="float">
            <text:p>0.566871</text:p>
          </table:table-cell>
          <table:table-cell office:value-type="float" office:value="0.565652" calcext:value-type="float">
            <text:p>0.565652</text:p>
          </table:table-cell>
          <table:table-cell office:value-type="float" office:value="0.564706" calcext:value-type="float">
            <text:p>0.564706</text:p>
          </table:table-cell>
          <table:table-cell office:value-type="float" office:value="0.56404" calcext:value-type="float">
            <text:p>0.56404</text:p>
          </table:table-cell>
          <table:table-cell office:value-type="float" office:value="0.563652" calcext:value-type="float">
            <text:p>0.563652</text:p>
          </table:table-cell>
          <table:table-cell office:value-type="float" office:value="0.56353" calcext:value-type="float">
            <text:p>0.56353</text:p>
          </table:table-cell>
        </table:table-row>
        <table:table-row table:style-name="ro1">
          <table:table-cell office:value-type="float" office:value="2.19695" calcext:value-type="float">
            <text:p>2.19695</text:p>
          </table:table-cell>
          <table:table-cell office:value-type="float" office:value="0.590131" calcext:value-type="float">
            <text:p>0.590131</text:p>
          </table:table-cell>
          <table:table-cell office:value-type="float" office:value="0.589949" calcext:value-type="float">
            <text:p>0.589949</text:p>
          </table:table-cell>
          <table:table-cell office:value-type="float" office:value="0.589408" calcext:value-type="float">
            <text:p>0.589408</text:p>
          </table:table-cell>
          <table:table-cell office:value-type="float" office:value="0.588524" calcext:value-type="float">
            <text:p>0.588524</text:p>
          </table:table-cell>
          <table:table-cell office:value-type="float" office:value="0.587323" calcext:value-type="float">
            <text:p>0.587323</text:p>
          </table:table-cell>
          <table:table-cell office:value-type="float" office:value="0.585841" calcext:value-type="float">
            <text:p>0.585841</text:p>
          </table:table-cell>
          <table:table-cell office:value-type="float" office:value="0.584123" calcext:value-type="float">
            <text:p>0.584123</text:p>
          </table:table-cell>
          <table:table-cell office:value-type="float" office:value="0.582217" calcext:value-type="float">
            <text:p>0.582217</text:p>
          </table:table-cell>
          <table:table-cell office:value-type="float" office:value="0.580178" calcext:value-type="float">
            <text:p>0.580178</text:p>
          </table:table-cell>
          <table:table-cell office:value-type="float" office:value="0.578065" calcext:value-type="float">
            <text:p>0.578065</text:p>
          </table:table-cell>
          <table:table-cell office:value-type="float" office:value="0.575936" calcext:value-type="float">
            <text:p>0.575936</text:p>
          </table:table-cell>
          <table:table-cell office:value-type="float" office:value="0.573848" calcext:value-type="float">
            <text:p>0.573848</text:p>
          </table:table-cell>
          <table:table-cell office:value-type="float" office:value="0.571855" calcext:value-type="float">
            <text:p>0.571855</text:p>
          </table:table-cell>
          <table:table-cell office:value-type="float" office:value="0.570007" calcext:value-type="float">
            <text:p>0.570007</text:p>
          </table:table-cell>
          <table:table-cell office:value-type="float" office:value="0.568347" calcext:value-type="float">
            <text:p>0.568347</text:p>
          </table:table-cell>
          <table:table-cell office:value-type="float" office:value="0.566909" calcext:value-type="float">
            <text:p>0.566909</text:p>
          </table:table-cell>
          <table:table-cell office:value-type="float" office:value="0.565721" calcext:value-type="float">
            <text:p>0.565721</text:p>
          </table:table-cell>
          <table:table-cell office:value-type="float" office:value="0.564799" calcext:value-type="float">
            <text:p>0.564799</text:p>
          </table:table-cell>
          <table:table-cell office:value-type="float" office:value="0.56415" calcext:value-type="float">
            <text:p>0.56415</text:p>
          </table:table-cell>
          <table:table-cell office:value-type="float" office:value="0.563772" calcext:value-type="float">
            <text:p>0.563772</text:p>
          </table:table-cell>
          <table:table-cell office:value-type="float" office:value="0.563653" calcext:value-type="float">
            <text:p>0.563653</text:p>
          </table:table-cell>
        </table:table-row>
        <table:table-row table:style-name="ro1">
          <table:table-cell office:value-type="float" office:value="2.21125" calcext:value-type="float">
            <text:p>2.21125</text:p>
          </table:table-cell>
          <table:table-cell office:value-type="float" office:value="0.589515" calcext:value-type="float">
            <text:p>0.589515</text:p>
          </table:table-cell>
          <table:table-cell office:value-type="float" office:value="0.589339" calcext:value-type="float">
            <text:p>0.589339</text:p>
          </table:table-cell>
          <table:table-cell office:value-type="float" office:value="0.588813" calcext:value-type="float">
            <text:p>0.588813</text:p>
          </table:table-cell>
          <table:table-cell office:value-type="float" office:value="0.587954" calcext:value-type="float">
            <text:p>0.587954</text:p>
          </table:table-cell>
          <table:table-cell office:value-type="float" office:value="0.586787" calcext:value-type="float">
            <text:p>0.586787</text:p>
          </table:table-cell>
          <table:table-cell office:value-type="float" office:value="0.585347" calcext:value-type="float">
            <text:p>0.585347</text:p>
          </table:table-cell>
          <table:table-cell office:value-type="float" office:value="0.583677" calcext:value-type="float">
            <text:p>0.583677</text:p>
          </table:table-cell>
          <table:table-cell office:value-type="float" office:value="0.581824" calcext:value-type="float">
            <text:p>0.581824</text:p>
          </table:table-cell>
          <table:table-cell office:value-type="float" office:value="0.579844" calcext:value-type="float">
            <text:p>0.579844</text:p>
          </table:table-cell>
          <table:table-cell office:value-type="float" office:value="0.57779" calcext:value-type="float">
            <text:p>0.57779</text:p>
          </table:table-cell>
          <table:table-cell office:value-type="float" office:value="0.575721" calcext:value-type="float">
            <text:p>0.575721</text:p>
          </table:table-cell>
          <table:table-cell office:value-type="float" office:value="0.573692" calcext:value-type="float">
            <text:p>0.573692</text:p>
          </table:table-cell>
          <table:table-cell office:value-type="float" office:value="0.571756" calcext:value-type="float">
            <text:p>0.571756</text:p>
          </table:table-cell>
          <table:table-cell office:value-type="float" office:value="0.569961" calcext:value-type="float">
            <text:p>0.569961</text:p>
          </table:table-cell>
          <table:table-cell office:value-type="float" office:value="0.568348" calcext:value-type="float">
            <text:p>0.568348</text:p>
          </table:table-cell>
          <table:table-cell office:value-type="float" office:value="0.566951" calcext:value-type="float">
            <text:p>0.566951</text:p>
          </table:table-cell>
          <table:table-cell office:value-type="float" office:value="0.565797" calcext:value-type="float">
            <text:p>0.565797</text:p>
          </table:table-cell>
          <table:table-cell office:value-type="float" office:value="0.564901" calcext:value-type="float">
            <text:p>0.564901</text:p>
          </table:table-cell>
          <table:table-cell office:value-type="float" office:value="0.564271" calcext:value-type="float">
            <text:p>0.564271</text:p>
          </table:table-cell>
          <table:table-cell office:value-type="float" office:value="0.563903" calcext:value-type="float">
            <text:p>0.563903</text:p>
          </table:table-cell>
          <table:table-cell office:value-type="float" office:value="0.563787" calcext:value-type="float">
            <text:p>0.563787</text:p>
          </table:table-cell>
        </table:table-row>
        <table:table-row table:style-name="ro1">
          <table:table-cell office:value-type="float" office:value="2.2267" calcext:value-type="float">
            <text:p>2.2267</text:p>
          </table:table-cell>
          <table:table-cell office:value-type="float" office:value="0.588868" calcext:value-type="float">
            <text:p>0.588868</text:p>
          </table:table-cell>
          <table:table-cell office:value-type="float" office:value="0.588698" calcext:value-type="float">
            <text:p>0.588698</text:p>
          </table:table-cell>
          <table:table-cell office:value-type="float" office:value="0.588188" calcext:value-type="float">
            <text:p>0.588188</text:p>
          </table:table-cell>
          <table:table-cell office:value-type="float" office:value="0.587355" calcext:value-type="float">
            <text:p>0.587355</text:p>
          </table:table-cell>
          <table:table-cell office:value-type="float" office:value="0.586224" calcext:value-type="float">
            <text:p>0.586224</text:p>
          </table:table-cell>
          <table:table-cell office:value-type="float" office:value="0.584828" calcext:value-type="float">
            <text:p>0.584828</text:p>
          </table:table-cell>
          <table:table-cell office:value-type="float" office:value="0.583208" calcext:value-type="float">
            <text:p>0.583208</text:p>
          </table:table-cell>
          <table:table-cell office:value-type="float" office:value="0.581413" calcext:value-type="float">
            <text:p>0.581413</text:p>
          </table:table-cell>
          <table:table-cell office:value-type="float" office:value="0.579493" calcext:value-type="float">
            <text:p>0.579493</text:p>
          </table:table-cell>
          <table:table-cell office:value-type="float" office:value="0.577502" calcext:value-type="float">
            <text:p>0.577502</text:p>
          </table:table-cell>
          <table:table-cell office:value-type="float" office:value="0.575496" calcext:value-type="float">
            <text:p>0.575496</text:p>
          </table:table-cell>
          <table:table-cell office:value-type="float" office:value="0.573529" calcext:value-type="float">
            <text:p>0.573529</text:p>
          </table:table-cell>
          <table:table-cell office:value-type="float" office:value="0.571653" calcext:value-type="float">
            <text:p>0.571653</text:p>
          </table:table-cell>
          <table:table-cell office:value-type="float" office:value="0.569912" calcext:value-type="float">
            <text:p>0.569912</text:p>
          </table:table-cell>
          <table:table-cell office:value-type="float" office:value="0.568349" calcext:value-type="float">
            <text:p>0.568349</text:p>
          </table:table-cell>
          <table:table-cell office:value-type="float" office:value="0.566995" calcext:value-type="float">
            <text:p>0.566995</text:p>
          </table:table-cell>
          <table:table-cell office:value-type="float" office:value="0.565876" calcext:value-type="float">
            <text:p>0.565876</text:p>
          </table:table-cell>
          <table:table-cell office:value-type="float" office:value="0.565008" calcext:value-type="float">
            <text:p>0.565008</text:p>
          </table:table-cell>
          <table:table-cell office:value-type="float" office:value="0.564397" calcext:value-type="float">
            <text:p>0.564397</text:p>
          </table:table-cell>
          <table:table-cell office:value-type="float" office:value="0.564041" calcext:value-type="float">
            <text:p>0.564041</text:p>
          </table:table-cell>
          <table:table-cell office:value-type="float" office:value="0.563928" calcext:value-type="float">
            <text:p>0.563928</text:p>
          </table:table-cell>
        </table:table-row>
        <table:table-row table:style-name="ro1">
          <table:table-cell office:value-type="float" office:value="2.23855" calcext:value-type="float">
            <text:p>2.23855</text:p>
          </table:table-cell>
          <table:table-cell office:value-type="float" office:value="0.588388" calcext:value-type="float">
            <text:p>0.588388</text:p>
          </table:table-cell>
          <table:table-cell office:value-type="float" office:value="0.588221" calcext:value-type="float">
            <text:p>0.588221</text:p>
          </table:table-cell>
          <table:table-cell office:value-type="float" office:value="0.587723" calcext:value-type="float">
            <text:p>0.587723</text:p>
          </table:table-cell>
          <table:table-cell office:value-type="float" office:value="0.586909" calcext:value-type="float">
            <text:p>0.586909</text:p>
          </table:table-cell>
          <table:table-cell office:value-type="float" office:value="0.585804" calcext:value-type="float">
            <text:p>0.585804</text:p>
          </table:table-cell>
          <table:table-cell office:value-type="float" office:value="0.584441" calcext:value-type="float">
            <text:p>0.584441</text:p>
          </table:table-cell>
          <table:table-cell office:value-type="float" office:value="0.58286" calcext:value-type="float">
            <text:p>0.58286</text:p>
          </table:table-cell>
          <table:table-cell office:value-type="float" office:value="0.581106" calcext:value-type="float">
            <text:p>0.581106</text:p>
          </table:table-cell>
          <table:table-cell office:value-type="float" office:value="0.579231" calcext:value-type="float">
            <text:p>0.579231</text:p>
          </table:table-cell>
          <table:table-cell office:value-type="float" office:value="0.577287" calcext:value-type="float">
            <text:p>0.577287</text:p>
          </table:table-cell>
          <table:table-cell office:value-type="float" office:value="0.575329" calcext:value-type="float">
            <text:p>0.575329</text:p>
          </table:table-cell>
          <table:table-cell office:value-type="float" office:value="0.573408" calcext:value-type="float">
            <text:p>0.573408</text:p>
          </table:table-cell>
          <table:table-cell office:value-type="float" office:value="0.571575" calcext:value-type="float">
            <text:p>0.571575</text:p>
          </table:table-cell>
          <table:table-cell office:value-type="float" office:value="0.569876" calcext:value-type="float">
            <text:p>0.569876</text:p>
          </table:table-cell>
          <table:table-cell office:value-type="float" office:value="0.568349" calcext:value-type="float">
            <text:p>0.568349</text:p>
          </table:table-cell>
          <table:table-cell office:value-type="float" office:value="0.567028" calcext:value-type="float">
            <text:p>0.567028</text:p>
          </table:table-cell>
          <table:table-cell office:value-type="float" office:value="0.565935" calcext:value-type="float">
            <text:p>0.565935</text:p>
          </table:table-cell>
          <table:table-cell office:value-type="float" office:value="0.565088" calcext:value-type="float">
            <text:p>0.565088</text:p>
          </table:table-cell>
          <table:table-cell office:value-type="float" office:value="0.564491" calcext:value-type="float">
            <text:p>0.564491</text:p>
          </table:table-cell>
          <table:table-cell office:value-type="float" office:value="0.564143" calcext:value-type="float">
            <text:p>0.564143</text:p>
          </table:table-cell>
          <table:table-cell office:value-type="float" office:value="0.564033" calcext:value-type="float">
            <text:p>0.564033</text:p>
          </table:table-cell>
        </table:table-row>
        <table:table-row table:style-name="ro1">
          <table:table-cell office:value-type="float" office:value="2.25175" calcext:value-type="float">
            <text:p>2.25175</text:p>
          </table:table-cell>
          <table:table-cell office:value-type="float" office:value="0.587864" calcext:value-type="float">
            <text:p>0.587864</text:p>
          </table:table-cell>
          <table:table-cell office:value-type="float" office:value="0.587701" calcext:value-type="float">
            <text:p>0.587701</text:p>
          </table:table-cell>
          <table:table-cell office:value-type="float" office:value="0.587216" calcext:value-type="float">
            <text:p>0.587216</text:p>
          </table:table-cell>
          <table:table-cell office:value-type="float" office:value="0.586424" calcext:value-type="float">
            <text:p>0.586424</text:p>
          </table:table-cell>
          <table:table-cell office:value-type="float" office:value="0.585348" calcext:value-type="float">
            <text:p>0.585348</text:p>
          </table:table-cell>
          <table:table-cell office:value-type="float" office:value="0.58402" calcext:value-type="float">
            <text:p>0.58402</text:p>
          </table:table-cell>
          <table:table-cell office:value-type="float" office:value="0.58248" calcext:value-type="float">
            <text:p>0.58248</text:p>
          </table:table-cell>
          <table:table-cell office:value-type="float" office:value="0.580772" calcext:value-type="float">
            <text:p>0.580772</text:p>
          </table:table-cell>
          <table:table-cell office:value-type="float" office:value="0.578946" calcext:value-type="float">
            <text:p>0.578946</text:p>
          </table:table-cell>
          <table:table-cell office:value-type="float" office:value="0.577053" calcext:value-type="float">
            <text:p>0.577053</text:p>
          </table:table-cell>
          <table:table-cell office:value-type="float" office:value="0.575146" calcext:value-type="float">
            <text:p>0.575146</text:p>
          </table:table-cell>
          <table:table-cell office:value-type="float" office:value="0.573276" calcext:value-type="float">
            <text:p>0.573276</text:p>
          </table:table-cell>
          <table:table-cell office:value-type="float" office:value="0.571491" calcext:value-type="float">
            <text:p>0.571491</text:p>
          </table:table-cell>
          <table:table-cell office:value-type="float" office:value="0.569837" calcext:value-type="float">
            <text:p>0.569837</text:p>
          </table:table-cell>
          <table:table-cell office:value-type="float" office:value="0.56835" calcext:value-type="float">
            <text:p>0.56835</text:p>
          </table:table-cell>
          <table:table-cell office:value-type="float" office:value="0.567063" calcext:value-type="float">
            <text:p>0.567063</text:p>
          </table:table-cell>
          <table:table-cell office:value-type="float" office:value="0.566" calcext:value-type="float">
            <text:p>0.566</text:p>
          </table:table-cell>
          <table:table-cell office:value-type="float" office:value="0.565174" calcext:value-type="float">
            <text:p>0.565174</text:p>
          </table:table-cell>
          <table:table-cell office:value-type="float" office:value="0.564593" calcext:value-type="float">
            <text:p>0.564593</text:p>
          </table:table-cell>
          <table:table-cell office:value-type="float" office:value="0.564255" calcext:value-type="float">
            <text:p>0.564255</text:p>
          </table:table-cell>
          <table:table-cell office:value-type="float" office:value="0.564148" calcext:value-type="float">
            <text:p>0.564148</text:p>
          </table:table-cell>
        </table:table-row>
        <table:table-row table:style-name="ro1">
          <table:table-cell office:value-type="float" office:value="2.26718" calcext:value-type="float">
            <text:p>2.26718</text:p>
          </table:table-cell>
          <table:table-cell office:value-type="float" office:value="0.587269" calcext:value-type="float">
            <text:p>0.587269</text:p>
          </table:table-cell>
          <table:table-cell office:value-type="float" office:value="0.587112" calcext:value-type="float">
            <text:p>0.587112</text:p>
          </table:table-cell>
          <table:table-cell office:value-type="float" office:value="0.586642" calcext:value-type="float">
            <text:p>0.586642</text:p>
          </table:table-cell>
          <table:table-cell office:value-type="float" office:value="0.585873" calcext:value-type="float">
            <text:p>0.585873</text:p>
          </table:table-cell>
          <table:table-cell office:value-type="float" office:value="0.58483" calcext:value-type="float">
            <text:p>0.58483</text:p>
          </table:table-cell>
          <table:table-cell office:value-type="float" office:value="0.583543" calcext:value-type="float">
            <text:p>0.583543</text:p>
          </table:table-cell>
          <table:table-cell office:value-type="float" office:value="0.582049" calcext:value-type="float">
            <text:p>0.582049</text:p>
          </table:table-cell>
          <table:table-cell office:value-type="float" office:value="0.580394" calcext:value-type="float">
            <text:p>0.580394</text:p>
          </table:table-cell>
          <table:table-cell office:value-type="float" office:value="0.578623" calcext:value-type="float">
            <text:p>0.578623</text:p>
          </table:table-cell>
          <table:table-cell office:value-type="float" office:value="0.576788" calcext:value-type="float">
            <text:p>0.576788</text:p>
          </table:table-cell>
          <table:table-cell office:value-type="float" office:value="0.574939" calcext:value-type="float">
            <text:p>0.574939</text:p>
          </table:table-cell>
          <table:table-cell office:value-type="float" office:value="0.573126" calcext:value-type="float">
            <text:p>0.573126</text:p>
          </table:table-cell>
          <table:table-cell office:value-type="float" office:value="0.571396" calcext:value-type="float">
            <text:p>0.571396</text:p>
          </table:table-cell>
          <table:table-cell office:value-type="float" office:value="0.569792" calcext:value-type="float">
            <text:p>0.569792</text:p>
          </table:table-cell>
          <table:table-cell office:value-type="float" office:value="0.568351" calcext:value-type="float">
            <text:p>0.568351</text:p>
          </table:table-cell>
          <table:table-cell office:value-type="float" office:value="0.567104" calcext:value-type="float">
            <text:p>0.567104</text:p>
          </table:table-cell>
          <table:table-cell office:value-type="float" office:value="0.566073" calcext:value-type="float">
            <text:p>0.566073</text:p>
          </table:table-cell>
          <table:table-cell office:value-type="float" office:value="0.565273" calcext:value-type="float">
            <text:p>0.565273</text:p>
          </table:table-cell>
          <table:table-cell office:value-type="float" office:value="0.564709" calcext:value-type="float">
            <text:p>0.564709</text:p>
          </table:table-cell>
          <table:table-cell office:value-type="float" office:value="0.564381" calcext:value-type="float">
            <text:p>0.564381</text:p>
          </table:table-cell>
          <table:table-cell office:value-type="float" office:value="0.564278" calcext:value-type="float">
            <text:p>0.564278</text:p>
          </table:table-cell>
        </table:table-row>
        <table:table-row table:style-name="ro1">
          <table:table-cell office:value-type="float" office:value="2.2808" calcext:value-type="float">
            <text:p>2.2808</text:p>
          </table:table-cell>
          <table:table-cell office:value-type="float" office:value="0.586759" calcext:value-type="float">
            <text:p>0.586759</text:p>
          </table:table-cell>
          <table:table-cell office:value-type="float" office:value="0.586606" calcext:value-type="float">
            <text:p>0.586606</text:p>
          </table:table-cell>
          <table:table-cell office:value-type="float" office:value="0.586148" calcext:value-type="float">
            <text:p>0.586148</text:p>
          </table:table-cell>
          <table:table-cell office:value-type="float" office:value="0.585401" calcext:value-type="float">
            <text:p>0.585401</text:p>
          </table:table-cell>
          <table:table-cell office:value-type="float" office:value="0.584385" calcext:value-type="float">
            <text:p>0.584385</text:p>
          </table:table-cell>
          <table:table-cell office:value-type="float" office:value="0.583133" calcext:value-type="float">
            <text:p>0.583133</text:p>
          </table:table-cell>
          <table:table-cell office:value-type="float" office:value="0.58168" calcext:value-type="float">
            <text:p>0.58168</text:p>
          </table:table-cell>
          <table:table-cell office:value-type="float" office:value="0.580069" calcext:value-type="float">
            <text:p>0.580069</text:p>
          </table:table-cell>
          <table:table-cell office:value-type="float" office:value="0.578346" calcext:value-type="float">
            <text:p>0.578346</text:p>
          </table:table-cell>
          <table:table-cell office:value-type="float" office:value="0.576561" calcext:value-type="float">
            <text:p>0.576561</text:p>
          </table:table-cell>
          <table:table-cell office:value-type="float" office:value="0.574762" calcext:value-type="float">
            <text:p>0.574762</text:p>
          </table:table-cell>
          <table:table-cell office:value-type="float" office:value="0.572998" calcext:value-type="float">
            <text:p>0.572998</text:p>
          </table:table-cell>
          <table:table-cell office:value-type="float" office:value="0.571315" calcext:value-type="float">
            <text:p>0.571315</text:p>
          </table:table-cell>
          <table:table-cell office:value-type="float" office:value="0.569754" calcext:value-type="float">
            <text:p>0.569754</text:p>
          </table:table-cell>
          <table:table-cell office:value-type="float" office:value="0.568352" calcext:value-type="float">
            <text:p>0.568352</text:p>
          </table:table-cell>
          <table:table-cell office:value-type="float" office:value="0.567138" calcext:value-type="float">
            <text:p>0.567138</text:p>
          </table:table-cell>
          <table:table-cell office:value-type="float" office:value="0.566135" calcext:value-type="float">
            <text:p>0.566135</text:p>
          </table:table-cell>
          <table:table-cell office:value-type="float" office:value="0.565357" calcext:value-type="float">
            <text:p>0.565357</text:p>
          </table:table-cell>
          <table:table-cell office:value-type="float" office:value="0.564809" calcext:value-type="float">
            <text:p>0.564809</text:p>
          </table:table-cell>
          <table:table-cell office:value-type="float" office:value="0.56449" calcext:value-type="float">
            <text:p>0.56449</text:p>
          </table:table-cell>
          <table:table-cell office:value-type="float" office:value="0.564389" calcext:value-type="float">
            <text:p>0.564389</text:p>
          </table:table-cell>
        </table:table-row>
        <table:table-row table:style-name="ro1">
          <table:table-cell office:value-type="float" office:value="2.29443" calcext:value-type="float">
            <text:p>2.29443</text:p>
          </table:table-cell>
          <table:table-cell office:value-type="float" office:value="0.586263" calcext:value-type="float">
            <text:p>0.586263</text:p>
          </table:table-cell>
          <table:table-cell office:value-type="float" office:value="0.586114" calcext:value-type="float">
            <text:p>0.586114</text:p>
          </table:table-cell>
          <table:table-cell office:value-type="float" office:value="0.585668" calcext:value-type="float">
            <text:p>0.585668</text:p>
          </table:table-cell>
          <table:table-cell office:value-type="float" office:value="0.584941" calcext:value-type="float">
            <text:p>0.584941</text:p>
          </table:table-cell>
          <table:table-cell office:value-type="float" office:value="0.583953" calcext:value-type="float">
            <text:p>0.583953</text:p>
          </table:table-cell>
          <table:table-cell office:value-type="float" office:value="0.582734" calcext:value-type="float">
            <text:p>0.582734</text:p>
          </table:table-cell>
          <table:table-cell office:value-type="float" office:value="0.58132" calcext:value-type="float">
            <text:p>0.58132</text:p>
          </table:table-cell>
          <table:table-cell office:value-type="float" office:value="0.579753" calcext:value-type="float">
            <text:p>0.579753</text:p>
          </table:table-cell>
          <table:table-cell office:value-type="float" office:value="0.578077" calcext:value-type="float">
            <text:p>0.578077</text:p>
          </table:table-cell>
          <table:table-cell office:value-type="float" office:value="0.576339" calcext:value-type="float">
            <text:p>0.576339</text:p>
          </table:table-cell>
          <table:table-cell office:value-type="float" office:value="0.574589" calcext:value-type="float">
            <text:p>0.574589</text:p>
          </table:table-cell>
          <table:table-cell office:value-type="float" office:value="0.572873" calcext:value-type="float">
            <text:p>0.572873</text:p>
          </table:table-cell>
          <table:table-cell office:value-type="float" office:value="0.571235" calcext:value-type="float">
            <text:p>0.571235</text:p>
          </table:table-cell>
          <table:table-cell office:value-type="float" office:value="0.569717" calcext:value-type="float">
            <text:p>0.569717</text:p>
          </table:table-cell>
          <table:table-cell office:value-type="float" office:value="0.568353" calcext:value-type="float">
            <text:p>0.568353</text:p>
          </table:table-cell>
          <table:table-cell office:value-type="float" office:value="0.567172" calcext:value-type="float">
            <text:p>0.567172</text:p>
          </table:table-cell>
          <table:table-cell office:value-type="float" office:value="0.566196" calcext:value-type="float">
            <text:p>0.566196</text:p>
          </table:table-cell>
          <table:table-cell office:value-type="float" office:value="0.565439" calcext:value-type="float">
            <text:p>0.565439</text:p>
          </table:table-cell>
          <table:table-cell office:value-type="float" office:value="0.564906" calcext:value-type="float">
            <text:p>0.564906</text:p>
          </table:table-cell>
          <table:table-cell office:value-type="float" office:value="0.564595" calcext:value-type="float">
            <text:p>0.564595</text:p>
          </table:table-cell>
          <table:table-cell office:value-type="float" office:value="0.564497" calcext:value-type="float">
            <text:p>0.564497</text:p>
          </table:table-cell>
        </table:table-row>
        <table:table-row table:style-name="ro1">
          <table:table-cell office:value-type="float" office:value="2.30865" calcext:value-type="float">
            <text:p>2.30865</text:p>
          </table:table-cell>
          <table:table-cell office:value-type="float" office:value="0.585759" calcext:value-type="float">
            <text:p>0.585759</text:p>
          </table:table-cell>
          <table:table-cell office:value-type="float" office:value="0.585614" calcext:value-type="float">
            <text:p>0.585614</text:p>
          </table:table-cell>
          <table:table-cell office:value-type="float" office:value="0.585181" calcext:value-type="float">
            <text:p>0.585181</text:p>
          </table:table-cell>
          <table:table-cell office:value-type="float" office:value="0.584474" calcext:value-type="float">
            <text:p>0.584474</text:p>
          </table:table-cell>
          <table:table-cell office:value-type="float" office:value="0.583514" calcext:value-type="float">
            <text:p>0.583514</text:p>
          </table:table-cell>
          <table:table-cell office:value-type="float" office:value="0.58233" calcext:value-type="float">
            <text:p>0.58233</text:p>
          </table:table-cell>
          <table:table-cell office:value-type="float" office:value="0.580956" calcext:value-type="float">
            <text:p>0.580956</text:p>
          </table:table-cell>
          <table:table-cell office:value-type="float" office:value="0.579432" calcext:value-type="float">
            <text:p>0.579432</text:p>
          </table:table-cell>
          <table:table-cell office:value-type="float" office:value="0.577803" calcext:value-type="float">
            <text:p>0.577803</text:p>
          </table:table-cell>
          <table:table-cell office:value-type="float" office:value="0.576115" calcext:value-type="float">
            <text:p>0.576115</text:p>
          </table:table-cell>
          <table:table-cell office:value-type="float" office:value="0.574414" calcext:value-type="float">
            <text:p>0.574414</text:p>
          </table:table-cell>
          <table:table-cell office:value-type="float" office:value="0.572746" calcext:value-type="float">
            <text:p>0.572746</text:p>
          </table:table-cell>
          <table:table-cell office:value-type="float" office:value="0.571155" calcext:value-type="float">
            <text:p>0.571155</text:p>
          </table:table-cell>
          <table:table-cell office:value-type="float" office:value="0.569679" calcext:value-type="float">
            <text:p>0.569679</text:p>
          </table:table-cell>
          <table:table-cell office:value-type="float" office:value="0.568354" calcext:value-type="float">
            <text:p>0.568354</text:p>
          </table:table-cell>
          <table:table-cell office:value-type="float" office:value="0.567206" calcext:value-type="float">
            <text:p>0.567206</text:p>
          </table:table-cell>
          <table:table-cell office:value-type="float" office:value="0.566258" calcext:value-type="float">
            <text:p>0.566258</text:p>
          </table:table-cell>
          <table:table-cell office:value-type="float" office:value="0.565522" calcext:value-type="float">
            <text:p>0.565522</text:p>
          </table:table-cell>
          <table:table-cell office:value-type="float" office:value="0.565004" calcext:value-type="float">
            <text:p>0.565004</text:p>
          </table:table-cell>
          <table:table-cell office:value-type="float" office:value="0.564703" calcext:value-type="float">
            <text:p>0.564703</text:p>
          </table:table-cell>
          <table:table-cell office:value-type="float" office:value="0.564607" calcext:value-type="float">
            <text:p>0.564607</text:p>
          </table:table-cell>
        </table:table-row>
        <table:table-row table:style-name="ro1">
          <table:table-cell office:value-type="float" office:value="2.32286" calcext:value-type="float">
            <text:p>2.32286</text:p>
          </table:table-cell>
          <table:table-cell office:value-type="float" office:value="0.585269" calcext:value-type="float">
            <text:p>0.585269</text:p>
          </table:table-cell>
          <table:table-cell office:value-type="float" office:value="0.585129" calcext:value-type="float">
            <text:p>0.585129</text:p>
          </table:table-cell>
          <table:table-cell office:value-type="float" office:value="0.584708" calcext:value-type="float">
            <text:p>0.584708</text:p>
          </table:table-cell>
          <table:table-cell office:value-type="float" office:value="0.584021" calcext:value-type="float">
            <text:p>0.584021</text:p>
          </table:table-cell>
          <table:table-cell office:value-type="float" office:value="0.583088" calcext:value-type="float">
            <text:p>0.583088</text:p>
          </table:table-cell>
          <table:table-cell office:value-type="float" office:value="0.581937" calcext:value-type="float">
            <text:p>0.581937</text:p>
          </table:table-cell>
          <table:table-cell office:value-type="float" office:value="0.580601" calcext:value-type="float">
            <text:p>0.580601</text:p>
          </table:table-cell>
          <table:table-cell office:value-type="float" office:value="0.579121" calcext:value-type="float">
            <text:p>0.579121</text:p>
          </table:table-cell>
          <table:table-cell office:value-type="float" office:value="0.577537" calcext:value-type="float">
            <text:p>0.577537</text:p>
          </table:table-cell>
          <table:table-cell office:value-type="float" office:value="0.575897" calcext:value-type="float">
            <text:p>0.575897</text:p>
          </table:table-cell>
          <table:table-cell office:value-type="float" office:value="0.574244" calcext:value-type="float">
            <text:p>0.574244</text:p>
          </table:table-cell>
          <table:table-cell office:value-type="float" office:value="0.572623" calcext:value-type="float">
            <text:p>0.572623</text:p>
          </table:table-cell>
          <table:table-cell office:value-type="float" office:value="0.571076" calcext:value-type="float">
            <text:p>0.571076</text:p>
          </table:table-cell>
          <table:table-cell office:value-type="float" office:value="0.569642" calcext:value-type="float">
            <text:p>0.569642</text:p>
          </table:table-cell>
          <table:table-cell office:value-type="float" office:value="0.568355" calcext:value-type="float">
            <text:p>0.568355</text:p>
          </table:table-cell>
          <table:table-cell office:value-type="float" office:value="0.56724" calcext:value-type="float">
            <text:p>0.56724</text:p>
          </table:table-cell>
          <table:table-cell office:value-type="float" office:value="0.566318" calcext:value-type="float">
            <text:p>0.566318</text:p>
          </table:table-cell>
          <table:table-cell office:value-type="float" office:value="0.565603" calcext:value-type="float">
            <text:p>0.565603</text:p>
          </table:table-cell>
          <table:table-cell office:value-type="float" office:value="0.5651" calcext:value-type="float">
            <text:p>0.5651</text:p>
          </table:table-cell>
          <table:table-cell office:value-type="float" office:value="0.564807" calcext:value-type="float">
            <text:p>0.564807</text:p>
          </table:table-cell>
          <table:table-cell office:value-type="float" office:value="0.564714" calcext:value-type="float">
            <text:p>0.564714</text:p>
          </table:table-cell>
        </table:table-row>
        <table:table-row table:style-name="ro1">
          <table:table-cell office:value-type="float" office:value="2.33707" calcext:value-type="float">
            <text:p>2.33707</text:p>
          </table:table-cell>
          <table:table-cell office:value-type="float" office:value="0.584793" calcext:value-type="float">
            <text:p>0.584793</text:p>
          </table:table-cell>
          <table:table-cell office:value-type="float" office:value="0.584657" calcext:value-type="float">
            <text:p>0.584657</text:p>
          </table:table-cell>
          <table:table-cell office:value-type="float" office:value="0.584248" calcext:value-type="float">
            <text:p>0.584248</text:p>
          </table:table-cell>
          <table:table-cell office:value-type="float" office:value="0.58358" calcext:value-type="float">
            <text:p>0.58358</text:p>
          </table:table-cell>
          <table:table-cell office:value-type="float" office:value="0.582674" calcext:value-type="float">
            <text:p>0.582674</text:p>
          </table:table-cell>
          <table:table-cell office:value-type="float" office:value="0.581555" calcext:value-type="float">
            <text:p>0.581555</text:p>
          </table:table-cell>
          <table:table-cell office:value-type="float" office:value="0.580257" calcext:value-type="float">
            <text:p>0.580257</text:p>
          </table:table-cell>
          <table:table-cell office:value-type="float" office:value="0.578818" calcext:value-type="float">
            <text:p>0.578818</text:p>
          </table:table-cell>
          <table:table-cell office:value-type="float" office:value="0.577279" calcext:value-type="float">
            <text:p>0.577279</text:p>
          </table:table-cell>
          <table:table-cell office:value-type="float" office:value="0.575685" calcext:value-type="float">
            <text:p>0.575685</text:p>
          </table:table-cell>
          <table:table-cell office:value-type="float" office:value="0.574078" calcext:value-type="float">
            <text:p>0.574078</text:p>
          </table:table-cell>
          <table:table-cell office:value-type="float" office:value="0.572503" calcext:value-type="float">
            <text:p>0.572503</text:p>
          </table:table-cell>
          <table:table-cell office:value-type="float" office:value="0.571" calcext:value-type="float">
            <text:p>0.571</text:p>
          </table:table-cell>
          <table:table-cell office:value-type="float" office:value="0.569607" calcext:value-type="float">
            <text:p>0.569607</text:p>
          </table:table-cell>
          <table:table-cell office:value-type="float" office:value="0.568355" calcext:value-type="float">
            <text:p>0.568355</text:p>
          </table:table-cell>
          <table:table-cell office:value-type="float" office:value="0.567272" calcext:value-type="float">
            <text:p>0.567272</text:p>
          </table:table-cell>
          <table:table-cell office:value-type="float" office:value="0.566377" calcext:value-type="float">
            <text:p>0.566377</text:p>
          </table:table-cell>
          <table:table-cell office:value-type="float" office:value="0.565682" calcext:value-type="float">
            <text:p>0.565682</text:p>
          </table:table-cell>
          <table:table-cell office:value-type="float" office:value="0.565193" calcext:value-type="float">
            <text:p>0.565193</text:p>
          </table:table-cell>
          <table:table-cell office:value-type="float" office:value="0.564908" calcext:value-type="float">
            <text:p>0.564908</text:p>
          </table:table-cell>
          <table:table-cell office:value-type="float" office:value="0.564818" calcext:value-type="float">
            <text:p>0.564818</text:p>
          </table:table-cell>
        </table:table-row>
        <table:table-row table:style-name="ro1">
          <table:table-cell office:value-type="float" office:value="2.34979" calcext:value-type="float">
            <text:p>2.34979</text:p>
          </table:table-cell>
          <table:table-cell office:value-type="float" office:value="0.58438" calcext:value-type="float">
            <text:p>0.58438</text:p>
          </table:table-cell>
          <table:table-cell office:value-type="float" office:value="0.584246" calcext:value-type="float">
            <text:p>0.584246</text:p>
          </table:table-cell>
          <table:table-cell office:value-type="float" office:value="0.583848" calcext:value-type="float">
            <text:p>0.583848</text:p>
          </table:table-cell>
          <table:table-cell office:value-type="float" office:value="0.583197" calcext:value-type="float">
            <text:p>0.583197</text:p>
          </table:table-cell>
          <table:table-cell office:value-type="float" office:value="0.582313" calcext:value-type="float">
            <text:p>0.582313</text:p>
          </table:table-cell>
          <table:table-cell office:value-type="float" office:value="0.581222" calcext:value-type="float">
            <text:p>0.581222</text:p>
          </table:table-cell>
          <table:table-cell office:value-type="float" office:value="0.579957" calcext:value-type="float">
            <text:p>0.579957</text:p>
          </table:table-cell>
          <table:table-cell office:value-type="float" office:value="0.578554" calcext:value-type="float">
            <text:p>0.578554</text:p>
          </table:table-cell>
          <table:table-cell office:value-type="float" office:value="0.577054" calcext:value-type="float">
            <text:p>0.577054</text:p>
          </table:table-cell>
          <table:table-cell office:value-type="float" office:value="0.5755" calcext:value-type="float">
            <text:p>0.5755</text:p>
          </table:table-cell>
          <table:table-cell office:value-type="float" office:value="0.573934" calcext:value-type="float">
            <text:p>0.573934</text:p>
          </table:table-cell>
          <table:table-cell office:value-type="float" office:value="0.572399" calcext:value-type="float">
            <text:p>0.572399</text:p>
          </table:table-cell>
          <table:table-cell office:value-type="float" office:value="0.570934" calcext:value-type="float">
            <text:p>0.570934</text:p>
          </table:table-cell>
          <table:table-cell office:value-type="float" office:value="0.569576" calcext:value-type="float">
            <text:p>0.569576</text:p>
          </table:table-cell>
          <table:table-cell office:value-type="float" office:value="0.568356" calcext:value-type="float">
            <text:p>0.568356</text:p>
          </table:table-cell>
          <table:table-cell office:value-type="float" office:value="0.5673" calcext:value-type="float">
            <text:p>0.5673</text:p>
          </table:table-cell>
          <table:table-cell office:value-type="float" office:value="0.566427" calcext:value-type="float">
            <text:p>0.566427</text:p>
          </table:table-cell>
          <table:table-cell office:value-type="float" office:value="0.56575" calcext:value-type="float">
            <text:p>0.56575</text:p>
          </table:table-cell>
          <table:table-cell office:value-type="float" office:value="0.565274" calcext:value-type="float">
            <text:p>0.565274</text:p>
          </table:table-cell>
          <table:table-cell office:value-type="float" office:value="0.564996" calcext:value-type="float">
            <text:p>0.564996</text:p>
          </table:table-cell>
          <table:table-cell office:value-type="float" office:value="0.564908" calcext:value-type="float">
            <text:p>0.564908</text:p>
          </table:table-cell>
        </table:table-row>
        <table:table-row table:style-name="ro1">
          <table:table-cell office:value-type="float" office:value="2.36251" calcext:value-type="float">
            <text:p>2.36251</text:p>
          </table:table-cell>
          <table:table-cell office:value-type="float" office:value="0.583976" calcext:value-type="float">
            <text:p>0.583976</text:p>
          </table:table-cell>
          <table:table-cell office:value-type="float" office:value="0.583846" calcext:value-type="float">
            <text:p>0.583846</text:p>
          </table:table-cell>
          <table:table-cell office:value-type="float" office:value="0.583457" calcext:value-type="float">
            <text:p>0.583457</text:p>
          </table:table-cell>
          <table:table-cell office:value-type="float" office:value="0.582823" calcext:value-type="float">
            <text:p>0.582823</text:p>
          </table:table-cell>
          <table:table-cell office:value-type="float" office:value="0.581961" calcext:value-type="float">
            <text:p>0.581961</text:p>
          </table:table-cell>
          <table:table-cell office:value-type="float" office:value="0.580898" calcext:value-type="float">
            <text:p>0.580898</text:p>
          </table:table-cell>
          <table:table-cell office:value-type="float" office:value="0.579664" calcext:value-type="float">
            <text:p>0.579664</text:p>
          </table:table-cell>
          <table:table-cell office:value-type="float" office:value="0.578297" calcext:value-type="float">
            <text:p>0.578297</text:p>
          </table:table-cell>
          <table:table-cell office:value-type="float" office:value="0.576835" calcext:value-type="float">
            <text:p>0.576835</text:p>
          </table:table-cell>
          <table:table-cell office:value-type="float" office:value="0.57532" calcext:value-type="float">
            <text:p>0.57532</text:p>
          </table:table-cell>
          <table:table-cell office:value-type="float" office:value="0.573794" calcext:value-type="float">
            <text:p>0.573794</text:p>
          </table:table-cell>
          <table:table-cell office:value-type="float" office:value="0.572297" calcext:value-type="float">
            <text:p>0.572297</text:p>
          </table:table-cell>
          <table:table-cell office:value-type="float" office:value="0.570869" calcext:value-type="float">
            <text:p>0.570869</text:p>
          </table:table-cell>
          <table:table-cell office:value-type="float" office:value="0.569546" calcext:value-type="float">
            <text:p>0.569546</text:p>
          </table:table-cell>
          <table:table-cell office:value-type="float" office:value="0.568357" calcext:value-type="float">
            <text:p>0.568357</text:p>
          </table:table-cell>
          <table:table-cell office:value-type="float" office:value="0.567328" calcext:value-type="float">
            <text:p>0.567328</text:p>
          </table:table-cell>
          <table:table-cell office:value-type="float" office:value="0.566477" calcext:value-type="float">
            <text:p>0.566477</text:p>
          </table:table-cell>
          <table:table-cell office:value-type="float" office:value="0.565817" calcext:value-type="float">
            <text:p>0.565817</text:p>
          </table:table-cell>
          <table:table-cell office:value-type="float" office:value="0.565352" calcext:value-type="float">
            <text:p>0.565352</text:p>
          </table:table-cell>
          <table:table-cell office:value-type="float" office:value="0.565082" calcext:value-type="float">
            <text:p>0.565082</text:p>
          </table:table-cell>
          <table:table-cell office:value-type="float" office:value="0.564996" calcext:value-type="float">
            <text:p>0.564996</text:p>
          </table:table-cell>
        </table:table-row>
        <table:table-row table:style-name="ro1">
          <table:table-cell office:value-type="float" office:value="2.37679" calcext:value-type="float">
            <text:p>2.37679</text:p>
          </table:table-cell>
          <table:table-cell office:value-type="float" office:value="0.583535" calcext:value-type="float">
            <text:p>0.583535</text:p>
          </table:table-cell>
          <table:table-cell office:value-type="float" office:value="0.583408" calcext:value-type="float">
            <text:p>0.583408</text:p>
          </table:table-cell>
          <table:table-cell office:value-type="float" office:value="0.583031" calcext:value-type="float">
            <text:p>0.583031</text:p>
          </table:table-cell>
          <table:table-cell office:value-type="float" office:value="0.582414" calcext:value-type="float">
            <text:p>0.582414</text:p>
          </table:table-cell>
          <table:table-cell office:value-type="float" office:value="0.581577" calcext:value-type="float">
            <text:p>0.581577</text:p>
          </table:table-cell>
          <table:table-cell office:value-type="float" office:value="0.580543" calcext:value-type="float">
            <text:p>0.580543</text:p>
          </table:table-cell>
          <table:table-cell office:value-type="float" office:value="0.579345" calcext:value-type="float">
            <text:p>0.579345</text:p>
          </table:table-cell>
          <table:table-cell office:value-type="float" office:value="0.578016" calcext:value-type="float">
            <text:p>0.578016</text:p>
          </table:table-cell>
          <table:table-cell office:value-type="float" office:value="0.576596" calcext:value-type="float">
            <text:p>0.576596</text:p>
          </table:table-cell>
          <table:table-cell office:value-type="float" office:value="0.575123" calcext:value-type="float">
            <text:p>0.575123</text:p>
          </table:table-cell>
          <table:table-cell office:value-type="float" office:value="0.57364" calcext:value-type="float">
            <text:p>0.57364</text:p>
          </table:table-cell>
          <table:table-cell office:value-type="float" office:value="0.572186" calcext:value-type="float">
            <text:p>0.572186</text:p>
          </table:table-cell>
          <table:table-cell office:value-type="float" office:value="0.570799" calcext:value-type="float">
            <text:p>0.570799</text:p>
          </table:table-cell>
          <table:table-cell office:value-type="float" office:value="0.569513" calcext:value-type="float">
            <text:p>0.569513</text:p>
          </table:table-cell>
          <table:table-cell office:value-type="float" office:value="0.568357" calcext:value-type="float">
            <text:p>0.568357</text:p>
          </table:table-cell>
          <table:table-cell office:value-type="float" office:value="0.567358" calcext:value-type="float">
            <text:p>0.567358</text:p>
          </table:table-cell>
          <table:table-cell office:value-type="float" office:value="0.566531" calcext:value-type="float">
            <text:p>0.566531</text:p>
          </table:table-cell>
          <table:table-cell office:value-type="float" office:value="0.56589" calcext:value-type="float">
            <text:p>0.56589</text:p>
          </table:table-cell>
          <table:table-cell office:value-type="float" office:value="0.565438" calcext:value-type="float">
            <text:p>0.565438</text:p>
          </table:table-cell>
          <table:table-cell office:value-type="float" office:value="0.565175" calcext:value-type="float">
            <text:p>0.565175</text:p>
          </table:table-cell>
          <table:table-cell office:value-type="float" office:value="0.565092" calcext:value-type="float">
            <text:p>0.565092</text:p>
          </table:table-cell>
        </table:table-row>
        <table:table-row table:style-name="ro1">
          <table:table-cell office:value-type="float" office:value="2.39217" calcext:value-type="float">
            <text:p>2.39217</text:p>
          </table:table-cell>
          <table:table-cell office:value-type="float" office:value="0.583072" calcext:value-type="float">
            <text:p>0.583072</text:p>
          </table:table-cell>
          <table:table-cell office:value-type="float" office:value="0.582951" calcext:value-type="float">
            <text:p>0.582951</text:p>
          </table:table-cell>
          <table:table-cell office:value-type="float" office:value="0.582585" calcext:value-type="float">
            <text:p>0.582585</text:p>
          </table:table-cell>
          <table:table-cell office:value-type="float" office:value="0.581987" calcext:value-type="float">
            <text:p>0.581987</text:p>
          </table:table-cell>
          <table:table-cell office:value-type="float" office:value="0.581175" calcext:value-type="float">
            <text:p>0.581175</text:p>
          </table:table-cell>
          <table:table-cell office:value-type="float" office:value="0.580173" calcext:value-type="float">
            <text:p>0.580173</text:p>
          </table:table-cell>
          <table:table-cell office:value-type="float" office:value="0.579011" calcext:value-type="float">
            <text:p>0.579011</text:p>
          </table:table-cell>
          <table:table-cell office:value-type="float" office:value="0.577723" calcext:value-type="float">
            <text:p>0.577723</text:p>
          </table:table-cell>
          <table:table-cell office:value-type="float" office:value="0.576345" calcext:value-type="float">
            <text:p>0.576345</text:p>
          </table:table-cell>
          <table:table-cell office:value-type="float" office:value="0.574918" calcext:value-type="float">
            <text:p>0.574918</text:p>
          </table:table-cell>
          <table:table-cell office:value-type="float" office:value="0.57348" calcext:value-type="float">
            <text:p>0.57348</text:p>
          </table:table-cell>
          <table:table-cell office:value-type="float" office:value="0.57207" calcext:value-type="float">
            <text:p>0.57207</text:p>
          </table:table-cell>
          <table:table-cell office:value-type="float" office:value="0.570725" calcext:value-type="float">
            <text:p>0.570725</text:p>
          </table:table-cell>
          <table:table-cell office:value-type="float" office:value="0.569478" calcext:value-type="float">
            <text:p>0.569478</text:p>
          </table:table-cell>
          <table:table-cell office:value-type="float" office:value="0.568358" calcext:value-type="float">
            <text:p>0.568358</text:p>
          </table:table-cell>
          <table:table-cell office:value-type="float" office:value="0.567389" calcext:value-type="float">
            <text:p>0.567389</text:p>
          </table:table-cell>
          <table:table-cell office:value-type="float" office:value="0.566588" calcext:value-type="float">
            <text:p>0.566588</text:p>
          </table:table-cell>
          <table:table-cell office:value-type="float" office:value="0.565966" calcext:value-type="float">
            <text:p>0.565966</text:p>
          </table:table-cell>
          <table:table-cell office:value-type="float" office:value="0.565528" calcext:value-type="float">
            <text:p>0.565528</text:p>
          </table:table-cell>
          <table:table-cell office:value-type="float" office:value="0.565273" calcext:value-type="float">
            <text:p>0.565273</text:p>
          </table:table-cell>
          <table:table-cell office:value-type="float" office:value="0.565193" calcext:value-type="float">
            <text:p>0.565193</text:p>
          </table:table-cell>
        </table:table-row>
        <table:table-row table:style-name="ro1">
          <table:table-cell office:value-type="float" office:value="2.40412" calcext:value-type="float">
            <text:p>2.40412</text:p>
          </table:table-cell>
          <table:table-cell office:value-type="float" office:value="0.582724" calcext:value-type="float">
            <text:p>0.582724</text:p>
          </table:table-cell>
          <table:table-cell office:value-type="float" office:value="0.582605" calcext:value-type="float">
            <text:p>0.582605</text:p>
          </table:table-cell>
          <table:table-cell office:value-type="float" office:value="0.582247" calcext:value-type="float">
            <text:p>0.582247</text:p>
          </table:table-cell>
          <table:table-cell office:value-type="float" office:value="0.581663" calcext:value-type="float">
            <text:p>0.581663</text:p>
          </table:table-cell>
          <table:table-cell office:value-type="float" office:value="0.580871" calcext:value-type="float">
            <text:p>0.580871</text:p>
          </table:table-cell>
          <table:table-cell office:value-type="float" office:value="0.579893" calcext:value-type="float">
            <text:p>0.579893</text:p>
          </table:table-cell>
          <table:table-cell office:value-type="float" office:value="0.578758" calcext:value-type="float">
            <text:p>0.578758</text:p>
          </table:table-cell>
          <table:table-cell office:value-type="float" office:value="0.577501" calcext:value-type="float">
            <text:p>0.577501</text:p>
          </table:table-cell>
          <table:table-cell office:value-type="float" office:value="0.576156" calcext:value-type="float">
            <text:p>0.576156</text:p>
          </table:table-cell>
          <table:table-cell office:value-type="float" office:value="0.574763" calcext:value-type="float">
            <text:p>0.574763</text:p>
          </table:table-cell>
          <table:table-cell office:value-type="float" office:value="0.573359" calcext:value-type="float">
            <text:p>0.573359</text:p>
          </table:table-cell>
          <table:table-cell office:value-type="float" office:value="0.571983" calcext:value-type="float">
            <text:p>0.571983</text:p>
          </table:table-cell>
          <table:table-cell office:value-type="float" office:value="0.57067" calcext:value-type="float">
            <text:p>0.57067</text:p>
          </table:table-cell>
          <table:table-cell office:value-type="float" office:value="0.569452" calcext:value-type="float">
            <text:p>0.569452</text:p>
          </table:table-cell>
          <table:table-cell office:value-type="float" office:value="0.568359" calcext:value-type="float">
            <text:p>0.568359</text:p>
          </table:table-cell>
          <table:table-cell office:value-type="float" office:value="0.567413" calcext:value-type="float">
            <text:p>0.567413</text:p>
          </table:table-cell>
          <table:table-cell office:value-type="float" office:value="0.56663" calcext:value-type="float">
            <text:p>0.56663</text:p>
          </table:table-cell>
          <table:table-cell office:value-type="float" office:value="0.566024" calcext:value-type="float">
            <text:p>0.566024</text:p>
          </table:table-cell>
          <table:table-cell office:value-type="float" office:value="0.565596" calcext:value-type="float">
            <text:p>0.565596</text:p>
          </table:table-cell>
          <table:table-cell office:value-type="float" office:value="0.565348" calcext:value-type="float">
            <text:p>0.565348</text:p>
          </table:table-cell>
          <table:table-cell office:value-type="float" office:value="0.565269" calcext:value-type="float">
            <text:p>0.565269</text:p>
          </table:table-cell>
        </table:table-row>
        <table:table-row table:style-name="ro1">
          <table:table-cell office:value-type="float" office:value="2.41735" calcext:value-type="float">
            <text:p>2.41735</text:p>
          </table:table-cell>
          <table:table-cell office:value-type="float" office:value="0.582348" calcext:value-type="float">
            <text:p>0.582348</text:p>
          </table:table-cell>
          <table:table-cell office:value-type="float" office:value="0.582232" calcext:value-type="float">
            <text:p>0.582232</text:p>
          </table:table-cell>
          <table:table-cell office:value-type="float" office:value="0.581883" calcext:value-type="float">
            <text:p>0.581883</text:p>
          </table:table-cell>
          <table:table-cell office:value-type="float" office:value="0.581315" calcext:value-type="float">
            <text:p>0.581315</text:p>
          </table:table-cell>
          <table:table-cell office:value-type="float" office:value="0.580543" calcext:value-type="float">
            <text:p>0.580543</text:p>
          </table:table-cell>
          <table:table-cell office:value-type="float" office:value="0.57959" calcext:value-type="float">
            <text:p>0.57959</text:p>
          </table:table-cell>
          <table:table-cell office:value-type="float" office:value="0.578486" calcext:value-type="float">
            <text:p>0.578486</text:p>
          </table:table-cell>
          <table:table-cell office:value-type="float" office:value="0.577261" calcext:value-type="float">
            <text:p>0.577261</text:p>
          </table:table-cell>
          <table:table-cell office:value-type="float" office:value="0.575952" calcext:value-type="float">
            <text:p>0.575952</text:p>
          </table:table-cell>
          <table:table-cell office:value-type="float" office:value="0.574595" calcext:value-type="float">
            <text:p>0.574595</text:p>
          </table:table-cell>
          <table:table-cell office:value-type="float" office:value="0.573228" calcext:value-type="float">
            <text:p>0.573228</text:p>
          </table:table-cell>
          <table:table-cell office:value-type="float" office:value="0.571888" calcext:value-type="float">
            <text:p>0.571888</text:p>
          </table:table-cell>
          <table:table-cell office:value-type="float" office:value="0.570609" calcext:value-type="float">
            <text:p>0.570609</text:p>
          </table:table-cell>
          <table:table-cell office:value-type="float" office:value="0.569424" calcext:value-type="float">
            <text:p>0.569424</text:p>
          </table:table-cell>
          <table:table-cell office:value-type="float" office:value="0.56836" calcext:value-type="float">
            <text:p>0.56836</text:p>
          </table:table-cell>
          <table:table-cell office:value-type="float" office:value="0.567438" calcext:value-type="float">
            <text:p>0.567438</text:p>
          </table:table-cell>
          <table:table-cell office:value-type="float" office:value="0.566677" calcext:value-type="float">
            <text:p>0.566677</text:p>
          </table:table-cell>
          <table:table-cell office:value-type="float" office:value="0.566086" calcext:value-type="float">
            <text:p>0.566086</text:p>
          </table:table-cell>
          <table:table-cell office:value-type="float" office:value="0.56567" calcext:value-type="float">
            <text:p>0.56567</text:p>
          </table:table-cell>
          <table:table-cell office:value-type="float" office:value="0.565428" calcext:value-type="float">
            <text:p>0.565428</text:p>
          </table:table-cell>
          <table:table-cell office:value-type="float" office:value="0.565351" calcext:value-type="float">
            <text:p>0.565351</text:p>
          </table:table-cell>
        </table:table-row>
        <table:table-row table:style-name="ro1">
          <table:table-cell office:value-type="float" office:value="2.43266" calcext:value-type="float">
            <text:p>2.43266</text:p>
          </table:table-cell>
          <table:table-cell office:value-type="float" office:value="0.581924" calcext:value-type="float">
            <text:p>0.581924</text:p>
          </table:table-cell>
          <table:table-cell office:value-type="float" office:value="0.581811" calcext:value-type="float">
            <text:p>0.581811</text:p>
          </table:table-cell>
          <table:table-cell office:value-type="float" office:value="0.581474" calcext:value-type="float">
            <text:p>0.581474</text:p>
          </table:table-cell>
          <table:table-cell office:value-type="float" office:value="0.580923" calcext:value-type="float">
            <text:p>0.580923</text:p>
          </table:table-cell>
          <table:table-cell office:value-type="float" office:value="0.580174" calcext:value-type="float">
            <text:p>0.580174</text:p>
          </table:table-cell>
          <table:table-cell office:value-type="float" office:value="0.57925" calcext:value-type="float">
            <text:p>0.57925</text:p>
          </table:table-cell>
          <table:table-cell office:value-type="float" office:value="0.578179" calcext:value-type="float">
            <text:p>0.578179</text:p>
          </table:table-cell>
          <table:table-cell office:value-type="float" office:value="0.576992" calcext:value-type="float">
            <text:p>0.576992</text:p>
          </table:table-cell>
          <table:table-cell office:value-type="float" office:value="0.575722" calcext:value-type="float">
            <text:p>0.575722</text:p>
          </table:table-cell>
          <table:table-cell office:value-type="float" office:value="0.574406" calcext:value-type="float">
            <text:p>0.574406</text:p>
          </table:table-cell>
          <table:table-cell office:value-type="float" office:value="0.573081" calcext:value-type="float">
            <text:p>0.573081</text:p>
          </table:table-cell>
          <table:table-cell office:value-type="float" office:value="0.571781" calcext:value-type="float">
            <text:p>0.571781</text:p>
          </table:table-cell>
          <table:table-cell office:value-type="float" office:value="0.570542" calcext:value-type="float">
            <text:p>0.570542</text:p>
          </table:table-cell>
          <table:table-cell office:value-type="float" office:value="0.569393" calcext:value-type="float">
            <text:p>0.569393</text:p>
          </table:table-cell>
          <table:table-cell office:value-type="float" office:value="0.56836" calcext:value-type="float">
            <text:p>0.56836</text:p>
          </table:table-cell>
          <table:table-cell office:value-type="float" office:value="0.567467" calcext:value-type="float">
            <text:p>0.567467</text:p>
          </table:table-cell>
          <table:table-cell office:value-type="float" office:value="0.566729" calcext:value-type="float">
            <text:p>0.566729</text:p>
          </table:table-cell>
          <table:table-cell office:value-type="float" office:value="0.566156" calcext:value-type="float">
            <text:p>0.566156</text:p>
          </table:table-cell>
          <table:table-cell office:value-type="float" office:value="0.565752" calcext:value-type="float">
            <text:p>0.565752</text:p>
          </table:table-cell>
          <table:table-cell office:value-type="float" office:value="0.565517" calcext:value-type="float">
            <text:p>0.565517</text:p>
          </table:table-cell>
          <table:table-cell office:value-type="float" office:value="0.565443" calcext:value-type="float">
            <text:p>0.565443</text:p>
          </table:table-cell>
        </table:table-row>
        <table:table-row table:style-name="ro1">
          <table:table-cell office:value-type="float" office:value="2.44639" calcext:value-type="float">
            <text:p>2.44639</text:p>
          </table:table-cell>
          <table:table-cell office:value-type="float" office:value="0.581555" calcext:value-type="float">
            <text:p>0.581555</text:p>
          </table:table-cell>
          <table:table-cell office:value-type="float" office:value="0.581446" calcext:value-type="float">
            <text:p>0.581446</text:p>
          </table:table-cell>
          <table:table-cell office:value-type="float" office:value="0.581117" calcext:value-type="float">
            <text:p>0.581117</text:p>
          </table:table-cell>
          <table:table-cell office:value-type="float" office:value="0.580581" calcext:value-type="float">
            <text:p>0.580581</text:p>
          </table:table-cell>
          <table:table-cell office:value-type="float" office:value="0.579853" calcext:value-type="float">
            <text:p>0.579853</text:p>
          </table:table-cell>
          <table:table-cell office:value-type="float" office:value="0.578954" calcext:value-type="float">
            <text:p>0.578954</text:p>
          </table:table-cell>
          <table:table-cell office:value-type="float" office:value="0.577912" calcext:value-type="float">
            <text:p>0.577912</text:p>
          </table:table-cell>
          <table:table-cell office:value-type="float" office:value="0.576757" calcext:value-type="float">
            <text:p>0.576757</text:p>
          </table:table-cell>
          <table:table-cell office:value-type="float" office:value="0.575522" calcext:value-type="float">
            <text:p>0.575522</text:p>
          </table:table-cell>
          <table:table-cell office:value-type="float" office:value="0.574242" calcext:value-type="float">
            <text:p>0.574242</text:p>
          </table:table-cell>
          <table:table-cell office:value-type="float" office:value="0.572953" calcext:value-type="float">
            <text:p>0.572953</text:p>
          </table:table-cell>
          <table:table-cell office:value-type="float" office:value="0.571689" calcext:value-type="float">
            <text:p>0.571689</text:p>
          </table:table-cell>
          <table:table-cell office:value-type="float" office:value="0.570483" calcext:value-type="float">
            <text:p>0.570483</text:p>
          </table:table-cell>
          <table:table-cell office:value-type="float" office:value="0.569365" calcext:value-type="float">
            <text:p>0.569365</text:p>
          </table:table-cell>
          <table:table-cell office:value-type="float" office:value="0.568361" calcext:value-type="float">
            <text:p>0.568361</text:p>
          </table:table-cell>
          <table:table-cell office:value-type="float" office:value="0.567492" calcext:value-type="float">
            <text:p>0.567492</text:p>
          </table:table-cell>
          <table:table-cell office:value-type="float" office:value="0.566774" calcext:value-type="float">
            <text:p>0.566774</text:p>
          </table:table-cell>
          <table:table-cell office:value-type="float" office:value="0.566216" calcext:value-type="float">
            <text:p>0.566216</text:p>
          </table:table-cell>
          <table:table-cell office:value-type="float" office:value="0.565824" calcext:value-type="float">
            <text:p>0.565824</text:p>
          </table:table-cell>
          <table:table-cell office:value-type="float" office:value="0.565596" calcext:value-type="float">
            <text:p>0.565596</text:p>
          </table:table-cell>
          <table:table-cell office:value-type="float" office:value="0.565524" calcext:value-type="float">
            <text:p>0.565524</text:p>
          </table:table-cell>
        </table:table-row>
        <table:table-row table:style-name="ro1">
          <table:table-cell office:value-type="float" office:value="2.46012" calcext:value-type="float">
            <text:p>2.46012</text:p>
          </table:table-cell>
          <table:table-cell office:value-type="float" office:value="0.581196" calcext:value-type="float">
            <text:p>0.581196</text:p>
          </table:table-cell>
          <table:table-cell office:value-type="float" office:value="0.58109" calcext:value-type="float">
            <text:p>0.58109</text:p>
          </table:table-cell>
          <table:table-cell office:value-type="float" office:value="0.580771" calcext:value-type="float">
            <text:p>0.580771</text:p>
          </table:table-cell>
          <table:table-cell office:value-type="float" office:value="0.580249" calcext:value-type="float">
            <text:p>0.580249</text:p>
          </table:table-cell>
          <table:table-cell office:value-type="float" office:value="0.57954" calcext:value-type="float">
            <text:p>0.57954</text:p>
          </table:table-cell>
          <table:table-cell office:value-type="float" office:value="0.578666" calcext:value-type="float">
            <text:p>0.578666</text:p>
          </table:table-cell>
          <table:table-cell office:value-type="float" office:value="0.577653" calcext:value-type="float">
            <text:p>0.577653</text:p>
          </table:table-cell>
          <table:table-cell office:value-type="float" office:value="0.576529" calcext:value-type="float">
            <text:p>0.576529</text:p>
          </table:table-cell>
          <table:table-cell office:value-type="float" office:value="0.575327" calcext:value-type="float">
            <text:p>0.575327</text:p>
          </table:table-cell>
          <table:table-cell office:value-type="float" office:value="0.574082" calcext:value-type="float">
            <text:p>0.574082</text:p>
          </table:table-cell>
          <table:table-cell office:value-type="float" office:value="0.572828" calcext:value-type="float">
            <text:p>0.572828</text:p>
          </table:table-cell>
          <table:table-cell office:value-type="float" office:value="0.571599" calcext:value-type="float">
            <text:p>0.571599</text:p>
          </table:table-cell>
          <table:table-cell office:value-type="float" office:value="0.570426" calcext:value-type="float">
            <text:p>0.570426</text:p>
          </table:table-cell>
          <table:table-cell office:value-type="float" office:value="0.569338" calcext:value-type="float">
            <text:p>0.569338</text:p>
          </table:table-cell>
          <table:table-cell office:value-type="float" office:value="0.568362" calcext:value-type="float">
            <text:p>0.568362</text:p>
          </table:table-cell>
          <table:table-cell office:value-type="float" office:value="0.567516" calcext:value-type="float">
            <text:p>0.567516</text:p>
          </table:table-cell>
          <table:table-cell office:value-type="float" office:value="0.566818" calcext:value-type="float">
            <text:p>0.566818</text:p>
          </table:table-cell>
          <table:table-cell office:value-type="float" office:value="0.566276" calcext:value-type="float">
            <text:p>0.566276</text:p>
          </table:table-cell>
          <table:table-cell office:value-type="float" office:value="0.565894" calcext:value-type="float">
            <text:p>0.565894</text:p>
          </table:table-cell>
          <table:table-cell office:value-type="float" office:value="0.565672" calcext:value-type="float">
            <text:p>0.565672</text:p>
          </table:table-cell>
          <table:table-cell office:value-type="float" office:value="0.565602" calcext:value-type="float">
            <text:p>0.565602</text:p>
          </table:table-cell>
        </table:table-row>
        <table:table-row table:style-name="ro1">
          <table:table-cell office:value-type="float" office:value="2.47385" calcext:value-type="float">
            <text:p>2.47385</text:p>
          </table:table-cell>
          <table:table-cell office:value-type="float" office:value="0.580847" calcext:value-type="float">
            <text:p>0.580847</text:p>
          </table:table-cell>
          <table:table-cell office:value-type="float" office:value="0.580744" calcext:value-type="float">
            <text:p>0.580744</text:p>
          </table:table-cell>
          <table:table-cell office:value-type="float" office:value="0.580433" calcext:value-type="float">
            <text:p>0.580433</text:p>
          </table:table-cell>
          <table:table-cell office:value-type="float" office:value="0.579926" calcext:value-type="float">
            <text:p>0.579926</text:p>
          </table:table-cell>
          <table:table-cell office:value-type="float" office:value="0.579236" calcext:value-type="float">
            <text:p>0.579236</text:p>
          </table:table-cell>
          <table:table-cell office:value-type="float" office:value="0.578386" calcext:value-type="float">
            <text:p>0.578386</text:p>
          </table:table-cell>
          <table:table-cell office:value-type="float" office:value="0.5774" calcext:value-type="float">
            <text:p>0.5774</text:p>
          </table:table-cell>
          <table:table-cell office:value-type="float" office:value="0.576307" calcext:value-type="float">
            <text:p>0.576307</text:p>
          </table:table-cell>
          <table:table-cell office:value-type="float" office:value="0.575138" calcext:value-type="float">
            <text:p>0.575138</text:p>
          </table:table-cell>
          <table:table-cell office:value-type="float" office:value="0.573927" calcext:value-type="float">
            <text:p>0.573927</text:p>
          </table:table-cell>
          <table:table-cell office:value-type="float" office:value="0.572707" calcext:value-type="float">
            <text:p>0.572707</text:p>
          </table:table-cell>
          <table:table-cell office:value-type="float" office:value="0.571511" calcext:value-type="float">
            <text:p>0.571511</text:p>
          </table:table-cell>
          <table:table-cell office:value-type="float" office:value="0.57037" calcext:value-type="float">
            <text:p>0.57037</text:p>
          </table:table-cell>
          <table:table-cell office:value-type="float" office:value="0.569312" calcext:value-type="float">
            <text:p>0.569312</text:p>
          </table:table-cell>
          <table:table-cell office:value-type="float" office:value="0.568362" calcext:value-type="float">
            <text:p>0.568362</text:p>
          </table:table-cell>
          <table:table-cell office:value-type="float" office:value="0.56754" calcext:value-type="float">
            <text:p>0.56754</text:p>
          </table:table-cell>
          <table:table-cell office:value-type="float" office:value="0.566861" calcext:value-type="float">
            <text:p>0.566861</text:p>
          </table:table-cell>
          <table:table-cell office:value-type="float" office:value="0.566333" calcext:value-type="float">
            <text:p>0.566333</text:p>
          </table:table-cell>
          <table:table-cell office:value-type="float" office:value="0.565962" calcext:value-type="float">
            <text:p>0.565962</text:p>
          </table:table-cell>
          <table:table-cell office:value-type="float" office:value="0.565746" calcext:value-type="float">
            <text:p>0.565746</text:p>
          </table:table-cell>
          <table:table-cell office:value-type="float" office:value="0.565678" calcext:value-type="float">
            <text:p>0.565678</text:p>
          </table:table-cell>
        </table:table-row>
        <table:table-row table:style-name="ro1">
          <table:table-cell office:value-type="float" office:value="2.48758" calcext:value-type="float">
            <text:p>2.48758</text:p>
          </table:table-cell>
          <table:table-cell office:value-type="float" office:value="0.580508" calcext:value-type="float">
            <text:p>0.580508</text:p>
          </table:table-cell>
          <table:table-cell office:value-type="float" office:value="0.580407" calcext:value-type="float">
            <text:p>0.580407</text:p>
          </table:table-cell>
          <table:table-cell office:value-type="float" office:value="0.580105" calcext:value-type="float">
            <text:p>0.580105</text:p>
          </table:table-cell>
          <table:table-cell office:value-type="float" office:value="0.579611" calcext:value-type="float">
            <text:p>0.579611</text:p>
          </table:table-cell>
          <table:table-cell office:value-type="float" office:value="0.578941" calcext:value-type="float">
            <text:p>0.578941</text:p>
          </table:table-cell>
          <table:table-cell office:value-type="float" office:value="0.578114" calcext:value-type="float">
            <text:p>0.578114</text:p>
          </table:table-cell>
          <table:table-cell office:value-type="float" office:value="0.577154" calcext:value-type="float">
            <text:p>0.577154</text:p>
          </table:table-cell>
          <table:table-cell office:value-type="float" office:value="0.576091" calcext:value-type="float">
            <text:p>0.576091</text:p>
          </table:table-cell>
          <table:table-cell office:value-type="float" office:value="0.574954" calcext:value-type="float">
            <text:p>0.574954</text:p>
          </table:table-cell>
          <table:table-cell office:value-type="float" office:value="0.573776" calcext:value-type="float">
            <text:p>0.573776</text:p>
          </table:table-cell>
          <table:table-cell office:value-type="float" office:value="0.572589" calcext:value-type="float">
            <text:p>0.572589</text:p>
          </table:table-cell>
          <table:table-cell office:value-type="float" office:value="0.571426" calcext:value-type="float">
            <text:p>0.571426</text:p>
          </table:table-cell>
          <table:table-cell office:value-type="float" office:value="0.570316" calcext:value-type="float">
            <text:p>0.570316</text:p>
          </table:table-cell>
          <table:table-cell office:value-type="float" office:value="0.569287" calcext:value-type="float">
            <text:p>0.569287</text:p>
          </table:table-cell>
          <table:table-cell office:value-type="float" office:value="0.568363" calcext:value-type="float">
            <text:p>0.568363</text:p>
          </table:table-cell>
          <table:table-cell office:value-type="float" office:value="0.567563" calcext:value-type="float">
            <text:p>0.567563</text:p>
          </table:table-cell>
          <table:table-cell office:value-type="float" office:value="0.566902" calcext:value-type="float">
            <text:p>0.566902</text:p>
          </table:table-cell>
          <table:table-cell office:value-type="float" office:value="0.566389" calcext:value-type="float">
            <text:p>0.566389</text:p>
          </table:table-cell>
          <table:table-cell office:value-type="float" office:value="0.566028" calcext:value-type="float">
            <text:p>0.566028</text:p>
          </table:table-cell>
          <table:table-cell office:value-type="float" office:value="0.565818" calcext:value-type="float">
            <text:p>0.565818</text:p>
          </table:table-cell>
          <table:table-cell office:value-type="float" office:value="0.565752" calcext:value-type="float">
            <text:p>0.565752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580209" calcext:value-type="float">
            <text:p>0.580209</text:p>
          </table:table-cell>
          <table:table-cell office:value-type="float" office:value="0.580111" calcext:value-type="float">
            <text:p>0.580111</text:p>
          </table:table-cell>
          <table:table-cell office:value-type="float" office:value="0.579816" calcext:value-type="float">
            <text:p>0.579816</text:p>
          </table:table-cell>
          <table:table-cell office:value-type="float" office:value="0.579334" calcext:value-type="float">
            <text:p>0.579334</text:p>
          </table:table-cell>
          <table:table-cell office:value-type="float" office:value="0.57868" calcext:value-type="float">
            <text:p>0.57868</text:p>
          </table:table-cell>
          <table:table-cell office:value-type="float" office:value="0.577873" calcext:value-type="float">
            <text:p>0.577873</text:p>
          </table:table-cell>
          <table:table-cell office:value-type="float" office:value="0.576938" calcext:value-type="float">
            <text:p>0.576938</text:p>
          </table:table-cell>
          <table:table-cell office:value-type="float" office:value="0.575901" calcext:value-type="float">
            <text:p>0.575901</text:p>
          </table:table-cell>
          <table:table-cell office:value-type="float" office:value="0.574792" calcext:value-type="float">
            <text:p>0.574792</text:p>
          </table:table-cell>
          <table:table-cell office:value-type="float" office:value="0.573643" calcext:value-type="float">
            <text:p>0.573643</text:p>
          </table:table-cell>
          <table:table-cell office:value-type="float" office:value="0.572485" calcext:value-type="float">
            <text:p>0.572485</text:p>
          </table:table-cell>
          <table:table-cell office:value-type="float" office:value="0.571351" calcext:value-type="float">
            <text:p>0.571351</text:p>
          </table:table-cell>
          <table:table-cell office:value-type="float" office:value="0.570268" calcext:value-type="float">
            <text:p>0.570268</text:p>
          </table:table-cell>
          <table:table-cell office:value-type="float" office:value="0.569265" calcext:value-type="float">
            <text:p>0.569265</text:p>
          </table:table-cell>
          <table:table-cell office:value-type="float" office:value="0.568363" calcext:value-type="float">
            <text:p>0.568363</text:p>
          </table:table-cell>
          <table:table-cell office:value-type="float" office:value="0.567583" calcext:value-type="float">
            <text:p>0.567583</text:p>
          </table:table-cell>
          <table:table-cell office:value-type="float" office:value="0.566939" calcext:value-type="float">
            <text:p>0.566939</text:p>
          </table:table-cell>
          <table:table-cell office:value-type="float" office:value="0.566439" calcext:value-type="float">
            <text:p>0.566439</text:p>
          </table:table-cell>
          <table:table-cell office:value-type="float" office:value="0.566087" calcext:value-type="float">
            <text:p>0.566087</text:p>
          </table:table-cell>
          <table:table-cell office:value-type="float" office:value="0.565882" calcext:value-type="float">
            <text:p>0.565882</text:p>
          </table:table-cell>
          <table:table-cell office:value-type="float" office:value="0.565817" calcext:value-type="float">
            <text:p>0.565817</text:p>
          </table:table-cell>
        </table:table-row>
      </table:table>
      <table:table table:name="Sheet2" table:style-name="ta1">
        <table:shapes>
          <draw:frame draw:z-index="0" draw:style-name="gr1" draw:text-style-name="P1" svg:width="15.999cm" svg:height="8.999cm" svg:x="49.772cm" svg:y="0.1cm">
            <draw:object draw:notify-on-update-of-ranges="Sheet2.B1:Sheet2.V1 Sheet2.B2:Sheet2.V2 Sheet2.B3:Sheet2.V3 Sheet2.B4:Sheet2.V4 Sheet2.B5:Sheet2.V5 Sheet2.B6:Sheet2.V6 Sheet2.B7:Sheet2.V7 Sheet2.B8:Sheet2.V8 Sheet2.B9:Sheet2.V9 Sheet2.B10:Sheet2.V10 Sheet2.B11:Sheet2.V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number-columns-repeated="22" table:default-cell-style-name="Default"/>
        <table:table-row table:style-name="ro1">
          <table:table-cell office:value-type="float" office:value="0.00600309" calcext:value-type="float">
            <text:p>0.00600309</text:p>
          </table:table-cell>
          <table:table-cell office:value-type="float" office:value="0.00599231" calcext:value-type="float">
            <text:p>0.00599231</text:p>
          </table:table-cell>
          <table:table-cell office:value-type="float" office:value="0.00597738" calcext:value-type="float">
            <text:p>0.00597738</text:p>
          </table:table-cell>
          <table:table-cell office:value-type="float" office:value="0.00593277" calcext:value-type="float">
            <text:p>0.00593277</text:p>
          </table:table-cell>
          <table:table-cell office:value-type="float" office:value="0.00585916" calcext:value-type="float">
            <text:p>0.00585916</text:p>
          </table:table-cell>
          <table:table-cell office:value-type="float" office:value="0.00575763" calcext:value-type="float">
            <text:p>0.00575763</text:p>
          </table:table-cell>
          <table:table-cell office:value-type="float" office:value="0.00562968" calcext:value-type="float">
            <text:p>0.00562968</text:p>
          </table:table-cell>
          <table:table-cell office:value-type="float" office:value="0.00547716" calcext:value-type="float">
            <text:p>0.00547716</text:p>
          </table:table-cell>
          <table:table-cell office:value-type="float" office:value="0.00530222" calcext:value-type="float">
            <text:p>0.00530222</text:p>
          </table:table-cell>
          <table:table-cell office:value-type="float" office:value="0.00510729" calcext:value-type="float">
            <text:p>0.00510729</text:p>
          </table:table-cell>
          <table:table-cell office:value-type="float" office:value="0.00489503" calcext:value-type="float">
            <text:p>0.00489503</text:p>
          </table:table-cell>
          <table:table-cell office:value-type="float" office:value="0.00466822" calcext:value-type="float">
            <text:p>0.00466822</text:p>
          </table:table-cell>
          <table:table-cell office:value-type="float" office:value="0.00442973" calcext:value-type="float">
            <text:p>0.00442973</text:p>
          </table:table-cell>
          <table:table-cell office:value-type="float" office:value="0.0041825" calcext:value-type="float">
            <text:p>0.0041825</text:p>
          </table:table-cell>
          <table:table-cell office:value-type="float" office:value="0.00392938" calcext:value-type="float">
            <text:p>0.00392938</text:p>
          </table:table-cell>
          <table:table-cell office:value-type="float" office:value="0.0036732" calcext:value-type="float">
            <text:p>0.0036732</text:p>
          </table:table-cell>
          <table:table-cell office:value-type="float" office:value="0.00341661" calcext:value-type="float">
            <text:p>0.00341661</text:p>
          </table:table-cell>
          <table:table-cell office:value-type="float" office:value="0.00316212" calcext:value-type="float">
            <text:p>0.00316212</text:p>
          </table:table-cell>
          <table:table-cell office:value-type="float" office:value="0.00291201" calcext:value-type="float">
            <text:p>0.00291201</text:p>
          </table:table-cell>
          <table:table-cell office:value-type="float" office:value="0.00266854" calcext:value-type="float">
            <text:p>0.00266854</text:p>
          </table:table-cell>
          <table:table-cell office:value-type="float" office:value="0.00243656" calcext:value-type="float">
            <text:p>0.00243656</text:p>
          </table:table-cell>
          <table:table-cell office:value-type="float" office:value="0.00225517" calcext:value-type="float">
            <text:p>0.00225517</text:p>
          </table:table-cell>
        </table:table-row>
        <table:table-row table:style-name="ro1">
          <table:table-cell office:value-type="float" office:value="0.255257" calcext:value-type="float">
            <text:p>0.255257</text:p>
          </table:table-cell>
          <table:table-cell office:value-type="float" office:value="0.237269" calcext:value-type="float">
            <text:p>0.237269</text:p>
          </table:table-cell>
          <table:table-cell office:value-type="float" office:value="0.236705" calcext:value-type="float">
            <text:p>0.236705</text:p>
          </table:table-cell>
          <table:table-cell office:value-type="float" office:value="0.235019" calcext:value-type="float">
            <text:p>0.235019</text:p>
          </table:table-cell>
          <table:table-cell office:value-type="float" office:value="0.232235" calcext:value-type="float">
            <text:p>0.232235</text:p>
          </table:table-cell>
          <table:table-cell office:value-type="float" office:value="0.228394" calcext:value-type="float">
            <text:p>0.228394</text:p>
          </table:table-cell>
          <table:table-cell office:value-type="float" office:value="0.22355" calcext:value-type="float">
            <text:p>0.22355</text:p>
          </table:table-cell>
          <table:table-cell office:value-type="float" office:value="0.217772" calcext:value-type="float">
            <text:p>0.217772</text:p>
          </table:table-cell>
          <table:table-cell office:value-type="float" office:value="0.21114" calcext:value-type="float">
            <text:p>0.21114</text:p>
          </table:table-cell>
          <table:table-cell office:value-type="float" office:value="0.203749" calcext:value-type="float">
            <text:p>0.203749</text:p>
          </table:table-cell>
          <table:table-cell office:value-type="float" office:value="0.195705" calcext:value-type="float">
            <text:p>0.195705</text:p>
          </table:table-cell>
          <table:table-cell office:value-type="float" office:value="0.187126" calcext:value-type="float">
            <text:p>0.187126</text:p>
          </table:table-cell>
          <table:table-cell office:value-type="float" office:value="0.178143" calcext:value-type="float">
            <text:p>0.178143</text:p>
          </table:table-cell>
          <table:table-cell office:value-type="float" office:value="0.168907" calcext:value-type="float">
            <text:p>0.168907</text:p>
          </table:table-cell>
          <table:table-cell office:value-type="float" office:value="0.15959" calcext:value-type="float">
            <text:p>0.15959</text:p>
          </table:table-cell>
          <table:table-cell office:value-type="float" office:value="0.150393" calcext:value-type="float">
            <text:p>0.150393</text:p>
          </table:table-cell>
          <table:table-cell office:value-type="float" office:value="0.141558" calcext:value-type="float">
            <text:p>0.141558</text:p>
          </table:table-cell>
          <table:table-cell office:value-type="float" office:value="0.133371" calcext:value-type="float">
            <text:p>0.133371</text:p>
          </table:table-cell>
          <table:table-cell office:value-type="float" office:value="0.126176" calcext:value-type="float">
            <text:p>0.126176</text:p>
          </table:table-cell>
          <table:table-cell office:value-type="float" office:value="0.120383" calcext:value-type="float">
            <text:p>0.120383</text:p>
          </table:table-cell>
          <table:table-cell office:value-type="float" office:value="0.116464" calcext:value-type="float">
            <text:p>0.116464</text:p>
          </table:table-cell>
          <table:table-cell office:value-type="float" office:value="0.114959" calcext:value-type="float">
            <text:p>0.114959</text:p>
          </table:table-cell>
        </table:table-row>
        <table:table-row table:style-name="ro1">
          <table:table-cell office:value-type="float" office:value="0.505655" calcext:value-type="float">
            <text:p>0.505655</text:p>
          </table:table-cell>
          <table:table-cell office:value-type="float" office:value="0.440246" calcext:value-type="float">
            <text:p>0.440246</text:p>
          </table:table-cell>
          <table:table-cell office:value-type="float" office:value="0.439254" calcext:value-type="float">
            <text:p>0.439254</text:p>
          </table:table-cell>
          <table:table-cell office:value-type="float" office:value="0.436287" calcext:value-type="float">
            <text:p>0.436287</text:p>
          </table:table-cell>
          <table:table-cell office:value-type="float" office:value="0.431395" calcext:value-type="float">
            <text:p>0.431395</text:p>
          </table:table-cell>
          <table:table-cell office:value-type="float" office:value="0.424653" calcext:value-type="float">
            <text:p>0.424653</text:p>
          </table:table-cell>
          <table:table-cell office:value-type="float" office:value="0.41617" calcext:value-type="float">
            <text:p>0.41617</text:p>
          </table:table-cell>
          <table:table-cell office:value-type="float" office:value="0.406082" calcext:value-type="float">
            <text:p>0.406082</text:p>
          </table:table-cell>
          <table:table-cell office:value-type="float" office:value="0.394555" calcext:value-type="float">
            <text:p>0.394555</text:p>
          </table:table-cell>
          <table:table-cell office:value-type="float" office:value="0.381785" calcext:value-type="float">
            <text:p>0.381785</text:p>
          </table:table-cell>
          <table:table-cell office:value-type="float" office:value="0.367994" calcext:value-type="float">
            <text:p>0.367994</text:p>
          </table:table-cell>
          <table:table-cell office:value-type="float" office:value="0.353434" calcext:value-type="float">
            <text:p>0.353434</text:p>
          </table:table-cell>
          <table:table-cell office:value-type="float" office:value="0.338385" calcext:value-type="float">
            <text:p>0.338385</text:p>
          </table:table-cell>
          <table:table-cell office:value-type="float" office:value="0.323159" calcext:value-type="float">
            <text:p>0.323159</text:p>
          </table:table-cell>
          <table:table-cell office:value-type="float" office:value="0.308096" calcext:value-type="float">
            <text:p>0.308096</text:p>
          </table:table-cell>
          <table:table-cell office:value-type="float" office:value="0.293565" calcext:value-type="float">
            <text:p>0.293565</text:p>
          </table:table-cell>
          <table:table-cell office:value-type="float" office:value="0.279969" calcext:value-type="float">
            <text:p>0.279969</text:p>
          </table:table-cell>
          <table:table-cell office:value-type="float" office:value="0.267738" calcext:value-type="float">
            <text:p>0.267738</text:p>
          </table:table-cell>
          <table:table-cell office:value-type="float" office:value="0.257333" calcext:value-type="float">
            <text:p>0.257333</text:p>
          </table:table-cell>
          <table:table-cell office:value-type="float" office:value="0.249239" calcext:value-type="float">
            <text:p>0.249239</text:p>
          </table:table-cell>
          <table:table-cell office:value-type="float" office:value="0.243962" calcext:value-type="float">
            <text:p>0.243962</text:p>
          </table:table-cell>
          <table:table-cell office:value-type="float" office:value="0.242026" calcext:value-type="float">
            <text:p>0.242026</text:p>
          </table:table-cell>
        </table:table-row>
        <table:table-row table:style-name="ro1">
          <table:table-cell office:value-type="float" office:value="0.754196" calcext:value-type="float">
            <text:p>0.754196</text:p>
          </table:table-cell>
          <table:table-cell office:value-type="float" office:value="0.619972" calcext:value-type="float">
            <text:p>0.619972</text:p>
          </table:table-cell>
          <table:table-cell office:value-type="float" office:value="0.618679" calcext:value-type="float">
            <text:p>0.618679</text:p>
          </table:table-cell>
          <table:table-cell office:value-type="float" office:value="0.614816" calcext:value-type="float">
            <text:p>0.614816</text:p>
          </table:table-cell>
          <table:table-cell office:value-type="float" office:value="0.608454" calcext:value-type="float">
            <text:p>0.608454</text:p>
          </table:table-cell>
          <table:table-cell office:value-type="float" office:value="0.599705" calcext:value-type="float">
            <text:p>0.599705</text:p>
          </table:table-cell>
          <table:table-cell office:value-type="float" office:value="0.588727" calcext:value-type="float">
            <text:p>0.588727</text:p>
          </table:table-cell>
          <table:table-cell office:value-type="float" office:value="0.575718" calcext:value-type="float">
            <text:p>0.575718</text:p>
          </table:table-cell>
          <table:table-cell office:value-type="float" office:value="0.560919" calcext:value-type="float">
            <text:p>0.560919</text:p>
          </table:table-cell>
          <table:table-cell office:value-type="float" office:value="0.54461" calcext:value-type="float">
            <text:p>0.54461</text:p>
          </table:table-cell>
          <table:table-cell office:value-type="float" office:value="0.527106" calcext:value-type="float">
            <text:p>0.527106</text:p>
          </table:table-cell>
          <table:table-cell office:value-type="float" office:value="0.508757" calcext:value-type="float">
            <text:p>0.508757</text:p>
          </table:table-cell>
          <table:table-cell office:value-type="float" office:value="0.489946" calcext:value-type="float">
            <text:p>0.489946</text:p>
          </table:table-cell>
          <table:table-cell office:value-type="float" office:value="0.471084" calcext:value-type="float">
            <text:p>0.471084</text:p>
          </table:table-cell>
          <table:table-cell office:value-type="float" office:value="0.452607" calcext:value-type="float">
            <text:p>0.452607</text:p>
          </table:table-cell>
          <table:table-cell office:value-type="float" office:value="0.434975" calcext:value-type="float">
            <text:p>0.434975</text:p>
          </table:table-cell>
          <table:table-cell office:value-type="float" office:value="0.418665" calcext:value-type="float">
            <text:p>0.418665</text:p>
          </table:table-cell>
          <table:table-cell office:value-type="float" office:value="0.404172" calcext:value-type="float">
            <text:p>0.404172</text:p>
          </table:table-cell>
          <table:table-cell office:value-type="float" office:value="0.391997" calcext:value-type="float">
            <text:p>0.391997</text:p>
          </table:table-cell>
          <table:table-cell office:value-type="float" office:value="0.38265" calcext:value-type="float">
            <text:p>0.38265</text:p>
          </table:table-cell>
          <table:table-cell office:value-type="float" office:value="0.376641" calcext:value-type="float">
            <text:p>0.376641</text:p>
          </table:table-cell>
          <table:table-cell office:value-type="float" office:value="0.374473" calcext:value-type="float">
            <text:p>0.374473</text:p>
          </table:table-cell>
        </table:table-row>
        <table:table-row table:style-name="ro1">
          <table:table-cell office:value-type="float" office:value="1.00012" calcext:value-type="float">
            <text:p>1.00012</text:p>
          </table:table-cell>
          <table:table-cell office:value-type="float" office:value="0.783147" calcext:value-type="float">
            <text:p>0.783147</text:p>
          </table:table-cell>
          <table:table-cell office:value-type="float" office:value="0.781661" calcext:value-type="float">
            <text:p>0.781661</text:p>
          </table:table-cell>
          <table:table-cell office:value-type="float" office:value="0.777226" calcext:value-type="float">
            <text:p>0.777226</text:p>
          </table:table-cell>
          <table:table-cell office:value-type="float" office:value="0.769926" calcext:value-type="float">
            <text:p>0.769926</text:p>
          </table:table-cell>
          <table:table-cell office:value-type="float" office:value="0.759903" calcext:value-type="float">
            <text:p>0.759903</text:p>
          </table:table-cell>
          <table:table-cell office:value-type="float" office:value="0.747348" calcext:value-type="float">
            <text:p>0.747348</text:p>
          </table:table-cell>
          <table:table-cell office:value-type="float" office:value="0.732504" calcext:value-type="float">
            <text:p>0.732504</text:p>
          </table:table-cell>
          <table:table-cell office:value-type="float" office:value="0.715663" calcext:value-type="float">
            <text:p>0.715663</text:p>
          </table:table-cell>
          <table:table-cell office:value-type="float" office:value="0.697161" calcext:value-type="float">
            <text:p>0.697161</text:p>
          </table:table-cell>
          <table:table-cell office:value-type="float" office:value="0.677374" calcext:value-type="float">
            <text:p>0.677374</text:p>
          </table:table-cell>
          <table:table-cell office:value-type="float" office:value="0.656715" calcext:value-type="float">
            <text:p>0.656715</text:p>
          </table:table-cell>
          <table:table-cell office:value-type="float" office:value="0.635629" calcext:value-type="float">
            <text:p>0.635629</text:p>
          </table:table-cell>
          <table:table-cell office:value-type="float" office:value="0.614586" calcext:value-type="float">
            <text:p>0.614586</text:p>
          </table:table-cell>
          <table:table-cell office:value-type="float" office:value="0.59408" calcext:value-type="float">
            <text:p>0.59408</text:p>
          </table:table-cell>
          <table:table-cell office:value-type="float" office:value="0.574619" calcext:value-type="float">
            <text:p>0.574619</text:p>
          </table:table-cell>
          <table:table-cell office:value-type="float" office:value="0.556721" calcext:value-type="float">
            <text:p>0.556721</text:p>
          </table:table-cell>
          <table:table-cell office:value-type="float" office:value="0.540912" calcext:value-type="float">
            <text:p>0.540912</text:p>
          </table:table-cell>
          <table:table-cell office:value-type="float" office:value="0.527716" calcext:value-type="float">
            <text:p>0.527716</text:p>
          </table:table-cell>
          <table:table-cell office:value-type="float" office:value="0.517652" calcext:value-type="float">
            <text:p>0.517652</text:p>
          </table:table-cell>
          <table:table-cell office:value-type="float" office:value="0.511228" calcext:value-type="float">
            <text:p>0.511228</text:p>
          </table:table-cell>
          <table:table-cell office:value-type="float" office:value="0.508935" calcext:value-type="float">
            <text:p>0.508935</text:p>
          </table:table-cell>
        </table:table-row>
        <table:table-row table:style-name="ro1">
          <table:table-cell office:value-type="float" office:value="1.26065" calcext:value-type="float">
            <text:p>1.26065</text:p>
          </table:table-cell>
          <table:table-cell office:value-type="float" office:value="0.704637" calcext:value-type="float">
            <text:p>0.704637</text:p>
          </table:table-cell>
          <table:table-cell office:value-type="float" office:value="0.7036" calcext:value-type="float">
            <text:p>0.7036</text:p>
          </table:table-cell>
          <table:table-cell office:value-type="float" office:value="0.700505" calcext:value-type="float">
            <text:p>0.700505</text:p>
          </table:table-cell>
          <table:table-cell office:value-type="float" office:value="0.695427" calcext:value-type="float">
            <text:p>0.695427</text:p>
          </table:table-cell>
          <table:table-cell office:value-type="float" office:value="0.68848" calcext:value-type="float">
            <text:p>0.68848</text:p>
          </table:table-cell>
          <table:table-cell office:value-type="float" office:value="0.679827" calcext:value-type="float">
            <text:p>0.679827</text:p>
          </table:table-cell>
          <table:table-cell office:value-type="float" office:value="0.669671" calcext:value-type="float">
            <text:p>0.669671</text:p>
          </table:table-cell>
          <table:table-cell office:value-type="float" office:value="0.658254" calcext:value-type="float">
            <text:p>0.658254</text:p>
          </table:table-cell>
          <table:table-cell office:value-type="float" office:value="0.645854" calcext:value-type="float">
            <text:p>0.645854</text:p>
          </table:table-cell>
          <table:table-cell office:value-type="float" office:value="0.632779" calcext:value-type="float">
            <text:p>0.632779</text:p>
          </table:table-cell>
          <table:table-cell office:value-type="float" office:value="0.619362" calcext:value-type="float">
            <text:p>0.619362</text:p>
          </table:table-cell>
          <table:table-cell office:value-type="float" office:value="0.605953" calcext:value-type="float">
            <text:p>0.605953</text:p>
          </table:table-cell>
          <table:table-cell office:value-type="float" office:value="0.592905" calcext:value-type="float">
            <text:p>0.592905</text:p>
          </table:table-cell>
          <table:table-cell office:value-type="float" office:value="0.58057" calcext:value-type="float">
            <text:p>0.58057</text:p>
          </table:table-cell>
          <table:table-cell office:value-type="float" office:value="0.569281" calcext:value-type="float">
            <text:p>0.569281</text:p>
          </table:table-cell>
          <table:table-cell office:value-type="float" office:value="0.559336" calcext:value-type="float">
            <text:p>0.559336</text:p>
          </table:table-cell>
          <table:table-cell office:value-type="float" office:value="0.550987" calcext:value-type="float">
            <text:p>0.550987</text:p>
          </table:table-cell>
          <table:table-cell office:value-type="float" office:value="0.544422" calcext:value-type="float">
            <text:p>0.544422</text:p>
          </table:table-cell>
          <table:table-cell office:value-type="float" office:value="0.539754" calcext:value-type="float">
            <text:p>0.539754</text:p>
          </table:table-cell>
          <table:table-cell office:value-type="float" office:value="0.537013" calcext:value-type="float">
            <text:p>0.537013</text:p>
          </table:table-cell>
          <table:table-cell office:value-type="float" office:value="0.536145" calcext:value-type="float">
            <text:p>0.536145</text:p>
          </table:table-cell>
        </table:table-row>
        <table:table-row table:style-name="ro1">
          <table:table-cell office:value-type="float" office:value="1.50701" calcext:value-type="float">
            <text:p>1.50701</text:p>
          </table:table-cell>
          <table:table-cell office:value-type="float" office:value="0.653973" calcext:value-type="float">
            <text:p>0.653973</text:p>
          </table:table-cell>
          <table:table-cell office:value-type="float" office:value="0.653284" calcext:value-type="float">
            <text:p>0.653284</text:p>
          </table:table-cell>
          <table:table-cell office:value-type="float" office:value="0.65123" calcext:value-type="float">
            <text:p>0.65123</text:p>
          </table:table-cell>
          <table:table-cell office:value-type="float" office:value="0.647867" calcext:value-type="float">
            <text:p>0.647867</text:p>
          </table:table-cell>
          <table:table-cell office:value-type="float" office:value="0.643286" calcext:value-type="float">
            <text:p>0.643286</text:p>
          </table:table-cell>
          <table:table-cell office:value-type="float" office:value="0.63761" calcext:value-type="float">
            <text:p>0.63761</text:p>
          </table:table-cell>
          <table:table-cell office:value-type="float" office:value="0.630992" calcext:value-type="float">
            <text:p>0.630992</text:p>
          </table:table-cell>
          <table:table-cell office:value-type="float" office:value="0.623612" calcext:value-type="float">
            <text:p>0.623612</text:p>
          </table:table-cell>
          <table:table-cell office:value-type="float" office:value="0.61567" calcext:value-type="float">
            <text:p>0.61567</text:p>
          </table:table-cell>
          <table:table-cell office:value-type="float" office:value="0.60738" calcext:value-type="float">
            <text:p>0.60738</text:p>
          </table:table-cell>
          <table:table-cell office:value-type="float" office:value="0.598967" calcext:value-type="float">
            <text:p>0.598967</text:p>
          </table:table-cell>
          <table:table-cell office:value-type="float" office:value="0.590658" calcext:value-type="float">
            <text:p>0.590658</text:p>
          </table:table-cell>
          <table:table-cell office:value-type="float" office:value="0.582672" calcext:value-type="float">
            <text:p>0.582672</text:p>
          </table:table-cell>
          <table:table-cell office:value-type="float" office:value="0.575215" calcext:value-type="float">
            <text:p>0.575215</text:p>
          </table:table-cell>
          <table:table-cell office:value-type="float" office:value="0.568472" calcext:value-type="float">
            <text:p>0.568472</text:p>
          </table:table-cell>
          <table:table-cell office:value-type="float" office:value="0.562599" calcext:value-type="float">
            <text:p>0.562599</text:p>
          </table:table-cell>
          <table:table-cell office:value-type="float" office:value="0.55772" calcext:value-type="float">
            <text:p>0.55772</text:p>
          </table:table-cell>
          <table:table-cell office:value-type="float" office:value="0.553916" calcext:value-type="float">
            <text:p>0.553916</text:p>
          </table:table-cell>
          <table:table-cell office:value-type="float" office:value="0.551231" calcext:value-type="float">
            <text:p>0.551231</text:p>
          </table:table-cell>
          <table:table-cell office:value-type="float" office:value="0.549662" calcext:value-type="float">
            <text:p>0.549662</text:p>
          </table:table-cell>
          <table:table-cell office:value-type="float" office:value="0.549166" calcext:value-type="float">
            <text:p>0.549166</text:p>
          </table:table-cell>
        </table:table-row>
        <table:table-row table:style-name="ro1">
          <table:table-cell office:value-type="float" office:value="1.75621" calcext:value-type="float">
            <text:p>1.75621</text:p>
          </table:table-cell>
          <table:table-cell office:value-type="float" office:value="0.620868" calcext:value-type="float">
            <text:p>0.620868</text:p>
          </table:table-cell>
          <table:table-cell office:value-type="float" office:value="0.620435" calcext:value-type="float">
            <text:p>0.620435</text:p>
          </table:table-cell>
          <table:table-cell office:value-type="float" office:value="0.619145" calcext:value-type="float">
            <text:p>0.619145</text:p>
          </table:table-cell>
          <table:table-cell office:value-type="float" office:value="0.617035" calcext:value-type="float">
            <text:p>0.617035</text:p>
          </table:table-cell>
          <table:table-cell office:value-type="float" office:value="0.614167" calcext:value-type="float">
            <text:p>0.614167</text:p>
          </table:table-cell>
          <table:table-cell office:value-type="float" office:value="0.610624" calcext:value-type="float">
            <text:p>0.610624</text:p>
          </table:table-cell>
          <table:table-cell office:value-type="float" office:value="0.606506" calcext:value-type="float">
            <text:p>0.606506</text:p>
          </table:table-cell>
          <table:table-cell office:value-type="float" office:value="0.60193" calcext:value-type="float">
            <text:p>0.60193</text:p>
          </table:table-cell>
          <table:table-cell office:value-type="float" office:value="0.597026" calcext:value-type="float">
            <text:p>0.597026</text:p>
          </table:table-cell>
          <table:table-cell office:value-type="float" office:value="0.591931" calcext:value-type="float">
            <text:p>0.591931</text:p>
          </table:table-cell>
          <table:table-cell office:value-type="float" office:value="0.586785" calcext:value-type="float">
            <text:p>0.586785</text:p>
          </table:table-cell>
          <table:table-cell office:value-type="float" office:value="0.581726" calcext:value-type="float">
            <text:p>0.581726</text:p>
          </table:table-cell>
          <table:table-cell office:value-type="float" office:value="0.576886" calcext:value-type="float">
            <text:p>0.576886</text:p>
          </table:table-cell>
          <table:table-cell office:value-type="float" office:value="0.572388" calcext:value-type="float">
            <text:p>0.572388</text:p>
          </table:table-cell>
          <table:table-cell office:value-type="float" office:value="0.568339" calcext:value-type="float">
            <text:p>0.568339</text:p>
          </table:table-cell>
          <table:table-cell office:value-type="float" office:value="0.564826" calcext:value-type="float">
            <text:p>0.564826</text:p>
          </table:table-cell>
          <table:table-cell office:value-type="float" office:value="0.561917" calcext:value-type="float">
            <text:p>0.561917</text:p>
          </table:table-cell>
          <table:table-cell office:value-type="float" office:value="0.559656" calcext:value-type="float">
            <text:p>0.559656</text:p>
          </table:table-cell>
          <table:table-cell office:value-type="float" office:value="0.558063" calcext:value-type="float">
            <text:p>0.558063</text:p>
          </table:table-cell>
          <table:table-cell office:value-type="float" office:value="0.557134" calcext:value-type="float">
            <text:p>0.557134</text:p>
          </table:table-cell>
          <table:table-cell office:value-type="float" office:value="0.556841" calcext:value-type="float">
            <text:p>0.556841</text:p>
          </table:table-cell>
        </table:table-row>
        <table:table-row table:style-name="ro1">
          <table:table-cell office:value-type="float" office:value="2.00622" calcext:value-type="float">
            <text:p>2.00622</text:p>
          </table:table-cell>
          <table:table-cell office:value-type="float" office:value="0.600263" calcext:value-type="float">
            <text:p>0.600263</text:p>
          </table:table-cell>
          <table:table-cell office:value-type="float" office:value="0.599999" calcext:value-type="float">
            <text:p>0.599999</text:p>
          </table:table-cell>
          <table:table-cell office:value-type="float" office:value="0.599207" calcext:value-type="float">
            <text:p>0.599207</text:p>
          </table:table-cell>
          <table:table-cell office:value-type="float" office:value="0.597915" calcext:value-type="float">
            <text:p>0.597915</text:p>
          </table:table-cell>
          <table:table-cell office:value-type="float" office:value="0.596159" calcext:value-type="float">
            <text:p>0.596159</text:p>
          </table:table-cell>
          <table:table-cell office:value-type="float" office:value="0.593991" calcext:value-type="float">
            <text:p>0.593991</text:p>
          </table:table-cell>
          <table:table-cell office:value-type="float" office:value="0.591476" calcext:value-type="float">
            <text:p>0.591476</text:p>
          </table:table-cell>
          <table:table-cell office:value-type="float" office:value="0.588685" calcext:value-type="float">
            <text:p>0.588685</text:p>
          </table:table-cell>
          <table:table-cell office:value-type="float" office:value="0.5857" calcext:value-type="float">
            <text:p>0.5857</text:p>
          </table:table-cell>
          <table:table-cell office:value-type="float" office:value="0.582602" calcext:value-type="float">
            <text:p>0.582602</text:p>
          </table:table-cell>
          <table:table-cell office:value-type="float" office:value="0.57948" calcext:value-type="float">
            <text:p>0.57948</text:p>
          </table:table-cell>
          <table:table-cell office:value-type="float" office:value="0.576416" calcext:value-type="float">
            <text:p>0.576416</text:p>
          </table:table-cell>
          <table:table-cell office:value-type="float" office:value="0.57349" calcext:value-type="float">
            <text:p>0.57349</text:p>
          </table:table-cell>
          <table:table-cell office:value-type="float" office:value="0.570775" calcext:value-type="float">
            <text:p>0.570775</text:p>
          </table:table-cell>
          <table:table-cell office:value-type="float" office:value="0.568335" calcext:value-type="float">
            <text:p>0.568335</text:p>
          </table:table-cell>
          <table:table-cell office:value-type="float" office:value="0.566222" calcext:value-type="float">
            <text:p>0.566222</text:p>
          </table:table-cell>
          <table:table-cell office:value-type="float" office:value="0.564474" calcext:value-type="float">
            <text:p>0.564474</text:p>
          </table:table-cell>
          <table:table-cell office:value-type="float" office:value="0.563117" calcext:value-type="float">
            <text:p>0.563117</text:p>
          </table:table-cell>
          <table:table-cell office:value-type="float" office:value="0.562162" calcext:value-type="float">
            <text:p>0.562162</text:p>
          </table:table-cell>
          <table:table-cell office:value-type="float" office:value="0.561605" calcext:value-type="float">
            <text:p>0.561605</text:p>
          </table:table-cell>
          <table:table-cell office:value-type="float" office:value="0.561429" calcext:value-type="float">
            <text:p>0.561429</text:p>
          </table:table-cell>
        </table:table-row>
        <table:table-row table:style-name="ro1">
          <table:table-cell office:value-type="float" office:value="2.25175" calcext:value-type="float">
            <text:p>2.25175</text:p>
          </table:table-cell>
          <table:table-cell office:value-type="float" office:value="0.587864" calcext:value-type="float">
            <text:p>0.587864</text:p>
          </table:table-cell>
          <table:table-cell office:value-type="float" office:value="0.587701" calcext:value-type="float">
            <text:p>0.587701</text:p>
          </table:table-cell>
          <table:table-cell office:value-type="float" office:value="0.587216" calcext:value-type="float">
            <text:p>0.587216</text:p>
          </table:table-cell>
          <table:table-cell office:value-type="float" office:value="0.586424" calcext:value-type="float">
            <text:p>0.586424</text:p>
          </table:table-cell>
          <table:table-cell office:value-type="float" office:value="0.585348" calcext:value-type="float">
            <text:p>0.585348</text:p>
          </table:table-cell>
          <table:table-cell office:value-type="float" office:value="0.58402" calcext:value-type="float">
            <text:p>0.58402</text:p>
          </table:table-cell>
          <table:table-cell office:value-type="float" office:value="0.58248" calcext:value-type="float">
            <text:p>0.58248</text:p>
          </table:table-cell>
          <table:table-cell office:value-type="float" office:value="0.580772" calcext:value-type="float">
            <text:p>0.580772</text:p>
          </table:table-cell>
          <table:table-cell office:value-type="float" office:value="0.578946" calcext:value-type="float">
            <text:p>0.578946</text:p>
          </table:table-cell>
          <table:table-cell office:value-type="float" office:value="0.577053" calcext:value-type="float">
            <text:p>0.577053</text:p>
          </table:table-cell>
          <table:table-cell office:value-type="float" office:value="0.575146" calcext:value-type="float">
            <text:p>0.575146</text:p>
          </table:table-cell>
          <table:table-cell office:value-type="float" office:value="0.573276" calcext:value-type="float">
            <text:p>0.573276</text:p>
          </table:table-cell>
          <table:table-cell office:value-type="float" office:value="0.571491" calcext:value-type="float">
            <text:p>0.571491</text:p>
          </table:table-cell>
          <table:table-cell office:value-type="float" office:value="0.569837" calcext:value-type="float">
            <text:p>0.569837</text:p>
          </table:table-cell>
          <table:table-cell office:value-type="float" office:value="0.56835" calcext:value-type="float">
            <text:p>0.56835</text:p>
          </table:table-cell>
          <table:table-cell office:value-type="float" office:value="0.567063" calcext:value-type="float">
            <text:p>0.567063</text:p>
          </table:table-cell>
          <table:table-cell office:value-type="float" office:value="0.566" calcext:value-type="float">
            <text:p>0.566</text:p>
          </table:table-cell>
          <table:table-cell office:value-type="float" office:value="0.565174" calcext:value-type="float">
            <text:p>0.565174</text:p>
          </table:table-cell>
          <table:table-cell office:value-type="float" office:value="0.564593" calcext:value-type="float">
            <text:p>0.564593</text:p>
          </table:table-cell>
          <table:table-cell office:value-type="float" office:value="0.564255" calcext:value-type="float">
            <text:p>0.564255</text:p>
          </table:table-cell>
          <table:table-cell office:value-type="float" office:value="0.564148" calcext:value-type="float">
            <text:p>0.564148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580209" calcext:value-type="float">
            <text:p>0.580209</text:p>
          </table:table-cell>
          <table:table-cell office:value-type="float" office:value="0.580111" calcext:value-type="float">
            <text:p>0.580111</text:p>
          </table:table-cell>
          <table:table-cell office:value-type="float" office:value="0.579816" calcext:value-type="float">
            <text:p>0.579816</text:p>
          </table:table-cell>
          <table:table-cell office:value-type="float" office:value="0.579334" calcext:value-type="float">
            <text:p>0.579334</text:p>
          </table:table-cell>
          <table:table-cell office:value-type="float" office:value="0.57868" calcext:value-type="float">
            <text:p>0.57868</text:p>
          </table:table-cell>
          <table:table-cell office:value-type="float" office:value="0.577873" calcext:value-type="float">
            <text:p>0.577873</text:p>
          </table:table-cell>
          <table:table-cell office:value-type="float" office:value="0.576938" calcext:value-type="float">
            <text:p>0.576938</text:p>
          </table:table-cell>
          <table:table-cell office:value-type="float" office:value="0.575901" calcext:value-type="float">
            <text:p>0.575901</text:p>
          </table:table-cell>
          <table:table-cell office:value-type="float" office:value="0.574792" calcext:value-type="float">
            <text:p>0.574792</text:p>
          </table:table-cell>
          <table:table-cell office:value-type="float" office:value="0.573643" calcext:value-type="float">
            <text:p>0.573643</text:p>
          </table:table-cell>
          <table:table-cell office:value-type="float" office:value="0.572485" calcext:value-type="float">
            <text:p>0.572485</text:p>
          </table:table-cell>
          <table:table-cell office:value-type="float" office:value="0.571351" calcext:value-type="float">
            <text:p>0.571351</text:p>
          </table:table-cell>
          <table:table-cell office:value-type="float" office:value="0.570268" calcext:value-type="float">
            <text:p>0.570268</text:p>
          </table:table-cell>
          <table:table-cell office:value-type="float" office:value="0.569265" calcext:value-type="float">
            <text:p>0.569265</text:p>
          </table:table-cell>
          <table:table-cell office:value-type="float" office:value="0.568363" calcext:value-type="float">
            <text:p>0.568363</text:p>
          </table:table-cell>
          <table:table-cell office:value-type="float" office:value="0.567583" calcext:value-type="float">
            <text:p>0.567583</text:p>
          </table:table-cell>
          <table:table-cell office:value-type="float" office:value="0.566939" calcext:value-type="float">
            <text:p>0.566939</text:p>
          </table:table-cell>
          <table:table-cell office:value-type="float" office:value="0.566439" calcext:value-type="float">
            <text:p>0.566439</text:p>
          </table:table-cell>
          <table:table-cell office:value-type="float" office:value="0.566087" calcext:value-type="float">
            <text:p>0.566087</text:p>
          </table:table-cell>
          <table:table-cell office:value-type="float" office:value="0.565882" calcext:value-type="float">
            <text:p>0.565882</text:p>
          </table:table-cell>
          <table:table-cell office:value-type="float" office:value="0.565817" calcext:value-type="float">
            <text:p>0.5658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19T01:39:27.619713729</dc:date>
    <meta:editing-duration>PT2M47S</meta:editing-duration>
    <meta:editing-cycles>1</meta:editing-cycles>
    <meta:document-statistic meta:table-count="2" meta:cell-count="4378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18cm" svg:y="1.711cm" style:legend-expansion="high" chart:style-name="ch2"/>
        <chart:plot-area chart:style-name="ch3" table:cell-range-address="Sheet2.B1:Sheet2.V11" svg:x="0.32cm" svg:y="0.18cm" svg:width="12.878cm" svg:height="8.64cm">
          <chartooo:coordinate-region svg:x="1.047cm" svg:y="0.379cm" svg:width="11.96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1:Sheet2.V1" chart:class="chart:line">
            <chart:data-point chart:repeated="21"/>
          </chart:series>
          <chart:series chart:style-name="ch7" chart:values-cell-range-address="Sheet2.B2:Sheet2.V2" chart:class="chart:line">
            <chart:data-point chart:repeated="21"/>
          </chart:series>
          <chart:series chart:style-name="ch8" chart:values-cell-range-address="Sheet2.B3:Sheet2.V3" chart:class="chart:line">
            <chart:data-point chart:repeated="21"/>
          </chart:series>
          <chart:series chart:style-name="ch9" chart:values-cell-range-address="Sheet2.B4:Sheet2.V4" chart:class="chart:line">
            <chart:data-point chart:repeated="21"/>
          </chart:series>
          <chart:series chart:style-name="ch10" chart:values-cell-range-address="Sheet2.B5:Sheet2.V5" chart:class="chart:line">
            <chart:data-point chart:repeated="21"/>
          </chart:series>
          <chart:series chart:style-name="ch11" chart:values-cell-range-address="Sheet2.B6:Sheet2.V6" chart:class="chart:line">
            <chart:data-point chart:repeated="21"/>
          </chart:series>
          <chart:series chart:style-name="ch12" chart:values-cell-range-address="Sheet2.B7:Sheet2.V7" chart:class="chart:line">
            <chart:data-point chart:repeated="21"/>
          </chart:series>
          <chart:series chart:style-name="ch13" chart:values-cell-range-address="Sheet2.B8:Sheet2.V8" chart:class="chart:line">
            <chart:data-point chart:repeated="21"/>
          </chart:series>
          <chart:series chart:style-name="ch14" chart:values-cell-range-address="Sheet2.B9:Sheet2.V9" chart:class="chart:line">
            <chart:data-point chart:repeated="21"/>
          </chart:series>
          <chart:series chart:style-name="ch15" chart:values-cell-range-address="Sheet2.B10:Sheet2.V10" chart:class="chart:line">
            <chart:data-point chart:repeated="21"/>
          </chart:series>
          <chart:series chart:style-name="ch16" chart:values-cell-range-address="Sheet2.B11:Sheet2.V11" chart:class="chart:line">
            <chart:data-point chart:repeated="2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.00599231">
                <text:p>0.00599231</text:p>
                <draw:g>
                  <svg:desc>Sheet2.B1:Sheet2.V1</svg:desc>
                </draw:g>
              </table:table-cell>
              <table:table-cell office:value-type="float" office:value="0.00597738">
                <text:p>0.00597738</text:p>
              </table:table-cell>
              <table:table-cell office:value-type="float" office:value="0.00593277">
                <text:p>0.00593277</text:p>
              </table:table-cell>
              <table:table-cell office:value-type="float" office:value="0.00585916">
                <text:p>0.00585916</text:p>
              </table:table-cell>
              <table:table-cell office:value-type="float" office:value="0.00575763">
                <text:p>0.00575763</text:p>
              </table:table-cell>
              <table:table-cell office:value-type="float" office:value="0.00562968">
                <text:p>0.00562968</text:p>
              </table:table-cell>
              <table:table-cell office:value-type="float" office:value="0.00547716">
                <text:p>0.00547716</text:p>
              </table:table-cell>
              <table:table-cell office:value-type="float" office:value="0.00530222">
                <text:p>0.00530222</text:p>
              </table:table-cell>
              <table:table-cell office:value-type="float" office:value="0.00510729">
                <text:p>0.00510729</text:p>
              </table:table-cell>
              <table:table-cell office:value-type="float" office:value="0.00489503">
                <text:p>0.00489503</text:p>
              </table:table-cell>
              <table:table-cell office:value-type="float" office:value="0.00466822">
                <text:p>0.00466822</text:p>
              </table:table-cell>
              <table:table-cell office:value-type="float" office:value="0.00442973">
                <text:p>0.00442973</text:p>
              </table:table-cell>
              <table:table-cell office:value-type="float" office:value="0.0041825">
                <text:p>0.0041825</text:p>
              </table:table-cell>
              <table:table-cell office:value-type="float" office:value="0.00392938">
                <text:p>0.00392938</text:p>
              </table:table-cell>
              <table:table-cell office:value-type="float" office:value="0.0036732">
                <text:p>0.0036732</text:p>
              </table:table-cell>
              <table:table-cell office:value-type="float" office:value="0.00341661">
                <text:p>0.00341661</text:p>
              </table:table-cell>
              <table:table-cell office:value-type="float" office:value="0.00316212">
                <text:p>0.00316212</text:p>
              </table:table-cell>
              <table:table-cell office:value-type="float" office:value="0.00291201">
                <text:p>0.00291201</text:p>
              </table:table-cell>
              <table:table-cell office:value-type="float" office:value="0.00266854">
                <text:p>0.00266854</text:p>
              </table:table-cell>
              <table:table-cell office:value-type="float" office:value="0.00243656">
                <text:p>0.00243656</text:p>
              </table:table-cell>
              <table:table-cell office:value-type="float" office:value="0.00225517">
                <text:p>0.00225517</text:p>
              </table:table-cell>
            </table:table-row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0.237269">
                <text:p>0.237269</text:p>
                <draw:g>
                  <svg:desc>Sheet2.B2:Sheet2.V2</svg:desc>
                </draw:g>
              </table:table-cell>
              <table:table-cell office:value-type="float" office:value="0.236705">
                <text:p>0.236705</text:p>
              </table:table-cell>
              <table:table-cell office:value-type="float" office:value="0.235019">
                <text:p>0.235019</text:p>
              </table:table-cell>
              <table:table-cell office:value-type="float" office:value="0.232235">
                <text:p>0.232235</text:p>
              </table:table-cell>
              <table:table-cell office:value-type="float" office:value="0.228394">
                <text:p>0.228394</text:p>
              </table:table-cell>
              <table:table-cell office:value-type="float" office:value="0.22355">
                <text:p>0.22355</text:p>
              </table:table-cell>
              <table:table-cell office:value-type="float" office:value="0.217772">
                <text:p>0.217772</text:p>
              </table:table-cell>
              <table:table-cell office:value-type="float" office:value="0.21114">
                <text:p>0.21114</text:p>
              </table:table-cell>
              <table:table-cell office:value-type="float" office:value="0.203749">
                <text:p>0.203749</text:p>
              </table:table-cell>
              <table:table-cell office:value-type="float" office:value="0.195705">
                <text:p>0.195705</text:p>
              </table:table-cell>
              <table:table-cell office:value-type="float" office:value="0.187126">
                <text:p>0.187126</text:p>
              </table:table-cell>
              <table:table-cell office:value-type="float" office:value="0.178143">
                <text:p>0.178143</text:p>
              </table:table-cell>
              <table:table-cell office:value-type="float" office:value="0.168907">
                <text:p>0.168907</text:p>
              </table:table-cell>
              <table:table-cell office:value-type="float" office:value="0.15959">
                <text:p>0.15959</text:p>
              </table:table-cell>
              <table:table-cell office:value-type="float" office:value="0.150393">
                <text:p>0.150393</text:p>
              </table:table-cell>
              <table:table-cell office:value-type="float" office:value="0.141558">
                <text:p>0.141558</text:p>
              </table:table-cell>
              <table:table-cell office:value-type="float" office:value="0.133371">
                <text:p>0.133371</text:p>
              </table:table-cell>
              <table:table-cell office:value-type="float" office:value="0.126176">
                <text:p>0.126176</text:p>
              </table:table-cell>
              <table:table-cell office:value-type="float" office:value="0.120383">
                <text:p>0.120383</text:p>
              </table:table-cell>
              <table:table-cell office:value-type="float" office:value="0.116464">
                <text:p>0.116464</text:p>
              </table:table-cell>
              <table:table-cell office:value-type="float" office:value="0.114959">
                <text:p>0.114959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0.440246">
                <text:p>0.440246</text:p>
                <draw:g>
                  <svg:desc>Sheet2.B3:Sheet2.V3</svg:desc>
                </draw:g>
              </table:table-cell>
              <table:table-cell office:value-type="float" office:value="0.439254">
                <text:p>0.439254</text:p>
              </table:table-cell>
              <table:table-cell office:value-type="float" office:value="0.436287">
                <text:p>0.436287</text:p>
              </table:table-cell>
              <table:table-cell office:value-type="float" office:value="0.431395">
                <text:p>0.431395</text:p>
              </table:table-cell>
              <table:table-cell office:value-type="float" office:value="0.424653">
                <text:p>0.424653</text:p>
              </table:table-cell>
              <table:table-cell office:value-type="float" office:value="0.41617">
                <text:p>0.41617</text:p>
              </table:table-cell>
              <table:table-cell office:value-type="float" office:value="0.406082">
                <text:p>0.406082</text:p>
              </table:table-cell>
              <table:table-cell office:value-type="float" office:value="0.394555">
                <text:p>0.394555</text:p>
              </table:table-cell>
              <table:table-cell office:value-type="float" office:value="0.381785">
                <text:p>0.381785</text:p>
              </table:table-cell>
              <table:table-cell office:value-type="float" office:value="0.367994">
                <text:p>0.367994</text:p>
              </table:table-cell>
              <table:table-cell office:value-type="float" office:value="0.353434">
                <text:p>0.353434</text:p>
              </table:table-cell>
              <table:table-cell office:value-type="float" office:value="0.338385">
                <text:p>0.338385</text:p>
              </table:table-cell>
              <table:table-cell office:value-type="float" office:value="0.323159">
                <text:p>0.323159</text:p>
              </table:table-cell>
              <table:table-cell office:value-type="float" office:value="0.308096">
                <text:p>0.308096</text:p>
              </table:table-cell>
              <table:table-cell office:value-type="float" office:value="0.293565">
                <text:p>0.293565</text:p>
              </table:table-cell>
              <table:table-cell office:value-type="float" office:value="0.279969">
                <text:p>0.279969</text:p>
              </table:table-cell>
              <table:table-cell office:value-type="float" office:value="0.267738">
                <text:p>0.267738</text:p>
              </table:table-cell>
              <table:table-cell office:value-type="float" office:value="0.257333">
                <text:p>0.257333</text:p>
              </table:table-cell>
              <table:table-cell office:value-type="float" office:value="0.249239">
                <text:p>0.249239</text:p>
              </table:table-cell>
              <table:table-cell office:value-type="float" office:value="0.243962">
                <text:p>0.243962</text:p>
              </table:table-cell>
              <table:table-cell office:value-type="float" office:value="0.242026">
                <text:p>0.242026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0.619972">
                <text:p>0.619972</text:p>
                <draw:g>
                  <svg:desc>Sheet2.B4:Sheet2.V4</svg:desc>
                </draw:g>
              </table:table-cell>
              <table:table-cell office:value-type="float" office:value="0.618679">
                <text:p>0.618679</text:p>
              </table:table-cell>
              <table:table-cell office:value-type="float" office:value="0.614816">
                <text:p>0.614816</text:p>
              </table:table-cell>
              <table:table-cell office:value-type="float" office:value="0.608454">
                <text:p>0.608454</text:p>
              </table:table-cell>
              <table:table-cell office:value-type="float" office:value="0.599705">
                <text:p>0.599705</text:p>
              </table:table-cell>
              <table:table-cell office:value-type="float" office:value="0.588727">
                <text:p>0.588727</text:p>
              </table:table-cell>
              <table:table-cell office:value-type="float" office:value="0.575718">
                <text:p>0.575718</text:p>
              </table:table-cell>
              <table:table-cell office:value-type="float" office:value="0.560919">
                <text:p>0.560919</text:p>
              </table:table-cell>
              <table:table-cell office:value-type="float" office:value="0.54461">
                <text:p>0.54461</text:p>
              </table:table-cell>
              <table:table-cell office:value-type="float" office:value="0.527106">
                <text:p>0.527106</text:p>
              </table:table-cell>
              <table:table-cell office:value-type="float" office:value="0.508757">
                <text:p>0.508757</text:p>
              </table:table-cell>
              <table:table-cell office:value-type="float" office:value="0.489946">
                <text:p>0.489946</text:p>
              </table:table-cell>
              <table:table-cell office:value-type="float" office:value="0.471084">
                <text:p>0.471084</text:p>
              </table:table-cell>
              <table:table-cell office:value-type="float" office:value="0.452607">
                <text:p>0.452607</text:p>
              </table:table-cell>
              <table:table-cell office:value-type="float" office:value="0.434975">
                <text:p>0.434975</text:p>
              </table:table-cell>
              <table:table-cell office:value-type="float" office:value="0.418665">
                <text:p>0.418665</text:p>
              </table:table-cell>
              <table:table-cell office:value-type="float" office:value="0.404172">
                <text:p>0.404172</text:p>
              </table:table-cell>
              <table:table-cell office:value-type="float" office:value="0.391997">
                <text:p>0.391997</text:p>
              </table:table-cell>
              <table:table-cell office:value-type="float" office:value="0.38265">
                <text:p>0.38265</text:p>
              </table:table-cell>
              <table:table-cell office:value-type="float" office:value="0.376641">
                <text:p>0.376641</text:p>
              </table:table-cell>
              <table:table-cell office:value-type="float" office:value="0.374473">
                <text:p>0.374473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0.783147">
                <text:p>0.783147</text:p>
                <draw:g>
                  <svg:desc>Sheet2.B5:Sheet2.V5</svg:desc>
                </draw:g>
              </table:table-cell>
              <table:table-cell office:value-type="float" office:value="0.781661">
                <text:p>0.781661</text:p>
              </table:table-cell>
              <table:table-cell office:value-type="float" office:value="0.777226">
                <text:p>0.777226</text:p>
              </table:table-cell>
              <table:table-cell office:value-type="float" office:value="0.769926">
                <text:p>0.769926</text:p>
              </table:table-cell>
              <table:table-cell office:value-type="float" office:value="0.759903">
                <text:p>0.759903</text:p>
              </table:table-cell>
              <table:table-cell office:value-type="float" office:value="0.747348">
                <text:p>0.747348</text:p>
              </table:table-cell>
              <table:table-cell office:value-type="float" office:value="0.732504">
                <text:p>0.732504</text:p>
              </table:table-cell>
              <table:table-cell office:value-type="float" office:value="0.715663">
                <text:p>0.715663</text:p>
              </table:table-cell>
              <table:table-cell office:value-type="float" office:value="0.697161">
                <text:p>0.697161</text:p>
              </table:table-cell>
              <table:table-cell office:value-type="float" office:value="0.677374">
                <text:p>0.677374</text:p>
              </table:table-cell>
              <table:table-cell office:value-type="float" office:value="0.656715">
                <text:p>0.656715</text:p>
              </table:table-cell>
              <table:table-cell office:value-type="float" office:value="0.635629">
                <text:p>0.635629</text:p>
              </table:table-cell>
              <table:table-cell office:value-type="float" office:value="0.614586">
                <text:p>0.614586</text:p>
              </table:table-cell>
              <table:table-cell office:value-type="float" office:value="0.59408">
                <text:p>0.59408</text:p>
              </table:table-cell>
              <table:table-cell office:value-type="float" office:value="0.574619">
                <text:p>0.574619</text:p>
              </table:table-cell>
              <table:table-cell office:value-type="float" office:value="0.556721">
                <text:p>0.556721</text:p>
              </table:table-cell>
              <table:table-cell office:value-type="float" office:value="0.540912">
                <text:p>0.540912</text:p>
              </table:table-cell>
              <table:table-cell office:value-type="float" office:value="0.527716">
                <text:p>0.527716</text:p>
              </table:table-cell>
              <table:table-cell office:value-type="float" office:value="0.517652">
                <text:p>0.517652</text:p>
              </table:table-cell>
              <table:table-cell office:value-type="float" office:value="0.511228">
                <text:p>0.511228</text:p>
              </table:table-cell>
              <table:table-cell office:value-type="float" office:value="0.508935">
                <text:p>0.508935</text:p>
              </table:table-cell>
            </table:table-row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0.704637">
                <text:p>0.704637</text:p>
                <draw:g>
                  <svg:desc>Sheet2.B6:Sheet2.V6</svg:desc>
                </draw:g>
              </table:table-cell>
              <table:table-cell office:value-type="float" office:value="0.7036">
                <text:p>0.7036</text:p>
              </table:table-cell>
              <table:table-cell office:value-type="float" office:value="0.700505">
                <text:p>0.700505</text:p>
              </table:table-cell>
              <table:table-cell office:value-type="float" office:value="0.695427">
                <text:p>0.695427</text:p>
              </table:table-cell>
              <table:table-cell office:value-type="float" office:value="0.68848">
                <text:p>0.68848</text:p>
              </table:table-cell>
              <table:table-cell office:value-type="float" office:value="0.679827">
                <text:p>0.679827</text:p>
              </table:table-cell>
              <table:table-cell office:value-type="float" office:value="0.669671">
                <text:p>0.669671</text:p>
              </table:table-cell>
              <table:table-cell office:value-type="float" office:value="0.658254">
                <text:p>0.658254</text:p>
              </table:table-cell>
              <table:table-cell office:value-type="float" office:value="0.645854">
                <text:p>0.645854</text:p>
              </table:table-cell>
              <table:table-cell office:value-type="float" office:value="0.632779">
                <text:p>0.632779</text:p>
              </table:table-cell>
              <table:table-cell office:value-type="float" office:value="0.619362">
                <text:p>0.619362</text:p>
              </table:table-cell>
              <table:table-cell office:value-type="float" office:value="0.605953">
                <text:p>0.605953</text:p>
              </table:table-cell>
              <table:table-cell office:value-type="float" office:value="0.592905">
                <text:p>0.592905</text:p>
              </table:table-cell>
              <table:table-cell office:value-type="float" office:value="0.58057">
                <text:p>0.58057</text:p>
              </table:table-cell>
              <table:table-cell office:value-type="float" office:value="0.569281">
                <text:p>0.569281</text:p>
              </table:table-cell>
              <table:table-cell office:value-type="float" office:value="0.559336">
                <text:p>0.559336</text:p>
              </table:table-cell>
              <table:table-cell office:value-type="float" office:value="0.550987">
                <text:p>0.550987</text:p>
              </table:table-cell>
              <table:table-cell office:value-type="float" office:value="0.544422">
                <text:p>0.544422</text:p>
              </table:table-cell>
              <table:table-cell office:value-type="float" office:value="0.539754">
                <text:p>0.539754</text:p>
              </table:table-cell>
              <table:table-cell office:value-type="float" office:value="0.537013">
                <text:p>0.537013</text:p>
              </table:table-cell>
              <table:table-cell office:value-type="float" office:value="0.536145">
                <text:p>0.536145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0.653973">
                <text:p>0.653973</text:p>
                <draw:g>
                  <svg:desc>Sheet2.B7:Sheet2.V7</svg:desc>
                </draw:g>
              </table:table-cell>
              <table:table-cell office:value-type="float" office:value="0.653284">
                <text:p>0.653284</text:p>
              </table:table-cell>
              <table:table-cell office:value-type="float" office:value="0.65123">
                <text:p>0.65123</text:p>
              </table:table-cell>
              <table:table-cell office:value-type="float" office:value="0.647867">
                <text:p>0.647867</text:p>
              </table:table-cell>
              <table:table-cell office:value-type="float" office:value="0.643286">
                <text:p>0.643286</text:p>
              </table:table-cell>
              <table:table-cell office:value-type="float" office:value="0.63761">
                <text:p>0.63761</text:p>
              </table:table-cell>
              <table:table-cell office:value-type="float" office:value="0.630992">
                <text:p>0.630992</text:p>
              </table:table-cell>
              <table:table-cell office:value-type="float" office:value="0.623612">
                <text:p>0.623612</text:p>
              </table:table-cell>
              <table:table-cell office:value-type="float" office:value="0.61567">
                <text:p>0.61567</text:p>
              </table:table-cell>
              <table:table-cell office:value-type="float" office:value="0.60738">
                <text:p>0.60738</text:p>
              </table:table-cell>
              <table:table-cell office:value-type="float" office:value="0.598967">
                <text:p>0.598967</text:p>
              </table:table-cell>
              <table:table-cell office:value-type="float" office:value="0.590658">
                <text:p>0.590658</text:p>
              </table:table-cell>
              <table:table-cell office:value-type="float" office:value="0.582672">
                <text:p>0.582672</text:p>
              </table:table-cell>
              <table:table-cell office:value-type="float" office:value="0.575215">
                <text:p>0.575215</text:p>
              </table:table-cell>
              <table:table-cell office:value-type="float" office:value="0.568472">
                <text:p>0.568472</text:p>
              </table:table-cell>
              <table:table-cell office:value-type="float" office:value="0.562599">
                <text:p>0.562599</text:p>
              </table:table-cell>
              <table:table-cell office:value-type="float" office:value="0.55772">
                <text:p>0.55772</text:p>
              </table:table-cell>
              <table:table-cell office:value-type="float" office:value="0.553916">
                <text:p>0.553916</text:p>
              </table:table-cell>
              <table:table-cell office:value-type="float" office:value="0.551231">
                <text:p>0.551231</text:p>
              </table:table-cell>
              <table:table-cell office:value-type="float" office:value="0.549662">
                <text:p>0.549662</text:p>
              </table:table-cell>
              <table:table-cell office:value-type="float" office:value="0.549166">
                <text:p>0.549166</text:p>
              </table:table-cell>
            </table:table-row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0.620868">
                <text:p>0.620868</text:p>
                <draw:g>
                  <svg:desc>Sheet2.B8:Sheet2.V8</svg:desc>
                </draw:g>
              </table:table-cell>
              <table:table-cell office:value-type="float" office:value="0.620435">
                <text:p>0.620435</text:p>
              </table:table-cell>
              <table:table-cell office:value-type="float" office:value="0.619145">
                <text:p>0.619145</text:p>
              </table:table-cell>
              <table:table-cell office:value-type="float" office:value="0.617035">
                <text:p>0.617035</text:p>
              </table:table-cell>
              <table:table-cell office:value-type="float" office:value="0.614167">
                <text:p>0.614167</text:p>
              </table:table-cell>
              <table:table-cell office:value-type="float" office:value="0.610624">
                <text:p>0.610624</text:p>
              </table:table-cell>
              <table:table-cell office:value-type="float" office:value="0.606506">
                <text:p>0.606506</text:p>
              </table:table-cell>
              <table:table-cell office:value-type="float" office:value="0.60193">
                <text:p>0.60193</text:p>
              </table:table-cell>
              <table:table-cell office:value-type="float" office:value="0.597026">
                <text:p>0.597026</text:p>
              </table:table-cell>
              <table:table-cell office:value-type="float" office:value="0.591931">
                <text:p>0.591931</text:p>
              </table:table-cell>
              <table:table-cell office:value-type="float" office:value="0.586785">
                <text:p>0.586785</text:p>
              </table:table-cell>
              <table:table-cell office:value-type="float" office:value="0.581726">
                <text:p>0.581726</text:p>
              </table:table-cell>
              <table:table-cell office:value-type="float" office:value="0.576886">
                <text:p>0.576886</text:p>
              </table:table-cell>
              <table:table-cell office:value-type="float" office:value="0.572388">
                <text:p>0.572388</text:p>
              </table:table-cell>
              <table:table-cell office:value-type="float" office:value="0.568339">
                <text:p>0.568339</text:p>
              </table:table-cell>
              <table:table-cell office:value-type="float" office:value="0.564826">
                <text:p>0.564826</text:p>
              </table:table-cell>
              <table:table-cell office:value-type="float" office:value="0.561917">
                <text:p>0.561917</text:p>
              </table:table-cell>
              <table:table-cell office:value-type="float" office:value="0.559656">
                <text:p>0.559656</text:p>
              </table:table-cell>
              <table:table-cell office:value-type="float" office:value="0.558063">
                <text:p>0.558063</text:p>
              </table:table-cell>
              <table:table-cell office:value-type="float" office:value="0.557134">
                <text:p>0.557134</text:p>
              </table:table-cell>
              <table:table-cell office:value-type="float" office:value="0.556841">
                <text:p>0.556841</text:p>
              </table:table-cell>
            </table:table-row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0.600263">
                <text:p>0.600263</text:p>
                <draw:g>
                  <svg:desc>Sheet2.B9:Sheet2.V9</svg:desc>
                </draw:g>
              </table:table-cell>
              <table:table-cell office:value-type="float" office:value="0.599999">
                <text:p>0.599999</text:p>
              </table:table-cell>
              <table:table-cell office:value-type="float" office:value="0.599207">
                <text:p>0.599207</text:p>
              </table:table-cell>
              <table:table-cell office:value-type="float" office:value="0.597915">
                <text:p>0.597915</text:p>
              </table:table-cell>
              <table:table-cell office:value-type="float" office:value="0.596159">
                <text:p>0.596159</text:p>
              </table:table-cell>
              <table:table-cell office:value-type="float" office:value="0.593991">
                <text:p>0.593991</text:p>
              </table:table-cell>
              <table:table-cell office:value-type="float" office:value="0.591476">
                <text:p>0.591476</text:p>
              </table:table-cell>
              <table:table-cell office:value-type="float" office:value="0.588685">
                <text:p>0.588685</text:p>
              </table:table-cell>
              <table:table-cell office:value-type="float" office:value="0.5857">
                <text:p>0.5857</text:p>
              </table:table-cell>
              <table:table-cell office:value-type="float" office:value="0.582602">
                <text:p>0.582602</text:p>
              </table:table-cell>
              <table:table-cell office:value-type="float" office:value="0.57948">
                <text:p>0.57948</text:p>
              </table:table-cell>
              <table:table-cell office:value-type="float" office:value="0.576416">
                <text:p>0.576416</text:p>
              </table:table-cell>
              <table:table-cell office:value-type="float" office:value="0.57349">
                <text:p>0.57349</text:p>
              </table:table-cell>
              <table:table-cell office:value-type="float" office:value="0.570775">
                <text:p>0.570775</text:p>
              </table:table-cell>
              <table:table-cell office:value-type="float" office:value="0.568335">
                <text:p>0.568335</text:p>
              </table:table-cell>
              <table:table-cell office:value-type="float" office:value="0.566222">
                <text:p>0.566222</text:p>
              </table:table-cell>
              <table:table-cell office:value-type="float" office:value="0.564474">
                <text:p>0.564474</text:p>
              </table:table-cell>
              <table:table-cell office:value-type="float" office:value="0.563117">
                <text:p>0.563117</text:p>
              </table:table-cell>
              <table:table-cell office:value-type="float" office:value="0.562162">
                <text:p>0.562162</text:p>
              </table:table-cell>
              <table:table-cell office:value-type="float" office:value="0.561605">
                <text:p>0.561605</text:p>
              </table:table-cell>
              <table:table-cell office:value-type="float" office:value="0.561429">
                <text:p>0.561429</text:p>
              </table:table-cell>
            </table:table-row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0.587864">
                <text:p>0.587864</text:p>
                <draw:g>
                  <svg:desc>Sheet2.B10:Sheet2.V10</svg:desc>
                </draw:g>
              </table:table-cell>
              <table:table-cell office:value-type="float" office:value="0.587701">
                <text:p>0.587701</text:p>
              </table:table-cell>
              <table:table-cell office:value-type="float" office:value="0.587216">
                <text:p>0.587216</text:p>
              </table:table-cell>
              <table:table-cell office:value-type="float" office:value="0.586424">
                <text:p>0.586424</text:p>
              </table:table-cell>
              <table:table-cell office:value-type="float" office:value="0.585348">
                <text:p>0.585348</text:p>
              </table:table-cell>
              <table:table-cell office:value-type="float" office:value="0.58402">
                <text:p>0.58402</text:p>
              </table:table-cell>
              <table:table-cell office:value-type="float" office:value="0.58248">
                <text:p>0.58248</text:p>
              </table:table-cell>
              <table:table-cell office:value-type="float" office:value="0.580772">
                <text:p>0.580772</text:p>
              </table:table-cell>
              <table:table-cell office:value-type="float" office:value="0.578946">
                <text:p>0.578946</text:p>
              </table:table-cell>
              <table:table-cell office:value-type="float" office:value="0.577053">
                <text:p>0.577053</text:p>
              </table:table-cell>
              <table:table-cell office:value-type="float" office:value="0.575146">
                <text:p>0.575146</text:p>
              </table:table-cell>
              <table:table-cell office:value-type="float" office:value="0.573276">
                <text:p>0.573276</text:p>
              </table:table-cell>
              <table:table-cell office:value-type="float" office:value="0.571491">
                <text:p>0.571491</text:p>
              </table:table-cell>
              <table:table-cell office:value-type="float" office:value="0.569837">
                <text:p>0.569837</text:p>
              </table:table-cell>
              <table:table-cell office:value-type="float" office:value="0.56835">
                <text:p>0.56835</text:p>
              </table:table-cell>
              <table:table-cell office:value-type="float" office:value="0.567063">
                <text:p>0.567063</text:p>
              </table:table-cell>
              <table:table-cell office:value-type="float" office:value="0.566">
                <text:p>0.566</text:p>
              </table:table-cell>
              <table:table-cell office:value-type="float" office:value="0.565174">
                <text:p>0.565174</text:p>
              </table:table-cell>
              <table:table-cell office:value-type="float" office:value="0.564593">
                <text:p>0.564593</text:p>
              </table:table-cell>
              <table:table-cell office:value-type="float" office:value="0.564255">
                <text:p>0.564255</text:p>
              </table:table-cell>
              <table:table-cell office:value-type="float" office:value="0.564148">
                <text:p>0.564148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0.580209">
                <text:p>0.580209</text:p>
                <draw:g>
                  <svg:desc>Sheet2.B11:Sheet2.V11</svg:desc>
                </draw:g>
              </table:table-cell>
              <table:table-cell office:value-type="float" office:value="0.580111">
                <text:p>0.580111</text:p>
              </table:table-cell>
              <table:table-cell office:value-type="float" office:value="0.579816">
                <text:p>0.579816</text:p>
              </table:table-cell>
              <table:table-cell office:value-type="float" office:value="0.579334">
                <text:p>0.579334</text:p>
              </table:table-cell>
              <table:table-cell office:value-type="float" office:value="0.57868">
                <text:p>0.57868</text:p>
              </table:table-cell>
              <table:table-cell office:value-type="float" office:value="0.577873">
                <text:p>0.577873</text:p>
              </table:table-cell>
              <table:table-cell office:value-type="float" office:value="0.576938">
                <text:p>0.576938</text:p>
              </table:table-cell>
              <table:table-cell office:value-type="float" office:value="0.575901">
                <text:p>0.575901</text:p>
              </table:table-cell>
              <table:table-cell office:value-type="float" office:value="0.574792">
                <text:p>0.574792</text:p>
              </table:table-cell>
              <table:table-cell office:value-type="float" office:value="0.573643">
                <text:p>0.573643</text:p>
              </table:table-cell>
              <table:table-cell office:value-type="float" office:value="0.572485">
                <text:p>0.572485</text:p>
              </table:table-cell>
              <table:table-cell office:value-type="float" office:value="0.571351">
                <text:p>0.571351</text:p>
              </table:table-cell>
              <table:table-cell office:value-type="float" office:value="0.570268">
                <text:p>0.570268</text:p>
              </table:table-cell>
              <table:table-cell office:value-type="float" office:value="0.569265">
                <text:p>0.569265</text:p>
              </table:table-cell>
              <table:table-cell office:value-type="float" office:value="0.568363">
                <text:p>0.568363</text:p>
              </table:table-cell>
              <table:table-cell office:value-type="float" office:value="0.567583">
                <text:p>0.567583</text:p>
              </table:table-cell>
              <table:table-cell office:value-type="float" office:value="0.566939">
                <text:p>0.566939</text:p>
              </table:table-cell>
              <table:table-cell office:value-type="float" office:value="0.566439">
                <text:p>0.566439</text:p>
              </table:table-cell>
              <table:table-cell office:value-type="float" office:value="0.566087">
                <text:p>0.566087</text:p>
              </table:table-cell>
              <table:table-cell office:value-type="float" office:value="0.565882">
                <text:p>0.565882</text:p>
              </table:table-cell>
              <table:table-cell office:value-type="float" office:value="0.565817">
                <text:p>0.5658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